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IDFont+F1" svg:font-family="CIDFont+F1"/>
    <style:font-face style:name="CIDFont+F2" svg:font-family="CIDFont+F2"/>
    <style:font-face style:name="Liberation Sans" svg:font-family="'Liberation Sans'" style:font-family-generic="roman" style:font-pitch="variable"/>
    <style:font-face style:name="Liberation Serif" svg:font-family="'Liberation Serif'" style:font-family-generic="roman" style:font-pitch="variable"/>
    <style:font-face style:name="Century Gothic" svg:font-family="'Century Gothic'" style:font-family-generic="swiss" style:font-pitch="variable"/>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solid" svg:stroke-width="0.021cm" svg:stroke-color="#000000" draw:stroke-linejoin="round" svg:stroke-linecap="round" draw:fill="none" fo:padding-top="0.01cm" fo:padding-bottom="0.01cm" fo:padding-left="0.01cm" fo:padding-right="0.01cm"/>
    </style:style>
    <style:style style:name="gr2" style:family="graphic" style:parent-style-name="standard">
      <style:graphic-properties draw:stroke="solid" svg:stroke-width="0.016cm" svg:stroke-color="#000000" draw:stroke-linejoin="round" svg:stroke-linecap="round" draw:fill="none" fo:padding-top="0.008cm" fo:padding-bottom="0.008cm" fo:padding-left="0.008cm" fo:padding-right="0.008cm"/>
    </style:style>
    <style:style style:name="gr3" style:family="graphic" style:parent-style-name="standard">
      <style:graphic-properties draw:stroke="solid" svg:stroke-width="0.016cm" svg:stroke-color="#000000" draw:stroke-linejoin="round" svg:stroke-linecap="round" draw:fill="solid" draw:fill-color="#000000" fo:padding-top="0.008cm" fo:padding-bottom="0.008cm" fo:padding-left="0.008cm" fo:padding-right="0.008cm"/>
    </style:style>
    <style:style style:name="gr4" style:family="graphic" style:parent-style-name="standard">
      <style:graphic-properties draw:stroke="none" draw:fill="none" draw:textarea-horizontal-align="left" draw:textarea-vertical-align="top" draw:auto-grow-height="true" draw:auto-grow-width="true" fo:min-height="0.461cm" fo:min-width="0.461cm" fo:padding-top="0cm" fo:padding-bottom="0cm" fo:padding-left="0cm" fo:padding-right="0cm"/>
    </style:style>
    <style:style style:name="gr5" style:family="graphic" style:parent-style-name="standard">
      <style:graphic-properties draw:stroke="solid" svg:stroke-width="0.016cm" svg:stroke-color="#808080" draw:stroke-linejoin="round" svg:stroke-linecap="round" draw:fill="none" fo:padding-top="0.008cm" fo:padding-bottom="0.008cm" fo:padding-left="0.008cm" fo:padding-right="0.008cm"/>
    </style:style>
    <style:style style:name="gr6" style:family="graphic" style:parent-style-name="standard">
      <style:graphic-properties draw:stroke="none" draw:fill="none" draw:textarea-horizontal-align="left" draw:textarea-vertical-align="top" draw:auto-grow-height="true" draw:auto-grow-width="true" fo:min-height="0.46cm" fo:min-width="0.461cm" fo:padding-top="0cm" fo:padding-bottom="0cm" fo:padding-left="0cm" fo:padding-right="0cm"/>
    </style:style>
    <style:style style:name="gr7" style:family="graphic" style:parent-style-name="standard">
      <style:graphic-properties draw:stroke="solid" svg:stroke-width="0.016cm" svg:stroke-color="#808080" draw:stroke-linejoin="round" svg:stroke-linecap="round" draw:fill="solid" draw:fill-color="#808080" fo:padding-top="0.008cm" fo:padding-bottom="0.008cm" fo:padding-left="0.008cm" fo:padding-right="0.008cm"/>
    </style:style>
    <style:style style:name="gr8" style:family="graphic" style:parent-style-name="standard">
      <style:graphic-properties draw:stroke="none" draw:fill="none" draw:textarea-horizontal-align="left" draw:textarea-vertical-align="top" draw:auto-grow-height="true" draw:auto-grow-width="true" fo:min-height="0.517cm" fo:min-width="1.674cm" fo:padding-top="0cm" fo:padding-bottom="0cm" fo:padding-left="0cm" fo:padding-right="0cm"/>
    </style:style>
    <style:style style:name="gr9" style:family="graphic" style:parent-style-name="standard">
      <style:graphic-properties draw:stroke="none" draw:fill="none" draw:textarea-horizontal-align="left" draw:textarea-vertical-align="top" draw:auto-grow-height="true" draw:auto-grow-width="true" fo:min-height="0.517cm" fo:min-width="3.456cm" fo:padding-top="0cm" fo:padding-bottom="0cm" fo:padding-left="0cm" fo:padding-right="0cm"/>
    </style:style>
    <style:style style:name="gr10" style:family="graphic" style:parent-style-name="standard">
      <style:graphic-properties draw:stroke="none" draw:fill="none" draw:textarea-horizontal-align="left" draw:textarea-vertical-align="top" draw:auto-grow-height="true" draw:auto-grow-width="true" fo:min-height="0.517cm" fo:min-width="3.194cm" fo:padding-top="0cm" fo:padding-bottom="0cm" fo:padding-left="0cm" fo:padding-right="0cm"/>
    </style:style>
    <style:style style:name="gr11" style:family="graphic" style:parent-style-name="standard">
      <style:graphic-properties draw:stroke="none" draw:fill="none" draw:textarea-horizontal-align="left" draw:textarea-vertical-align="top" draw:auto-grow-height="true" draw:auto-grow-width="true" fo:min-height="0.517cm" fo:min-width="0.518cm" fo:padding-top="0cm" fo:padding-bottom="0cm" fo:padding-left="0cm" fo:padding-right="0cm"/>
    </style:style>
    <style:style style:name="gr12" style:family="graphic" style:parent-style-name="standard">
      <style:graphic-properties draw:stroke="none" draw:fill="none" draw:textarea-horizontal-align="left" draw:textarea-vertical-align="top" draw:auto-grow-height="true" draw:auto-grow-width="true" fo:min-height="0.517cm" fo:min-width="5.019cm" fo:padding-top="0cm" fo:padding-bottom="0cm" fo:padding-left="0cm" fo:padding-right="0cm"/>
    </style:style>
    <style:style style:name="gr13" style:family="graphic" style:parent-style-name="standard">
      <style:graphic-properties svg:stroke-opacity="0%" draw:fill="none" draw:opacity="100%" draw:textarea-horizontal-align="justify" draw:textarea-vertical-align="middle" draw:auto-grow-height="false" fo:min-height="5.969cm" fo:min-width="0.762cm"/>
    </style:style>
    <style:style style:name="P1" style:family="paragraph">
      <loext:graphic-properties draw:fill="none"/>
    </style:style>
    <style:style style:name="P2" style:family="paragraph">
      <loext:graphic-properties draw:fill="solid" draw:fill-color="#000000"/>
    </style:style>
    <style:style style:name="P3" style:family="paragraph">
      <style:paragraph-properties fo:text-align="start" style:writing-mode="lr-tb"/>
      <style:text-properties style:font-name="Century Gothic"/>
    </style:style>
    <style:style style:name="P4" style:family="paragraph">
      <loext:graphic-properties draw:fill="none"/>
      <style:paragraph-properties fo:text-align="start" style:writing-mode="lr-tb"/>
      <style:text-properties style:font-name="Century Gothic" fo:font-size="13.1000003814697pt" style:font-size-asian="13.1000003814697pt" style:font-size-complex="13.1000003814697pt"/>
    </style:style>
    <style:style style:name="P5" style:family="paragraph">
      <loext:graphic-properties draw:fill="none"/>
      <style:text-properties style:font-name="Century Gothic"/>
    </style:style>
    <style:style style:name="P6" style:family="paragraph">
      <style:paragraph-properties fo:text-align="start" style:writing-mode="lr-tb"/>
    </style:style>
    <style:style style:name="P7" style:family="paragraph">
      <loext:graphic-properties draw:fill="none"/>
      <style:text-properties fo:font-size="13.1000003814697pt" style:font-size-asian="13.1000003814697pt" style:font-size-complex="13.1000003814697pt"/>
    </style:style>
    <style:style style:name="P8" style:family="paragraph">
      <loext:graphic-properties draw:fill="solid" draw:fill-color="#808080"/>
    </style:style>
    <style:style style:name="P9" style:family="paragraph">
      <loext:graphic-properties draw:fill="none" draw:opacity="100%"/>
      <style:paragraph-properties fo:text-align="center"/>
    </style:style>
    <style:style style:name="T1" style:family="text">
      <style:text-properties fo:color="#000000" fo:font-size="13.1000003814697pt" style:font-size-asian="13.1000003814697pt" style:font-name-complex="CIDFont+F1" style:font-size-complex="13.1000003814697pt"/>
    </style:style>
    <style:style style:name="T2" style:family="text">
      <style:text-properties fo:color="#808080" style:font-name="CIDFont+F1" fo:font-size="13.1000003814697pt" style:font-size-asian="13.1000003814697pt" style:font-name-complex="CIDFont+F1" style:font-size-complex="13.1000003814697pt"/>
    </style:style>
    <style:style style:name="T3" style:family="text">
      <style:text-properties fo:color="#808080" style:font-name="Liberation Sans1" fo:font-size="13.1000003814697pt" fo:font-weight="bold" style:font-size-asian="13.1000003814697pt" style:font-weight-asian="bold" style:font-name-complex="CIDFont+F1" style:font-size-complex="13.1000003814697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g>
          <draw:line draw:style-name="gr1" draw:text-style-name="P1" draw:layer="layout" svg:x1="12.156cm" svg:y1="11.488cm" svg:x2="12.122cm" svg:y2="11.497cm">
            <text:p/>
          </draw:line>
          <draw:polyline draw:style-name="gr1" draw:text-style-name="P1" draw:layer="layout" svg:width="0.084cm" svg:height="0.026cm" svg:x="12.122cm" svg:y="11.314cm" svg:viewBox="0 0 85 27" draw:points="85,0 43,13 0,27">
            <text:p/>
          </draw:polyline>
          <draw:polyline draw:style-name="gr1" draw:text-style-name="P1" draw:layer="layout" svg:width="0.084cm" svg:height="0.021cm" svg:x="12.122cm" svg:y="11.158cm" svg:viewBox="0 0 85 22" draw:points="85,0 43,9 0,22">
            <text:p/>
          </draw:polyline>
          <draw:polyline draw:style-name="gr1" draw:text-style-name="P1" draw:layer="layout" svg:width="0.084cm" svg:height="0.025cm" svg:x="12.122cm" svg:y="10.997cm" svg:viewBox="0 0 85 26" draw:points="85,0 43,14 0,26">
            <text:p/>
          </draw:polyline>
          <draw:line draw:style-name="gr1" draw:text-style-name="P1" draw:layer="layout" svg:x1="12.677cm" svg:y1="11.565cm" svg:x2="12.663cm" svg:y2="11.56cm">
            <text:p/>
          </draw:line>
          <draw:polyline draw:style-name="gr1" draw:text-style-name="P1" draw:layer="layout" svg:width="0.064cm" svg:height="0.017cm" svg:x="12.663cm" svg:y="11.399cm" svg:viewBox="0 0 65 18" draw:points="65,18 22,9 0,0">
            <text:p/>
          </draw:polyline>
          <draw:polyline draw:style-name="gr1" draw:text-style-name="P1" draw:layer="layout" svg:width="0.064cm" svg:height="0.017cm" svg:x="12.663cm" svg:y="11.242cm" svg:viewBox="0 0 65 18" draw:points="65,18 22,5 0,0">
            <text:p/>
          </draw:polyline>
          <draw:polyline draw:style-name="gr1" draw:text-style-name="P1" draw:layer="layout" svg:width="0.064cm" svg:height="0.017cm" svg:x="12.663cm" svg:y="11.082cm" svg:viewBox="0 0 65 18" draw:points="65,18 22,8 0,0">
            <text:p/>
          </draw:polyline>
          <draw:polyline draw:style-name="gr1" draw:text-style-name="P1" draw:layer="layout" svg:width="0.064cm" svg:height="0.017cm" svg:x="12.663cm" svg:y="10.925cm" svg:viewBox="0 0 65 18" draw:points="65,18 22,4 0,0">
            <text:p/>
          </draw:polyline>
          <draw:polyline draw:style-name="gr1" draw:text-style-name="P1" draw:layer="layout" svg:width="0.063cm" svg:height="0.017cm" svg:x="12.126cm" svg:y="11.412cm" svg:viewBox="0 0 64 18" draw:points="0,0 43,13 64,18">
            <text:p/>
          </draw:polyline>
          <draw:polyline draw:style-name="gr1" draw:text-style-name="P1" draw:layer="layout" svg:width="0.063cm" svg:height="0.017cm" svg:x="12.126cm" svg:y="11.255cm" svg:viewBox="0 0 64 18" draw:points="0,0 43,13 64,18">
            <text:p/>
          </draw:polyline>
          <draw:polyline draw:style-name="gr1" draw:text-style-name="P1" draw:layer="layout" svg:width="0.063cm" svg:height="0.017cm" svg:x="12.126cm" svg:y="11.094cm" svg:viewBox="0 0 64 18" draw:points="0,0 43,13 64,18">
            <text:p/>
          </draw:polyline>
          <draw:polyline draw:style-name="gr1" draw:text-style-name="P1" draw:layer="layout" svg:width="0.063cm" svg:height="0.017cm" svg:x="12.126cm" svg:y="10.938cm" svg:viewBox="0 0 64 18" draw:points="0,0 43,13 64,18">
            <text:p/>
          </draw:polyline>
          <draw:polyline draw:style-name="gr1" draw:text-style-name="P1" draw:layer="layout" svg:width="0.085cm" svg:height="0.021cm" svg:x="12.642cm" svg:y="11.492cm" svg:viewBox="0 0 86 22" draw:points="0,22 43,14 86,0">
            <text:p/>
          </draw:polyline>
          <draw:polyline draw:style-name="gr1" draw:text-style-name="P1" draw:layer="layout" svg:width="0.085cm" svg:height="0.021cm" svg:x="12.642cm" svg:y="11.336cm" svg:viewBox="0 0 86 22" draw:points="0,22 43,8 86,0">
            <text:p/>
          </draw:polyline>
          <draw:polyline draw:style-name="gr1" draw:text-style-name="P1" draw:layer="layout" svg:width="0.085cm" svg:height="0.021cm" svg:x="12.642cm" svg:y="11.175cm" svg:viewBox="0 0 86 22" draw:points="0,22 43,13 86,0">
            <text:p/>
          </draw:polyline>
          <draw:polyline draw:style-name="gr1" draw:text-style-name="P1" draw:layer="layout" svg:width="0.085cm" svg:height="0.021cm" svg:x="12.642cm" svg:y="11.018cm" svg:viewBox="0 0 86 22" draw:points="0,22 43,9 86,0">
            <text:p/>
          </draw:polyline>
          <draw:polyline draw:style-name="gr1" draw:text-style-name="P1" draw:layer="layout" svg:width="0.051cm" svg:height="0.012cm" svg:x="12.642cm" svg:y="10.866cm" svg:viewBox="0 0 52 13" draw:points="0,13 44,5 52,0">
            <text:p/>
          </draw:polyline>
          <draw:line draw:style-name="gr1" draw:text-style-name="P1" draw:layer="layout" svg:x1="12.109cm" svg:y1="11.505cm" svg:x2="12.109cm" svg:y2="11.535cm">
            <text:p/>
          </draw:line>
          <draw:line draw:style-name="gr1" draw:text-style-name="P1" draw:layer="layout" svg:x1="12.109cm" svg:y1="11.344cm" svg:x2="12.109cm" svg:y2="11.403cm">
            <text:p/>
          </draw:line>
          <draw:line draw:style-name="gr1" draw:text-style-name="P1" draw:layer="layout" svg:x1="12.109cm" svg:y1="11.187cm" svg:x2="12.109cm" svg:y2="11.247cm">
            <text:p/>
          </draw:line>
          <draw:line draw:style-name="gr1" draw:text-style-name="P1" draw:layer="layout" svg:x1="12.109cm" svg:y1="11.027cm" svg:x2="12.109cm" svg:y2="11.086cm">
            <text:p/>
          </draw:line>
          <draw:line draw:style-name="gr1" draw:text-style-name="P1" draw:layer="layout" svg:x1="12.109cm" svg:y1="10.883cm" svg:x2="12.109cm" svg:y2="10.929cm">
            <text:p/>
          </draw:line>
          <draw:line draw:style-name="gr1" draw:text-style-name="P1" draw:layer="layout" svg:x1="12.744cm" svg:y1="11.01cm" svg:x2="12.744cm" svg:y2="10.95cm">
            <text:p/>
          </draw:line>
          <draw:line draw:style-name="gr1" draw:text-style-name="P1" draw:layer="layout" svg:x1="12.744cm" svg:y1="11.166cm" svg:x2="12.744cm" svg:y2="11.107cm">
            <text:p/>
          </draw:line>
          <draw:line draw:style-name="gr1" draw:text-style-name="P1" draw:layer="layout" svg:x1="12.744cm" svg:y1="11.327cm" svg:x2="12.744cm" svg:y2="11.268cm">
            <text:p/>
          </draw:line>
          <draw:line draw:style-name="gr1" draw:text-style-name="P1" draw:layer="layout" svg:x1="12.744cm" svg:y1="11.484cm" svg:x2="12.744cm" svg:y2="11.424cm">
            <text:p/>
          </draw:line>
          <draw:line draw:style-name="gr1" draw:text-style-name="P1" draw:layer="layout" svg:x1="12.703cm" svg:y1="10.858cm" svg:x2="12.625cm" svg:y2="10.815cm">
            <text:p/>
          </draw:line>
          <draw:line draw:style-name="gr1" draw:text-style-name="P1" draw:layer="layout" svg:x1="12.156cm" svg:y1="10.857cm" svg:x2="12.109cm" svg:y2="10.884cm">
            <text:p/>
          </draw:line>
          <draw:line draw:style-name="gr1" draw:text-style-name="P1" draw:layer="layout" svg:x1="12.228cm" svg:y1="10.815cm" svg:x2="12.189cm" svg:y2="10.837cm">
            <text:p/>
          </draw:line>
          <draw:polyline draw:style-name="gr1" draw:text-style-name="P1" draw:layer="layout" svg:width="0cm" svg:height="0.033cm" svg:x="12.189cm" svg:y="11.424cm" svg:viewBox="0 0 0 34" draw:points="0,0 0,30 0,34">
            <text:p/>
          </draw:polyline>
          <draw:polyline draw:style-name="gr1" draw:text-style-name="P1" draw:layer="layout" svg:width="0cm" svg:height="0.05cm" svg:x="12.189cm" svg:y="11.268cm" svg:viewBox="0 0 0 51" draw:points="0,0 0,29 0,51">
            <text:p/>
          </draw:polyline>
          <draw:polyline draw:style-name="gr1" draw:text-style-name="P1" draw:layer="layout" svg:width="0cm" svg:height="0.054cm" svg:x="12.189cm" svg:y="11.107cm" svg:viewBox="0 0 0 55" draw:points="0,0 0,30 0,55">
            <text:p/>
          </draw:polyline>
          <draw:polyline draw:style-name="gr1" draw:text-style-name="P1" draw:layer="layout" svg:width="0cm" svg:height="0.05cm" svg:x="12.189cm" svg:y="10.95cm" svg:viewBox="0 0 0 51" draw:points="0,0 0,30 0,51">
            <text:p/>
          </draw:polyline>
          <draw:line draw:style-name="gr1" draw:text-style-name="P1" draw:layer="layout" svg:x1="12.189cm" svg:y1="10.836cm" svg:x2="12.189cm" svg:y2="10.849cm">
            <text:p/>
          </draw:line>
          <draw:polyline draw:style-name="gr1" draw:text-style-name="P1" draw:layer="layout" svg:width="0cm" svg:height="0.054cm" svg:x="12.663cm" svg:y="11.509cm" svg:viewBox="0 0 0 55" draw:points="0,55 0,26 0,0">
            <text:p/>
          </draw:polyline>
          <draw:polyline draw:style-name="gr1" draw:text-style-name="P1" draw:layer="layout" svg:width="0cm" svg:height="0.05cm" svg:x="12.663cm" svg:y="11.352cm" svg:viewBox="0 0 0 51" draw:points="0,51 0,22 0,0">
            <text:p/>
          </draw:polyline>
          <draw:polyline draw:style-name="gr1" draw:text-style-name="P1" draw:layer="layout" svg:width="0cm" svg:height="0.054cm" svg:x="12.663cm" svg:y="11.192cm" svg:viewBox="0 0 0 55" draw:points="0,55 0,25 0,0">
            <text:p/>
          </draw:polyline>
          <draw:polyline draw:style-name="gr1" draw:text-style-name="P1" draw:layer="layout" svg:width="0cm" svg:height="0.05cm" svg:x="12.663cm" svg:y="11.035cm" svg:viewBox="0 0 0 51" draw:points="0,51 0,21 0,0">
            <text:p/>
          </draw:polyline>
          <draw:polyline draw:style-name="gr1" draw:text-style-name="P1" draw:layer="layout" svg:width="0cm" svg:height="0.054cm" svg:x="12.663cm" svg:y="10.874cm" svg:viewBox="0 0 0 55" draw:points="0,55 0,26 0,0">
            <text:p/>
          </draw:polyline>
          <draw:line draw:style-name="gr1" draw:text-style-name="P1" draw:layer="layout" svg:x1="12.735cm" svg:y1="10.956cm" svg:x2="12.741cm" svg:y2="10.95cm">
            <text:p/>
          </draw:line>
          <draw:line draw:style-name="gr1" draw:text-style-name="P1" draw:layer="layout" svg:x1="12.741cm" svg:y1="10.947cm" svg:x2="12.723cm" svg:y2="10.942cm">
            <text:p/>
          </draw:line>
          <draw:polyline draw:style-name="gr1" draw:text-style-name="P1" draw:layer="layout" svg:width="0.009cm" svg:height="0.004cm" svg:x="12.735cm" svg:y="11.107cm" svg:viewBox="0 0 10 5" draw:points="0,5 10,5 10,0">
            <text:p/>
          </draw:polyline>
          <draw:polyline draw:style-name="gr1" draw:text-style-name="P1" draw:layer="layout" svg:width="0.017cm" svg:height="0.008cm" svg:x="12.727cm" svg:y="11.099cm" svg:viewBox="0 0 18 9" draw:points="18,9 13,4 4,0 0,0">
            <text:p/>
          </draw:polyline>
          <draw:polyline draw:style-name="gr1" draw:text-style-name="P1" draw:layer="layout" svg:width="0.626cm" svg:height="0.072cm" svg:x="12.109cm" svg:y="10.955cm" svg:viewBox="0 0 627 73" draw:points="0,73 4,68 17,68 30,64 51,60 72,56 102,51 135,51 190,43 250,39 288,39 330,34 372,30 415,26 453,21 492,21 539,12 577,8 598,8 615,4 627,0">
            <text:p/>
          </draw:polyline>
          <draw:polyline draw:style-name="gr1" draw:text-style-name="P1" draw:layer="layout" svg:width="0.017cm" svg:height="0.013cm" svg:x="12.727cm" svg:y="11.259cm" svg:viewBox="0 0 18 14" draw:points="8,14 18,10 18,5 13,5 4,0 0,0">
            <text:p/>
          </draw:polyline>
          <draw:polyline draw:style-name="gr1" draw:text-style-name="P1" draw:layer="layout" svg:width="0.626cm" svg:height="0.076cm" svg:x="12.109cm" svg:y="11.111cm" svg:viewBox="0 0 627 77" draw:points="0,77 4,73 17,69 30,65 51,65 72,60 102,56 135,52 190,48 250,44 288,39 330,35 372,35 415,31 453,27 492,22 539,18 577,14 598,9 615,4 627,0">
            <text:p/>
          </draw:polyline>
          <draw:polyline draw:style-name="gr1" draw:text-style-name="P1" draw:layer="layout" svg:width="0.009cm" svg:height="0.005cm" svg:x="12.735cm" svg:y="11.424cm" svg:viewBox="0 0 10 6" draw:points="0,6 10,6 10,0">
            <text:p/>
          </draw:polyline>
          <draw:polyline draw:style-name="gr1" draw:text-style-name="P1" draw:layer="layout" svg:width="0.017cm" svg:height="0.008cm" svg:x="12.727cm" svg:y="11.416cm" svg:viewBox="0 0 18 9" draw:points="18,9 13,5 4,0 0,0">
            <text:p/>
          </draw:polyline>
          <draw:polyline draw:style-name="gr1" draw:text-style-name="P1" draw:layer="layout" svg:width="0.224cm" svg:height="0.03cm" svg:x="12.109cm" svg:y="11.314cm" svg:viewBox="0 0 225 31" draw:points="0,31 5,27 18,27 31,23 52,17 73,13 103,9 136,9 191,0 225,0">
            <text:p/>
          </draw:polyline>
          <draw:polyline draw:style-name="gr1" draw:text-style-name="P1" draw:layer="layout" svg:width="0.351cm" svg:height="0.038cm" svg:x="12.384cm" svg:y="11.272cm" svg:viewBox="0 0 352 39" draw:points="0,39 13,39 56,35 98,31 141,26 179,22 217,22 264,13 302,9 323,9 340,4 352,0">
            <text:p/>
          </draw:polyline>
          <draw:polyline draw:style-name="gr1" draw:text-style-name="P1" draw:layer="layout" svg:width="0.046cm" svg:height="0.014cm" svg:x="12.109cm" svg:y="11.492cm" svg:viewBox="0 0 47 15" draw:points="0,15 4,10 18,5 31,0 47,0">
            <text:p/>
          </draw:polyline>
          <draw:polyline draw:style-name="gr1" draw:text-style-name="P1" draw:layer="layout" svg:width="0.275cm" svg:height="0.034cm" svg:x="12.46cm" svg:y="11.429cm" svg:viewBox="0 0 276 35" draw:points="0,35 21,35 64,30 103,26 141,22 188,18 226,13 247,9 264,4 276,0">
            <text:p/>
          </draw:polyline>
          <draw:polyline draw:style-name="gr1" draw:text-style-name="P1" draw:layer="layout" svg:width="0.102cm" svg:height="0.008cm" svg:x="12.532cm" svg:y="11.607cm" svg:viewBox="0 0 103 9" draw:points="0,9 30,5 68,5 103,0">
            <text:p/>
          </draw:polyline>
          <draw:polyline draw:style-name="gr1" draw:text-style-name="P1" draw:layer="layout" svg:width="0.135cm" svg:height="0.03cm" svg:x="12.524cm" svg:y="11.564cm" svg:viewBox="0 0 136 31" draw:points="0,31 34,27 97,18 136,5 136,0">
            <text:p/>
          </draw:polyline>
          <draw:polyline draw:style-name="gr1" draw:text-style-name="P1" draw:layer="layout" svg:width="0.211cm" svg:height="0.038cm" svg:x="12.448cm" svg:y="11.403cm" svg:viewBox="0 0 212 39" draw:points="0,39 21,39 110,27 173,18 212,10 212,0">
            <text:p/>
          </draw:polyline>
          <draw:polyline draw:style-name="gr1" draw:text-style-name="P1" draw:layer="layout" svg:width="0.14cm" svg:height="0.021cm" svg:x="12.21cm" svg:y="11.293cm" svg:viewBox="0 0 141 22" draw:points="0,22 17,17 82,9 141,0">
            <text:p/>
          </draw:polyline>
          <draw:polyline draw:style-name="gr1" draw:text-style-name="P1" draw:layer="layout" svg:width="0.283cm" svg:height="0.042cm" svg:x="12.376cm" svg:y="11.247cm" svg:viewBox="0 0 284 43" draw:points="0,43 94,35 183,25 246,17 284,4 284,0">
            <text:p/>
          </draw:polyline>
          <draw:polyline draw:style-name="gr1" draw:text-style-name="P1" draw:layer="layout" svg:width="0.449cm" svg:height="0.072cm" svg:x="12.21cm" svg:y="11.086cm" svg:viewBox="0 0 450 73" draw:points="0,73 18,69 82,56 167,47 260,39 349,25 412,17 450,8 450,0">
            <text:p/>
          </draw:polyline>
          <draw:polyline draw:style-name="gr1" draw:text-style-name="P1" draw:layer="layout" svg:width="0.449cm" svg:height="0.068cm" svg:x="12.21cm" svg:y="10.929cm" svg:viewBox="0 0 450 69" draw:points="0,69 18,65 82,56 167,44 260,35 349,27 412,17 450,4 450,0">
            <text:p/>
          </draw:polyline>
          <draw:polyline draw:style-name="gr1" draw:text-style-name="P1" draw:layer="layout" svg:width="0.06cm" svg:height="0.021cm" svg:x="12.155cm" svg:y="10.836cm" svg:viewBox="0 0 61 22" draw:points="0,22 5,18 26,8 61,0">
            <text:p/>
          </draw:polyline>
          <draw:polyline draw:style-name="gr1" draw:text-style-name="P1" draw:layer="layout" svg:width="0.144cm" svg:height="0.022cm" svg:x="12.494cm" svg:y="11.513cm" svg:viewBox="0 0 145 23" draw:points="0,23 65,18 128,10 145,0">
            <text:p/>
          </draw:polyline>
          <draw:polyline draw:style-name="gr1" draw:text-style-name="P1" draw:layer="layout" svg:width="0.042cm" svg:height="0.016cm" svg:x="12.194cm" svg:y="11.408cm" svg:viewBox="0 0 43 17" draw:points="0,17 0,13 33,4 43,0">
            <text:p/>
          </draw:polyline>
          <draw:polyline draw:style-name="gr1" draw:text-style-name="P1" draw:layer="layout" svg:width="0.216cm" svg:height="0.029cm" svg:x="12.422cm" svg:y="11.357cm" svg:viewBox="0 0 217 30" draw:points="0,30 47,26 137,13 200,4 217,0">
            <text:p/>
          </draw:polyline>
          <draw:polyline draw:style-name="gr1" draw:text-style-name="P1" draw:layer="layout" svg:width="0.444cm" svg:height="0.072cm" svg:x="12.194cm" svg:y="11.196cm" svg:viewBox="0 0 445 73" draw:points="0,73 0,69 33,55 97,46 182,38 275,25 364,17 428,8 445,0">
            <text:p/>
          </draw:polyline>
          <draw:polyline draw:style-name="gr1" draw:text-style-name="P1" draw:layer="layout" svg:width="0.444cm" svg:height="0.068cm" svg:x="12.194cm" svg:y="11.039cm" svg:viewBox="0 0 445 69" draw:points="0,69 0,65 33,56 97,43 182,34 275,26 364,13 428,4 445,0">
            <text:p/>
          </draw:polyline>
          <draw:polyline draw:style-name="gr1" draw:text-style-name="P1" draw:layer="layout" svg:width="0.444cm" svg:height="0.072cm" svg:x="12.194cm" svg:y="10.878cm" svg:viewBox="0 0 445 73" draw:points="0,73 0,69 33,56 97,48 182,39 275,26 364,17 428,9 445,0">
            <text:p/>
          </draw:polyline>
          <draw:line draw:style-name="gr1" draw:text-style-name="P1" draw:layer="layout" svg:x1="12.562cm" svg:y1="11.67cm" svg:x2="12.57cm" svg:y2="11.67cm">
            <text:p/>
          </draw:line>
          <draw:polyline draw:style-name="gr1" draw:text-style-name="P1" draw:layer="layout" svg:width="0.249cm" svg:height="0.03cm" svg:x="12.486cm" svg:y="11.488cm" svg:viewBox="0 0 250 31" draw:points="0,31 38,31 76,26 114,21 161,17 199,13 220,8 237,4 250,0">
            <text:p/>
          </draw:polyline>
          <draw:line draw:style-name="gr1" draw:text-style-name="P1" draw:layer="layout" svg:x1="12.735cm" svg:y1="11.489cm" svg:x2="12.745cm" svg:y2="11.484cm">
            <text:p/>
          </draw:line>
          <draw:polyline draw:style-name="gr1" draw:text-style-name="P1" draw:layer="layout" svg:width="0.157cm" svg:height="0.034cm" svg:x="12.109cm" svg:y="11.378cm" svg:viewBox="0 0 158 35" draw:points="17,35 8,35 0,31 0,25 4,21 17,17 30,17 51,13 73,8 103,4 136,4 158,0">
            <text:p/>
          </draw:polyline>
          <draw:polyline draw:style-name="gr1" draw:text-style-name="P1" draw:layer="layout" svg:width="0.321cm" svg:height="0.034cm" svg:x="12.414cm" svg:y="11.331cm" svg:viewBox="0 0 322 35" draw:points="0,35 25,35 67,31 110,27 149,23 187,18 234,14 272,10 293,10 310,5 322,0">
            <text:p/>
          </draw:polyline>
          <draw:line draw:style-name="gr1" draw:text-style-name="P1" draw:layer="layout" svg:x1="12.735cm" svg:y1="11.332cm" svg:x2="12.745cm" svg:y2="11.327cm">
            <text:p/>
          </draw:line>
          <draw:polyline draw:style-name="gr1" draw:text-style-name="P1" draw:layer="layout" svg:width="0.626cm" svg:height="0.085cm" svg:x="12.109cm" svg:y="11.17cm" svg:viewBox="0 0 627 86" draw:points="17,86 8,82 0,78 0,73 4,73 17,69 30,65 51,61 72,61 102,57 135,52 190,48 250,43 288,39 330,34 372,30 415,30 453,26 492,22 539,17 577,13 598,9 615,5 627,0">
            <text:p/>
          </draw:polyline>
          <draw:line draw:style-name="gr1" draw:text-style-name="P1" draw:layer="layout" svg:x1="12.735cm" svg:y1="11.171cm" svg:x2="12.745cm" svg:y2="11.166cm">
            <text:p/>
          </draw:line>
          <draw:polyline draw:style-name="gr1" draw:text-style-name="P1" draw:layer="layout" svg:width="0.626cm" svg:height="0.08cm" svg:x="12.109cm" svg:y="11.014cm" svg:viewBox="0 0 627 81" draw:points="17,81 8,81 0,77 0,73 4,69 17,64 30,64 51,60 72,56 102,52 135,52 190,42 250,38 288,38 330,34 372,29 415,25 453,21 492,17 539,13 577,8 598,8 615,4 627,0">
            <text:p/>
          </draw:polyline>
          <draw:line draw:style-name="gr1" draw:text-style-name="P1" draw:layer="layout" svg:x1="12.735cm" svg:y1="11.015cm" svg:x2="12.741cm" svg:y2="11.01cm">
            <text:p/>
          </draw:line>
          <draw:polyline draw:style-name="gr1" draw:text-style-name="P1" draw:layer="layout" svg:width="0.381cm" svg:height="0.055cm" svg:x="12.113cm" svg:y="10.883cm" svg:viewBox="0 0 382 56" draw:points="17,56 0,51 0,43 9,39 13,39 34,33 99,25 183,17 281,8 382,0">
            <text:p/>
          </draw:polyline>
          <draw:polyline draw:style-name="gr1" draw:text-style-name="P1" draw:layer="layout" svg:width="0.199cm" svg:height="0.017cm" svg:x="12.494cm" svg:y="10.866cm" svg:viewBox="0 0 200 18" draw:points="200,0 157,9 93,13 0,18">
            <text:p/>
          </draw:polyline>
          <draw:polyline draw:style-name="gr1" draw:text-style-name="P1" draw:layer="layout" svg:width="0.384cm" svg:height="0cm" svg:x="12.109cm" svg:y="10.883cm" svg:viewBox="0 0 385 0" draw:points="385,0 322,0 262,0 203,0 148,0 97,0 59,0 30,0 8,0 0,0">
            <text:p/>
          </draw:polyline>
          <draw:polyline draw:style-name="gr1" draw:text-style-name="P1" draw:layer="layout" svg:width="0.397cm" svg:height="0cm" svg:x="12.227cm" svg:y="10.815cm" svg:viewBox="0 0 398 0" draw:points="0,0 9,0 26,0 55,0 89,0 136,0 182,0 229,0 276,0 318,0 352,0 377,0 394,0 398,0">
            <text:p/>
          </draw:polyline>
          <draw:polyline draw:style-name="gr1" draw:text-style-name="P1" draw:layer="layout" svg:width="0.025cm" svg:height="0cm" svg:x="12.189cm" svg:y="10.836cm" svg:viewBox="0 0 26 0" draw:points="26,0 0,0 5,0">
            <text:p/>
          </draw:polyline>
          <draw:line draw:style-name="gr1" draw:text-style-name="P1" draw:layer="layout" svg:x1="11.893cm" svg:y1="13.249cm" svg:x2="11.893cm" svg:y2="13.753cm">
            <text:p/>
          </draw:line>
          <draw:line draw:style-name="gr1" draw:text-style-name="P1" draw:layer="layout" svg:x1="11.893cm" svg:y1="15.81cm" svg:x2="11.893cm" svg:y2="16.25cm">
            <text:p/>
          </draw:line>
          <draw:line draw:style-name="gr1" draw:text-style-name="P1" draw:layer="layout" svg:x1="13.002cm" svg:y1="16.25cm" svg:x2="13.002cm" svg:y2="15.81cm">
            <text:p/>
          </draw:line>
          <draw:line draw:style-name="gr1" draw:text-style-name="P1" draw:layer="layout" svg:x1="13.002cm" svg:y1="13.753cm" svg:x2="13.002cm" svg:y2="13.249cm">
            <text:p/>
          </draw:line>
          <draw:line draw:style-name="gr1" draw:text-style-name="P1" draw:layer="layout" svg:x1="12.981cm" svg:y1="16.865cm" svg:x2="13.054cm" svg:y2="16.797cm">
            <text:p/>
          </draw:line>
          <draw:line draw:style-name="gr1" draw:text-style-name="P1" draw:layer="layout" svg:x1="13.054cm" svg:y1="16.323cm" svg:x2="12.981cm" svg:y2="16.25cm">
            <text:p/>
          </draw:line>
          <draw:line draw:style-name="gr1" draw:text-style-name="P1" draw:layer="layout" svg:x1="11.8cm" svg:y1="16.797cm" svg:x2="11.873cm" svg:y2="16.865cm">
            <text:p/>
          </draw:line>
          <draw:line draw:style-name="gr1" draw:text-style-name="P1" draw:layer="layout" svg:x1="11.873cm" svg:y1="16.25cm" svg:x2="11.8cm" svg:y2="16.323cm">
            <text:p/>
          </draw:line>
          <draw:polyline draw:style-name="gr1" draw:text-style-name="P1" draw:layer="layout" svg:width="0.084cm" svg:height="0.021cm" svg:x="12.122cm" svg:y="18.24cm" svg:viewBox="0 0 85 22" draw:points="85,0 43,14 0,22">
            <text:p/>
          </draw:polyline>
          <draw:polyline draw:style-name="gr1" draw:text-style-name="P1" draw:layer="layout" svg:width="0.084cm" svg:height="0.026cm" svg:x="12.122cm" svg:y="18.079cm" svg:viewBox="0 0 85 27" draw:points="85,0 43,14 0,27">
            <text:p/>
          </draw:polyline>
          <draw:polyline draw:style-name="gr1" draw:text-style-name="P1" draw:layer="layout" svg:width="0.084cm" svg:height="0.021cm" svg:x="12.122cm" svg:y="17.923cm" svg:viewBox="0 0 85 22" draw:points="85,0 43,13 0,22">
            <text:p/>
          </draw:polyline>
          <draw:polyline draw:style-name="gr1" draw:text-style-name="P1" draw:layer="layout" svg:width="0.084cm" svg:height="0.025cm" svg:x="12.122cm" svg:y="17.762cm" svg:viewBox="0 0 85 26" draw:points="85,0 43,12 0,26">
            <text:p/>
          </draw:polyline>
          <draw:polyline draw:style-name="gr1" draw:text-style-name="P1" draw:layer="layout" svg:width="0.084cm" svg:height="0.021cm" svg:x="12.122cm" svg:y="17.605cm" svg:viewBox="0 0 85 22" draw:points="85,0 43,14 0,22">
            <text:p/>
          </draw:polyline>
          <draw:polyline draw:style-name="gr1" draw:text-style-name="P1" draw:layer="layout" svg:width="0.084cm" svg:height="0.026cm" svg:x="12.122cm" svg:y="17.444cm" svg:viewBox="0 0 85 27" draw:points="85,0 43,13 0,27">
            <text:p/>
          </draw:polyline>
          <draw:polyline draw:style-name="gr1" draw:text-style-name="P1" draw:layer="layout" svg:width="0.084cm" svg:height="0.021cm" svg:x="12.122cm" svg:y="17.288cm" svg:viewBox="0 0 85 22" draw:points="85,0 43,13 0,22">
            <text:p/>
          </draw:polyline>
          <draw:polyline draw:style-name="gr1" draw:text-style-name="P1" draw:layer="layout" svg:width="0.084cm" svg:height="0.025cm" svg:x="12.122cm" svg:y="17.127cm" svg:viewBox="0 0 85 26" draw:points="85,0 43,13 0,26">
            <text:p/>
          </draw:polyline>
          <draw:polyline draw:style-name="gr1" draw:text-style-name="P1" draw:layer="layout" svg:width="0.084cm" svg:height="0.021cm" svg:x="12.122cm" svg:y="16.97cm" svg:viewBox="0 0 85 22" draw:points="85,0 43,14 0,22">
            <text:p/>
          </draw:polyline>
          <draw:polyline draw:style-name="gr1" draw:text-style-name="P1" draw:layer="layout" svg:width="0.084cm" svg:height="0.021cm" svg:x="12.122cm" svg:y="13.16cm" svg:viewBox="0 0 85 22" draw:points="85,0 43,13 0,22">
            <text:p/>
          </draw:polyline>
          <draw:polyline draw:style-name="gr1" draw:text-style-name="P1" draw:layer="layout" svg:width="0.084cm" svg:height="0.026cm" svg:x="12.122cm" svg:y="12.999cm" svg:viewBox="0 0 85 27" draw:points="85,0 43,14 0,27">
            <text:p/>
          </draw:polyline>
          <draw:polyline draw:style-name="gr1" draw:text-style-name="P1" draw:layer="layout" svg:width="0.084cm" svg:height="0.021cm" svg:x="12.122cm" svg:y="12.843cm" svg:viewBox="0 0 85 22" draw:points="85,0 43,13 0,22">
            <text:p/>
          </draw:polyline>
          <draw:polyline draw:style-name="gr1" draw:text-style-name="P1" draw:layer="layout" svg:width="0.084cm" svg:height="0.025cm" svg:x="12.122cm" svg:y="12.682cm" svg:viewBox="0 0 85 26" draw:points="85,0 43,13 0,26">
            <text:p/>
          </draw:polyline>
          <draw:polyline draw:style-name="gr1" draw:text-style-name="P1" draw:layer="layout" svg:width="0.084cm" svg:height="0.021cm" svg:x="12.122cm" svg:y="12.525cm" svg:viewBox="0 0 85 22" draw:points="85,0 43,14 0,22">
            <text:p/>
          </draw:polyline>
          <draw:polyline draw:style-name="gr1" draw:text-style-name="P1" draw:layer="layout" svg:width="0.084cm" svg:height="0.026cm" svg:x="12.122cm" svg:y="12.364cm" svg:viewBox="0 0 85 27" draw:points="85,0 43,13 0,27">
            <text:p/>
          </draw:polyline>
          <draw:polyline draw:style-name="gr1" draw:text-style-name="P1" draw:layer="layout" svg:width="0.084cm" svg:height="0.021cm" svg:x="12.122cm" svg:y="12.208cm" svg:viewBox="0 0 85 22" draw:points="85,0 43,13 0,22">
            <text:p/>
          </draw:polyline>
          <draw:polyline draw:style-name="gr1" draw:text-style-name="P1" draw:layer="layout" svg:width="0.084cm" svg:height="0.025cm" svg:x="12.122cm" svg:y="12.047cm" svg:viewBox="0 0 85 26" draw:points="85,0 43,12 0,26">
            <text:p/>
          </draw:polyline>
          <draw:polyline draw:style-name="gr1" draw:text-style-name="P1" draw:layer="layout" svg:width="0.084cm" svg:height="0.021cm" svg:x="12.122cm" svg:y="11.89cm" svg:viewBox="0 0 85 22" draw:points="85,0 43,14 0,22">
            <text:p/>
          </draw:polyline>
          <draw:polyline draw:style-name="gr1" draw:text-style-name="P1" draw:layer="layout" svg:width="0.064cm" svg:height="0.018cm" svg:x="12.663cm" svg:y="18.325cm" svg:viewBox="0 0 65 19" draw:points="65,19 22,5 0,0">
            <text:p/>
          </draw:polyline>
          <draw:polyline draw:style-name="gr1" draw:text-style-name="P1" draw:layer="layout" svg:width="0.064cm" svg:height="0.017cm" svg:x="12.663cm" svg:y="18.164cm" svg:viewBox="0 0 65 18" draw:points="65,18 22,9 0,0">
            <text:p/>
          </draw:polyline>
          <draw:polyline draw:style-name="gr1" draw:text-style-name="P1" draw:layer="layout" svg:width="0.064cm" svg:height="0.017cm" svg:x="12.663cm" svg:y="18.007cm" svg:viewBox="0 0 65 18" draw:points="65,18 22,5 0,0">
            <text:p/>
          </draw:polyline>
          <draw:polyline draw:style-name="gr1" draw:text-style-name="P1" draw:layer="layout" svg:width="0.064cm" svg:height="0.017cm" svg:x="12.663cm" svg:y="17.846cm" svg:viewBox="0 0 65 18" draw:points="65,18 22,9 0,0">
            <text:p/>
          </draw:polyline>
          <draw:polyline draw:style-name="gr1" draw:text-style-name="P1" draw:layer="layout" svg:width="0.064cm" svg:height="0.017cm" svg:x="12.663cm" svg:y="17.69cm" svg:viewBox="0 0 65 18" draw:points="65,18 22,4 0,0">
            <text:p/>
          </draw:polyline>
          <draw:polyline draw:style-name="gr1" draw:text-style-name="P1" draw:layer="layout" svg:width="0.064cm" svg:height="0.017cm" svg:x="12.663cm" svg:y="17.529cm" svg:viewBox="0 0 65 18" draw:points="65,18 22,8 0,0">
            <text:p/>
          </draw:polyline>
          <draw:polyline draw:style-name="gr1" draw:text-style-name="P1" draw:layer="layout" svg:width="0.064cm" svg:height="0.017cm" svg:x="12.663cm" svg:y="17.372cm" svg:viewBox="0 0 65 18" draw:points="65,18 22,5 0,0">
            <text:p/>
          </draw:polyline>
          <draw:polyline draw:style-name="gr1" draw:text-style-name="P1" draw:layer="layout" svg:width="0.064cm" svg:height="0.017cm" svg:x="12.663cm" svg:y="17.211cm" svg:viewBox="0 0 65 18" draw:points="65,18 22,9 0,0">
            <text:p/>
          </draw:polyline>
          <draw:polyline draw:style-name="gr1" draw:text-style-name="P1" draw:layer="layout" svg:width="0.064cm" svg:height="0.017cm" svg:x="12.663cm" svg:y="17.055cm" svg:viewBox="0 0 65 18" draw:points="65,18 22,4 0,0">
            <text:p/>
          </draw:polyline>
          <draw:polyline draw:style-name="gr1" draw:text-style-name="P1" draw:layer="layout" svg:width="0.064cm" svg:height="0.017cm" svg:x="12.663cm" svg:y="16.894cm" svg:viewBox="0 0 65 18" draw:points="65,18 22,9 0,0">
            <text:p/>
          </draw:polyline>
          <draw:polyline draw:style-name="gr1" draw:text-style-name="P1" draw:layer="layout" svg:width="0.026cm" svg:height="0.004cm" svg:x="12.663cm" svg:y="13.245cm" svg:viewBox="0 0 27 5" draw:points="27,5 22,5 0,0">
            <text:p/>
          </draw:polyline>
          <draw:polyline draw:style-name="gr1" draw:text-style-name="P1" draw:layer="layout" svg:width="0.064cm" svg:height="0.017cm" svg:x="12.663cm" svg:y="13.084cm" svg:viewBox="0 0 65 18" draw:points="65,18 22,8 0,0">
            <text:p/>
          </draw:polyline>
          <draw:polyline draw:style-name="gr1" draw:text-style-name="P1" draw:layer="layout" svg:width="0.064cm" svg:height="0.017cm" svg:x="12.663cm" svg:y="12.927cm" svg:viewBox="0 0 65 18" draw:points="65,18 22,5 0,0">
            <text:p/>
          </draw:polyline>
          <draw:polyline draw:style-name="gr1" draw:text-style-name="P1" draw:layer="layout" svg:width="0.064cm" svg:height="0.017cm" svg:x="12.663cm" svg:y="12.766cm" svg:viewBox="0 0 65 18" draw:points="65,18 22,10 0,0">
            <text:p/>
          </draw:polyline>
          <draw:polyline draw:style-name="gr1" draw:text-style-name="P1" draw:layer="layout" svg:width="0.064cm" svg:height="0.017cm" svg:x="12.663cm" svg:y="12.61cm" svg:viewBox="0 0 65 18" draw:points="65,18 22,5 0,0">
            <text:p/>
          </draw:polyline>
          <draw:polyline draw:style-name="gr1" draw:text-style-name="P1" draw:layer="layout" svg:width="0.064cm" svg:height="0.017cm" svg:x="12.663cm" svg:y="12.449cm" svg:viewBox="0 0 65 18" draw:points="65,18 22,9 0,0">
            <text:p/>
          </draw:polyline>
          <draw:polyline draw:style-name="gr1" draw:text-style-name="P1" draw:layer="layout" svg:width="0.064cm" svg:height="0.017cm" svg:x="12.663cm" svg:y="12.292cm" svg:viewBox="0 0 65 18" draw:points="65,18 22,6 0,0">
            <text:p/>
          </draw:polyline>
          <draw:polyline draw:style-name="gr1" draw:text-style-name="P1" draw:layer="layout" svg:width="0.064cm" svg:height="0.017cm" svg:x="12.663cm" svg:y="12.131cm" svg:viewBox="0 0 65 18" draw:points="65,18 22,10 0,0">
            <text:p/>
          </draw:polyline>
          <draw:polyline draw:style-name="gr1" draw:text-style-name="P1" draw:layer="layout" svg:width="0.064cm" svg:height="0.017cm" svg:x="12.663cm" svg:y="11.975cm" svg:viewBox="0 0 65 18" draw:points="65,18 22,4 0,0">
            <text:p/>
          </draw:polyline>
          <draw:polyline draw:style-name="gr1" draw:text-style-name="P1" draw:layer="layout" svg:width="0.046cm" svg:height="0.012cm" svg:x="12.126cm" svg:y="18.338cm" svg:viewBox="0 0 47 13" draw:points="0,0 43,13 47,13">
            <text:p/>
          </draw:polyline>
          <draw:polyline draw:style-name="gr1" draw:text-style-name="P1" draw:layer="layout" svg:width="0.063cm" svg:height="0.017cm" svg:x="12.126cm" svg:y="18.177cm" svg:viewBox="0 0 64 18" draw:points="0,0 43,13 64,18">
            <text:p/>
          </draw:polyline>
          <draw:polyline draw:style-name="gr1" draw:text-style-name="P1" draw:layer="layout" svg:width="0.063cm" svg:height="0.017cm" svg:x="12.126cm" svg:y="18.02cm" svg:viewBox="0 0 64 18" draw:points="0,0 43,14 64,18">
            <text:p/>
          </draw:polyline>
          <draw:polyline draw:style-name="gr1" draw:text-style-name="P1" draw:layer="layout" svg:width="0.063cm" svg:height="0.017cm" svg:x="12.126cm" svg:y="17.859cm" svg:viewBox="0 0 64 18" draw:points="0,0 43,14 64,18">
            <text:p/>
          </draw:polyline>
          <draw:polyline draw:style-name="gr1" draw:text-style-name="P1" draw:layer="layout" svg:width="0.063cm" svg:height="0.017cm" svg:x="12.126cm" svg:y="17.702cm" svg:viewBox="0 0 64 18" draw:points="0,0 43,13 64,18">
            <text:p/>
          </draw:polyline>
          <draw:polyline draw:style-name="gr1" draw:text-style-name="P1" draw:layer="layout" svg:width="0.063cm" svg:height="0.017cm" svg:x="12.126cm" svg:y="17.542cm" svg:viewBox="0 0 64 18" draw:points="0,0 43,12 64,18">
            <text:p/>
          </draw:polyline>
          <draw:polyline draw:style-name="gr1" draw:text-style-name="P1" draw:layer="layout" svg:width="0.063cm" svg:height="0.017cm" svg:x="12.126cm" svg:y="17.385cm" svg:viewBox="0 0 64 18" draw:points="0,0 43,14 64,18">
            <text:p/>
          </draw:polyline>
          <draw:polyline draw:style-name="gr1" draw:text-style-name="P1" draw:layer="layout" svg:width="0.063cm" svg:height="0.017cm" svg:x="12.126cm" svg:y="17.224cm" svg:viewBox="0 0 64 18" draw:points="0,0 43,13 64,18">
            <text:p/>
          </draw:polyline>
          <draw:polyline draw:style-name="gr1" draw:text-style-name="P1" draw:layer="layout" svg:width="0.063cm" svg:height="0.017cm" svg:x="12.126cm" svg:y="17.067cm" svg:viewBox="0 0 64 18" draw:points="0,0 43,14 64,18">
            <text:p/>
          </draw:polyline>
          <draw:polyline draw:style-name="gr1" draw:text-style-name="P1" draw:layer="layout" svg:width="0.063cm" svg:height="0.017cm" svg:x="12.126cm" svg:y="16.907cm" svg:viewBox="0 0 64 18" draw:points="0,0 43,13 64,18">
            <text:p/>
          </draw:polyline>
          <draw:polyline draw:style-name="gr1" draw:text-style-name="P1" draw:layer="layout" svg:width="0.063cm" svg:height="0.017cm" svg:x="12.126cm" svg:y="13.097cm" svg:viewBox="0 0 64 18" draw:points="0,0 43,12 64,18">
            <text:p/>
          </draw:polyline>
          <draw:polyline draw:style-name="gr1" draw:text-style-name="P1" draw:layer="layout" svg:width="0.063cm" svg:height="0.017cm" svg:x="12.126cm" svg:y="12.94cm" svg:viewBox="0 0 64 18" draw:points="0,0 43,14 64,18">
            <text:p/>
          </draw:polyline>
          <draw:polyline draw:style-name="gr1" draw:text-style-name="P1" draw:layer="layout" svg:width="0.063cm" svg:height="0.017cm" svg:x="12.126cm" svg:y="12.779cm" svg:viewBox="0 0 64 18" draw:points="0,0 43,14 64,18">
            <text:p/>
          </draw:polyline>
          <draw:polyline draw:style-name="gr1" draw:text-style-name="P1" draw:layer="layout" svg:width="0.063cm" svg:height="0.017cm" svg:x="12.126cm" svg:y="12.622cm" svg:viewBox="0 0 64 18" draw:points="0,0 43,14 64,18">
            <text:p/>
          </draw:polyline>
          <draw:polyline draw:style-name="gr1" draw:text-style-name="P1" draw:layer="layout" svg:width="0.063cm" svg:height="0.017cm" svg:x="12.126cm" svg:y="12.462cm" svg:viewBox="0 0 64 18" draw:points="0,0 43,13 64,18">
            <text:p/>
          </draw:polyline>
          <draw:polyline draw:style-name="gr1" draw:text-style-name="P1" draw:layer="layout" svg:width="0.063cm" svg:height="0.017cm" svg:x="12.126cm" svg:y="12.305cm" svg:viewBox="0 0 64 18" draw:points="0,0 43,14 64,18">
            <text:p/>
          </draw:polyline>
          <draw:polyline draw:style-name="gr1" draw:text-style-name="P1" draw:layer="layout" svg:width="0.063cm" svg:height="0.017cm" svg:x="12.126cm" svg:y="12.144cm" svg:viewBox="0 0 64 18" draw:points="0,0 43,14 64,18">
            <text:p/>
          </draw:polyline>
          <draw:polyline draw:style-name="gr1" draw:text-style-name="P1" draw:layer="layout" svg:width="0.063cm" svg:height="0.017cm" svg:x="12.126cm" svg:y="11.987cm" svg:viewBox="0 0 64 18" draw:points="0,0 43,14 64,18">
            <text:p/>
          </draw:polyline>
          <draw:line draw:style-name="gr1" draw:text-style-name="P1" draw:layer="layout" svg:x1="12.181cm" svg:y1="11.844cm" svg:x2="12.189cm" svg:y2="11.844cm">
            <text:p/>
          </draw:line>
          <draw:polyline draw:style-name="gr1" draw:text-style-name="P1" draw:layer="layout" svg:width="0.068cm" svg:height="0.017cm" svg:x="12.642cm" svg:y="18.422cm" svg:viewBox="0 0 69 18" draw:points="0,18 43,4 69,0">
            <text:p/>
          </draw:polyline>
          <draw:polyline draw:style-name="gr1" draw:text-style-name="P1" draw:layer="layout" svg:width="0.085cm" svg:height="0.025cm" svg:x="12.642cm" svg:y="18.257cm" svg:viewBox="0 0 86 26" draw:points="0,26 43,14 86,0">
            <text:p/>
          </draw:polyline>
          <draw:polyline draw:style-name="gr1" draw:text-style-name="P1" draw:layer="layout" svg:width="0.085cm" svg:height="0.022cm" svg:x="12.642cm" svg:y="18.1cm" svg:viewBox="0 0 86 23" draw:points="0,23 43,9 86,0">
            <text:p/>
          </draw:polyline>
          <draw:polyline draw:style-name="gr1" draw:text-style-name="P1" draw:layer="layout" svg:width="0.085cm" svg:height="0.025cm" svg:x="12.642cm" svg:y="17.94cm" svg:viewBox="0 0 86 26" draw:points="0,26 43,12 86,0">
            <text:p/>
          </draw:polyline>
          <draw:polyline draw:style-name="gr1" draw:text-style-name="P1" draw:layer="layout" svg:width="0.085cm" svg:height="0.021cm" svg:x="12.642cm" svg:y="17.783cm" svg:viewBox="0 0 86 22" draw:points="0,22 43,8 86,0">
            <text:p/>
          </draw:polyline>
          <draw:polyline draw:style-name="gr1" draw:text-style-name="P1" draw:layer="layout" svg:width="0.085cm" svg:height="0.025cm" svg:x="12.642cm" svg:y="17.622cm" svg:viewBox="0 0 86 26" draw:points="0,26 43,14 86,0">
            <text:p/>
          </draw:polyline>
          <draw:polyline draw:style-name="gr1" draw:text-style-name="P1" draw:layer="layout" svg:width="0.085cm" svg:height="0.022cm" svg:x="12.642cm" svg:y="17.465cm" svg:viewBox="0 0 86 23" draw:points="0,23 43,9 86,0">
            <text:p/>
          </draw:polyline>
          <draw:polyline draw:style-name="gr1" draw:text-style-name="P1" draw:layer="layout" svg:width="0.085cm" svg:height="0.025cm" svg:x="12.642cm" svg:y="17.305cm" svg:viewBox="0 0 86 26" draw:points="0,26 43,13 86,0">
            <text:p/>
          </draw:polyline>
          <draw:polyline draw:style-name="gr1" draw:text-style-name="P1" draw:layer="layout" svg:width="0.085cm" svg:height="0.021cm" svg:x="12.642cm" svg:y="17.148cm" svg:viewBox="0 0 86 22" draw:points="0,22 43,9 86,0">
            <text:p/>
          </draw:polyline>
          <draw:polyline draw:style-name="gr1" draw:text-style-name="P1" draw:layer="layout" svg:width="0.085cm" svg:height="0.025cm" svg:x="12.642cm" svg:y="16.987cm" svg:viewBox="0 0 86 26" draw:points="0,26 43,13 86,0">
            <text:p/>
          </draw:polyline>
          <draw:polyline draw:style-name="gr1" draw:text-style-name="P1" draw:layer="layout" svg:width="0.085cm" svg:height="0.025cm" svg:x="12.642cm" svg:y="13.177cm" svg:viewBox="0 0 86 26" draw:points="0,26 43,14 86,0">
            <text:p/>
          </draw:polyline>
          <draw:polyline draw:style-name="gr1" draw:text-style-name="P1" draw:layer="layout" svg:width="0.085cm" svg:height="0.022cm" svg:x="12.642cm" svg:y="13.02cm" svg:viewBox="0 0 86 23" draw:points="0,23 43,9 86,0">
            <text:p/>
          </draw:polyline>
          <draw:polyline draw:style-name="gr1" draw:text-style-name="P1" draw:layer="layout" svg:width="0.085cm" svg:height="0.025cm" svg:x="12.642cm" svg:y="12.86cm" svg:viewBox="0 0 86 26" draw:points="0,26 43,12 86,0">
            <text:p/>
          </draw:polyline>
          <draw:polyline draw:style-name="gr1" draw:text-style-name="P1" draw:layer="layout" svg:width="0.085cm" svg:height="0.021cm" svg:x="12.642cm" svg:y="12.703cm" svg:viewBox="0 0 86 22" draw:points="0,22 43,8 86,0">
            <text:p/>
          </draw:polyline>
          <draw:polyline draw:style-name="gr1" draw:text-style-name="P1" draw:layer="layout" svg:width="0.085cm" svg:height="0.025cm" svg:x="12.642cm" svg:y="12.542cm" svg:viewBox="0 0 86 26" draw:points="0,26 43,13 86,0">
            <text:p/>
          </draw:polyline>
          <draw:polyline draw:style-name="gr1" draw:text-style-name="P1" draw:layer="layout" svg:width="0.085cm" svg:height="0.022cm" svg:x="12.642cm" svg:y="12.385cm" svg:viewBox="0 0 86 23" draw:points="0,23 43,9 86,0">
            <text:p/>
          </draw:polyline>
          <draw:polyline draw:style-name="gr1" draw:text-style-name="P1" draw:layer="layout" svg:width="0.085cm" svg:height="0.025cm" svg:x="12.642cm" svg:y="12.225cm" svg:viewBox="0 0 86 26" draw:points="0,26 43,13 86,0">
            <text:p/>
          </draw:polyline>
          <draw:polyline draw:style-name="gr1" draw:text-style-name="P1" draw:layer="layout" svg:width="0.085cm" svg:height="0.021cm" svg:x="12.642cm" svg:y="12.068cm" svg:viewBox="0 0 86 22" draw:points="0,22 43,8 86,0">
            <text:p/>
          </draw:polyline>
          <draw:line draw:style-name="gr1" draw:text-style-name="P1" draw:layer="layout" svg:x1="12.71cm" svg:y1="11.912cm" svg:x2="12.729cm" svg:y2="11.907cm">
            <text:p/>
          </draw:line>
          <draw:line draw:style-name="gr1" draw:text-style-name="P1" draw:layer="layout" svg:x1="12.109cm" svg:y1="18.27cm" svg:x2="12.109cm" svg:y2="18.329cm">
            <text:p/>
          </draw:line>
          <draw:line draw:style-name="gr1" draw:text-style-name="P1" draw:layer="layout" svg:x1="12.109cm" svg:y1="18.109cm" svg:x2="12.109cm" svg:y2="18.168cm">
            <text:p/>
          </draw:line>
          <draw:line draw:style-name="gr1" draw:text-style-name="P1" draw:layer="layout" svg:x1="12.109cm" svg:y1="17.952cm" svg:x2="12.109cm" svg:y2="18.012cm">
            <text:p/>
          </draw:line>
          <draw:line draw:style-name="gr1" draw:text-style-name="P1" draw:layer="layout" svg:x1="12.109cm" svg:y1="17.791cm" svg:x2="12.109cm" svg:y2="17.851cm">
            <text:p/>
          </draw:line>
          <draw:line draw:style-name="gr1" draw:text-style-name="P1" draw:layer="layout" svg:x1="12.109cm" svg:y1="17.635cm" svg:x2="12.109cm" svg:y2="17.694cm">
            <text:p/>
          </draw:line>
          <draw:line draw:style-name="gr1" draw:text-style-name="P1" draw:layer="layout" svg:x1="12.109cm" svg:y1="17.474cm" svg:x2="12.109cm" svg:y2="17.533cm">
            <text:p/>
          </draw:line>
          <draw:line draw:style-name="gr1" draw:text-style-name="P1" draw:layer="layout" svg:x1="12.109cm" svg:y1="17.317cm" svg:x2="12.109cm" svg:y2="17.377cm">
            <text:p/>
          </draw:line>
          <draw:line draw:style-name="gr1" draw:text-style-name="P1" draw:layer="layout" svg:x1="12.109cm" svg:y1="17.156cm" svg:x2="12.109cm" svg:y2="17.216cm">
            <text:p/>
          </draw:line>
          <draw:line draw:style-name="gr1" draw:text-style-name="P1" draw:layer="layout" svg:x1="12.109cm" svg:y1="17cm" svg:x2="12.109cm" svg:y2="17.059cm">
            <text:p/>
          </draw:line>
          <draw:line draw:style-name="gr1" draw:text-style-name="P1" draw:layer="layout" svg:x1="12.109cm" svg:y1="16.864cm" svg:x2="12.109cm" svg:y2="16.898cm">
            <text:p/>
          </draw:line>
          <draw:line draw:style-name="gr1" draw:text-style-name="P1" draw:layer="layout" svg:x1="12.109cm" svg:y1="13.19cm" svg:x2="12.109cm" svg:y2="13.249cm">
            <text:p/>
          </draw:line>
          <draw:line draw:style-name="gr1" draw:text-style-name="P1" draw:layer="layout" svg:x1="12.109cm" svg:y1="13.029cm" svg:x2="12.109cm" svg:y2="13.088cm">
            <text:p/>
          </draw:line>
          <draw:line draw:style-name="gr1" draw:text-style-name="P1" draw:layer="layout" svg:x1="12.109cm" svg:y1="12.872cm" svg:x2="12.109cm" svg:y2="12.932cm">
            <text:p/>
          </draw:line>
          <draw:line draw:style-name="gr1" draw:text-style-name="P1" draw:layer="layout" svg:x1="12.109cm" svg:y1="12.711cm" svg:x2="12.109cm" svg:y2="12.771cm">
            <text:p/>
          </draw:line>
          <draw:line draw:style-name="gr1" draw:text-style-name="P1" draw:layer="layout" svg:x1="12.109cm" svg:y1="12.555cm" svg:x2="12.109cm" svg:y2="12.614cm">
            <text:p/>
          </draw:line>
          <draw:line draw:style-name="gr1" draw:text-style-name="P1" draw:layer="layout" svg:x1="12.109cm" svg:y1="12.394cm" svg:x2="12.109cm" svg:y2="12.453cm">
            <text:p/>
          </draw:line>
          <draw:line draw:style-name="gr1" draw:text-style-name="P1" draw:layer="layout" svg:x1="12.109cm" svg:y1="12.237cm" svg:x2="12.109cm" svg:y2="12.297cm">
            <text:p/>
          </draw:line>
          <draw:line draw:style-name="gr1" draw:text-style-name="P1" draw:layer="layout" svg:x1="12.109cm" svg:y1="12.076cm" svg:x2="12.109cm" svg:y2="12.136cm">
            <text:p/>
          </draw:line>
          <draw:line draw:style-name="gr1" draw:text-style-name="P1" draw:layer="layout" svg:x1="12.109cm" svg:y1="11.92cm" svg:x2="12.109cm" svg:y2="11.979cm">
            <text:p/>
          </draw:line>
          <draw:line draw:style-name="gr1" draw:text-style-name="P1" draw:layer="layout" svg:x1="12.744cm" svg:y1="11.899cm" svg:x2="12.744cm" svg:y2="11.877cm">
            <text:p/>
          </draw:line>
          <draw:line draw:style-name="gr1" draw:text-style-name="P1" draw:layer="layout" svg:x1="12.744cm" svg:y1="12.059cm" svg:x2="12.744cm" svg:y2="12cm">
            <text:p/>
          </draw:line>
          <draw:line draw:style-name="gr1" draw:text-style-name="P1" draw:layer="layout" svg:x1="12.744cm" svg:y1="12.216cm" svg:x2="12.744cm" svg:y2="12.157cm">
            <text:p/>
          </draw:line>
          <draw:line draw:style-name="gr1" draw:text-style-name="P1" draw:layer="layout" svg:x1="12.744cm" svg:y1="12.377cm" svg:x2="12.744cm" svg:y2="12.318cm">
            <text:p/>
          </draw:line>
          <draw:line draw:style-name="gr1" draw:text-style-name="P1" draw:layer="layout" svg:x1="12.744cm" svg:y1="12.534cm" svg:x2="12.744cm" svg:y2="12.474cm">
            <text:p/>
          </draw:line>
          <draw:line draw:style-name="gr1" draw:text-style-name="P1" draw:layer="layout" svg:x1="12.744cm" svg:y1="12.694cm" svg:x2="12.744cm" svg:y2="12.635cm">
            <text:p/>
          </draw:line>
          <draw:line draw:style-name="gr1" draw:text-style-name="P1" draw:layer="layout" svg:x1="12.744cm" svg:y1="12.851cm" svg:x2="12.744cm" svg:y2="12.792cm">
            <text:p/>
          </draw:line>
          <draw:line draw:style-name="gr1" draw:text-style-name="P1" draw:layer="layout" svg:x1="12.744cm" svg:y1="13.012cm" svg:x2="12.744cm" svg:y2="12.953cm">
            <text:p/>
          </draw:line>
          <draw:line draw:style-name="gr1" draw:text-style-name="P1" draw:layer="layout" svg:x1="12.744cm" svg:y1="13.169cm" svg:x2="12.744cm" svg:y2="13.109cm">
            <text:p/>
          </draw:line>
          <draw:line draw:style-name="gr1" draw:text-style-name="P1" draw:layer="layout" svg:x1="12.744cm" svg:y1="16.979cm" svg:x2="12.744cm" svg:y2="16.919cm">
            <text:p/>
          </draw:line>
          <draw:line draw:style-name="gr1" draw:text-style-name="P1" draw:layer="layout" svg:x1="12.744cm" svg:y1="17.139cm" svg:x2="12.744cm" svg:y2="17.08cm">
            <text:p/>
          </draw:line>
          <draw:line draw:style-name="gr1" draw:text-style-name="P1" draw:layer="layout" svg:x1="12.744cm" svg:y1="17.296cm" svg:x2="12.744cm" svg:y2="17.237cm">
            <text:p/>
          </draw:line>
          <draw:line draw:style-name="gr1" draw:text-style-name="P1" draw:layer="layout" svg:x1="12.744cm" svg:y1="17.457cm" svg:x2="12.744cm" svg:y2="17.398cm">
            <text:p/>
          </draw:line>
          <draw:line draw:style-name="gr1" draw:text-style-name="P1" draw:layer="layout" svg:x1="12.744cm" svg:y1="17.614cm" svg:x2="12.744cm" svg:y2="17.554cm">
            <text:p/>
          </draw:line>
          <draw:line draw:style-name="gr1" draw:text-style-name="P1" draw:layer="layout" svg:x1="12.744cm" svg:y1="17.774cm" svg:x2="12.744cm" svg:y2="17.715cm">
            <text:p/>
          </draw:line>
          <draw:line draw:style-name="gr1" draw:text-style-name="P1" draw:layer="layout" svg:x1="12.744cm" svg:y1="17.931cm" svg:x2="12.744cm" svg:y2="17.872cm">
            <text:p/>
          </draw:line>
          <draw:line draw:style-name="gr1" draw:text-style-name="P1" draw:layer="layout" svg:x1="12.744cm" svg:y1="18.092cm" svg:x2="12.744cm" svg:y2="18.033cm">
            <text:p/>
          </draw:line>
          <draw:line draw:style-name="gr1" draw:text-style-name="P1" draw:layer="layout" svg:x1="12.744cm" svg:y1="18.249cm" svg:x2="12.744cm" svg:y2="18.189cm">
            <text:p/>
          </draw:line>
          <draw:line draw:style-name="gr1" draw:text-style-name="P1" draw:layer="layout" svg:x1="12.744cm" svg:y1="18.388cm" svg:x2="12.744cm" svg:y2="18.35cm">
            <text:p/>
          </draw:line>
          <draw:polyline draw:style-name="gr1" draw:text-style-name="P1" draw:layer="layout" svg:width="0cm" svg:height="0.054cm" svg:x="12.189cm" svg:y="18.189cm" svg:viewBox="0 0 0 55" draw:points="0,0 0,30 0,55">
            <text:p/>
          </draw:polyline>
          <draw:polyline draw:style-name="gr1" draw:text-style-name="P1" draw:layer="layout" svg:width="0cm" svg:height="0.049cm" svg:x="12.189cm" svg:y="18.033cm" svg:viewBox="0 0 0 50" draw:points="0,0 0,29 0,50">
            <text:p/>
          </draw:polyline>
          <draw:polyline draw:style-name="gr1" draw:text-style-name="P1" draw:layer="layout" svg:width="0cm" svg:height="0.054cm" svg:x="12.189cm" svg:y="17.872cm" svg:viewBox="0 0 0 55" draw:points="0,0 0,29 0,55">
            <text:p/>
          </draw:polyline>
          <draw:polyline draw:style-name="gr1" draw:text-style-name="P1" draw:layer="layout" svg:width="0cm" svg:height="0.05cm" svg:x="12.189cm" svg:y="17.715cm" svg:viewBox="0 0 0 51" draw:points="0,0 0,30 0,51">
            <text:p/>
          </draw:polyline>
          <draw:polyline draw:style-name="gr1" draw:text-style-name="P1" draw:layer="layout" svg:width="0cm" svg:height="0.054cm" svg:x="12.189cm" svg:y="17.554cm" svg:viewBox="0 0 0 55" draw:points="0,0 0,30 0,55">
            <text:p/>
          </draw:polyline>
          <draw:polyline draw:style-name="gr1" draw:text-style-name="P1" draw:layer="layout" svg:width="0cm" svg:height="0.049cm" svg:x="12.189cm" svg:y="17.398cm" svg:viewBox="0 0 0 50" draw:points="0,0 0,29 0,50">
            <text:p/>
          </draw:polyline>
          <draw:polyline draw:style-name="gr1" draw:text-style-name="P1" draw:layer="layout" svg:width="0cm" svg:height="0.054cm" svg:x="12.189cm" svg:y="17.237cm" svg:viewBox="0 0 0 55" draw:points="0,0 0,29 0,55">
            <text:p/>
          </draw:polyline>
          <draw:polyline draw:style-name="gr1" draw:text-style-name="P1" draw:layer="layout" svg:width="0cm" svg:height="0.05cm" svg:x="12.189cm" svg:y="17.08cm" svg:viewBox="0 0 0 51" draw:points="0,0 0,30 0,51">
            <text:p/>
          </draw:polyline>
          <draw:polyline draw:style-name="gr1" draw:text-style-name="P1" draw:layer="layout" svg:width="0cm" svg:height="0.054cm" svg:x="12.189cm" svg:y="16.919cm" svg:viewBox="0 0 0 55" draw:points="0,0 0,30 0,55">
            <text:p/>
          </draw:polyline>
          <draw:polyline draw:style-name="gr1" draw:text-style-name="P1" draw:layer="layout" svg:width="0cm" svg:height="0.054cm" svg:x="12.189cm" svg:y="13.109cm" svg:viewBox="0 0 0 55" draw:points="0,0 0,30 0,55">
            <text:p/>
          </draw:polyline>
          <draw:polyline draw:style-name="gr1" draw:text-style-name="P1" draw:layer="layout" svg:width="0cm" svg:height="0.049cm" svg:x="12.189cm" svg:y="12.953cm" svg:viewBox="0 0 0 50" draw:points="0,0 0,29 0,50">
            <text:p/>
          </draw:polyline>
          <draw:polyline draw:style-name="gr1" draw:text-style-name="P1" draw:layer="layout" svg:width="0cm" svg:height="0.054cm" svg:x="12.189cm" svg:y="12.792cm" svg:viewBox="0 0 0 55" draw:points="0,0 0,29 0,55">
            <text:p/>
          </draw:polyline>
          <draw:polyline draw:style-name="gr1" draw:text-style-name="P1" draw:layer="layout" svg:width="0cm" svg:height="0.05cm" svg:x="12.189cm" svg:y="12.635cm" svg:viewBox="0 0 0 51" draw:points="0,0 0,30 0,51">
            <text:p/>
          </draw:polyline>
          <draw:polyline draw:style-name="gr1" draw:text-style-name="P1" draw:layer="layout" svg:width="0cm" svg:height="0.054cm" svg:x="12.189cm" svg:y="12.474cm" svg:viewBox="0 0 0 55" draw:points="0,0 0,30 0,55">
            <text:p/>
          </draw:polyline>
          <draw:polyline draw:style-name="gr1" draw:text-style-name="P1" draw:layer="layout" svg:width="0cm" svg:height="0.049cm" svg:x="12.189cm" svg:y="12.318cm" svg:viewBox="0 0 0 50" draw:points="0,0 0,29 0,50">
            <text:p/>
          </draw:polyline>
          <draw:polyline draw:style-name="gr1" draw:text-style-name="P1" draw:layer="layout" svg:width="0cm" svg:height="0.054cm" svg:x="12.189cm" svg:y="12.157cm" svg:viewBox="0 0 0 55" draw:points="0,0 0,29 0,55">
            <text:p/>
          </draw:polyline>
          <draw:polyline draw:style-name="gr1" draw:text-style-name="P1" draw:layer="layout" svg:width="0cm" svg:height="0.05cm" svg:x="12.189cm" svg:y="12cm" svg:viewBox="0 0 0 51" draw:points="0,0 0,30 0,51">
            <text:p/>
          </draw:polyline>
          <draw:polyline draw:style-name="gr1" draw:text-style-name="P1" draw:layer="layout" svg:width="0cm" svg:height="0.054cm" svg:x="12.189cm" svg:y="11.839cm" svg:viewBox="0 0 0 55" draw:points="0,0 0,30 0,55">
            <text:p/>
          </draw:polyline>
          <draw:polyline draw:style-name="gr1" draw:text-style-name="P1" draw:layer="layout" svg:width="0cm" svg:height="0.033cm" svg:x="12.663cm" svg:y="18.435cm" svg:viewBox="0 0 0 34" draw:points="0,34 0,21 0,0">
            <text:p/>
          </draw:polyline>
          <draw:polyline draw:style-name="gr1" draw:text-style-name="P1" draw:layer="layout" svg:width="0cm" svg:height="0.054cm" svg:x="12.663cm" svg:y="18.274cm" svg:viewBox="0 0 0 55" draw:points="0,55 0,25 0,0">
            <text:p/>
          </draw:polyline>
          <draw:polyline draw:style-name="gr1" draw:text-style-name="P1" draw:layer="layout" svg:width="0cm" svg:height="0.05cm" svg:x="12.663cm" svg:y="18.117cm" svg:viewBox="0 0 0 51" draw:points="0,51 0,22 0,0">
            <text:p/>
          </draw:polyline>
          <draw:polyline draw:style-name="gr1" draw:text-style-name="P1" draw:layer="layout" svg:width="0cm" svg:height="0.054cm" svg:x="12.663cm" svg:y="17.957cm" svg:viewBox="0 0 0 55" draw:points="0,55 0,25 0,0">
            <text:p/>
          </draw:polyline>
          <draw:polyline draw:style-name="gr1" draw:text-style-name="P1" draw:layer="layout" svg:width="0cm" svg:height="0.05cm" svg:x="12.663cm" svg:y="17.8cm" svg:viewBox="0 0 0 51" draw:points="0,51 0,21 0,0">
            <text:p/>
          </draw:polyline>
          <draw:polyline draw:style-name="gr1" draw:text-style-name="P1" draw:layer="layout" svg:width="0cm" svg:height="0.054cm" svg:x="12.663cm" svg:y="17.639cm" svg:viewBox="0 0 0 55" draw:points="0,55 0,25 0,0">
            <text:p/>
          </draw:polyline>
          <draw:polyline draw:style-name="gr1" draw:text-style-name="P1" draw:layer="layout" svg:width="0cm" svg:height="0.05cm" svg:x="12.663cm" svg:y="17.482cm" svg:viewBox="0 0 0 51" draw:points="0,51 0,22 0,0">
            <text:p/>
          </draw:polyline>
          <draw:polyline draw:style-name="gr1" draw:text-style-name="P1" draw:layer="layout" svg:width="0cm" svg:height="0.054cm" svg:x="12.663cm" svg:y="17.322cm" svg:viewBox="0 0 0 55" draw:points="0,55 0,25 0,0">
            <text:p/>
          </draw:polyline>
          <draw:polyline draw:style-name="gr1" draw:text-style-name="P1" draw:layer="layout" svg:width="0cm" svg:height="0.05cm" svg:x="12.663cm" svg:y="17.165cm" svg:viewBox="0 0 0 51" draw:points="0,51 0,21 0,0">
            <text:p/>
          </draw:polyline>
          <draw:polyline draw:style-name="gr1" draw:text-style-name="P1" draw:layer="layout" svg:width="0cm" svg:height="0.054cm" svg:x="12.663cm" svg:y="17.004cm" svg:viewBox="0 0 0 55" draw:points="0,55 0,25 0,0">
            <text:p/>
          </draw:polyline>
          <draw:polyline draw:style-name="gr1" draw:text-style-name="P1" draw:layer="layout" svg:width="0cm" svg:height="0.033cm" svg:x="12.663cm" svg:y="16.864cm" svg:viewBox="0 0 0 34" draw:points="0,34 0,5 0,0">
            <text:p/>
          </draw:polyline>
          <draw:polyline draw:style-name="gr1" draw:text-style-name="P1" draw:layer="layout" svg:width="0cm" svg:height="0.054cm" svg:x="12.663cm" svg:y="13.194cm" svg:viewBox="0 0 0 55" draw:points="0,55 0,25 0,0">
            <text:p/>
          </draw:polyline>
          <draw:polyline draw:style-name="gr1" draw:text-style-name="P1" draw:layer="layout" svg:width="0cm" svg:height="0.05cm" svg:x="12.663cm" svg:y="13.037cm" svg:viewBox="0 0 0 51" draw:points="0,51 0,22 0,0">
            <text:p/>
          </draw:polyline>
          <draw:polyline draw:style-name="gr1" draw:text-style-name="P1" draw:layer="layout" svg:width="0cm" svg:height="0.054cm" svg:x="12.663cm" svg:y="12.877cm" svg:viewBox="0 0 0 55" draw:points="0,55 0,25 0,0">
            <text:p/>
          </draw:polyline>
          <draw:polyline draw:style-name="gr1" draw:text-style-name="P1" draw:layer="layout" svg:width="0cm" svg:height="0.05cm" svg:x="12.663cm" svg:y="12.72cm" svg:viewBox="0 0 0 51" draw:points="0,51 0,21 0,0">
            <text:p/>
          </draw:polyline>
          <draw:polyline draw:style-name="gr1" draw:text-style-name="P1" draw:layer="layout" svg:width="0cm" svg:height="0.054cm" svg:x="12.663cm" svg:y="12.559cm" svg:viewBox="0 0 0 55" draw:points="0,55 0,25 0,0">
            <text:p/>
          </draw:polyline>
          <draw:polyline draw:style-name="gr1" draw:text-style-name="P1" draw:layer="layout" svg:width="0cm" svg:height="0.05cm" svg:x="12.663cm" svg:y="12.402cm" svg:viewBox="0 0 0 51" draw:points="0,51 0,22 0,0">
            <text:p/>
          </draw:polyline>
          <draw:polyline draw:style-name="gr1" draw:text-style-name="P1" draw:layer="layout" svg:width="0cm" svg:height="0.054cm" svg:x="12.663cm" svg:y="12.242cm" svg:viewBox="0 0 0 55" draw:points="0,55 0,25 0,0">
            <text:p/>
          </draw:polyline>
          <draw:polyline draw:style-name="gr1" draw:text-style-name="P1" draw:layer="layout" svg:width="0cm" svg:height="0.05cm" svg:x="12.663cm" svg:y="12.085cm" svg:viewBox="0 0 0 51" draw:points="0,51 0,21 0,0">
            <text:p/>
          </draw:polyline>
          <draw:line draw:style-name="gr1" draw:text-style-name="P1" draw:layer="layout" svg:x1="12.663cm" svg:y1="11.979cm" svg:x2="12.663cm" svg:y2="11.958cm">
            <text:p/>
          </draw:line>
          <draw:line draw:style-name="gr1" draw:text-style-name="P1" draw:layer="layout" svg:x1="12.718cm" svg:y1="15.81cm" svg:x2="12.718cm" svg:y2="14.54cm">
            <text:p/>
          </draw:line>
          <draw:line draw:style-name="gr1" draw:text-style-name="P1" draw:layer="layout" svg:x1="11.897cm" svg:y1="14.54cm" svg:x2="11.897cm" svg:y2="15.81cm">
            <text:p/>
          </draw:line>
          <draw:line draw:style-name="gr1" draw:text-style-name="P1" draw:layer="layout" svg:x1="13.032cm" svg:y1="15.806cm" svg:x2="13.032cm" svg:y2="14.54cm">
            <text:p/>
          </draw:line>
          <draw:polyline draw:style-name="gr1" draw:text-style-name="P1" draw:layer="layout" svg:width="0.026cm" svg:height="0.029cm" svg:x="13.497cm" svg:y="14.511cm" svg:viewBox="0 0 27 30" draw:points="27,30 23,26 18,26 13,22 9,22 5,18 0,12 0,4 0,0">
            <text:p/>
          </draw:polyline>
          <draw:polyline draw:style-name="gr1" draw:text-style-name="P1" draw:layer="layout" svg:width="0.03cm" svg:height="0.029cm" svg:x="11.372cm" svg:y="14.511cm" svg:viewBox="0 0 31 30" draw:points="31,0 27,0 27,4 27,8 27,12 21,12 21,18 17,18 17,22 13,22 13,26 9,26 5,26 0,26 0,30">
            <text:p/>
          </draw:polyline>
          <draw:line draw:style-name="gr1" draw:text-style-name="P1" draw:layer="layout" svg:x1="13.497cm" svg:y1="14.511cm" svg:x2="13.497cm" svg:y2="13.804cm">
            <text:p/>
          </draw:line>
          <draw:line draw:style-name="gr1" draw:text-style-name="P1" draw:layer="layout" svg:x1="11.402cm" svg:y1="13.804cm" svg:x2="11.402cm" svg:y2="14.511cm">
            <text:p/>
          </draw:line>
          <draw:line draw:style-name="gr1" draw:text-style-name="P1" draw:layer="layout" svg:x1="13.498cm" svg:y1="13.805cm" svg:x2="13.442cm" svg:y2="13.753cm">
            <text:p/>
          </draw:line>
          <draw:line draw:style-name="gr1" draw:text-style-name="P1" draw:layer="layout" svg:x1="11.454cm" svg:y1="13.753cm" svg:x2="11.402cm" svg:y2="13.805cm">
            <text:p/>
          </draw:line>
          <draw:line draw:style-name="gr1" draw:text-style-name="P1" draw:layer="layout" svg:x1="14.679cm" svg:y1="15.81cm" svg:x2="14.679cm" svg:y2="14.54cm">
            <text:p/>
          </draw:line>
          <draw:line draw:style-name="gr1" draw:text-style-name="P1" draw:layer="layout" svg:x1="14.187cm" svg:y1="14.54cm" svg:x2="14.187cm" svg:y2="15.81cm">
            <text:p/>
          </draw:line>
          <draw:line draw:style-name="gr1" draw:text-style-name="P1" draw:layer="layout" svg:x1="14.996cm" svg:y1="15.797cm" svg:x2="14.996cm" svg:y2="14.549cm">
            <text:p/>
          </draw:line>
          <draw:polyline draw:style-name="gr1" draw:text-style-name="P1" draw:layer="layout" svg:width="0.021cm" svg:height="0.021cm" svg:x="15.136cm" svg:y="14.519cm" svg:viewBox="0 0 22 22" draw:points="22,22 18,18 13,18 9,18 5,14 0,10 0,4 0,0">
            <text:p/>
          </draw:polyline>
          <draw:polyline draw:style-name="gr1" draw:text-style-name="P1" draw:layer="layout" svg:width="0.017cm" svg:height="0.017cm" svg:x="13.866cm" svg:y="14.519cm" svg:viewBox="0 0 18 18" draw:points="18,0 12,0 12,4 12,8 8,8 8,13 4,13 0,13 0,18">
            <text:p/>
          </draw:polyline>
          <draw:line draw:style-name="gr1" draw:text-style-name="P1" draw:layer="layout" svg:x1="15.14cm" svg:y1="14.519cm" svg:x2="15.14cm" svg:y2="13.782cm">
            <text:p/>
          </draw:line>
          <draw:line draw:style-name="gr1" draw:text-style-name="P1" draw:layer="layout" svg:x1="13.883cm" svg:y1="13.782cm" svg:x2="13.883cm" svg:y2="14.519cm">
            <text:p/>
          </draw:line>
          <draw:line draw:style-name="gr1" draw:text-style-name="P1" draw:layer="layout" svg:x1="15.141cm" svg:y1="13.783cm" svg:x2="15.11cm" svg:y2="13.753cm">
            <text:p/>
          </draw:line>
          <draw:line draw:style-name="gr1" draw:text-style-name="P1" draw:layer="layout" svg:x1="13.918cm" svg:y1="13.753cm" svg:x2="13.883cm" svg:y2="13.783cm">
            <text:p/>
          </draw:line>
          <draw:polyline draw:style-name="gr1" draw:text-style-name="P1" draw:layer="layout" svg:width="2.094cm" svg:height="0cm" svg:x="11.402cm" svg:y="14.511cm" svg:viewBox="0 0 2095 0" draw:points="0,0 13,0 34,0 68,0 114,0 169,0 233,0 305,0 389,0 474,0 571,0 673,0 775,0 885,0 991,0 1101,0 1211,0 1316,0 1422,0 1524,0 1617,0 1706,0 1786,0 1863,0 1926,0 1981,0 2023,0 2057,0 2083,0 2091,0 2095,0">
            <text:p/>
          </draw:polyline>
          <draw:polyline draw:style-name="gr1" draw:text-style-name="P1" draw:layer="layout" svg:width="1.256cm" svg:height="0cm" svg:x="13.883cm" svg:y="14.519cm" svg:viewBox="0 0 1257 0" draw:points="0,0 8,0 21,0 50,0 89,0 135,0 190,0 258,0 326,0 402,0 482,0 567,0 652,0 732,0 817,0 893,0 969,0 1037,0 1096,0 1147,0 1189,0 1223,0 1244,0 1257,0">
            <text:p/>
          </draw:polyline>
          <draw:polyline draw:style-name="gr1" draw:text-style-name="P1" draw:layer="layout" svg:width="1.108cm" svg:height="0cm" svg:x="11.893cm" svg:y="13.249cm" svg:viewBox="0 0 1109 0" draw:points="1109,0 1105,0 1088,0 1063,0 1024,0 978,0 923,0 859,0 787,0 715,0 635,0 559,0 478,0 402,0 326,0 258,0 195,0 135,0 89,0 51,0 21,0 4,0 0,0">
            <text:p/>
          </draw:polyline>
          <draw:polyline draw:style-name="gr1" draw:text-style-name="P1" draw:layer="layout" svg:width="0.333cm" svg:height="0cm" svg:x="12.668cm" svg:y="16.25cm" svg:viewBox="0 0 334 0" draw:points="334,0 330,0 313,0 288,0 249,0 203,0 148,0 84,0 12,0 0,0">
            <text:p/>
          </draw:polyline>
          <draw:polyline draw:style-name="gr1" draw:text-style-name="P1" draw:layer="layout" svg:width="0.174cm" svg:height="0.085cm" svg:x="12.892cm" svg:y="16.25cm" svg:viewBox="0 0 175 86" draw:points="0,0 48,10 94,27 175,86">
            <text:p/>
          </draw:polyline>
          <draw:line draw:style-name="gr1" draw:text-style-name="P1" draw:layer="layout" svg:x1="13.066cm" svg:y1="16.78cm" svg:x2="13.066cm" svg:y2="16.335cm">
            <text:p/>
          </draw:line>
          <draw:polyline draw:style-name="gr1" draw:text-style-name="P1" draw:layer="layout" svg:width="0.174cm" svg:height="0.084cm" svg:x="12.892cm" svg:y="16.78cm" svg:viewBox="0 0 175 85" draw:points="175,0 103,55 21,85 0,85">
            <text:p/>
          </draw:polyline>
          <draw:polyline draw:style-name="gr1" draw:text-style-name="P1" draw:layer="layout" svg:width="0.174cm" svg:height="0.084cm" svg:x="12.718cm" svg:y="16.78cm" svg:viewBox="0 0 175 85" draw:points="175,85 133,81 86,63 0,0">
            <text:p/>
          </draw:polyline>
          <draw:line draw:style-name="gr1" draw:text-style-name="P1" draw:layer="layout" svg:x1="12.718cm" svg:y1="16.78cm" svg:x2="12.718cm" svg:y2="16.335cm">
            <text:p/>
          </draw:line>
          <draw:polyline draw:style-name="gr1" draw:text-style-name="P1" draw:layer="layout" svg:width="0.174cm" svg:height="0.085cm" svg:x="12.718cm" svg:y="16.25cm" svg:viewBox="0 0 175 86" draw:points="0,86 73,31 154,0 175,0">
            <text:p/>
          </draw:polyline>
          <draw:polyline draw:style-name="gr1" draw:text-style-name="P1" draw:layer="layout" svg:width="0.321cm" svg:height="0.085cm" svg:x="12.397cm" svg:y="16.25cm" svg:viewBox="0 0 322 86" draw:points="0,0 17,0 135,18 251,57 322,86">
            <text:p/>
          </draw:polyline>
          <draw:polyline draw:style-name="gr1" draw:text-style-name="P1" draw:layer="layout" svg:width="0.274cm" svg:height="0cm" svg:x="12.397cm" svg:y="16.25cm" svg:viewBox="0 0 275 0" draw:points="275,0 216,0 148,0 76,0 0,0">
            <text:p/>
          </draw:polyline>
          <draw:polyline draw:style-name="gr1" draw:text-style-name="P1" draw:layer="layout" svg:width="0.321cm" svg:height="0.084cm" svg:x="12.397cm" svg:y="16.78cm" svg:viewBox="0 0 322 85" draw:points="322,0 251,33 139,73 17,85 0,85">
            <text:p/>
          </draw:polyline>
          <draw:polyline draw:style-name="gr1" draw:text-style-name="P1" draw:layer="layout" svg:width="0.494cm" svg:height="0cm" svg:x="12.397cm" svg:y="16.864cm" svg:viewBox="0 0 495 0" draw:points="495,0 453,0 402,0 347,0 283,0 216,0 148,0 76,0 0,0">
            <text:p/>
          </draw:polyline>
          <draw:polyline draw:style-name="gr1" draw:text-style-name="P1" draw:layer="layout" svg:width="0.318cm" svg:height="0.084cm" svg:x="12.079cm" svg:y="16.78cm" svg:viewBox="0 0 319 85" draw:points="319,85 217,77 116,50 0,0">
            <text:p/>
          </draw:polyline>
          <draw:line draw:style-name="gr1" draw:text-style-name="P1" draw:layer="layout" svg:x1="12.079cm" svg:y1="16.78cm" svg:x2="12.079cm" svg:y2="16.335cm">
            <text:p/>
          </draw:line>
          <draw:polyline draw:style-name="gr1" draw:text-style-name="P1" draw:layer="layout" svg:width="0.318cm" svg:height="0.085cm" svg:x="12.079cm" svg:y="16.25cm" svg:viewBox="0 0 319 86" draw:points="0,86 116,40 213,14 319,0">
            <text:p/>
          </draw:polyline>
          <draw:polyline draw:style-name="gr1" draw:text-style-name="P1" draw:layer="layout" svg:width="0.148cm" svg:height="0.084cm" svg:x="11.931cm" svg:y="16.78cm" svg:viewBox="0 0 149 85" draw:points="149,0 85,55 21,85 0,85">
            <text:p/>
          </draw:polyline>
          <draw:polyline draw:style-name="gr1" draw:text-style-name="P1" draw:layer="layout" svg:width="0.465cm" svg:height="0cm" svg:x="11.931cm" svg:y="16.864cm" svg:viewBox="0 0 466 0" draw:points="466,0 394,0 326,0 258,0 195,0 136,0 85,0 38,0 0,0">
            <text:p/>
          </draw:polyline>
          <draw:polyline draw:style-name="gr1" draw:text-style-name="P1" draw:layer="layout" svg:width="0.148cm" svg:height="0.085cm" svg:x="11.931cm" svg:y="16.25cm" svg:viewBox="0 0 149 86" draw:points="0,0 38,10 76,27 149,86">
            <text:p/>
          </draw:polyline>
          <draw:polyline draw:style-name="gr1" draw:text-style-name="P1" draw:layer="layout" svg:width="0.465cm" svg:height="0cm" svg:x="11.931cm" svg:y="16.25cm" svg:viewBox="0 0 466 0" draw:points="466,0 394,0 326,0 258,0 195,0 136,0 85,0 38,0 0,0">
            <text:p/>
          </draw:polyline>
          <draw:polyline draw:style-name="gr1" draw:text-style-name="P1" draw:layer="layout" svg:width="0.144cm" svg:height="0.084cm" svg:x="11.787cm" svg:y="16.78cm" svg:viewBox="0 0 145 85" draw:points="145,85 107,81 69,63 0,0">
            <text:p/>
          </draw:polyline>
          <draw:line draw:style-name="gr1" draw:text-style-name="P1" draw:layer="layout" svg:x1="11.787cm" svg:y1="16.78cm" svg:x2="11.787cm" svg:y2="16.335cm">
            <text:p/>
          </draw:line>
          <draw:polyline draw:style-name="gr1" draw:text-style-name="P1" draw:layer="layout" svg:width="0.144cm" svg:height="0.085cm" svg:x="11.787cm" svg:y="16.25cm" svg:viewBox="0 0 145 86" draw:points="0,86 60,31 128,0 145,0">
            <text:p/>
          </draw:polyline>
          <draw:line draw:style-name="gr1" draw:text-style-name="P1" draw:layer="layout" svg:x1="13.053cm" svg:y1="16.798cm" svg:x2="13.067cm" svg:y2="16.78cm">
            <text:p/>
          </draw:line>
          <draw:polyline draw:style-name="gr1" draw:text-style-name="P1" draw:layer="layout" svg:width="0.088cm" svg:height="0cm" svg:x="12.892cm" svg:y="16.864cm" svg:viewBox="0 0 89 0" draw:points="89,0 81,0 64,0 38,0 0,0">
            <text:p/>
          </draw:polyline>
          <draw:line draw:style-name="gr1" draw:text-style-name="P1" draw:layer="layout" svg:x1="13.067cm" svg:y1="16.336cm" svg:x2="13.053cm" svg:y2="16.322cm">
            <text:p/>
          </draw:line>
          <draw:polyline draw:style-name="gr1" draw:text-style-name="P1" draw:layer="layout" svg:width="0.058cm" svg:height="0cm" svg:x="11.872cm" svg:y="16.864cm" svg:viewBox="0 0 59 0" draw:points="59,0 29,0 13,0 0,0">
            <text:p/>
          </draw:polyline>
          <draw:polyline draw:style-name="gr1" draw:text-style-name="P1" draw:layer="layout" svg:width="0.058cm" svg:height="0cm" svg:x="11.872cm" svg:y="16.25cm" svg:viewBox="0 0 59 0" draw:points="59,0 29,0 13,0 0,0">
            <text:p/>
          </draw:polyline>
          <draw:polyline draw:style-name="gr1" draw:text-style-name="P1" draw:layer="layout" svg:width="0.106cm" svg:height="0.008cm" svg:x="12.295cm" svg:y="11.725cm" svg:viewBox="0 0 107 9" draw:points="0,9 4,4 65,0 103,0 107,0">
            <text:p/>
          </draw:polyline>
          <draw:line draw:style-name="gr1" draw:text-style-name="P1" draw:layer="layout" svg:x1="12.735cm" svg:y1="12.005cm" svg:x2="12.745cm" svg:y2="12cm">
            <text:p/>
          </draw:line>
          <draw:polyline draw:style-name="gr1" draw:text-style-name="P1" draw:layer="layout" svg:width="0.017cm" svg:height="0.004cm" svg:x="12.727cm" svg:y="11.992cm" svg:viewBox="0 0 18 5" draw:points="18,5 13,5 4,0 0,0">
            <text:p/>
          </draw:polyline>
          <draw:polyline draw:style-name="gr1" draw:text-style-name="P1" draw:layer="layout" svg:width="0.368cm" svg:height="0.043cm" svg:x="12.109cm" svg:y="11.877cm" svg:viewBox="0 0 369 44" draw:points="0,44 4,40 17,35 30,30 51,30 72,26 102,22 135,17 190,13 251,9 289,5 331,0 369,0">
            <text:p/>
          </draw:polyline>
          <draw:polyline draw:style-name="gr1" draw:text-style-name="P1" draw:layer="layout" svg:width="0.017cm" svg:height="0.017cm" svg:x="12.727cm" svg:y="12.148cm" svg:viewBox="0 0 18 18" draw:points="8,18 18,14 18,10 13,6 4,0 0,0">
            <text:p/>
          </draw:polyline>
          <draw:polyline draw:style-name="gr1" draw:text-style-name="P1" draw:layer="layout" svg:width="0.44cm" svg:height="0.046cm" svg:x="12.109cm" svg:y="12.03cm" svg:viewBox="0 0 441 47" draw:points="0,47 4,43 18,43 31,39 52,35 73,30 103,30 136,26 191,17 251,13 289,13 331,8 373,4 416,0 441,0">
            <text:p/>
          </draw:polyline>
          <draw:polyline draw:style-name="gr1" draw:text-style-name="P1" draw:layer="layout" svg:width="0.139cm" svg:height="0.022cm" svg:x="12.596cm" svg:y="12.004cm" svg:viewBox="0 0 140 23" draw:points="0,23 4,23 51,13 90,9 111,9 128,5 140,0">
            <text:p/>
          </draw:polyline>
          <draw:line draw:style-name="gr1" draw:text-style-name="P1" draw:layer="layout" svg:x1="12.735cm" svg:y1="12.323cm" svg:x2="12.745cm" svg:y2="12.318cm">
            <text:p/>
          </draw:line>
          <draw:polyline draw:style-name="gr1" draw:text-style-name="P1" draw:layer="layout" svg:width="0.017cm" svg:height="0.004cm" svg:x="12.727cm" svg:y="12.309cm" svg:viewBox="0 0 18 5" draw:points="18,5 13,5 4,0 0,0">
            <text:p/>
          </draw:polyline>
          <draw:polyline draw:style-name="gr1" draw:text-style-name="P1" draw:layer="layout" svg:width="0.626cm" svg:height="0.072cm" svg:x="12.109cm" svg:y="12.165cm" svg:viewBox="0 0 627 73" draw:points="0,73 4,69 17,65 30,61 51,61 72,56 102,52 135,48 190,44 250,39 288,35 330,31 372,31 415,27 453,22 492,17 539,13 577,9 598,5 615,0 627,0">
            <text:p/>
          </draw:polyline>
          <draw:polyline draw:style-name="gr1" draw:text-style-name="P1" draw:layer="layout" svg:width="0.009cm" svg:height="0.009cm" svg:x="12.735cm" svg:y="12.474cm" svg:viewBox="0 0 10 10" draw:points="0,10 10,5 10,0">
            <text:p/>
          </draw:polyline>
          <draw:polyline draw:style-name="gr1" draw:text-style-name="P1" draw:layer="layout" svg:width="0.017cm" svg:height="0.008cm" svg:x="12.727cm" svg:y="12.466cm" svg:viewBox="0 0 18 9" draw:points="18,9 13,4 4,0 0,0">
            <text:p/>
          </draw:polyline>
          <draw:polyline draw:style-name="gr1" draw:text-style-name="P1" draw:layer="layout" svg:width="0.626cm" svg:height="0.072cm" svg:x="12.109cm" svg:y="12.322cm" svg:viewBox="0 0 627 73" draw:points="0,73 4,69 17,69 30,64 51,60 72,56 102,56 135,52 190,43 250,39 288,39 330,35 372,31 415,26 453,22 492,22 539,14 577,9 598,9 615,5 627,0">
            <text:p/>
          </draw:polyline>
          <draw:polyline draw:style-name="gr1" draw:text-style-name="P1" draw:layer="layout" svg:width="0.017cm" svg:height="0.012cm" svg:x="12.727cm" svg:y="12.627cm" svg:viewBox="0 0 18 13" draw:points="8,13 18,9 18,4 13,4 4,0 0,0">
            <text:p/>
          </draw:polyline>
          <draw:polyline draw:style-name="gr1" draw:text-style-name="P1" draw:layer="layout" svg:width="0.626cm" svg:height="0.072cm" svg:x="12.109cm" svg:y="12.483cm" svg:viewBox="0 0 627 73" draw:points="0,73 4,69 17,64 30,60 51,60 72,55 102,51 135,46 190,42 250,38 288,34 330,29 372,29 415,25 453,21 492,17 539,12 577,8 598,4 615,0 627,0">
            <text:p/>
          </draw:polyline>
          <draw:polyline draw:style-name="gr1" draw:text-style-name="P1" draw:layer="layout" svg:width="0.009cm" svg:height="0.008cm" svg:x="12.735cm" svg:y="12.792cm" svg:viewBox="0 0 10 9" draw:points="0,9 10,5 10,0">
            <text:p/>
          </draw:polyline>
          <draw:polyline draw:style-name="gr1" draw:text-style-name="P1" draw:layer="layout" svg:width="0.017cm" svg:height="0.009cm" svg:x="12.727cm" svg:y="12.783cm" svg:viewBox="0 0 18 10" draw:points="18,10 13,6 4,0 0,0">
            <text:p/>
          </draw:polyline>
          <draw:polyline draw:style-name="gr1" draw:text-style-name="P1" draw:layer="layout" svg:width="0.626cm" svg:height="0.072cm" svg:x="12.109cm" svg:y="12.639cm" svg:viewBox="0 0 627 73" draw:points="0,73 4,69 17,69 30,65 51,61 72,56 102,56 135,52 190,44 250,39 288,39 330,34 372,30 415,26 453,22 492,22 539,13 577,9 598,9 615,5 627,0">
            <text:p/>
          </draw:polyline>
          <draw:line draw:style-name="gr1" draw:text-style-name="P1" draw:layer="layout" svg:x1="12.735cm" svg:y1="12.958cm" svg:x2="12.745cm" svg:y2="12.953cm">
            <text:p/>
          </draw:line>
          <draw:polyline draw:style-name="gr1" draw:text-style-name="P1" draw:layer="layout" svg:width="0.017cm" svg:height="0.004cm" svg:x="12.727cm" svg:y="12.944cm" svg:viewBox="0 0 18 5" draw:points="18,5 13,5 4,0 0,0">
            <text:p/>
          </draw:polyline>
          <draw:polyline draw:style-name="gr1" draw:text-style-name="P1" draw:layer="layout" svg:width="0.626cm" svg:height="0.072cm" svg:x="12.109cm" svg:y="12.8cm" svg:viewBox="0 0 627 73" draw:points="0,73 4,69 17,65 30,61 51,61 72,56 102,52 135,48 190,44 250,39 288,35 330,31 372,31 415,27 453,21 492,17 539,13 577,9 598,5 615,0 627,0">
            <text:p/>
          </draw:polyline>
          <draw:polyline draw:style-name="gr1" draw:text-style-name="P1" draw:layer="layout" svg:width="0.017cm" svg:height="0.017cm" svg:x="12.727cm" svg:y="13.101cm" svg:viewBox="0 0 18 18" draw:points="8,18 18,14 18,8 13,4 4,0 0,0">
            <text:p/>
          </draw:polyline>
          <draw:polyline draw:style-name="gr1" draw:text-style-name="P1" draw:layer="layout" svg:width="0.626cm" svg:height="0.072cm" svg:x="12.109cm" svg:y="12.957cm" svg:viewBox="0 0 627 73" draw:points="0,73 4,69 17,69 30,64 51,60 72,56 102,56 135,52 190,43 250,39 288,39 330,35 372,31 415,26 453,22 492,22 539,14 577,9 598,9 615,4 627,0">
            <text:p/>
          </draw:polyline>
          <draw:polyline draw:style-name="gr1" draw:text-style-name="P1" draw:layer="layout" svg:width="0.626cm" svg:height="0.072cm" svg:x="12.109cm" svg:y="13.118cm" svg:viewBox="0 0 627 73" draw:points="0,73 4,69 17,64 30,59 51,59 72,55 102,51 135,46 190,42 250,38 288,34 330,29 372,29 415,25 453,21 492,17 539,12 577,8 598,4 615,0 627,0">
            <text:p/>
          </draw:polyline>
          <draw:polyline draw:style-name="gr1" draw:text-style-name="P1" draw:layer="layout" svg:width="0.009cm" svg:height="0.009cm" svg:x="12.735cm" svg:y="16.919cm" svg:viewBox="0 0 10 10" draw:points="0,10 10,6 10,0">
            <text:p/>
          </draw:polyline>
          <draw:polyline draw:style-name="gr1" draw:text-style-name="P1" draw:layer="layout" svg:width="0.017cm" svg:height="0.008cm" svg:x="12.727cm" svg:y="16.911cm" svg:viewBox="0 0 18 9" draw:points="18,9 13,5 4,0 0,0">
            <text:p/>
          </draw:polyline>
          <draw:line draw:style-name="gr1" draw:text-style-name="P1" draw:layer="layout" svg:x1="12.735cm" svg:y1="17.085cm" svg:x2="12.745cm" svg:y2="17.08cm">
            <text:p/>
          </draw:line>
          <draw:polyline draw:style-name="gr1" draw:text-style-name="P1" draw:layer="layout" svg:width="0.017cm" svg:height="0.004cm" svg:x="12.727cm" svg:y="17.072cm" svg:viewBox="0 0 18 5" draw:points="18,5 13,5 4,0 0,0">
            <text:p/>
          </draw:polyline>
          <draw:polyline draw:style-name="gr1" draw:text-style-name="P1" draw:layer="layout" svg:width="0.626cm" svg:height="0.072cm" svg:x="12.109cm" svg:y="16.928cm" svg:viewBox="0 0 627 73" draw:points="0,73 4,69 17,64 30,60 51,60 72,56 102,52 135,47 190,43 250,39 288,35 330,30 372,30 415,26 453,22 492,18 539,12 577,8 598,4 615,0 627,0">
            <text:p/>
          </draw:polyline>
          <draw:polyline draw:style-name="gr1" draw:text-style-name="P1" draw:layer="layout" svg:width="0.017cm" svg:height="0.017cm" svg:x="12.727cm" svg:y="17.228cm" svg:viewBox="0 0 18 18" draw:points="8,18 18,14 18,9 13,5 4,0 0,0">
            <text:p/>
          </draw:polyline>
          <draw:polyline draw:style-name="gr1" draw:text-style-name="P1" draw:layer="layout" svg:width="0.626cm" svg:height="0.072cm" svg:x="12.109cm" svg:y="17.084cm" svg:viewBox="0 0 627 73" draw:points="0,73 4,68 17,68 30,64 51,60 72,55 102,55 135,51 190,43 250,39 288,39 330,34 372,30 415,26 453,22 492,22 539,13 577,9 598,9 615,5 627,0">
            <text:p/>
          </draw:polyline>
          <draw:polyline draw:style-name="gr1" draw:text-style-name="P1" draw:layer="layout" svg:width="0.017cm" svg:height="0.013cm" svg:x="12.727cm" svg:y="17.389cm" svg:viewBox="0 0 18 14" draw:points="8,14 18,10 18,4 13,4 4,0 0,0">
            <text:p/>
          </draw:polyline>
          <draw:polyline draw:style-name="gr1" draw:text-style-name="P1" draw:layer="layout" svg:width="0.626cm" svg:height="0.072cm" svg:x="12.109cm" svg:y="17.245cm" svg:viewBox="0 0 627 73" draw:points="0,73 4,69 17,65 30,61 51,61 72,56 102,52 135,47 190,43 250,38 288,34 330,30 372,30 415,26 453,21 492,17 539,13 577,9 598,5 615,0 627,0">
            <text:p/>
          </draw:polyline>
          <draw:polyline draw:style-name="gr1" draw:text-style-name="P1" draw:layer="layout" svg:width="0.017cm" svg:height="0.017cm" svg:x="12.727cm" svg:y="17.546cm" svg:viewBox="0 0 18 18" draw:points="8,18 18,14 18,8 13,4 4,0 0,0">
            <text:p/>
          </draw:polyline>
          <draw:polyline draw:style-name="gr1" draw:text-style-name="P1" draw:layer="layout" svg:width="0.626cm" svg:height="0.072cm" svg:x="12.109cm" svg:y="17.402cm" svg:viewBox="0 0 627 73" draw:points="0,73 4,69 17,69 30,64 51,60 72,56 102,56 135,52 190,43 250,39 288,39 330,34 372,30 415,25 453,21 492,21 539,13 577,8 598,8 615,4 627,0">
            <text:p/>
          </draw:polyline>
          <draw:polyline draw:style-name="gr1" draw:text-style-name="P1" draw:layer="layout" svg:width="0.017cm" svg:height="0.012cm" svg:x="12.727cm" svg:y="17.707cm" svg:viewBox="0 0 18 13" draw:points="8,13 18,9 18,5 13,5 4,0 0,0">
            <text:p/>
          </draw:polyline>
          <draw:polyline draw:style-name="gr1" draw:text-style-name="P1" draw:layer="layout" svg:width="0.626cm" svg:height="0.072cm" svg:x="12.109cm" svg:y="17.563cm" svg:viewBox="0 0 627 73" draw:points="0,73 4,69 17,64 30,60 51,60 72,56 102,52 135,47 190,43 250,39 288,35 330,30 372,30 415,26 453,22 492,18 539,12 577,8 598,4 615,0 627,0">
            <text:p/>
          </draw:polyline>
          <draw:polyline draw:style-name="gr1" draw:text-style-name="P1" draw:layer="layout" svg:width="0.017cm" svg:height="0.017cm" svg:x="12.727cm" svg:y="17.863cm" svg:viewBox="0 0 18 18" draw:points="8,18 18,13 18,9 13,5 4,0 0,0">
            <text:p/>
          </draw:polyline>
          <draw:polyline draw:style-name="gr1" draw:text-style-name="P1" draw:layer="layout" svg:width="0.626cm" svg:height="0.072cm" svg:x="12.109cm" svg:y="17.719cm" svg:viewBox="0 0 627 73" draw:points="0,73 4,69 17,69 30,65 51,61 72,56 102,56 135,52 190,44 250,40 288,40 330,35 372,31 415,27 453,23 492,23 539,14 577,10 598,10 615,6 627,0">
            <text:p/>
          </draw:polyline>
          <draw:polyline draw:style-name="gr1" draw:text-style-name="P1" draw:layer="layout" svg:width="0.017cm" svg:height="0.013cm" svg:x="12.727cm" svg:y="18.024cm" svg:viewBox="0 0 18 14" draw:points="8,14 18,10 18,4 13,4 4,0 0,0">
            <text:p/>
          </draw:polyline>
          <draw:polyline draw:style-name="gr1" draw:text-style-name="P1" draw:layer="layout" svg:width="0.626cm" svg:height="0.072cm" svg:x="12.109cm" svg:y="17.88cm" svg:viewBox="0 0 627 73" draw:points="0,73 4,69 17,65 30,61 51,61 72,56 102,51 135,47 190,43 250,38 288,34 330,30 372,30 415,26 453,21 492,17 539,13 577,9 598,5 615,0 627,0">
            <text:p/>
          </draw:polyline>
          <draw:polyline draw:style-name="gr1" draw:text-style-name="P1" draw:layer="layout" svg:width="0.009cm" svg:height="0.009cm" svg:x="12.735cm" svg:y="18.189cm" svg:viewBox="0 0 10 10" draw:points="0,10 10,6 10,0">
            <text:p/>
          </draw:polyline>
          <draw:polyline draw:style-name="gr1" draw:text-style-name="P1" draw:layer="layout" svg:width="0.017cm" svg:height="0.008cm" svg:x="12.727cm" svg:y="18.181cm" svg:viewBox="0 0 18 9" draw:points="18,9 13,4 4,0 0,0">
            <text:p/>
          </draw:polyline>
          <draw:polyline draw:style-name="gr1" draw:text-style-name="P1" draw:layer="layout" svg:width="0.626cm" svg:height="0.072cm" svg:x="12.109cm" svg:y="18.037cm" svg:viewBox="0 0 627 73" draw:points="0,73 4,69 17,69 30,64 51,60 72,56 102,56 135,52 190,43 250,38 288,38 330,34 372,30 415,25 453,21 492,21 539,13 577,8 598,8 615,4 627,0">
            <text:p/>
          </draw:polyline>
          <draw:line draw:style-name="gr1" draw:text-style-name="P1" draw:layer="layout" svg:x1="12.735cm" svg:y1="18.355cm" svg:x2="12.745cm" svg:y2="18.35cm">
            <text:p/>
          </draw:line>
          <draw:polyline draw:style-name="gr1" draw:text-style-name="P1" draw:layer="layout" svg:width="0.017cm" svg:height="0.004cm" svg:x="12.727cm" svg:y="18.342cm" svg:viewBox="0 0 18 5" draw:points="18,5 13,5 4,0 0,0">
            <text:p/>
          </draw:polyline>
          <draw:polyline draw:style-name="gr1" draw:text-style-name="P1" draw:layer="layout" svg:width="0.169cm" svg:height="0.03cm" svg:x="12.109cm" svg:y="18.24cm" svg:viewBox="0 0 170 31" draw:points="0,31 4,26 18,21 31,17 52,17 73,13 103,9 136,4 170,0">
            <text:p/>
          </draw:polyline>
          <draw:polyline draw:style-name="gr1" draw:text-style-name="P1" draw:layer="layout" svg:width="0.431cm" svg:height="0.042cm" svg:x="12.304cm" svg:y="18.198cm" svg:viewBox="0 0 432 43" draw:points="0,43 55,39 93,35 135,30 178,30 221,26 259,22 297,18 344,13 382,8 403,4 420,0 432,0">
            <text:p/>
          </draw:polyline>
          <draw:polyline draw:style-name="gr1" draw:text-style-name="P1" draw:layer="layout" svg:width="0.351cm" svg:height="0.039cm" svg:x="12.384cm" svg:y="18.354cm" svg:viewBox="0 0 352 40" draw:points="0,40 13,40 56,35 98,31 141,27 179,23 217,23 264,14 302,10 323,10 340,6 352,0">
            <text:p/>
          </draw:polyline>
          <draw:polyline draw:style-name="gr1" draw:text-style-name="P1" draw:layer="layout" svg:width="0.135cm" svg:height="0.013cm" svg:x="12.465cm" svg:y="18.532cm" svg:viewBox="0 0 136 14" draw:points="0,14 16,14 60,10 98,4 136,0">
            <text:p/>
          </draw:polyline>
          <draw:polyline draw:style-name="gr1" draw:text-style-name="P1" draw:layer="layout" svg:width="0.178cm" svg:height="0.026cm" svg:x="12.456cm" svg:y="18.498cm" svg:viewBox="0 0 179 27" draw:points="0,27 13,27 103,14 166,5 179,0">
            <text:p/>
          </draw:polyline>
          <draw:polyline draw:style-name="gr1" draw:text-style-name="P1" draw:layer="layout" svg:width="0.283cm" svg:height="0.047cm" svg:x="12.376cm" svg:y="18.329cm" svg:viewBox="0 0 284 48" draw:points="0,48 94,35 183,26 246,17 284,4 284,0">
            <text:p/>
          </draw:polyline>
          <draw:polyline draw:style-name="gr1" draw:text-style-name="P1" draw:layer="layout" svg:width="0.449cm" svg:height="0.072cm" svg:x="12.21cm" svg:y="18.168cm" svg:viewBox="0 0 450 73" draw:points="0,73 18,69 82,56 167,47 260,38 349,26 412,17 450,9 450,0">
            <text:p/>
          </draw:polyline>
          <draw:polyline draw:style-name="gr1" draw:text-style-name="P1" draw:layer="layout" svg:width="0.449cm" svg:height="0.067cm" svg:x="12.21cm" svg:y="18.012cm" svg:viewBox="0 0 450 68" draw:points="0,68 18,64 82,56 167,47 260,33 349,25 412,16 450,4 450,0">
            <text:p/>
          </draw:polyline>
          <draw:polyline draw:style-name="gr1" draw:text-style-name="P1" draw:layer="layout" svg:width="0.449cm" svg:height="0.072cm" svg:x="12.21cm" svg:y="17.851cm" svg:viewBox="0 0 450 73" draw:points="0,73 18,68 82,56 167,47 260,39 349,26 412,18 450,8 450,0">
            <text:p/>
          </draw:polyline>
          <draw:polyline draw:style-name="gr1" draw:text-style-name="P1" draw:layer="layout" svg:width="0.449cm" svg:height="0.068cm" svg:x="12.21cm" svg:y="17.694cm" svg:viewBox="0 0 450 69" draw:points="0,69 18,65 82,56 167,48 260,35 349,25 412,17 450,4 450,0">
            <text:p/>
          </draw:polyline>
          <draw:polyline draw:style-name="gr1" draw:text-style-name="P1" draw:layer="layout" svg:width="0.449cm" svg:height="0.072cm" svg:x="12.21cm" svg:y="17.533cm" svg:viewBox="0 0 450 73" draw:points="0,73 18,69 82,56 167,48 260,38 349,26 412,17 450,9 450,0">
            <text:p/>
          </draw:polyline>
          <draw:polyline draw:style-name="gr1" draw:text-style-name="P1" draw:layer="layout" svg:width="0.449cm" svg:height="0.067cm" svg:x="12.21cm" svg:y="17.377cm" svg:viewBox="0 0 450 68" draw:points="0,68 18,64 82,56 167,47 260,34 349,26 412,17 450,4 450,0">
            <text:p/>
          </draw:polyline>
          <draw:polyline draw:style-name="gr1" draw:text-style-name="P1" draw:layer="layout" svg:width="0.449cm" svg:height="0.072cm" svg:x="12.21cm" svg:y="17.216cm" svg:viewBox="0 0 450 73" draw:points="0,73 18,68 82,56 167,47 260,39 349,26 412,18 450,8 450,0">
            <text:p/>
          </draw:polyline>
          <draw:polyline draw:style-name="gr1" draw:text-style-name="P1" draw:layer="layout" svg:width="0.449cm" svg:height="0.068cm" svg:x="12.21cm" svg:y="17.059cm" svg:viewBox="0 0 450 69" draw:points="0,69 18,65 82,55 167,47 260,34 349,25 412,17 450,4 450,0">
            <text:p/>
          </draw:polyline>
          <draw:polyline draw:style-name="gr1" draw:text-style-name="P1" draw:layer="layout" svg:width="0.449cm" svg:height="0.072cm" svg:x="12.21cm" svg:y="16.898cm" svg:viewBox="0 0 450 73" draw:points="0,73 18,69 82,56 167,48 260,38 349,26 412,17 450,9 450,0">
            <text:p/>
          </draw:polyline>
          <draw:polyline draw:style-name="gr1" draw:text-style-name="P1" draw:layer="layout" svg:width="0.449cm" svg:height="0.072cm" svg:x="12.21cm" svg:y="13.088cm" svg:viewBox="0 0 450 73" draw:points="0,73 18,69 82,56 167,48 260,39 349,27 412,17 450,9 450,0">
            <text:p/>
          </draw:polyline>
          <draw:polyline draw:style-name="gr1" draw:text-style-name="P1" draw:layer="layout" svg:width="0.449cm" svg:height="0.067cm" svg:x="12.21cm" svg:y="12.932cm" svg:viewBox="0 0 450 68" draw:points="0,68 18,64 82,56 167,47 260,34 349,25 412,16 450,4 450,0">
            <text:p/>
          </draw:polyline>
          <draw:polyline draw:style-name="gr1" draw:text-style-name="P1" draw:layer="layout" svg:width="0.449cm" svg:height="0.072cm" svg:x="12.21cm" svg:y="12.771cm" svg:viewBox="0 0 450 73" draw:points="0,73 18,68 82,56 167,46 260,38 349,25 412,17 450,8 450,0">
            <text:p/>
          </draw:polyline>
          <draw:polyline draw:style-name="gr1" draw:text-style-name="P1" draw:layer="layout" svg:width="0.449cm" svg:height="0.068cm" svg:x="12.21cm" svg:y="12.614cm" svg:viewBox="0 0 450 69" draw:points="0,69 18,65 82,56 167,48 260,35 349,26 412,18 450,4 450,0">
            <text:p/>
          </draw:polyline>
          <draw:polyline draw:style-name="gr1" draw:text-style-name="P1" draw:layer="layout" svg:width="0.449cm" svg:height="0.072cm" svg:x="12.21cm" svg:y="12.453cm" svg:viewBox="0 0 450 73" draw:points="0,73 18,69 82,56 167,48 260,39 349,27 412,18 450,9 450,0">
            <text:p/>
          </draw:polyline>
          <draw:polyline draw:style-name="gr1" draw:text-style-name="P1" draw:layer="layout" svg:width="0.449cm" svg:height="0.067cm" svg:x="12.21cm" svg:y="12.297cm" svg:viewBox="0 0 450 68" draw:points="0,68 18,63 82,55 167,46 260,33 349,25 412,16 450,4 450,0">
            <text:p/>
          </draw:polyline>
          <draw:polyline draw:style-name="gr1" draw:text-style-name="P1" draw:layer="layout" svg:width="0.449cm" svg:height="0.072cm" svg:x="12.21cm" svg:y="12.136cm" svg:viewBox="0 0 450 73" draw:points="0,73 18,68 82,56 167,46 260,38 349,25 412,17 450,8 450,0">
            <text:p/>
          </draw:polyline>
          <draw:polyline draw:style-name="gr1" draw:text-style-name="P1" draw:layer="layout" svg:width="0.331cm" svg:height="0.043cm" svg:x="12.21cm" svg:y="12.004cm" svg:viewBox="0 0 332 44" draw:points="0,44 17,40 81,30 166,22 260,9 332,0">
            <text:p/>
          </draw:polyline>
          <draw:polyline draw:style-name="gr1" draw:text-style-name="P1" draw:layer="layout" svg:width="0.029cm" svg:height="0.013cm" svg:x="12.63cm" svg:y="11.979cm" svg:viewBox="0 0 30 14" draw:points="0,14 30,4 30,0">
            <text:p/>
          </draw:polyline>
          <draw:polyline draw:style-name="gr1" draw:text-style-name="P1" draw:layer="layout" svg:width="0.255cm" svg:height="0.034cm" svg:x="12.21cm" svg:y="11.856cm" svg:viewBox="0 0 256 35" draw:points="0,35 17,31 81,18 167,9 256,0">
            <text:p/>
          </draw:polyline>
          <draw:polyline draw:style-name="gr1" draw:text-style-name="P1" draw:layer="layout" svg:width="0.081cm" svg:height="0.008cm" svg:x="12.312cm" svg:y="11.704cm" svg:viewBox="0 0 82 9" draw:points="0,9 65,5 82,0">
            <text:p/>
          </draw:polyline>
          <draw:line draw:style-name="gr1" draw:text-style-name="P1" draw:layer="layout" svg:x1="12.503cm" svg:y1="18.617cm" svg:x2="12.515cm" svg:y2="18.617cm">
            <text:p/>
          </draw:line>
          <draw:polyline draw:style-name="gr1" draw:text-style-name="P1" draw:layer="layout" svg:width="0.212cm" svg:height="0.03cm" svg:x="12.426cm" svg:y="18.439cm" svg:viewBox="0 0 213 31" draw:points="0,31 43,27 132,14 195,5 213,0">
            <text:p/>
          </draw:polyline>
          <draw:polyline draw:style-name="gr1" draw:text-style-name="P1" draw:layer="layout" svg:width="0.292cm" svg:height="0.034cm" svg:x="12.346cm" svg:y="18.282cm" svg:viewBox="0 0 293 35" draw:points="0,35 30,35 123,23 212,13 276,5 293,0">
            <text:p/>
          </draw:polyline>
          <draw:polyline draw:style-name="gr1" draw:text-style-name="P1" draw:layer="layout" svg:width="0.444cm" svg:height="0.067cm" svg:x="12.194cm" svg:y="18.122cm" svg:viewBox="0 0 445 68" draw:points="0,68 0,64 33,56 97,43 182,34 275,26 364,13 428,5 445,0">
            <text:p/>
          </draw:polyline>
          <draw:polyline draw:style-name="gr1" draw:text-style-name="P1" draw:layer="layout" svg:width="0.444cm" svg:height="0.068cm" svg:x="12.194cm" svg:y="17.965cm" svg:viewBox="0 0 445 69" draw:points="0,69 0,64 33,52 97,43 182,35 275,21 364,13 428,4 445,0">
            <text:p/>
          </draw:polyline>
          <draw:polyline draw:style-name="gr1" draw:text-style-name="P1" draw:layer="layout" svg:width="0.444cm" svg:height="0.068cm" svg:x="12.194cm" svg:y="17.804cm" svg:viewBox="0 0 445 69" draw:points="0,69 0,65 33,56 97,42 182,34 275,25 364,13 428,4 445,0">
            <text:p/>
          </draw:polyline>
          <draw:polyline draw:style-name="gr1" draw:text-style-name="P1" draw:layer="layout" svg:width="0.444cm" svg:height="0.068cm" svg:x="12.194cm" svg:y="17.647cm" svg:viewBox="0 0 445 69" draw:points="0,69 0,65 33,52 97,44 182,35 275,23 364,14 428,5 445,0">
            <text:p/>
          </draw:polyline>
          <draw:polyline draw:style-name="gr1" draw:text-style-name="P1" draw:layer="layout" svg:width="0.444cm" svg:height="0.067cm" svg:x="12.194cm" svg:y="17.487cm" svg:viewBox="0 0 445 68" draw:points="0,68 0,64 33,56 97,43 182,34 275,25 364,12 428,4 445,0">
            <text:p/>
          </draw:polyline>
          <draw:polyline draw:style-name="gr1" draw:text-style-name="P1" draw:layer="layout" svg:width="0.444cm" svg:height="0.068cm" svg:x="12.194cm" svg:y="17.33cm" svg:viewBox="0 0 445 69" draw:points="0,69 0,64 33,51 97,42 182,34 275,21 364,13 428,4 445,0">
            <text:p/>
          </draw:polyline>
          <draw:polyline draw:style-name="gr1" draw:text-style-name="P1" draw:layer="layout" svg:width="0.444cm" svg:height="0.068cm" svg:x="12.194cm" svg:y="17.169cm" svg:viewBox="0 0 445 69" draw:points="0,69 0,65 33,56 97,43 182,35 275,26 364,13 428,4 445,0">
            <text:p/>
          </draw:polyline>
          <draw:polyline draw:style-name="gr1" draw:text-style-name="P1" draw:layer="layout" svg:width="0.444cm" svg:height="0.068cm" svg:x="12.194cm" svg:y="17.012cm" svg:viewBox="0 0 445 69" draw:points="0,69 0,65 33,52 97,44 182,34 275,22 364,13 428,5 445,0">
            <text:p/>
          </draw:polyline>
          <draw:polyline draw:style-name="gr1" draw:text-style-name="P1" draw:layer="layout" svg:width="0.359cm" svg:height="0.055cm" svg:x="12.194cm" svg:y="16.864cm" svg:viewBox="0 0 360 56" draw:points="0,56 0,52 33,43 97,30 182,21 275,13 360,0">
            <text:p/>
          </draw:polyline>
          <draw:polyline draw:style-name="gr1" draw:text-style-name="P1" draw:layer="layout" svg:width="0.389cm" svg:height="0.047cm" svg:x="12.249cm" svg:y="13.202cm" svg:viewBox="0 0 390 48" draw:points="0,48 43,43 128,34 221,22 310,13 373,5 390,0">
            <text:p/>
          </draw:polyline>
          <draw:polyline draw:style-name="gr1" draw:text-style-name="P1" draw:layer="layout" svg:width="0.444cm" svg:height="0.067cm" svg:x="12.194cm" svg:y="13.042cm" svg:viewBox="0 0 445 68" draw:points="0,68 0,64 33,55 97,42 182,33 275,25 364,12 428,4 445,0">
            <text:p/>
          </draw:polyline>
          <draw:polyline draw:style-name="gr1" draw:text-style-name="P1" draw:layer="layout" svg:width="0.444cm" svg:height="0.068cm" svg:x="12.194cm" svg:y="12.885cm" svg:viewBox="0 0 445 69" draw:points="0,69 0,64 33,52 97,43 182,35 275,22 364,14 428,4 445,0">
            <text:p/>
          </draw:polyline>
          <draw:polyline draw:style-name="gr1" draw:text-style-name="P1" draw:layer="layout" svg:width="0.444cm" svg:height="0.068cm" svg:x="12.194cm" svg:y="12.724cm" svg:viewBox="0 0 445 69" draw:points="0,69 0,65 33,56 97,43 182,34 275,25 364,13 428,4 445,0">
            <text:p/>
          </draw:polyline>
          <draw:polyline draw:style-name="gr1" draw:text-style-name="P1" draw:layer="layout" svg:width="0.444cm" svg:height="0.068cm" svg:x="12.194cm" svg:y="12.567cm" svg:viewBox="0 0 445 69" draw:points="0,69 0,65 33,51 97,43 182,34 275,22 364,13 428,5 445,0">
            <text:p/>
          </draw:polyline>
          <draw:polyline draw:style-name="gr1" draw:text-style-name="P1" draw:layer="layout" svg:width="0.444cm" svg:height="0.067cm" svg:x="12.194cm" svg:y="12.407cm" svg:viewBox="0 0 445 68" draw:points="0,68 0,64 33,56 97,43 182,34 275,26 364,12 428,4 445,0">
            <text:p/>
          </draw:polyline>
          <draw:polyline draw:style-name="gr1" draw:text-style-name="P1" draw:layer="layout" svg:width="0.444cm" svg:height="0.068cm" svg:x="12.194cm" svg:y="12.25cm" svg:viewBox="0 0 445 69" draw:points="0,69 0,64 33,52 97,42 182,34 275,21 364,13 428,4 445,0">
            <text:p/>
          </draw:polyline>
          <draw:polyline draw:style-name="gr1" draw:text-style-name="P1" draw:layer="layout" svg:width="0.444cm" svg:height="0.068cm" svg:x="12.194cm" svg:y="12.089cm" svg:viewBox="0 0 445 69" draw:points="0,69 0,65 33,56 97,43 182,35 275,26 364,14 428,5 445,0">
            <text:p/>
          </draw:polyline>
          <draw:polyline draw:style-name="gr1" draw:text-style-name="P1" draw:layer="layout" svg:width="0.317cm" svg:height="0.051cm" svg:x="12.194cm" svg:y="11.949cm" svg:viewBox="0 0 318 52" draw:points="0,52 0,47 33,34 97,26 182,17 275,5 318,0">
            <text:p/>
          </draw:polyline>
          <draw:polyline draw:style-name="gr1" draw:text-style-name="P1" draw:layer="layout" svg:width="0.245cm" svg:height="0.038cm" svg:x="12.194cm" svg:y="11.801cm" svg:viewBox="0 0 246 39" draw:points="0,39 0,35 33,27 97,13 182,4 246,0">
            <text:p/>
          </draw:polyline>
          <draw:polyline draw:style-name="gr1" draw:text-style-name="P1" draw:layer="layout" svg:width="0.042cm" svg:height="0.004cm" svg:x="12.494cm" svg:y="18.596cm" svg:viewBox="0 0 43 5" draw:points="0,5 30,5 43,0">
            <text:p/>
          </draw:polyline>
          <draw:polyline draw:style-name="gr1" draw:text-style-name="P1" draw:layer="layout" svg:width="0.3cm" svg:height="0.03cm" svg:x="12.414cm" svg:y="18.418cm" svg:viewBox="0 0 301 31" draw:points="0,31 25,31 68,26 111,21 149,17 187,17 234,8 272,4 293,4 301,0">
            <text:p/>
          </draw:polyline>
          <draw:polyline draw:style-name="gr1" draw:text-style-name="P1" draw:layer="layout" svg:width="0.106cm" svg:height="0.03cm" svg:x="12.109cm" svg:y="18.308cm" svg:viewBox="0 0 107 31" draw:points="17,31 8,26 0,22 4,18 17,13 31,8 52,8 73,4 103,0 107,0">
            <text:p/>
          </draw:polyline>
          <draw:polyline draw:style-name="gr1" draw:text-style-name="P1" draw:layer="layout" svg:width="0.402cm" svg:height="0.042cm" svg:x="12.333cm" svg:y="18.253cm" svg:viewBox="0 0 403 43" draw:points="0,43 26,43 64,38 106,34 149,34 192,29 230,25 268,21 315,17 353,13 374,8 391,4 403,0">
            <text:p/>
          </draw:polyline>
          <draw:line draw:style-name="gr1" draw:text-style-name="P1" draw:layer="layout" svg:x1="12.735cm" svg:y1="18.254cm" svg:x2="12.745cm" svg:y2="18.249cm">
            <text:p/>
          </draw:line>
          <draw:polyline draw:style-name="gr1" draw:text-style-name="P1" draw:layer="layout" svg:width="0.626cm" svg:height="0.081cm" svg:x="12.109cm" svg:y="18.096cm" svg:viewBox="0 0 627 82" draw:points="17,82 8,82 0,77 0,73 4,69 17,69 30,65 51,60 72,56 102,52 135,52 190,44 250,39 288,39 330,35 372,31 415,27 453,22 492,22 539,14 577,10 598,10 615,4 627,0">
            <text:p/>
          </draw:polyline>
          <draw:line draw:style-name="gr1" draw:text-style-name="P1" draw:layer="layout" svg:x1="12.735cm" svg:y1="18.097cm" svg:x2="12.745cm" svg:y2="18.092cm">
            <text:p/>
          </draw:line>
          <draw:polyline draw:style-name="gr1" draw:text-style-name="P1" draw:layer="layout" svg:width="0.626cm" svg:height="0.086cm" svg:x="12.109cm" svg:y="17.935cm" svg:viewBox="0 0 627 87" draw:points="17,87 8,82 0,78 4,73 17,69 30,65 51,65 72,61 102,56 135,52 190,48 250,44 288,39 330,35 372,35 415,31 453,27 492,22 539,18 577,14 598,10 615,6 627,0">
            <text:p/>
          </draw:polyline>
          <draw:line draw:style-name="gr1" draw:text-style-name="P1" draw:layer="layout" svg:x1="12.735cm" svg:y1="17.936cm" svg:x2="12.745cm" svg:y2="17.931cm">
            <text:p/>
          </draw:line>
          <draw:polyline draw:style-name="gr1" draw:text-style-name="P1" draw:layer="layout" svg:width="0.626cm" svg:height="0.08cm" svg:x="12.109cm" svg:y="17.779cm" svg:viewBox="0 0 627 81" draw:points="17,81 8,81 0,77 0,73 4,68 17,68 30,64 51,60 72,56 102,52 135,52 190,43 250,39 288,39 330,35 372,30 415,26 453,22 492,22 539,13 577,9 598,9 615,5 627,0">
            <text:p/>
          </draw:polyline>
          <draw:line draw:style-name="gr1" draw:text-style-name="P1" draw:layer="layout" svg:x1="12.735cm" svg:y1="17.78cm" svg:x2="12.745cm" svg:y2="17.774cm">
            <text:p/>
          </draw:line>
          <draw:polyline draw:style-name="gr1" draw:text-style-name="P1" draw:layer="layout" svg:width="0.626cm" svg:height="0.084cm" svg:x="12.109cm" svg:y="17.618cm" svg:viewBox="0 0 627 85" draw:points="17,85 8,81 0,77 4,73 17,69 30,63 51,63 72,59 102,55 135,51 190,46 250,42 288,38 330,34 372,34 415,29 453,25 492,21 539,17 577,13 598,8 615,4 627,0">
            <text:p/>
          </draw:polyline>
          <draw:line draw:style-name="gr1" draw:text-style-name="P1" draw:layer="layout" svg:x1="12.735cm" svg:y1="17.619cm" svg:x2="12.745cm" svg:y2="17.614cm">
            <text:p/>
          </draw:line>
          <draw:polyline draw:style-name="gr1" draw:text-style-name="P1" draw:layer="layout" svg:width="0.626cm" svg:height="0.082cm" svg:x="12.109cm" svg:y="17.461cm" svg:viewBox="0 0 627 83" draw:points="17,83 8,83 0,77 0,73 4,69 17,69 30,65 51,60 72,56 102,52 135,52 190,44 250,39 288,39 330,35 372,31 415,27 453,22 492,22 539,14 577,10 598,10 615,5 627,0">
            <text:p/>
          </draw:polyline>
          <draw:line draw:style-name="gr1" draw:text-style-name="P1" draw:layer="layout" svg:x1="12.735cm" svg:y1="17.462cm" svg:x2="12.745cm" svg:y2="17.457cm">
            <text:p/>
          </draw:line>
          <draw:polyline draw:style-name="gr1" draw:text-style-name="P1" draw:layer="layout" svg:width="0.626cm" svg:height="0.085cm" svg:x="12.109cm" svg:y="17.3cm" svg:viewBox="0 0 627 86" draw:points="17,86 8,82 0,78 4,73 17,69 30,65 51,65 72,61 102,56 135,52 190,47 250,43 288,38 330,34 372,34 415,30 453,26 492,21 539,17 577,13 598,9 615,5 627,0">
            <text:p/>
          </draw:polyline>
          <draw:line draw:style-name="gr1" draw:text-style-name="P1" draw:layer="layout" svg:x1="12.735cm" svg:y1="17.301cm" svg:x2="12.745cm" svg:y2="17.296cm">
            <text:p/>
          </draw:line>
          <draw:polyline draw:style-name="gr1" draw:text-style-name="P1" draw:layer="layout" svg:width="0.626cm" svg:height="0.08cm" svg:x="12.109cm" svg:y="17.144cm" svg:viewBox="0 0 627 81" draw:points="17,81 8,81 0,76 0,72 4,67 17,67 30,63 51,59 72,55 102,51 135,51 190,42 250,38 288,38 330,34 372,29 415,25 453,21 492,21 539,12 577,8 598,8 615,4 627,0">
            <text:p/>
          </draw:polyline>
          <draw:line draw:style-name="gr1" draw:text-style-name="P1" draw:layer="layout" svg:x1="12.735cm" svg:y1="17.146cm" svg:x2="12.745cm" svg:y2="17.139cm">
            <text:p/>
          </draw:line>
          <draw:polyline draw:style-name="gr1" draw:text-style-name="P1" draw:layer="layout" svg:width="0.626cm" svg:height="0.084cm" svg:x="12.109cm" svg:y="16.983cm" svg:viewBox="0 0 627 85" draw:points="17,85 8,81 0,77 4,73 17,69 30,64 51,64 72,60 102,56 135,52 190,47 250,43 288,39 330,35 372,35 415,30 453,25 492,21 539,17 577,13 598,8 615,4 627,0">
            <text:p/>
          </draw:polyline>
          <draw:line draw:style-name="gr1" draw:text-style-name="P1" draw:layer="layout" svg:x1="12.735cm" svg:y1="16.984cm" svg:x2="12.745cm" svg:y2="16.979cm">
            <text:p/>
          </draw:line>
          <draw:polyline draw:style-name="gr1" draw:text-style-name="P1" draw:layer="layout" svg:width="0.241cm" svg:height="0.043cm" svg:x="12.109cm" svg:y="16.864cm" svg:viewBox="0 0 242 44" draw:points="17,44 8,44 0,39 0,35 4,31 17,31 30,27 51,22 72,18 102,14 135,14 191,6 242,0">
            <text:p/>
          </draw:polyline>
          <draw:polyline draw:style-name="gr1" draw:text-style-name="P1" draw:layer="layout" svg:width="0.626cm" svg:height="0.076cm" svg:x="12.109cm" svg:y="13.173cm" svg:viewBox="0 0 627 77" draw:points="0,77 4,72 17,68 30,63 51,63 72,59 102,55 135,51 190,46 250,42 288,38 330,34 372,34 415,29 453,25 492,21 539,17 577,13 598,8 615,4 627,0">
            <text:p/>
          </draw:polyline>
          <draw:line draw:style-name="gr1" draw:text-style-name="P1" draw:layer="layout" svg:x1="12.735cm" svg:y1="13.174cm" svg:x2="12.745cm" svg:y2="13.169cm">
            <text:p/>
          </draw:line>
          <draw:polyline draw:style-name="gr1" draw:text-style-name="P1" draw:layer="layout" svg:width="0.626cm" svg:height="0.081cm" svg:x="12.109cm" svg:y="13.016cm" svg:viewBox="0 0 627 82" draw:points="17,82 8,82 0,77 0,73 4,69 17,69 30,65 51,60 72,56 102,52 135,52 190,43 250,38 288,38 330,34 372,30 415,26 453,21 492,21 539,13 577,9 598,9 615,4 627,0">
            <text:p/>
          </draw:polyline>
          <draw:line draw:style-name="gr1" draw:text-style-name="P1" draw:layer="layout" svg:x1="12.735cm" svg:y1="13.017cm" svg:x2="12.745cm" svg:y2="13.012cm">
            <text:p/>
          </draw:line>
          <draw:polyline draw:style-name="gr1" draw:text-style-name="P1" draw:layer="layout" svg:width="0.626cm" svg:height="0.085cm" svg:x="12.109cm" svg:y="12.855cm" svg:viewBox="0 0 627 86" draw:points="17,86 8,82 0,78 4,73 17,69 30,65 51,65 72,61 102,56 135,52 190,48 250,44 288,38 330,34 372,34 415,30 453,26 492,21 539,17 577,13 598,9 615,5 627,0">
            <text:p/>
          </draw:polyline>
          <draw:line draw:style-name="gr1" draw:text-style-name="P1" draw:layer="layout" svg:x1="12.735cm" svg:y1="12.856cm" svg:x2="12.745cm" svg:y2="12.851cm">
            <text:p/>
          </draw:line>
          <draw:polyline draw:style-name="gr1" draw:text-style-name="P1" draw:layer="layout" svg:width="0.626cm" svg:height="0.08cm" svg:x="12.109cm" svg:y="12.699cm" svg:viewBox="0 0 627 81" draw:points="17,81 8,81 0,77 0,73 4,68 17,68 30,64 51,60 72,56 102,52 135,52 190,42 250,38 288,38 330,34 372,29 415,25 453,21 492,21 539,12 577,8 598,8 615,4 627,0">
            <text:p/>
          </draw:polyline>
          <draw:line draw:style-name="gr1" draw:text-style-name="P1" draw:layer="layout" svg:x1="12.735cm" svg:y1="12.7cm" svg:x2="12.745cm" svg:y2="12.694cm">
            <text:p/>
          </draw:line>
          <draw:polyline draw:style-name="gr1" draw:text-style-name="P1" draw:layer="layout" svg:width="0.626cm" svg:height="0.084cm" svg:x="12.109cm" svg:y="12.538cm" svg:viewBox="0 0 627 85" draw:points="17,85 8,81 0,77 4,73 17,69 30,64 51,64 72,60 102,56 135,52 190,47 250,43 288,39 330,35 372,35 415,30 453,26 492,21 539,17 577,13 598,8 615,4 627,0">
            <text:p/>
          </draw:polyline>
          <draw:line draw:style-name="gr1" draw:text-style-name="P1" draw:layer="layout" svg:x1="12.735cm" svg:y1="12.539cm" svg:x2="12.745cm" svg:y2="12.534cm">
            <text:p/>
          </draw:line>
          <draw:polyline draw:style-name="gr1" draw:text-style-name="P1" draw:layer="layout" svg:width="0.626cm" svg:height="0.081cm" svg:x="12.109cm" svg:y="12.381cm" svg:viewBox="0 0 627 82" draw:points="17,82 8,82 0,77 0,73 4,69 17,69 30,65 51,60 72,56 102,52 135,52 190,44 250,38 288,38 330,34 372,30 415,26 453,21 492,21 539,13 577,9 598,9 615,4 627,0">
            <text:p/>
          </draw:polyline>
          <draw:line draw:style-name="gr1" draw:text-style-name="P1" draw:layer="layout" svg:x1="12.735cm" svg:y1="12.382cm" svg:x2="12.745cm" svg:y2="12.377cm">
            <text:p/>
          </draw:line>
          <draw:polyline draw:style-name="gr1" draw:text-style-name="P1" draw:layer="layout" svg:width="0.626cm" svg:height="0.085cm" svg:x="12.109cm" svg:y="12.22cm" svg:viewBox="0 0 627 86" draw:points="17,86 8,82 0,78 4,73 17,69 30,65 51,65 72,61 102,56 135,52 190,48 250,44 288,39 330,35 372,35 415,31 453,27 492,22 539,18 577,14 598,10 615,6 627,0">
            <text:p/>
          </draw:polyline>
          <draw:line draw:style-name="gr1" draw:text-style-name="P1" draw:layer="layout" svg:x1="12.735cm" svg:y1="12.221cm" svg:x2="12.745cm" svg:y2="12.216cm">
            <text:p/>
          </draw:line>
          <draw:polyline draw:style-name="gr1" draw:text-style-name="P1" draw:layer="layout" svg:width="0.626cm" svg:height="0.08cm" svg:x="12.109cm" svg:y="12.064cm" svg:viewBox="0 0 627 81" draw:points="17,81 8,81 0,77 0,73 4,68 17,68 30,64 51,60 72,56 102,52 135,52 190,43 250,39 288,39 330,34 372,29 415,25 453,21 492,21 539,12 577,8 598,8 615,4 627,0">
            <text:p/>
          </draw:polyline>
          <draw:line draw:style-name="gr1" draw:text-style-name="P1" draw:layer="layout" svg:x1="12.735cm" svg:y1="12.066cm" svg:x2="12.745cm" svg:y2="12.059cm">
            <text:p/>
          </draw:line>
          <draw:polyline draw:style-name="gr1" draw:text-style-name="P1" draw:layer="layout" svg:width="0.394cm" svg:height="0.055cm" svg:x="12.109cm" svg:y="11.932cm" svg:viewBox="0 0 395 56" draw:points="17,56 8,52 0,48 4,44 17,40 30,35 51,35 72,30 102,26 135,22 190,17 251,13 289,9 331,5 373,5 395,0">
            <text:p/>
          </draw:polyline>
          <draw:polyline draw:style-name="gr1" draw:text-style-name="P1" draw:layer="layout" svg:width="0.025cm" svg:height="0.008cm" svg:x="12.71cm" svg:y="11.903cm" svg:viewBox="0 0 26 9" draw:points="0,9 14,5 26,0">
            <text:p/>
          </draw:polyline>
          <draw:line draw:style-name="gr1" draw:text-style-name="P1" draw:layer="layout" svg:x1="12.735cm" svg:y1="11.904cm" svg:x2="12.745cm" svg:y2="11.899cm">
            <text:p/>
          </draw:line>
          <draw:polyline draw:style-name="gr1" draw:text-style-name="P1" draw:layer="layout" svg:width="0.204cm" svg:height="0.017cm" svg:x="12.227cm" svg:y="11.78cm" svg:viewBox="0 0 205 18" draw:points="0,18 17,18 72,10 132,5 170,5 205,0">
            <text:p/>
          </draw:polyline>
          <draw:line draw:style-name="gr1" draw:text-style-name="P1" draw:layer="layout" svg:x1="12.409cm" svg:y1="14.54cm" svg:x2="12.409cm" svg:y2="15.81cm">
            <text:p/>
          </draw:line>
          <draw:polyline draw:style-name="gr1" draw:text-style-name="P1" draw:layer="layout" svg:width="0.017cm" svg:height="0.029cm" svg:x="12.329cm" svg:y="15.781cm" svg:viewBox="0 0 18 30" draw:points="0,0 0,8 4,16 4,22 13,26 18,30">
            <text:p/>
          </draw:polyline>
          <draw:line draw:style-name="gr1" draw:text-style-name="P1" draw:layer="layout" svg:x1="12.329cm" svg:y1="14.566cm" svg:x2="12.329cm" svg:y2="15.781cm">
            <text:p/>
          </draw:line>
          <draw:polyline draw:style-name="gr1" draw:text-style-name="P1" draw:layer="layout" svg:width="0.017cm" svg:height="0.026cm" svg:x="12.329cm" svg:y="14.54cm" svg:viewBox="0 0 18 27" draw:points="18,0 9,0 4,4 0,13 0,22 0,27">
            <text:p/>
          </draw:polyline>
          <draw:polyline draw:style-name="gr1" draw:text-style-name="P1" draw:layer="layout" svg:width="0.062cm" svg:height="0cm" svg:x="12.346cm" svg:y="14.54cm" svg:viewBox="0 0 63 0" draw:points="0,0 38,0 63,0">
            <text:p/>
          </draw:polyline>
          <draw:polyline draw:style-name="gr1" draw:text-style-name="P1" draw:layer="layout" svg:width="0.062cm" svg:height="0cm" svg:x="12.346cm" svg:y="15.81cm" svg:viewBox="0 0 63 0" draw:points="0,0 38,0 63,0">
            <text:p/>
          </draw:polyline>
          <draw:polyline draw:style-name="gr1" draw:text-style-name="P1" draw:layer="layout" svg:width="0.084cm" svg:height="0cm" svg:x="12.604cm" svg:y="15.781cm" svg:viewBox="0 0 85 0" draw:points="0,0 13,0 21,0 34,0 43,0 51,0 64,0 72,0 85,0">
            <text:p/>
          </draw:polyline>
          <draw:polyline draw:style-name="gr1" draw:text-style-name="P1" draw:layer="layout" svg:width="0.008cm" svg:height="0.029cm" svg:x="12.689cm" svg:y="15.781cm" svg:viewBox="0 0 9 30" draw:points="0,0 0,8 0,16 5,22 5,26 9,30">
            <text:p/>
          </draw:polyline>
          <draw:polyline draw:style-name="gr1" draw:text-style-name="P1" draw:layer="layout" svg:width="0.017cm" svg:height="0.029cm" svg:x="12.587cm" svg:y="15.781cm" svg:viewBox="0 0 18 30" draw:points="0,30 9,26 14,22 18,12 18,4 18,0">
            <text:p/>
          </draw:polyline>
          <draw:polyline draw:style-name="gr1" draw:text-style-name="P1" draw:layer="layout" svg:width="0.109cm" svg:height="0cm" svg:x="12.587cm" svg:y="15.81cm" svg:viewBox="0 0 110 0" draw:points="110,0 98,0 81,0 68,0 55,0 43,0 30,0 13,0 0,0">
            <text:p/>
          </draw:polyline>
          <draw:polyline draw:style-name="gr1" draw:text-style-name="P1" draw:layer="layout" svg:width="0.084cm" svg:height="0cm" svg:x="12.244cm" svg:y="14.566cm" svg:viewBox="0 0 85 0" draw:points="85,0 72,0 64,0 55,0 43,0 34,0 22,0 13,0 0,0">
            <text:p/>
          </draw:polyline>
          <draw:polyline draw:style-name="gr1" draw:text-style-name="P1" draw:layer="layout" svg:width="0.008cm" svg:height="0.026cm" svg:x="12.236cm" svg:y="14.54cm" svg:viewBox="0 0 9 27" draw:points="9,27 9,17 9,9 4,4 4,0 0,0">
            <text:p/>
          </draw:polyline>
          <draw:polyline draw:style-name="gr1" draw:text-style-name="P1" draw:layer="layout" svg:width="0.109cm" svg:height="0cm" svg:x="12.236cm" svg:y="14.54cm" svg:viewBox="0 0 110 0" draw:points="0,0 13,0 25,0 42,0 55,0 68,0 80,0 93,0 110,0">
            <text:p/>
          </draw:polyline>
          <draw:polyline draw:style-name="gr1" draw:text-style-name="P1" draw:layer="layout" svg:width="0.008cm" svg:height="0.026cm" svg:x="12.689cm" svg:y="14.54cm" svg:viewBox="0 0 9 27" draw:points="9,0 5,0 5,4 0,13 0,22 0,27">
            <text:p/>
          </draw:polyline>
          <draw:polyline draw:style-name="gr1" draw:text-style-name="P1" draw:layer="layout" svg:width="0.084cm" svg:height="0cm" svg:x="12.604cm" svg:y="14.566cm" svg:viewBox="0 0 85 0" draw:points="85,0 72,0 64,0 51,0 43,0 34,0 21,0 13,0 0,0">
            <text:p/>
          </draw:polyline>
          <draw:polyline draw:style-name="gr1" draw:text-style-name="P1" draw:layer="layout" svg:width="0.017cm" svg:height="0.026cm" svg:x="12.587cm" svg:y="14.54cm" svg:viewBox="0 0 18 27" draw:points="18,27 18,17 14,9 14,4 5,0 0,0">
            <text:p/>
          </draw:polyline>
          <draw:polyline draw:style-name="gr1" draw:text-style-name="P1" draw:layer="layout" svg:width="0.109cm" svg:height="0cm" svg:x="12.587cm" svg:y="14.54cm" svg:viewBox="0 0 110 0" draw:points="0,0 13,0 30,0 43,0 55,0 68,0 81,0 98,0 110,0">
            <text:p/>
          </draw:polyline>
          <draw:polyline draw:style-name="gr1" draw:text-style-name="P1" draw:layer="layout" svg:width="0.084cm" svg:height="0cm" svg:x="12.244cm" svg:y="15.781cm" svg:viewBox="0 0 85 0" draw:points="0,0 13,0 22,0 34,0 43,0 55,0 64,0 72,0 85,0">
            <text:p/>
          </draw:polyline>
          <draw:polyline draw:style-name="gr1" draw:text-style-name="P1" draw:layer="layout" svg:width="0.008cm" svg:height="0.029cm" svg:x="12.236cm" svg:y="15.781cm" svg:viewBox="0 0 9 30" draw:points="0,30 4,26 4,22 9,12 9,4 9,0">
            <text:p/>
          </draw:polyline>
          <draw:polyline draw:style-name="gr1" draw:text-style-name="P1" draw:layer="layout" svg:width="0.109cm" svg:height="0cm" svg:x="12.236cm" svg:y="15.81cm" svg:viewBox="0 0 110 0" draw:points="110,0 93,0 80,0 68,0 55,0 42,0 25,0 13,0 0,0">
            <text:p/>
          </draw:polyline>
          <draw:line draw:style-name="gr1" draw:text-style-name="P1" draw:layer="layout" svg:x1="12.689cm" svg:y1="14.566cm" svg:x2="12.689cm" svg:y2="15.781cm">
            <text:p/>
          </draw:line>
          <draw:line draw:style-name="gr1" draw:text-style-name="P1" draw:layer="layout" svg:x1="12.604cm" svg:y1="15.781cm" svg:x2="12.604cm" svg:y2="14.566cm">
            <text:p/>
          </draw:line>
          <draw:line draw:style-name="gr1" draw:text-style-name="P1" draw:layer="layout" svg:x1="12.244cm" svg:y1="15.781cm" svg:x2="12.244cm" svg:y2="14.566cm">
            <text:p/>
          </draw:line>
          <draw:line draw:style-name="gr1" draw:text-style-name="P1" draw:layer="layout" svg:x1="12.52cm" svg:y1="14.54cm" svg:x2="12.52cm" svg:y2="15.81cm">
            <text:p/>
          </draw:line>
          <draw:polyline draw:style-name="gr1" draw:text-style-name="P1" draw:layer="layout" svg:width="0.066cm" svg:height="0cm" svg:x="12.52cm" svg:y="14.54cm" svg:viewBox="0 0 67 0" draw:points="0,0 33,0 67,0">
            <text:p/>
          </draw:polyline>
          <draw:polyline draw:style-name="gr1" draw:text-style-name="P1" draw:layer="layout" svg:width="0.066cm" svg:height="0cm" svg:x="12.52cm" svg:y="15.81cm" svg:viewBox="0 0 67 0" draw:points="0,0 33,0 67,0">
            <text:p/>
          </draw:polyline>
          <draw:line draw:style-name="gr1" draw:text-style-name="P1" draw:layer="layout" svg:x1="12.21cm" svg:y1="14.54cm" svg:x2="12.21cm" svg:y2="15.81cm">
            <text:p/>
          </draw:line>
          <draw:polyline draw:style-name="gr1" draw:text-style-name="P1" draw:layer="layout" svg:width="0.025cm" svg:height="0cm" svg:x="12.21cm" svg:y="14.54cm" svg:viewBox="0 0 26 0" draw:points="0,0 9,0 26,0">
            <text:p/>
          </draw:polyline>
          <draw:polyline draw:style-name="gr1" draw:text-style-name="P1" draw:layer="layout" svg:width="0.025cm" svg:height="0cm" svg:x="12.21cm" svg:y="15.81cm" svg:viewBox="0 0 26 0" draw:points="0,0 9,0 26,0">
            <text:p/>
          </draw:polyline>
          <draw:polyline draw:style-name="gr1" draw:text-style-name="P1" draw:layer="layout" svg:width="0.02cm" svg:height="0cm" svg:x="12.697cm" svg:y="14.54cm" svg:viewBox="0 0 21 0" draw:points="0,0 17,0 21,0">
            <text:p/>
          </draw:polyline>
          <draw:polyline draw:style-name="gr1" draw:text-style-name="P1" draw:layer="layout" svg:width="0.02cm" svg:height="0cm" svg:x="12.697cm" svg:y="15.81cm" svg:viewBox="0 0 21 0" draw:points="0,0 17,0 21,0">
            <text:p/>
          </draw:polyline>
          <draw:line draw:style-name="gr1" draw:text-style-name="P1" draw:layer="layout" svg:x1="12.1cm" svg:y1="14.54cm" svg:x2="12.1cm" svg:y2="15.81cm">
            <text:p/>
          </draw:line>
          <draw:polyline draw:style-name="gr1" draw:text-style-name="P1" draw:layer="layout" svg:width="0.021cm" svg:height="0.029cm" svg:x="11.978cm" svg:y="15.781cm" svg:viewBox="0 0 22 30" draw:points="0,0 0,8 4,16 8,22 18,26 22,30">
            <text:p/>
          </draw:polyline>
          <draw:line draw:style-name="gr1" draw:text-style-name="P1" draw:layer="layout" svg:x1="11.978cm" svg:y1="14.566cm" svg:x2="11.978cm" svg:y2="15.781cm">
            <text:p/>
          </draw:line>
          <draw:polyline draw:style-name="gr1" draw:text-style-name="P1" draw:layer="layout" svg:width="0.021cm" svg:height="0.026cm" svg:x="11.978cm" svg:y="14.54cm" svg:viewBox="0 0 22 27" draw:points="22,0 13,0 8,4 4,13 0,22 0,27">
            <text:p/>
          </draw:polyline>
          <draw:polyline draw:style-name="gr1" draw:text-style-name="P1" draw:layer="layout" svg:width="0.1cm" svg:height="0cm" svg:x="11.999cm" svg:y="14.54cm" svg:viewBox="0 0 101 0" draw:points="0,0 59,0 101,0">
            <text:p/>
          </draw:polyline>
          <draw:polyline draw:style-name="gr1" draw:text-style-name="P1" draw:layer="layout" svg:width="0.1cm" svg:height="0cm" svg:x="11.999cm" svg:y="15.81cm" svg:viewBox="0 0 101 0" draw:points="0,0 59,0 101,0">
            <text:p/>
          </draw:polyline>
          <draw:polyline draw:style-name="gr1" draw:text-style-name="P1" draw:layer="layout" svg:width="0.076cm" svg:height="0cm" svg:x="11.901cm" svg:y="14.566cm" svg:viewBox="0 0 77 0" draw:points="77,0 68,0 55,0 47,0 39,0 26,0 17,0 9,0 0,0">
            <text:p/>
          </draw:polyline>
          <draw:polyline draw:style-name="gr1" draw:text-style-name="P1" draw:layer="layout" svg:width="0.004cm" svg:height="0.026cm" svg:x="11.897cm" svg:y="14.54cm" svg:viewBox="0 0 5 27" draw:points="5,27 0,17 0,9 0,4 0,0">
            <text:p/>
          </draw:polyline>
          <draw:polyline draw:style-name="gr1" draw:text-style-name="P1" draw:layer="layout" svg:width="0.101cm" svg:height="0cm" svg:x="11.897cm" svg:y="14.54cm" svg:viewBox="0 0 102 0" draw:points="0,0 13,0 26,0 38,0 51,0 64,0 76,0 89,0 102,0">
            <text:p/>
          </draw:polyline>
          <draw:polyline draw:style-name="gr1" draw:text-style-name="P1" draw:layer="layout" svg:width="0.076cm" svg:height="0cm" svg:x="11.901cm" svg:y="15.781cm" svg:viewBox="0 0 77 0" draw:points="0,0 9,0 17,0 26,0 39,0 47,0 56,0 68,0 77,0">
            <text:p/>
          </draw:polyline>
          <draw:polyline draw:style-name="gr1" draw:text-style-name="P1" draw:layer="layout" svg:width="0.004cm" svg:height="0.029cm" svg:x="11.897cm" svg:y="15.781cm" svg:viewBox="0 0 5 30" draw:points="0,30 0,26 0,22 0,12 5,4 5,0">
            <text:p/>
          </draw:polyline>
          <draw:polyline draw:style-name="gr1" draw:text-style-name="P1" draw:layer="layout" svg:width="0.101cm" svg:height="0cm" svg:x="11.897cm" svg:y="15.81cm" svg:viewBox="0 0 102 0" draw:points="102,0 89,0 76,0 64,0 51,0 38,0 26,0 13,0 0,0">
            <text:p/>
          </draw:polyline>
          <draw:line draw:style-name="gr1" draw:text-style-name="P1" draw:layer="layout" svg:x1="11.901cm" svg:y1="15.781cm" svg:x2="11.901cm" svg:y2="14.566cm">
            <text:p/>
          </draw:line>
          <draw:polyline draw:style-name="gr1" draw:text-style-name="P1" draw:layer="layout" svg:width="0.075cm" svg:height="0cm" svg:x="12.956cm" svg:y="15.781cm" svg:viewBox="0 0 76 0" draw:points="0,0 8,0 17,0 29,0 38,0 46,0 55,0 67,0 76,0">
            <text:p/>
          </draw:polyline>
          <draw:polyline draw:style-name="gr1" draw:text-style-name="P1" draw:layer="layout" svg:width="0cm" svg:height="0.024cm" svg:x="13.032cm" svg:y="15.781cm" svg:viewBox="0 0 0 25" draw:points="0,0 0,8 0,16 0,21 0,25">
            <text:p/>
          </draw:polyline>
          <draw:polyline draw:style-name="gr1" draw:text-style-name="P1" draw:layer="layout" svg:width="0.026cm" svg:height="0.029cm" svg:x="12.93cm" svg:y="15.781cm" svg:viewBox="0 0 27 30" draw:points="0,30 10,26 18,22 22,12 27,4 27,0">
            <text:p/>
          </draw:polyline>
          <draw:polyline draw:style-name="gr1" draw:text-style-name="P1" draw:layer="layout" svg:width="0.101cm" svg:height="0cm" svg:x="12.93cm" svg:y="15.81cm" svg:viewBox="0 0 102 0" draw:points="102,0 89,0 76,0 64,0 51,0 38,0 26,0 13,0 0,0">
            <text:p/>
          </draw:polyline>
          <draw:polyline draw:style-name="gr1" draw:text-style-name="P1" draw:layer="layout" svg:width="0cm" svg:height="0.025cm" svg:x="13.032cm" svg:y="14.54cm" svg:viewBox="0 0 0 26" draw:points="0,0 0,4 0,13 0,21 0,26">
            <text:p/>
          </draw:polyline>
          <draw:polyline draw:style-name="gr1" draw:text-style-name="P1" draw:layer="layout" svg:width="0.075cm" svg:height="0cm" svg:x="12.956cm" svg:y="14.566cm" svg:viewBox="0 0 76 0" draw:points="76,0 67,0 55,0 46,0 38,0 29,0 17,0 8,0 0,0">
            <text:p/>
          </draw:polyline>
          <draw:polyline draw:style-name="gr1" draw:text-style-name="P1" draw:layer="layout" svg:width="0.026cm" svg:height="0.026cm" svg:x="12.93cm" svg:y="14.54cm" svg:viewBox="0 0 27 27" draw:points="27,27 22,17 22,9 14,4 10,0 0,0">
            <text:p/>
          </draw:polyline>
          <draw:polyline draw:style-name="gr1" draw:text-style-name="P1" draw:layer="layout" svg:width="0.101cm" svg:height="0cm" svg:x="12.93cm" svg:y="14.54cm" svg:viewBox="0 0 102 0" draw:points="0,0 13,0 26,0 38,0 51,0 64,0 76,0 89,0 102,0">
            <text:p/>
          </draw:polyline>
          <draw:line draw:style-name="gr1" draw:text-style-name="P1" draw:layer="layout" svg:x1="13.032cm" svg:y1="14.566cm" svg:x2="13.032cm" svg:y2="15.781cm">
            <text:p/>
          </draw:line>
          <draw:line draw:style-name="gr1" draw:text-style-name="P1" draw:layer="layout" svg:x1="12.956cm" svg:y1="15.781cm" svg:x2="12.956cm" svg:y2="14.566cm">
            <text:p/>
          </draw:line>
          <draw:line draw:style-name="gr1" draw:text-style-name="P1" draw:layer="layout" svg:x1="12.829cm" svg:y1="14.54cm" svg:x2="12.829cm" svg:y2="15.81cm">
            <text:p/>
          </draw:line>
          <draw:polyline draw:style-name="gr1" draw:text-style-name="P1" draw:layer="layout" svg:width="0.1cm" svg:height="0cm" svg:x="12.829cm" svg:y="14.54cm" svg:viewBox="0 0 101 0" draw:points="0,0 55,0 101,0">
            <text:p/>
          </draw:polyline>
          <draw:polyline draw:style-name="gr1" draw:text-style-name="P1" draw:layer="layout" svg:width="0.1cm" svg:height="0cm" svg:x="12.829cm" svg:y="15.81cm" svg:viewBox="0 0 101 0" draw:points="0,0 55,0 101,0">
            <text:p/>
          </draw:polyline>
          <draw:line draw:style-name="gr1" draw:text-style-name="P1" draw:layer="layout" svg:x1="11.897cm" svg:y1="14.54cm" svg:x2="11.901cm" svg:y2="14.54cm">
            <text:p/>
          </draw:line>
          <draw:line draw:style-name="gr1" draw:text-style-name="P1" draw:layer="layout" svg:x1="11.897cm" svg:y1="15.81cm" svg:x2="11.901cm" svg:y2="15.81cm">
            <text:p/>
          </draw:line>
          <draw:line draw:style-name="gr1" draw:text-style-name="P1" draw:layer="layout" svg:x1="12.456cm" svg:y1="14.54cm" svg:x2="12.456cm" svg:y2="15.81cm">
            <text:p/>
          </draw:line>
          <draw:polyline draw:style-name="gr1" draw:text-style-name="P1" draw:layer="layout" svg:width="0.046cm" svg:height="0cm" svg:x="12.409cm" svg:y="14.54cm" svg:viewBox="0 0 47 0" draw:points="0,0 5,0 9,0 13,0 22,0 30,0 39,0 47,0">
            <text:p/>
          </draw:polyline>
          <draw:polyline draw:style-name="gr1" draw:text-style-name="P1" draw:layer="layout" svg:width="0.046cm" svg:height="0cm" svg:x="12.409cm" svg:y="15.81cm" svg:viewBox="0 0 47 0" draw:points="47,0 39,0 30,0 22,0 13,0 9,0 5,0 0,0">
            <text:p/>
          </draw:polyline>
          <draw:line draw:style-name="gr1" draw:text-style-name="P1" draw:layer="layout" svg:x1="12.473cm" svg:y1="15.81cm" svg:x2="12.473cm" svg:y2="14.54cm">
            <text:p/>
          </draw:line>
          <draw:polyline draw:style-name="gr1" draw:text-style-name="P1" draw:layer="layout" svg:width="0.046cm" svg:height="0cm" svg:x="12.473cm" svg:y="14.54cm" svg:viewBox="0 0 47 0" draw:points="0,0 8,0 17,0 25,0 30,0 38,0 42,0 47,0">
            <text:p/>
          </draw:polyline>
          <draw:polyline draw:style-name="gr1" draw:text-style-name="P1" draw:layer="layout" svg:width="0.046cm" svg:height="0cm" svg:x="12.473cm" svg:y="15.81cm" svg:viewBox="0 0 47 0" draw:points="47,0 42,0 38,0 30,0 25,0 17,0 8,0 0,0">
            <text:p/>
          </draw:polyline>
          <draw:line draw:style-name="gr1" draw:text-style-name="P1" draw:layer="layout" svg:x1="12.172cm" svg:y1="15.81cm" svg:x2="12.172cm" svg:y2="14.54cm">
            <text:p/>
          </draw:line>
          <draw:polyline draw:style-name="gr1" draw:text-style-name="P1" draw:layer="layout" svg:width="0.037cm" svg:height="0cm" svg:x="12.172cm" svg:y="14.54cm" svg:viewBox="0 0 38 0" draw:points="0,0 9,0 17,0 26,0 30,0 34,0 38,0">
            <text:p/>
          </draw:polyline>
          <draw:polyline draw:style-name="gr1" draw:text-style-name="P1" draw:layer="layout" svg:width="0.037cm" svg:height="0cm" svg:x="12.172cm" svg:y="15.81cm" svg:viewBox="0 0 38 0" draw:points="38,0 34,0 30,0 26,0 17,0 9,0 0,0">
            <text:p/>
          </draw:polyline>
          <draw:line draw:style-name="gr1" draw:text-style-name="P1" draw:layer="layout" svg:x1="12.752cm" svg:y1="14.54cm" svg:x2="12.752cm" svg:y2="15.81cm">
            <text:p/>
          </draw:line>
          <draw:polyline draw:style-name="gr1" draw:text-style-name="P1" draw:layer="layout" svg:width="0.033cm" svg:height="0cm" svg:x="12.718cm" svg:y="14.54cm" svg:viewBox="0 0 34 0" draw:points="0,0 5,0 13,0 17,0 26,0 34,0">
            <text:p/>
          </draw:polyline>
          <draw:polyline draw:style-name="gr1" draw:text-style-name="P1" draw:layer="layout" svg:width="0.033cm" svg:height="0cm" svg:x="12.718cm" svg:y="15.81cm" svg:viewBox="0 0 34 0" draw:points="34,0 26,0 17,0 13,0 5,0 0,0">
            <text:p/>
          </draw:polyline>
          <draw:polyline draw:style-name="gr1" draw:text-style-name="P1" draw:layer="layout" svg:width="0.016cm" svg:height="0cm" svg:x="12.456cm" svg:y="14.54cm" svg:viewBox="0 0 17 0" draw:points="0,0 4,0 8,0 13,0 17,0">
            <text:p/>
          </draw:polyline>
          <draw:polyline draw:style-name="gr1" draw:text-style-name="P1" draw:layer="layout" svg:width="0.016cm" svg:height="0cm" svg:x="12.456cm" svg:y="15.81cm" svg:viewBox="0 0 17 0" draw:points="0,0 4,0 8,0 13,0 17,0">
            <text:p/>
          </draw:polyline>
          <draw:line draw:style-name="gr1" draw:text-style-name="P1" draw:layer="layout" svg:x1="12.16cm" svg:y1="14.54cm" svg:x2="12.16cm" svg:y2="15.81cm">
            <text:p/>
          </draw:line>
          <draw:polyline draw:style-name="gr1" draw:text-style-name="P1" draw:layer="layout" svg:width="0.059cm" svg:height="0cm" svg:x="12.1cm" svg:y="14.54cm" svg:viewBox="0 0 60 0" draw:points="0,0 5,0 9,0 17,0 26,0 34,0 43,0 51,0 60,0">
            <text:p/>
          </draw:polyline>
          <draw:polyline draw:style-name="gr1" draw:text-style-name="P1" draw:layer="layout" svg:width="0.059cm" svg:height="0cm" svg:x="12.1cm" svg:y="15.81cm" svg:viewBox="0 0 60 0" draw:points="60,0 51,0 43,0 34,0 26,0 17,0 9,0 5,0 0,0">
            <text:p/>
          </draw:polyline>
          <draw:line draw:style-name="gr1" draw:text-style-name="P1" draw:layer="layout" svg:x1="11.817cm" svg:y1="14.54cm" svg:x2="11.817cm" svg:y2="15.81cm">
            <text:p/>
          </draw:line>
          <draw:polyline draw:style-name="gr1" draw:text-style-name="P1" draw:layer="layout" svg:width="0.027cm" svg:height="0.029cm" svg:x="11.66cm" svg:y="15.781cm" svg:viewBox="0 0 28 30" draw:points="0,0 0,8 5,16 10,22 18,26 28,30">
            <text:p/>
          </draw:polyline>
          <draw:line draw:style-name="gr1" draw:text-style-name="P1" draw:layer="layout" svg:x1="11.66cm" svg:y1="14.566cm" svg:x2="11.66cm" svg:y2="15.781cm">
            <text:p/>
          </draw:line>
          <draw:polyline draw:style-name="gr1" draw:text-style-name="P1" draw:layer="layout" svg:width="0.027cm" svg:height="0.026cm" svg:x="11.66cm" svg:y="14.54cm" svg:viewBox="0 0 28 27" draw:points="28,0 18,0 10,4 0,13 0,22 0,27">
            <text:p/>
          </draw:polyline>
          <draw:polyline draw:style-name="gr1" draw:text-style-name="P1" draw:layer="layout" svg:width="0.13cm" svg:height="0cm" svg:x="11.686cm" svg:y="14.54cm" svg:viewBox="0 0 131 0" draw:points="0,0 76,0 131,0">
            <text:p/>
          </draw:polyline>
          <draw:polyline draw:style-name="gr1" draw:text-style-name="P1" draw:layer="layout" svg:width="0.13cm" svg:height="0cm" svg:x="11.686cm" svg:y="15.81cm" svg:viewBox="0 0 131 0" draw:points="0,0 76,0 131,0">
            <text:p/>
          </draw:polyline>
          <draw:polyline draw:style-name="gr1" draw:text-style-name="P1" draw:layer="layout" svg:width="0.067cm" svg:height="0cm" svg:x="11.592cm" svg:y="14.566cm" svg:viewBox="0 0 68 0" draw:points="68,0 60,0 51,0 43,0 34,0 26,0 17,0 9,0 0,0">
            <text:p/>
          </draw:polyline>
          <draw:polyline draw:style-name="gr1" draw:text-style-name="P1" draw:layer="layout" svg:width="0.006cm" svg:height="0.026cm" svg:x="11.592cm" svg:y="14.54cm" svg:viewBox="0 0 7 27" draw:points="0,27 0,17 0,9 0,4 7,0">
            <text:p/>
          </draw:polyline>
          <draw:polyline draw:style-name="gr1" draw:text-style-name="P1" draw:layer="layout" svg:width="0.088cm" svg:height="0cm" svg:x="11.597cm" svg:y="14.54cm" svg:viewBox="0 0 89 0" draw:points="0,0 12,0 21,0 34,0 42,0 55,0 67,0 76,0 89,0">
            <text:p/>
          </draw:polyline>
          <draw:polyline draw:style-name="gr1" draw:text-style-name="P1" draw:layer="layout" svg:width="0.067cm" svg:height="0cm" svg:x="11.592cm" svg:y="15.781cm" svg:viewBox="0 0 68 0" draw:points="0,0 9,0 17,0 26,0 34,0 43,0 51,0 60,0 68,0">
            <text:p/>
          </draw:polyline>
          <draw:polyline draw:style-name="gr1" draw:text-style-name="P1" draw:layer="layout" svg:width="0.006cm" svg:height="0.029cm" svg:x="11.592cm" svg:y="15.781cm" svg:viewBox="0 0 7 30" draw:points="7,30 7,26 0,22 0,12 0,4 0,0">
            <text:p/>
          </draw:polyline>
          <draw:polyline draw:style-name="gr1" draw:text-style-name="P1" draw:layer="layout" svg:width="0.088cm" svg:height="0cm" svg:x="11.597cm" svg:y="15.81cm" svg:viewBox="0 0 89 0" draw:points="89,0 76,0 67,0 55,0 42,0 34,0 21,0 12,0 0,0">
            <text:p/>
          </draw:polyline>
          <draw:line draw:style-name="gr1" draw:text-style-name="P1" draw:layer="layout" svg:x1="12.765cm" svg:y1="15.81cm" svg:x2="12.765cm" svg:y2="14.54cm">
            <text:p/>
          </draw:line>
          <draw:polyline draw:style-name="gr1" draw:text-style-name="P1" draw:layer="layout" svg:width="0.063cm" svg:height="0cm" svg:x="12.765cm" svg:y="14.54cm" svg:viewBox="0 0 64 0" draw:points="0,0 13,0 21,0 30,0 38,0 47,0 51,0 59,0 64,0">
            <text:p/>
          </draw:polyline>
          <draw:polyline draw:style-name="gr1" draw:text-style-name="P1" draw:layer="layout" svg:width="0.063cm" svg:height="0cm" svg:x="12.765cm" svg:y="15.81cm" svg:viewBox="0 0 64 0" draw:points="64,0 59,0 51,0 47,0 38,0 30,0 21,0 13,0 0,0">
            <text:p/>
          </draw:polyline>
          <draw:line draw:style-name="gr1" draw:text-style-name="P1" draw:layer="layout" svg:x1="11.592cm" svg:y1="15.781cm" svg:x2="11.592cm" svg:y2="14.566cm">
            <text:p/>
          </draw:line>
          <draw:polyline draw:style-name="gr1" draw:text-style-name="P1" draw:layer="layout" svg:width="0.011cm" svg:height="0cm" svg:x="12.16cm" svg:y="14.54cm" svg:viewBox="0 0 12 0" draw:points="0,0 4,0 8,0 12,0">
            <text:p/>
          </draw:polyline>
          <draw:polyline draw:style-name="gr1" draw:text-style-name="P1" draw:layer="layout" svg:width="0.011cm" svg:height="0cm" svg:x="12.16cm" svg:y="15.81cm" svg:viewBox="0 0 12 0" draw:points="0,0 4,0 8,0 12,0">
            <text:p/>
          </draw:polyline>
          <draw:polyline draw:style-name="gr1" draw:text-style-name="P1" draw:layer="layout" svg:width="0.067cm" svg:height="0cm" svg:x="13.269cm" svg:y="15.781cm" svg:viewBox="0 0 68 0" draw:points="0,0 8,0 17,0 25,0 34,0 42,0 51,0 59,0 68,0">
            <text:p/>
          </draw:polyline>
          <draw:polyline draw:style-name="gr1" draw:text-style-name="P1" draw:layer="layout" svg:width="0.009cm" svg:height="0.029cm" svg:x="13.328cm" svg:y="15.781cm" svg:viewBox="0 0 10 30" draw:points="10,0 5,8 5,16 5,22 0,26 0,30">
            <text:p/>
          </draw:polyline>
          <draw:polyline draw:style-name="gr1" draw:text-style-name="P1" draw:layer="layout" svg:width="0.03cm" svg:height="0.029cm" svg:x="13.239cm" svg:y="15.781cm" svg:viewBox="0 0 31 30" draw:points="0,30 14,26 22,22 27,12 31,4 31,0">
            <text:p/>
          </draw:polyline>
          <draw:polyline draw:style-name="gr1" draw:text-style-name="P1" draw:layer="layout" svg:width="0.088cm" svg:height="0cm" svg:x="13.239cm" svg:y="15.81cm" svg:viewBox="0 0 89 0" draw:points="89,0 76,0 68,0 55,0 47,0 34,0 26,0 13,0 0,0">
            <text:p/>
          </draw:polyline>
          <draw:polyline draw:style-name="gr1" draw:text-style-name="P1" draw:layer="layout" svg:width="0.009cm" svg:height="0.026cm" svg:x="13.328cm" svg:y="14.54cm" svg:viewBox="0 0 10 27" draw:points="0,0 5,4 5,13 10,22 10,27">
            <text:p/>
          </draw:polyline>
          <draw:polyline draw:style-name="gr1" draw:text-style-name="P1" draw:layer="layout" svg:width="0.067cm" svg:height="0cm" svg:x="13.269cm" svg:y="14.566cm" svg:viewBox="0 0 68 0" draw:points="68,0 59,0 51,0 42,0 34,0 25,0 17,0 8,0 0,0">
            <text:p/>
          </draw:polyline>
          <draw:polyline draw:style-name="gr1" draw:text-style-name="P1" draw:layer="layout" svg:width="0.03cm" svg:height="0.026cm" svg:x="13.239cm" svg:y="14.54cm" svg:viewBox="0 0 31 27" draw:points="31,27 31,17 27,9 18,4 9,0 0,0">
            <text:p/>
          </draw:polyline>
          <draw:polyline draw:style-name="gr1" draw:text-style-name="P1" draw:layer="layout" svg:width="0.088cm" svg:height="0cm" svg:x="13.239cm" svg:y="14.54cm" svg:viewBox="0 0 89 0" draw:points="0,0 13,0 26,0 34,0 47,0 55,0 68,0 76,0 89,0">
            <text:p/>
          </draw:polyline>
          <draw:line draw:style-name="gr1" draw:text-style-name="P1" draw:layer="layout" svg:x1="13.337cm" svg:y1="14.566cm" svg:x2="13.337cm" svg:y2="15.781cm">
            <text:p/>
          </draw:line>
          <draw:line draw:style-name="gr1" draw:text-style-name="P1" draw:layer="layout" svg:x1="13.269cm" svg:y1="15.781cm" svg:x2="13.269cm" svg:y2="14.566cm">
            <text:p/>
          </draw:line>
          <draw:line draw:style-name="gr1" draw:text-style-name="P1" draw:layer="layout" svg:x1="13.108cm" svg:y1="14.54cm" svg:x2="13.108cm" svg:y2="15.81cm">
            <text:p/>
          </draw:line>
          <draw:polyline draw:style-name="gr1" draw:text-style-name="P1" draw:layer="layout" svg:width="0.13cm" svg:height="0cm" svg:x="13.108cm" svg:y="14.54cm" svg:viewBox="0 0 131 0" draw:points="0,0 72,0 131,0">
            <text:p/>
          </draw:polyline>
          <draw:polyline draw:style-name="gr1" draw:text-style-name="P1" draw:layer="layout" svg:width="0.13cm" svg:height="0cm" svg:x="13.108cm" svg:y="15.81cm" svg:viewBox="0 0 131 0" draw:points="0,0 72,0 131,0">
            <text:p/>
          </draw:polyline>
          <draw:polyline draw:style-name="gr1" draw:text-style-name="P1" draw:layer="layout" svg:width="0.012cm" svg:height="0cm" svg:x="12.752cm" svg:y="14.54cm" svg:viewBox="0 0 13 0" draw:points="0,0 5,0 9,0 13,0">
            <text:p/>
          </draw:polyline>
          <draw:polyline draw:style-name="gr1" draw:text-style-name="P1" draw:layer="layout" svg:width="0.012cm" svg:height="0cm" svg:x="12.752cm" svg:y="15.81cm" svg:viewBox="0 0 13 0" draw:points="0,0 5,0 9,0 13,0">
            <text:p/>
          </draw:polyline>
          <draw:polyline draw:style-name="gr1" draw:text-style-name="P1" draw:layer="layout" svg:width="2.094cm" svg:height="0cm" svg:x="11.402cm" svg:y="13.804cm" svg:viewBox="0 0 2095 0" draw:points="2095,0 2091,0 2083,0 2057,0 2023,0 1981,0 1926,0 1863,0 1786,0 1706,0 1617,0 1524,0 1422,0 1316,0 1211,0 1101,0 991,0 885,0 775,0 673,0 571,0 474,0 389,0 305,0 233,0 169,0 114,0 68,0 34,0 13,0 0,0">
            <text:p/>
          </draw:polyline>
          <draw:polyline draw:style-name="gr1" draw:text-style-name="P1" draw:layer="layout" svg:width="1.988cm" svg:height="0cm" svg:x="11.453cm" svg:y="13.753cm" svg:viewBox="0 0 1989 0" draw:points="0,0 12,0 34,0 67,0 114,0 165,0 228,0 300,0 381,0 470,0 563,0 660,0 762,0 863,0 969,0 1075,0 1181,0 1282,0 1384,0 1477,0 1570,0 1651,0 1727,0 1795,0 1854,0 1900,0 1943,0 1968,0 1985,0 1989,0">
            <text:p/>
          </draw:polyline>
          <draw:line draw:style-name="gr1" draw:text-style-name="P1" draw:layer="layout" svg:x1="11.893cm" svg:y1="15.81cm" svg:x2="11.893cm" svg:y2="14.54cm">
            <text:p/>
          </draw:line>
          <draw:line draw:style-name="gr1" draw:text-style-name="P1" draw:layer="layout" svg:x1="11.88cm" svg:y1="14.54cm" svg:x2="11.88cm" svg:y2="15.81cm">
            <text:p/>
          </draw:line>
          <draw:polyline draw:style-name="gr1" draw:text-style-name="P1" draw:layer="layout" svg:width="0.062cm" svg:height="0cm" svg:x="11.817cm" svg:y="14.54cm" svg:viewBox="0 0 63 0" draw:points="0,0 4,0 13,0 21,0 29,0 38,0 46,0 55,0 63,0">
            <text:p/>
          </draw:polyline>
          <draw:polyline draw:style-name="gr1" draw:text-style-name="P1" draw:layer="layout" svg:width="0.062cm" svg:height="0cm" svg:x="11.817cm" svg:y="15.81cm" svg:viewBox="0 0 63 0" draw:points="63,0 55,0 46,0 38,0 29,0 21,0 13,0 4,0 0,0">
            <text:p/>
          </draw:polyline>
          <draw:polyline draw:style-name="gr1" draw:text-style-name="P1" draw:layer="layout" svg:width="0.008cm" svg:height="0cm" svg:x="11.88cm" svg:y="14.54cm" svg:viewBox="0 0 9 0" draw:points="0,0 5,0 9,0">
            <text:p/>
          </draw:polyline>
          <draw:polyline draw:style-name="gr1" draw:text-style-name="P1" draw:layer="layout" svg:width="0.008cm" svg:height="0cm" svg:x="11.88cm" svg:y="15.81cm" svg:viewBox="0 0 9 0" draw:points="0,0 5,0 9,0">
            <text:p/>
          </draw:polyline>
          <draw:line draw:style-name="gr1" draw:text-style-name="P1" draw:layer="layout" svg:x1="13.04cm" svg:y1="15.81cm" svg:x2="13.04cm" svg:y2="14.54cm">
            <text:p/>
          </draw:line>
          <draw:polyline draw:style-name="gr1" draw:text-style-name="P1" draw:layer="layout" svg:width="0.067cm" svg:height="0cm" svg:x="13.04cm" svg:y="14.54cm" svg:viewBox="0 0 68 0" draw:points="0,0 9,0 17,0 30,0 38,0 47,0 55,0 59,0 68,0">
            <text:p/>
          </draw:polyline>
          <draw:polyline draw:style-name="gr1" draw:text-style-name="P1" draw:layer="layout" svg:width="0.067cm" svg:height="0cm" svg:x="13.04cm" svg:y="15.81cm" svg:viewBox="0 0 68 0" draw:points="68,0 59,0 55,0 47,0 38,0 30,0 17,0 9,0 0,0">
            <text:p/>
          </draw:polyline>
          <draw:polyline draw:style-name="gr1" draw:text-style-name="P1" draw:layer="layout" svg:width="0.011cm" svg:height="0cm" svg:x="13.028cm" svg:y="14.54cm" svg:viewBox="0 0 12 0" draw:points="0,0 4,0 8,0 12,0">
            <text:p/>
          </draw:polyline>
          <draw:polyline draw:style-name="gr1" draw:text-style-name="P1" draw:layer="layout" svg:width="0.011cm" svg:height="0cm" svg:x="13.028cm" svg:y="15.81cm" svg:viewBox="0 0 12 0" draw:points="0,0 4,0 8,0 12,0">
            <text:p/>
          </draw:polyline>
          <draw:line draw:style-name="gr1" draw:text-style-name="P1" draw:layer="layout" svg:x1="11.575cm" svg:y1="14.54cm" svg:x2="11.575cm" svg:y2="15.81cm">
            <text:p/>
          </draw:line>
          <draw:polyline draw:style-name="gr1" draw:text-style-name="P1" draw:layer="layout" svg:width="0.031cm" svg:height="0.029cm" svg:x="11.393cm" svg:y="15.781cm" svg:viewBox="0 0 32 30" draw:points="0,0 0,8 6,16 14,22 23,26 32,30">
            <text:p/>
          </draw:polyline>
          <draw:line draw:style-name="gr1" draw:text-style-name="P1" draw:layer="layout" svg:x1="11.393cm" svg:y1="14.566cm" svg:x2="11.393cm" svg:y2="15.781cm">
            <text:p/>
          </draw:line>
          <draw:polyline draw:style-name="gr1" draw:text-style-name="P1" draw:layer="layout" svg:width="0.031cm" svg:height="0.026cm" svg:x="11.393cm" svg:y="14.54cm" svg:viewBox="0 0 32 27" draw:points="32,0 18,0 10,4 6,13 0,22 0,27">
            <text:p/>
          </draw:polyline>
          <draw:polyline draw:style-name="gr1" draw:text-style-name="P1" draw:layer="layout" svg:width="0.151cm" svg:height="0cm" svg:x="11.423cm" svg:y="14.54cm" svg:viewBox="0 0 152 0" draw:points="0,0 89,0 152,0">
            <text:p/>
          </draw:polyline>
          <draw:polyline draw:style-name="gr1" draw:text-style-name="P1" draw:layer="layout" svg:width="0.151cm" svg:height="0cm" svg:x="11.423cm" svg:y="15.81cm" svg:viewBox="0 0 152 0" draw:points="0,0 89,0 152,0">
            <text:p/>
          </draw:polyline>
          <draw:polyline draw:style-name="gr1" draw:text-style-name="P1" draw:layer="layout" svg:width="0.049cm" svg:height="0cm" svg:x="11.343cm" svg:y="14.566cm" svg:viewBox="0 0 50 0" draw:points="50,0 42,0 38,0 29,0 25,0 17,0 12,0 4,0 0,0">
            <text:p/>
          </draw:polyline>
          <draw:polyline draw:style-name="gr1" draw:text-style-name="P1" draw:layer="layout" svg:width="0.012cm" svg:height="0.026cm" svg:x="11.343cm" svg:y="14.54cm" svg:viewBox="0 0 13 27" draw:points="0,27 0,17 0,9 5,4 9,0 13,0">
            <text:p/>
          </draw:polyline>
          <draw:polyline draw:style-name="gr1" draw:text-style-name="P1" draw:layer="layout" svg:width="0.067cm" svg:height="0cm" svg:x="11.355cm" svg:y="14.54cm" svg:viewBox="0 0 68 0" draw:points="0,0 9,0 17,0 26,0 34,0 43,0 51,0 60,0 68,0">
            <text:p/>
          </draw:polyline>
          <draw:polyline draw:style-name="gr1" draw:text-style-name="P1" draw:layer="layout" svg:width="0.049cm" svg:height="0cm" svg:x="11.343cm" svg:y="15.781cm" svg:viewBox="0 0 50 0" draw:points="0,0 4,0 12,0 17,0 25,0 29,0 38,0 42,0 50,0">
            <text:p/>
          </draw:polyline>
          <draw:polyline draw:style-name="gr1" draw:text-style-name="P1" draw:layer="layout" svg:width="0.012cm" svg:height="0.029cm" svg:x="11.343cm" svg:y="15.781cm" svg:viewBox="0 0 13 30" draw:points="13,30 9,26 5,22 0,12 0,4 0,0">
            <text:p/>
          </draw:polyline>
          <draw:polyline draw:style-name="gr1" draw:text-style-name="P1" draw:layer="layout" svg:width="0.067cm" svg:height="0cm" svg:x="11.355cm" svg:y="15.81cm" svg:viewBox="0 0 68 0" draw:points="68,0 60,0 51,0 43,0 34,0 26,0 17,0 9,0 0,0">
            <text:p/>
          </draw:polyline>
          <draw:line draw:style-name="gr1" draw:text-style-name="P1" draw:layer="layout" svg:x1="11.343cm" svg:y1="15.781cm" svg:x2="11.343cm" svg:y2="14.566cm">
            <text:p/>
          </draw:line>
          <draw:polyline draw:style-name="gr1" draw:text-style-name="P1" draw:layer="layout" svg:width="0.05cm" svg:height="0cm" svg:x="13.527cm" svg:y="15.781cm" svg:viewBox="0 0 51 0" draw:points="0,0 9,0 13,0 21,0 25,0 34,0 38,0 42,0 51,0">
            <text:p/>
          </draw:polyline>
          <draw:polyline draw:style-name="gr1" draw:text-style-name="P1" draw:layer="layout" svg:width="0.017cm" svg:height="0.029cm" svg:x="13.561cm" svg:y="15.781cm" svg:viewBox="0 0 18 30" draw:points="18,0 18,8 13,16 13,22 8,26 0,30">
            <text:p/>
          </draw:polyline>
          <draw:polyline draw:style-name="gr1" draw:text-style-name="P1" draw:layer="layout" svg:width="0.03cm" svg:height="0.029cm" svg:x="13.497cm" svg:y="15.781cm" svg:viewBox="0 0 31 30" draw:points="0,30 9,26 23,22 27,12 31,4 31,0">
            <text:p/>
          </draw:polyline>
          <draw:polyline draw:style-name="gr1" draw:text-style-name="P1" draw:layer="layout" svg:width="0.063cm" svg:height="0cm" svg:x="13.497cm" svg:y="15.81cm" svg:viewBox="0 0 64 0" draw:points="64,0 60,0 51,0 43,0 34,0 26,0 17,0 9,0 0,0">
            <text:p/>
          </draw:polyline>
          <draw:polyline draw:style-name="gr1" draw:text-style-name="P1" draw:layer="layout" svg:width="0.017cm" svg:height="0.026cm" svg:x="13.561cm" svg:y="14.54cm" svg:viewBox="0 0 18 27" draw:points="0,0 8,0 13,4 18,13 18,22 18,27">
            <text:p/>
          </draw:polyline>
          <draw:polyline draw:style-name="gr1" draw:text-style-name="P1" draw:layer="layout" svg:width="0.05cm" svg:height="0cm" svg:x="13.527cm" svg:y="14.566cm" svg:viewBox="0 0 51 0" draw:points="51,0 42,0 38,0 34,0 25,0 21,0 13,0 9,0 0,0">
            <text:p/>
          </draw:polyline>
          <draw:polyline draw:style-name="gr1" draw:text-style-name="P1" draw:layer="layout" svg:width="0.03cm" svg:height="0.026cm" svg:x="13.497cm" svg:y="14.54cm" svg:viewBox="0 0 31 27" draw:points="31,27 31,17 27,9 18,4 9,0 0,0">
            <text:p/>
          </draw:polyline>
          <draw:polyline draw:style-name="gr1" draw:text-style-name="P1" draw:layer="layout" svg:width="0.063cm" svg:height="0cm" svg:x="13.497cm" svg:y="14.54cm" svg:viewBox="0 0 64 0" draw:points="0,0 9,0 17,0 26,0 34,0 43,0 51,0 60,0 64,0">
            <text:p/>
          </draw:polyline>
          <draw:line draw:style-name="gr1" draw:text-style-name="P1" draw:layer="layout" svg:x1="13.578cm" svg:y1="14.566cm" svg:x2="13.578cm" svg:y2="15.781cm">
            <text:p/>
          </draw:line>
          <draw:line draw:style-name="gr1" draw:text-style-name="P1" draw:layer="layout" svg:x1="13.527cm" svg:y1="15.781cm" svg:x2="13.527cm" svg:y2="14.566cm">
            <text:p/>
          </draw:line>
          <draw:line draw:style-name="gr1" draw:text-style-name="P1" draw:layer="layout" svg:x1="13.341cm" svg:y1="14.54cm" svg:x2="13.341cm" svg:y2="15.81cm">
            <text:p/>
          </draw:line>
          <draw:polyline draw:style-name="gr1" draw:text-style-name="P1" draw:layer="layout" svg:width="0.155cm" svg:height="0cm" svg:x="13.341cm" svg:y="14.54cm" svg:viewBox="0 0 156 0" draw:points="0,0 89,0 156,0">
            <text:p/>
          </draw:polyline>
          <draw:polyline draw:style-name="gr1" draw:text-style-name="P1" draw:layer="layout" svg:width="0.155cm" svg:height="0cm" svg:x="13.341cm" svg:y="15.81cm" svg:viewBox="0 0 156 0" draw:points="0,0 89,0 156,0">
            <text:p/>
          </draw:polyline>
          <draw:polyline draw:style-name="gr1" draw:text-style-name="P1" draw:layer="layout" svg:width="0.021cm" svg:height="0cm" svg:x="11.575cm" svg:y="14.54cm" svg:viewBox="0 0 22 0" draw:points="0,0 9,0 17,0 22,0">
            <text:p/>
          </draw:polyline>
          <draw:polyline draw:style-name="gr1" draw:text-style-name="P1" draw:layer="layout" svg:width="0.021cm" svg:height="0cm" svg:x="11.575cm" svg:y="15.81cm" svg:viewBox="0 0 22 0" draw:points="22,0 17,0 9,0 0,0">
            <text:p/>
          </draw:polyline>
          <draw:polyline draw:style-name="gr1" draw:text-style-name="P1" draw:layer="layout" svg:width="0.012cm" svg:height="0cm" svg:x="13.328cm" svg:y="14.54cm" svg:viewBox="0 0 13 0" draw:points="0,0 9,0 13,0">
            <text:p/>
          </draw:polyline>
          <draw:polyline draw:style-name="gr1" draw:text-style-name="P1" draw:layer="layout" svg:width="0.012cm" svg:height="0cm" svg:x="13.328cm" svg:y="15.81cm" svg:viewBox="0 0 13 0" draw:points="13,0 9,0 0,0">
            <text:p/>
          </draw:polyline>
          <draw:polyline draw:style-name="gr1" draw:text-style-name="P1" draw:layer="layout" svg:width="0.034cm" svg:height="0.029cm" svg:x="11.199cm" svg:y="15.781cm" svg:viewBox="0 0 35 30" draw:points="0,0 4,8 8,16 12,22 21,26 35,30">
            <text:p/>
          </draw:polyline>
          <draw:line draw:style-name="gr1" draw:text-style-name="P1" draw:layer="layout" svg:x1="11.199cm" svg:y1="14.566cm" svg:x2="11.199cm" svg:y2="15.781cm">
            <text:p/>
          </draw:line>
          <draw:polyline draw:style-name="gr1" draw:text-style-name="P1" draw:layer="layout" svg:width="0.034cm" svg:height="0.026cm" svg:x="11.199cm" svg:y="14.54cm" svg:viewBox="0 0 35 27" draw:points="35,0 21,0 12,4 4,13 0,22 0,27">
            <text:p/>
          </draw:polyline>
          <draw:polyline draw:style-name="gr1" draw:text-style-name="P1" draw:layer="layout" svg:width="0.159cm" svg:height="0cm" svg:x="11.233cm" svg:y="14.54cm" svg:viewBox="0 0 160 0" draw:points="0,0 89,0 160,0">
            <text:p/>
          </draw:polyline>
          <draw:polyline draw:style-name="gr1" draw:text-style-name="P1" draw:layer="layout" svg:width="0.159cm" svg:height="0cm" svg:x="11.233cm" svg:y="15.81cm" svg:viewBox="0 0 160 0" draw:points="0,0 89,0 160,0">
            <text:p/>
          </draw:polyline>
          <draw:polyline draw:style-name="gr1" draw:text-style-name="P1" draw:layer="layout" svg:width="0.033cm" svg:height="0cm" svg:x="11.165cm" svg:y="14.566cm" svg:viewBox="0 0 34 0" draw:points="34,0 30,0 25,0 21,0 17,0 13,0 8,0 4,0 0,0">
            <text:p/>
          </draw:polyline>
          <draw:polyline draw:style-name="gr1" draw:text-style-name="P1" draw:layer="layout" svg:width="0.021cm" svg:height="0.026cm" svg:x="11.165cm" svg:y="14.54cm" svg:viewBox="0 0 22 27" draw:points="0,27 4,17 4,9 9,4 18,0 22,0">
            <text:p/>
          </draw:polyline>
          <draw:polyline draw:style-name="gr1" draw:text-style-name="P1" draw:layer="layout" svg:width="0.046cm" svg:height="0cm" svg:x="11.186cm" svg:y="14.54cm" svg:viewBox="0 0 47 0" draw:points="0,0 4,0 13,0 17,0 21,0 25,0 34,0 38,0 47,0">
            <text:p/>
          </draw:polyline>
          <draw:polyline draw:style-name="gr1" draw:text-style-name="P1" draw:layer="layout" svg:width="0.033cm" svg:height="0cm" svg:x="11.165cm" svg:y="15.781cm" svg:viewBox="0 0 34 0" draw:points="0,0 4,0 8,0 13,0 17,0 21,0 25,0 29,0 34,0">
            <text:p/>
          </draw:polyline>
          <draw:polyline draw:style-name="gr1" draw:text-style-name="P1" draw:layer="layout" svg:width="0.021cm" svg:height="0.029cm" svg:x="11.165cm" svg:y="15.781cm" svg:viewBox="0 0 22 30" draw:points="22,30 14,26 9,22 4,12 0,4 0,0">
            <text:p/>
          </draw:polyline>
          <draw:polyline draw:style-name="gr1" draw:text-style-name="P1" draw:layer="layout" svg:width="0.046cm" svg:height="0cm" svg:x="11.186cm" svg:y="15.81cm" svg:viewBox="0 0 47 0" draw:points="47,0 38,0 34,0 25,0 21,0 17,0 13,0 4,0 0,0">
            <text:p/>
          </draw:polyline>
          <draw:line draw:style-name="gr1" draw:text-style-name="P1" draw:layer="layout" svg:x1="11.165cm" svg:y1="15.781cm" svg:x2="11.165cm" svg:y2="14.566cm">
            <text:p/>
          </draw:line>
          <draw:polyline draw:style-name="gr1" draw:text-style-name="P1" draw:layer="layout" svg:width="0.034cm" svg:height="0.026cm" svg:x="13.679cm" svg:y="14.54cm" svg:viewBox="0 0 35 27" draw:points="35,27 31,17 27,9 22,4 13,0 0,0">
            <text:p/>
          </draw:polyline>
          <draw:line draw:style-name="gr1" draw:text-style-name="P1" draw:layer="layout" svg:x1="13.713cm" svg:y1="15.781cm" svg:x2="13.713cm" svg:y2="14.566cm">
            <text:p/>
          </draw:line>
          <draw:polyline draw:style-name="gr1" draw:text-style-name="P1" draw:layer="layout" svg:width="0.034cm" svg:height="0.029cm" svg:x="13.679cm" svg:y="15.781cm" svg:viewBox="0 0 35 30" draw:points="0,30 13,26 22,22 31,12 35,4 35,0">
            <text:p/>
          </draw:polyline>
          <draw:polyline draw:style-name="gr1" draw:text-style-name="P1" draw:layer="layout" svg:width="0.109cm" svg:height="0cm" svg:x="13.569cm" svg:y="14.54cm" svg:viewBox="0 0 110 0" draw:points="0,0 39,0 110,0">
            <text:p/>
          </draw:polyline>
          <draw:polyline draw:style-name="gr1" draw:text-style-name="P1" draw:layer="layout" svg:width="0.109cm" svg:height="0cm" svg:x="13.569cm" svg:y="15.81cm" svg:viewBox="0 0 110 0" draw:points="0,0 39,0 110,0">
            <text:p/>
          </draw:polyline>
          <draw:polyline draw:style-name="gr1" draw:text-style-name="P1" draw:layer="layout" svg:width="0.029cm" svg:height="0cm" svg:x="13.713cm" svg:y="15.781cm" svg:viewBox="0 0 30 0" draw:points="0,0 5,0 9,0 13,0 17,0 22,0 26,0 30,0">
            <text:p/>
          </draw:polyline>
          <draw:polyline draw:style-name="gr1" draw:text-style-name="P1" draw:layer="layout" svg:width="0.021cm" svg:height="0.029cm" svg:x="13.722cm" svg:y="15.781cm" svg:viewBox="0 0 22 30" draw:points="22,0 22,8 18,16 13,22 8,26 0,30">
            <text:p/>
          </draw:polyline>
          <draw:polyline draw:style-name="gr1" draw:text-style-name="P1" draw:layer="layout" svg:width="0.042cm" svg:height="0cm" svg:x="13.679cm" svg:y="15.81cm" svg:viewBox="0 0 43 0" draw:points="43,0 39,0 34,0 30,0 26,0 17,0 13,0 9,0 0,0">
            <text:p/>
          </draw:polyline>
          <draw:polyline draw:style-name="gr1" draw:text-style-name="P1" draw:layer="layout" svg:width="0.021cm" svg:height="0.026cm" svg:x="13.722cm" svg:y="14.54cm" svg:viewBox="0 0 22 27" draw:points="0,0 8,0 18,4 22,13 22,22 22,27">
            <text:p/>
          </draw:polyline>
          <draw:polyline draw:style-name="gr1" draw:text-style-name="P1" draw:layer="layout" svg:width="0.029cm" svg:height="0cm" svg:x="13.713cm" svg:y="14.566cm" svg:viewBox="0 0 30 0" draw:points="30,0 26,0 21,0 17,0 13,0 9,0 5,0 0,0">
            <text:p/>
          </draw:polyline>
          <draw:polyline draw:style-name="gr1" draw:text-style-name="P1" draw:layer="layout" svg:width="0.042cm" svg:height="0cm" svg:x="13.679cm" svg:y="14.54cm" svg:viewBox="0 0 43 0" draw:points="0,0 9,0 13,0 17,0 26,0 30,0 34,0 39,0 43,0">
            <text:p/>
          </draw:polyline>
          <draw:line draw:style-name="gr1" draw:text-style-name="P1" draw:layer="layout" svg:x1="13.743cm" svg:y1="14.566cm" svg:x2="13.743cm" svg:y2="15.781cm">
            <text:p/>
          </draw:line>
          <draw:polyline draw:style-name="gr1" draw:text-style-name="P1" draw:layer="layout" svg:width="0.03cm" svg:height="0.029cm" svg:x="11.093cm" svg:y="15.781cm" svg:viewBox="0 0 31 30" draw:points="0,0 0,8 4,16 8,22 18,26 31,30">
            <text:p/>
          </draw:polyline>
          <draw:line draw:style-name="gr1" draw:text-style-name="P1" draw:layer="layout" svg:x1="11.093cm" svg:y1="14.566cm" svg:x2="11.093cm" svg:y2="15.781cm">
            <text:p/>
          </draw:line>
          <draw:polyline draw:style-name="gr1" draw:text-style-name="P1" draw:layer="layout" svg:width="0.03cm" svg:height="0.026cm" svg:x="11.093cm" svg:y="14.54cm" svg:viewBox="0 0 31 27" draw:points="31,0 18,0 8,4 0,13 0,22 0,27">
            <text:p/>
          </draw:polyline>
          <draw:line draw:style-name="gr1" draw:text-style-name="P1" draw:layer="layout" svg:x1="11.123cm" svg:y1="14.54cm" svg:x2="11.173cm" svg:y2="14.54cm">
            <text:p/>
          </draw:line>
          <draw:line draw:style-name="gr1" draw:text-style-name="P1" draw:layer="layout" svg:x1="11.123cm" svg:y1="15.81cm" svg:x2="11.173cm" svg:y2="15.81cm">
            <text:p/>
          </draw:line>
          <draw:polyline draw:style-name="gr1" draw:text-style-name="P1" draw:layer="layout" svg:width="0.012cm" svg:height="0cm" svg:x="11.08cm" svg:y="14.566cm" svg:viewBox="0 0 13 0" draw:points="13,0 9,0 4,0 0,0">
            <text:p/>
          </draw:polyline>
          <draw:polyline draw:style-name="gr1" draw:text-style-name="P1" draw:layer="layout" svg:width="0.026cm" svg:height="0.026cm" svg:x="11.08cm" svg:y="14.54cm" svg:viewBox="0 0 27 27" draw:points="0,27 0,17 4,9 10,4 18,0 27,0">
            <text:p/>
          </draw:polyline>
          <draw:polyline draw:style-name="gr1" draw:text-style-name="P1" draw:layer="layout" svg:width="0.016cm" svg:height="0cm" svg:x="11.106cm" svg:y="14.54cm" svg:viewBox="0 0 17 0" draw:points="0,0 4,0 8,0 12,0 17,0">
            <text:p/>
          </draw:polyline>
          <draw:polyline draw:style-name="gr1" draw:text-style-name="P1" draw:layer="layout" svg:width="0.012cm" svg:height="0cm" svg:x="11.08cm" svg:y="15.781cm" svg:viewBox="0 0 13 0" draw:points="0,0 4,0 9,0 13,0">
            <text:p/>
          </draw:polyline>
          <draw:polyline draw:style-name="gr1" draw:text-style-name="P1" draw:layer="layout" svg:width="0.026cm" svg:height="0.029cm" svg:x="11.08cm" svg:y="15.781cm" svg:viewBox="0 0 27 30" draw:points="27,30 18,26 10,22 0,12 0,4 0,0">
            <text:p/>
          </draw:polyline>
          <draw:polyline draw:style-name="gr1" draw:text-style-name="P1" draw:layer="layout" svg:width="0.016cm" svg:height="0cm" svg:x="11.106cm" svg:y="15.81cm" svg:viewBox="0 0 17 0" draw:points="17,0 12,0 8,0 4,0 0,0">
            <text:p/>
          </draw:polyline>
          <draw:line draw:style-name="gr1" draw:text-style-name="P1" draw:layer="layout" svg:x1="11.08cm" svg:y1="15.781cm" svg:x2="11.08cm" svg:y2="14.566cm">
            <text:p/>
          </draw:line>
          <draw:polyline draw:style-name="gr1" draw:text-style-name="P1" draw:layer="layout" svg:width="0.025cm" svg:height="0.029cm" svg:x="11.076cm" svg:y="15.781cm" svg:viewBox="0 0 26 30" draw:points="0,0 0,8 4,16 8,22 18,26 26,30">
            <text:p/>
          </draw:polyline>
          <draw:line draw:style-name="gr1" draw:text-style-name="P1" draw:layer="layout" svg:x1="11.076cm" svg:y1="14.566cm" svg:x2="11.076cm" svg:y2="15.781cm">
            <text:p/>
          </draw:line>
          <draw:polyline draw:style-name="gr1" draw:text-style-name="P1" draw:layer="layout" svg:width="0.025cm" svg:height="0.026cm" svg:x="11.076cm" svg:y="14.54cm" svg:viewBox="0 0 26 27" draw:points="26,0 18,0 8,4 4,13 0,22 0,27">
            <text:p/>
          </draw:polyline>
          <draw:polyline draw:style-name="gr1" draw:text-style-name="P1" draw:layer="layout" svg:width="0.076cm" svg:height="0cm" svg:x="14.568cm" svg:y="15.789cm" svg:viewBox="0 0 77 0" draw:points="0,0 9,0 17,0 30,0 39,0 47,0 60,0 68,0 77,0">
            <text:p/>
          </draw:polyline>
          <draw:polyline draw:style-name="gr1" draw:text-style-name="P1" draw:layer="layout" svg:width="0.008cm" svg:height="0.021cm" svg:x="14.645cm" svg:y="15.789cm" svg:viewBox="0 0 9 22" draw:points="0,0 0,8 0,13 4,18 9,22">
            <text:p/>
          </draw:polyline>
          <draw:polyline draw:style-name="gr1" draw:text-style-name="P1" draw:layer="layout" svg:width="0.096cm" svg:height="0cm" svg:x="14.556cm" svg:y="15.81cm" svg:viewBox="0 0 97 0" draw:points="97,0 84,0 72,0 59,0 46,0 38,0 25,0 12,0 0,0">
            <text:p/>
          </draw:polyline>
          <draw:polyline draw:style-name="gr1" draw:text-style-name="P1" draw:layer="layout" svg:width="0.012cm" svg:height="0.021cm" svg:x="14.556cm" svg:y="15.789cm" svg:viewBox="0 0 13 22" draw:points="0,22 4,18 9,13 13,8 13,4 13,0">
            <text:p/>
          </draw:polyline>
          <draw:polyline draw:style-name="gr1" draw:text-style-name="P1" draw:layer="layout" svg:width="0.054cm" svg:height="0cm" svg:x="14.501cm" svg:y="14.54cm" svg:viewBox="0 0 55 0" draw:points="0,0 25,0 55,0">
            <text:p/>
          </draw:polyline>
          <draw:polyline draw:style-name="gr1" draw:text-style-name="P1" draw:layer="layout" svg:width="0.012cm" svg:height="0.017cm" svg:x="14.556cm" svg:y="14.54cm" svg:viewBox="0 0 13 18" draw:points="13,18 13,14 9,4 4,0 0,0">
            <text:p/>
          </draw:polyline>
          <draw:line draw:style-name="gr1" draw:text-style-name="P1" draw:layer="layout" svg:x1="14.568cm" svg:y1="15.789cm" svg:x2="14.568cm" svg:y2="14.557cm">
            <text:p/>
          </draw:line>
          <draw:polyline draw:style-name="gr1" draw:text-style-name="P1" draw:layer="layout" svg:width="0.054cm" svg:height="0cm" svg:x="14.501cm" svg:y="15.81cm" svg:viewBox="0 0 55 0" draw:points="0,0 25,0 55,0">
            <text:p/>
          </draw:polyline>
          <draw:line draw:style-name="gr1" draw:text-style-name="P1" draw:layer="layout" svg:x1="14.501cm" svg:y1="14.54cm" svg:x2="14.501cm" svg:y2="15.81cm">
            <text:p/>
          </draw:line>
          <draw:polyline draw:style-name="gr1" draw:text-style-name="P1" draw:layer="layout" svg:width="0.096cm" svg:height="0cm" svg:x="14.556cm" svg:y="14.54cm" svg:viewBox="0 0 97 0" draw:points="0,0 12,0 25,0 38,0 46,0 59,0 72,0 84,0 97,0">
            <text:p/>
          </draw:polyline>
          <draw:polyline draw:style-name="gr1" draw:text-style-name="P1" draw:layer="layout" svg:width="0.008cm" svg:height="0.017cm" svg:x="14.645cm" svg:y="14.54cm" svg:viewBox="0 0 9 18" draw:points="9,0 4,0 4,4 0,9 0,18">
            <text:p/>
          </draw:polyline>
          <draw:polyline draw:style-name="gr1" draw:text-style-name="P1" draw:layer="layout" svg:width="0.076cm" svg:height="0cm" svg:x="14.568cm" svg:y="14.557cm" svg:viewBox="0 0 77 0" draw:points="77,0 68,0 60,0 47,0 39,0 30,0 17,0 9,0 0,0">
            <text:p/>
          </draw:polyline>
          <draw:line draw:style-name="gr1" draw:text-style-name="P1" draw:layer="layout" svg:x1="14.645cm" svg:y1="14.557cm" svg:x2="14.645cm" svg:y2="15.789cm">
            <text:p/>
          </draw:line>
          <draw:polyline draw:style-name="gr1" draw:text-style-name="P1" draw:layer="layout" svg:width="0.025cm" svg:height="0cm" svg:x="14.653cm" svg:y="14.54cm" svg:viewBox="0 0 26 0" draw:points="0,0 21,0 26,0">
            <text:p/>
          </draw:polyline>
          <draw:polyline draw:style-name="gr1" draw:text-style-name="P1" draw:layer="layout" svg:width="0.025cm" svg:height="0cm" svg:x="14.653cm" svg:y="15.81cm" svg:viewBox="0 0 26 0" draw:points="0,0 21,0 26,0">
            <text:p/>
          </draw:polyline>
          <draw:line draw:style-name="gr1" draw:text-style-name="P1" draw:layer="layout" svg:x1="14.369cm" svg:y1="14.54cm" svg:x2="14.369cm" svg:y2="15.81cm">
            <text:p/>
          </draw:line>
          <draw:polyline draw:style-name="gr1" draw:text-style-name="P1" draw:layer="layout" svg:width="0.014cm" svg:height="0.021cm" svg:x="14.272cm" svg:y="15.789cm" svg:viewBox="0 0 15 22" draw:points="0,0 0,8 0,13 5,18 10,18 15,22">
            <text:p/>
          </draw:polyline>
          <draw:line draw:style-name="gr1" draw:text-style-name="P1" draw:layer="layout" svg:x1="14.272cm" svg:y1="14.557cm" svg:x2="14.272cm" svg:y2="15.789cm">
            <text:p/>
          </draw:line>
          <draw:polyline draw:style-name="gr1" draw:text-style-name="P1" draw:layer="layout" svg:width="0.014cm" svg:height="0.017cm" svg:x="14.272cm" svg:y="14.54cm" svg:viewBox="0 0 15 18" draw:points="15,0 10,0 5,4 0,9 0,18">
            <text:p/>
          </draw:polyline>
          <draw:polyline draw:style-name="gr1" draw:text-style-name="P1" draw:layer="layout" svg:width="0.083cm" svg:height="0cm" svg:x="14.285cm" svg:y="14.54cm" svg:viewBox="0 0 84 0" draw:points="0,0 55,0 84,0">
            <text:p/>
          </draw:polyline>
          <draw:polyline draw:style-name="gr1" draw:text-style-name="P1" draw:layer="layout" svg:width="0.083cm" svg:height="0cm" svg:x="14.285cm" svg:y="15.81cm" svg:viewBox="0 0 84 0" draw:points="0,0 55,0 84,0">
            <text:p/>
          </draw:polyline>
          <draw:polyline draw:style-name="gr1" draw:text-style-name="P1" draw:layer="layout" svg:width="0.075cm" svg:height="0cm" svg:x="14.196cm" svg:y="14.557cm" svg:viewBox="0 0 76 0" draw:points="76,0 63,0 55,0 46,0 38,0 30,0 17,0 8,0 0,0">
            <text:p/>
          </draw:polyline>
          <draw:polyline draw:style-name="gr1" draw:text-style-name="P1" draw:layer="layout" svg:width="0.004cm" svg:height="0.017cm" svg:x="14.192cm" svg:y="14.54cm" svg:viewBox="0 0 5 18" draw:points="5,18 5,14 5,4 5,0 0,0">
            <text:p/>
          </draw:polyline>
          <draw:polyline draw:style-name="gr1" draw:text-style-name="P1" draw:layer="layout" svg:width="0.092cm" svg:height="0cm" svg:x="14.192cm" svg:y="14.54cm" svg:viewBox="0 0 93 0" draw:points="0,0 12,0 25,0 34,0 46,0 59,0 72,0 80,0 93,0">
            <text:p/>
          </draw:polyline>
          <draw:polyline draw:style-name="gr1" draw:text-style-name="P1" draw:layer="layout" svg:width="0.075cm" svg:height="0cm" svg:x="14.196cm" svg:y="15.789cm" svg:viewBox="0 0 76 0" draw:points="0,0 8,0 17,0 30,0 38,0 46,0 55,0 63,0 76,0">
            <text:p/>
          </draw:polyline>
          <draw:polyline draw:style-name="gr1" draw:text-style-name="P1" draw:layer="layout" svg:width="0.004cm" svg:height="0.021cm" svg:x="14.192cm" svg:y="15.789cm" svg:viewBox="0 0 5 22" draw:points="0,22 5,18 5,13 5,8 5,4 5,0">
            <text:p/>
          </draw:polyline>
          <draw:polyline draw:style-name="gr1" draw:text-style-name="P1" draw:layer="layout" svg:width="0.092cm" svg:height="0cm" svg:x="14.192cm" svg:y="15.81cm" svg:viewBox="0 0 93 0" draw:points="93,0 80,0 72,0 59,0 46,0 34,0 25,0 12,0 0,0">
            <text:p/>
          </draw:polyline>
          <draw:line draw:style-name="gr1" draw:text-style-name="P1" draw:layer="layout" svg:x1="14.196cm" svg:y1="15.789cm" svg:x2="14.196cm" svg:y2="14.557cm">
            <text:p/>
          </draw:line>
          <draw:polyline draw:style-name="gr1" draw:text-style-name="P1" draw:layer="layout" svg:width="0.067cm" svg:height="0cm" svg:x="14.928cm" svg:y="15.789cm" svg:viewBox="0 0 68 0" draw:points="0,0 9,0 17,0 26,0 34,0 43,0 51,0 60,0 68,0">
            <text:p/>
          </draw:polyline>
          <draw:polyline draw:style-name="gr1" draw:text-style-name="P1" draw:layer="layout" svg:width="0cm" svg:height="0.02cm" svg:x="14.996cm" svg:y="15.789cm" svg:viewBox="0 0 0 21" draw:points="0,0 0,8 0,13 0,17 0,21">
            <text:p/>
          </draw:polyline>
          <draw:polyline draw:style-name="gr1" draw:text-style-name="P1" draw:layer="layout" svg:width="0.017cm" svg:height="0.021cm" svg:x="14.911cm" svg:y="15.789cm" svg:viewBox="0 0 18 22" draw:points="0,22 10,18 14,13 18,8 18,4 18,0">
            <text:p/>
          </draw:polyline>
          <draw:polyline draw:style-name="gr1" draw:text-style-name="P1" draw:layer="layout" svg:width="0.084cm" svg:height="0cm" svg:x="14.911cm" svg:y="15.81cm" svg:viewBox="0 0 85 0" draw:points="85,0 72,0 64,0 55,0 43,0 34,0 22,0 9,0 0,0">
            <text:p/>
          </draw:polyline>
          <draw:polyline draw:style-name="gr1" draw:text-style-name="P1" draw:layer="layout" svg:width="0.017cm" svg:height="0.017cm" svg:x="14.911cm" svg:y="14.54cm" svg:viewBox="0 0 18 18" draw:points="18,18 18,14 14,4 5,0 0,0">
            <text:p/>
          </draw:polyline>
          <draw:line draw:style-name="gr1" draw:text-style-name="P1" draw:layer="layout" svg:x1="14.928cm" svg:y1="15.789cm" svg:x2="14.928cm" svg:y2="14.557cm">
            <text:p/>
          </draw:line>
          <draw:line draw:style-name="gr1" draw:text-style-name="P1" draw:layer="layout" svg:x1="14.801cm" svg:y1="14.54cm" svg:x2="14.801cm" svg:y2="15.81cm">
            <text:p/>
          </draw:line>
          <draw:polyline draw:style-name="gr1" draw:text-style-name="P1" draw:layer="layout" svg:width="0.109cm" svg:height="0cm" svg:x="14.801cm" svg:y="14.54cm" svg:viewBox="0 0 110 0" draw:points="0,0 60,0 110,0">
            <text:p/>
          </draw:polyline>
          <draw:polyline draw:style-name="gr1" draw:text-style-name="P1" draw:layer="layout" svg:width="0.109cm" svg:height="0cm" svg:x="14.801cm" svg:y="15.81cm" svg:viewBox="0 0 110 0" draw:points="0,0 60,0 110,0">
            <text:p/>
          </draw:polyline>
          <draw:polyline draw:style-name="gr1" draw:text-style-name="P1" draw:layer="layout" svg:width="0cm" svg:height="0.016cm" svg:x="14.996cm" svg:y="14.54cm" svg:viewBox="0 0 0 17" draw:points="0,0 0,4 0,9 0,17">
            <text:p/>
          </draw:polyline>
          <draw:polyline draw:style-name="gr1" draw:text-style-name="P1" draw:layer="layout" svg:width="0.067cm" svg:height="0cm" svg:x="14.928cm" svg:y="14.557cm" svg:viewBox="0 0 68 0" draw:points="68,0 60,0 51,0 43,0 34,0 26,0 17,0 9,0 0,0">
            <text:p/>
          </draw:polyline>
          <draw:polyline draw:style-name="gr1" draw:text-style-name="P1" draw:layer="layout" svg:width="0.084cm" svg:height="0cm" svg:x="14.911cm" svg:y="14.54cm" svg:viewBox="0 0 85 0" draw:points="0,0 9,0 22,0 34,0 43,0 55,0 64,0 72,0 85,0">
            <text:p/>
          </draw:polyline>
          <draw:line draw:style-name="gr1" draw:text-style-name="P1" draw:layer="layout" svg:x1="14.996cm" svg:y1="14.557cm" svg:x2="14.996cm" svg:y2="15.789cm">
            <text:p/>
          </draw:line>
          <draw:line draw:style-name="gr1" draw:text-style-name="P1" draw:layer="layout" svg:x1="14.501cm" svg:y1="14.54cm" svg:x2="14.501cm" svg:y2="15.81cm">
            <text:p/>
          </draw:line>
          <draw:line draw:style-name="gr1" draw:text-style-name="P1" draw:layer="layout" svg:x1="14.374cm" svg:y1="15.81cm" svg:x2="14.374cm" svg:y2="14.54cm">
            <text:p/>
          </draw:line>
          <draw:line draw:style-name="gr1" draw:text-style-name="P1" draw:layer="layout" svg:x1="14.369cm" svg:y1="14.54cm" svg:x2="14.374cm" svg:y2="14.54cm">
            <text:p/>
          </draw:line>
          <draw:line draw:style-name="gr1" draw:text-style-name="P1" draw:layer="layout" svg:x1="14.369cm" svg:y1="15.81cm" svg:x2="14.374cm" svg:y2="15.81cm">
            <text:p/>
          </draw:line>
          <draw:line draw:style-name="gr1" draw:text-style-name="P1" draw:layer="layout" svg:x1="14.454cm" svg:y1="15.81cm" svg:x2="14.454cm" svg:y2="14.54cm">
            <text:p/>
          </draw:line>
          <draw:polyline draw:style-name="gr1" draw:text-style-name="P1" draw:layer="layout" svg:width="0.046cm" svg:height="0cm" svg:x="14.454cm" svg:y="14.54cm" svg:viewBox="0 0 47 0" draw:points="0,0 9,0 17,0 26,0 30,0 38,0 43,0 47,0">
            <text:p/>
          </draw:polyline>
          <draw:polyline draw:style-name="gr1" draw:text-style-name="P1" draw:layer="layout" svg:width="0.046cm" svg:height="0cm" svg:x="14.454cm" svg:y="15.81cm" svg:viewBox="0 0 47 0" draw:points="47,0 43,0 38,0 30,0 26,0 17,0 9,0 0,0">
            <text:p/>
          </draw:polyline>
          <draw:line draw:style-name="gr1" draw:text-style-name="P1" draw:layer="layout" svg:x1="14.429cm" svg:y1="14.54cm" svg:x2="14.429cm" svg:y2="15.81cm">
            <text:p/>
          </draw:line>
          <draw:polyline draw:style-name="gr1" draw:text-style-name="P1" draw:layer="layout" svg:width="0.054cm" svg:height="0cm" svg:x="14.374cm" svg:y="14.54cm" svg:viewBox="0 0 55 0" draw:points="0,0 4,0 8,0 12,0 21,0 29,0 38,0 46,0 55,0">
            <text:p/>
          </draw:polyline>
          <draw:polyline draw:style-name="gr1" draw:text-style-name="P1" draw:layer="layout" svg:width="0.054cm" svg:height="0cm" svg:x="14.374cm" svg:y="15.81cm" svg:viewBox="0 0 55 0" draw:points="55,0 46,0 38,0 29,0 21,0 12,0 8,0 4,0 0,0">
            <text:p/>
          </draw:polyline>
          <draw:line draw:style-name="gr1" draw:text-style-name="P1" draw:layer="layout" svg:x1="14.708cm" svg:y1="14.54cm" svg:x2="14.708cm" svg:y2="15.81cm">
            <text:p/>
          </draw:line>
          <draw:polyline draw:style-name="gr1" draw:text-style-name="P1" draw:layer="layout" svg:width="0.028cm" svg:height="0cm" svg:x="14.679cm" svg:y="14.54cm" svg:viewBox="0 0 29 0" draw:points="0,0 8,0 12,0 21,0 29,0">
            <text:p/>
          </draw:polyline>
          <draw:polyline draw:style-name="gr1" draw:text-style-name="P1" draw:layer="layout" svg:width="0.028cm" svg:height="0cm" svg:x="14.679cm" svg:y="15.81cm" svg:viewBox="0 0 29 0" draw:points="29,0 21,0 12,0 8,0 0,0">
            <text:p/>
          </draw:polyline>
          <draw:line draw:style-name="gr1" draw:text-style-name="P1" draw:layer="layout" svg:x1="14.086cm" svg:y1="14.54cm" svg:x2="14.086cm" svg:y2="15.81cm">
            <text:p/>
          </draw:line>
          <draw:polyline draw:style-name="gr1" draw:text-style-name="P1" draw:layer="layout" svg:width="0.021cm" svg:height="0.021cm" svg:x="13.938cm" svg:y="15.789cm" svg:viewBox="0 0 22 22" draw:points="0,0 0,8 5,13 9,18 13,18 22,22">
            <text:p/>
          </draw:polyline>
          <draw:line draw:style-name="gr1" draw:text-style-name="P1" draw:layer="layout" svg:x1="13.938cm" svg:y1="14.557cm" svg:x2="13.938cm" svg:y2="15.789cm">
            <text:p/>
          </draw:line>
          <draw:polyline draw:style-name="gr1" draw:text-style-name="P1" draw:layer="layout" svg:width="0.021cm" svg:height="0.017cm" svg:x="13.938cm" svg:y="14.54cm" svg:viewBox="0 0 22 18" draw:points="22,0 13,0 5,4 5,9 0,18">
            <text:p/>
          </draw:polyline>
          <draw:polyline draw:style-name="gr1" draw:text-style-name="P1" draw:layer="layout" svg:width="0.126cm" svg:height="0cm" svg:x="13.959cm" svg:y="14.54cm" svg:viewBox="0 0 127 0" draw:points="0,0 72,0 127,0">
            <text:p/>
          </draw:polyline>
          <draw:polyline draw:style-name="gr1" draw:text-style-name="P1" draw:layer="layout" svg:width="0.126cm" svg:height="0cm" svg:x="13.959cm" svg:y="15.81cm" svg:viewBox="0 0 127 0" draw:points="0,0 72,0 127,0">
            <text:p/>
          </draw:polyline>
          <draw:polyline draw:style-name="gr1" draw:text-style-name="P1" draw:layer="layout" svg:width="0.059cm" svg:height="0cm" svg:x="13.878cm" svg:y="14.557cm" svg:viewBox="0 0 60 0" draw:points="60,0 51,0 47,0 39,0 30,0 22,0 17,0 9,0 0,0">
            <text:p/>
          </draw:polyline>
          <draw:polyline draw:style-name="gr1" draw:text-style-name="P1" draw:layer="layout" svg:width="0.009cm" svg:height="0.017cm" svg:x="13.878cm" svg:y="14.54cm" svg:viewBox="0 0 10 18" draw:points="0,18 6,14 6,4 6,0 10,0">
            <text:p/>
          </draw:polyline>
          <draw:polyline draw:style-name="gr1" draw:text-style-name="P1" draw:layer="layout" svg:width="0.071cm" svg:height="0cm" svg:x="13.887cm" svg:y="14.54cm" svg:viewBox="0 0 72 0" draw:points="0,0 8,0 17,0 25,0 34,0 42,0 51,0 63,0 72,0">
            <text:p/>
          </draw:polyline>
          <draw:polyline draw:style-name="gr1" draw:text-style-name="P1" draw:layer="layout" svg:width="0.059cm" svg:height="0cm" svg:x="13.878cm" svg:y="15.789cm" svg:viewBox="0 0 60 0" draw:points="0,0 9,0 17,0 22,0 30,0 39,0 47,0 51,0 60,0">
            <text:p/>
          </draw:polyline>
          <draw:polyline draw:style-name="gr1" draw:text-style-name="P1" draw:layer="layout" svg:width="0.009cm" svg:height="0.021cm" svg:x="13.878cm" svg:y="15.789cm" svg:viewBox="0 0 10 22" draw:points="10,22 6,18 6,13 6,8 0,4 0,0">
            <text:p/>
          </draw:polyline>
          <draw:polyline draw:style-name="gr1" draw:text-style-name="P1" draw:layer="layout" svg:width="0.071cm" svg:height="0cm" svg:x="13.887cm" svg:y="15.81cm" svg:viewBox="0 0 72 0" draw:points="72,0 63,0 51,0 42,0 34,0 25,0 17,0 8,0 0,0">
            <text:p/>
          </draw:polyline>
          <draw:line draw:style-name="gr1" draw:text-style-name="P1" draw:layer="layout" svg:x1="13.878cm" svg:y1="15.789cm" svg:x2="13.878cm" svg:y2="14.557cm">
            <text:p/>
          </draw:line>
          <draw:line draw:style-name="gr1" draw:text-style-name="P1" draw:layer="layout" svg:x1="14.793cm" svg:y1="14.54cm" svg:x2="14.793cm" svg:y2="15.81cm">
            <text:p/>
          </draw:line>
          <draw:line draw:style-name="gr1" draw:text-style-name="P1" draw:layer="layout" svg:x1="14.793cm" svg:y1="14.54cm" svg:x2="14.801cm" svg:y2="14.54cm">
            <text:p/>
          </draw:line>
          <draw:line draw:style-name="gr1" draw:text-style-name="P1" draw:layer="layout" svg:x1="14.793cm" svg:y1="15.81cm" svg:x2="14.801cm" svg:y2="15.81cm">
            <text:p/>
          </draw:line>
          <draw:polyline draw:style-name="gr1" draw:text-style-name="P1" draw:layer="layout" svg:width="0.024cm" svg:height="0cm" svg:x="14.429cm" svg:y="14.54cm" svg:viewBox="0 0 25 0" draw:points="0,0 4,0 8,0 12,0 17,0 21,0 25,0">
            <text:p/>
          </draw:polyline>
          <draw:polyline draw:style-name="gr1" draw:text-style-name="P1" draw:layer="layout" svg:width="0.024cm" svg:height="0cm" svg:x="14.429cm" svg:y="15.81cm" svg:viewBox="0 0 25 0" draw:points="0,0 4,0 8,0 12,0 17,0 21,0 25,0">
            <text:p/>
          </draw:polyline>
          <draw:line draw:style-name="gr1" draw:text-style-name="P1" draw:layer="layout" svg:x1="14.729cm" svg:y1="15.81cm" svg:x2="14.729cm" svg:y2="14.54cm">
            <text:p/>
          </draw:line>
          <draw:polyline draw:style-name="gr1" draw:text-style-name="P1" draw:layer="layout" svg:width="0.063cm" svg:height="0cm" svg:x="14.729cm" svg:y="14.54cm" svg:viewBox="0 0 64 0" draw:points="0,0 9,0 21,0 30,0 38,0 47,0 51,0 60,0 64,0">
            <text:p/>
          </draw:polyline>
          <draw:polyline draw:style-name="gr1" draw:text-style-name="P1" draw:layer="layout" svg:width="0.063cm" svg:height="0cm" svg:x="14.729cm" svg:y="15.81cm" svg:viewBox="0 0 64 0" draw:points="64,0 60,0 51,0 47,0 38,0 30,0 21,0 9,0 0,0">
            <text:p/>
          </draw:polyline>
          <draw:line draw:style-name="gr1" draw:text-style-name="P1" draw:layer="layout" svg:x1="14.187cm" svg:y1="15.81cm" svg:x2="14.187cm" svg:y2="14.54cm">
            <text:p/>
          </draw:line>
          <draw:polyline draw:style-name="gr1" draw:text-style-name="P1" draw:layer="layout" svg:width="0.02cm" svg:height="0cm" svg:x="14.708cm" svg:y="14.54cm" svg:viewBox="0 0 21 0" draw:points="0,0 4,0 9,0 13,0 17,0 21,0">
            <text:p/>
          </draw:polyline>
          <draw:polyline draw:style-name="gr1" draw:text-style-name="P1" draw:layer="layout" svg:width="0.02cm" svg:height="0cm" svg:x="14.708cm" svg:y="15.81cm" svg:viewBox="0 0 21 0" draw:points="0,0 4,0 9,0 13,0 17,0 21,0">
            <text:p/>
          </draw:polyline>
          <draw:polyline draw:style-name="gr1" draw:text-style-name="P1" draw:layer="layout" svg:width="1.256cm" svg:height="0cm" svg:x="13.883cm" svg:y="13.782cm" svg:viewBox="0 0 1257 0" draw:points="1257,0 1244,0 1223,0 1189,0 1147,0 1096,0 1037,0 969,0 893,0 817,0 732,0 652,0 567,0 482,0 402,0 326,0 258,0 190,0 135,0 89,0 50,0 21,0 8,0 0,0">
            <text:p/>
          </draw:polyline>
          <draw:polyline draw:style-name="gr1" draw:text-style-name="P1" draw:layer="layout" svg:width="1.192cm" svg:height="0cm" svg:x="13.917cm" svg:y="13.753cm" svg:viewBox="0 0 1193 0" draw:points="0,0 4,0 21,0 50,0 88,0 139,0 194,0 262,0 334,0 410,0 491,0 575,0 656,0 740,0 821,0 893,0 965,0 1024,0 1079,0 1121,0 1155,0 1181,0 1189,0 1193,0">
            <text:p/>
          </draw:polyline>
          <draw:line draw:style-name="gr1" draw:text-style-name="P1" draw:layer="layout" svg:x1="14.099cm" svg:y1="15.81cm" svg:x2="14.099cm" svg:y2="14.54cm">
            <text:p/>
          </draw:line>
          <draw:line draw:style-name="gr1" draw:text-style-name="P1" draw:layer="layout" svg:x1="14.086cm" svg:y1="14.54cm" svg:x2="14.099cm" svg:y2="14.54cm">
            <text:p/>
          </draw:line>
          <draw:line draw:style-name="gr1" draw:text-style-name="P1" draw:layer="layout" svg:x1="14.086cm" svg:y1="15.81cm" svg:x2="14.099cm" svg:y2="15.81cm">
            <text:p/>
          </draw:line>
          <draw:line draw:style-name="gr1" draw:text-style-name="P1" draw:layer="layout" svg:x1="14.166cm" svg:y1="14.54cm" svg:x2="14.166cm" svg:y2="15.81cm">
            <text:p/>
          </draw:line>
          <draw:polyline draw:style-name="gr1" draw:text-style-name="P1" draw:layer="layout" svg:width="0.066cm" svg:height="0cm" svg:x="14.099cm" svg:y="14.54cm" svg:viewBox="0 0 67 0" draw:points="0,0 8,0 16,0 25,0 33,0 42,0 50,0 59,0 67,0">
            <text:p/>
          </draw:polyline>
          <draw:polyline draw:style-name="gr1" draw:text-style-name="P1" draw:layer="layout" svg:width="0.066cm" svg:height="0cm" svg:x="14.099cm" svg:y="15.81cm" svg:viewBox="0 0 67 0" draw:points="67,0 59,0 50,0 42,0 33,0 25,0 16,0 8,0 0,0">
            <text:p/>
          </draw:polyline>
          <draw:polyline draw:style-name="gr1" draw:text-style-name="P1" draw:layer="layout" svg:width="0.008cm" svg:height="0cm" svg:x="14.166cm" svg:y="14.54cm" svg:viewBox="0 0 9 0" draw:points="0,0 5,0 9,0">
            <text:p/>
          </draw:polyline>
          <draw:polyline draw:style-name="gr1" draw:text-style-name="P1" draw:layer="layout" svg:width="0.008cm" svg:height="0cm" svg:x="14.166cm" svg:y="15.81cm" svg:viewBox="0 0 9 0" draw:points="0,0 5,0 9,0">
            <text:p/>
          </draw:polyline>
          <draw:polyline draw:style-name="gr1" draw:text-style-name="P1" draw:layer="layout" svg:width="0.021cm" svg:height="0.017cm" svg:x="15.195cm" svg:y="14.54cm" svg:viewBox="0 0 22 18" draw:points="22,18 22,14 22,4 18,4 9,0 0,0">
            <text:p/>
          </draw:polyline>
          <draw:line draw:style-name="gr1" draw:text-style-name="P1" draw:layer="layout" svg:x1="15.216cm" svg:y1="15.789cm" svg:x2="15.216cm" svg:y2="14.557cm">
            <text:p/>
          </draw:line>
          <draw:polyline draw:style-name="gr1" draw:text-style-name="P1" draw:layer="layout" svg:width="0.021cm" svg:height="0.021cm" svg:x="15.195cm" svg:y="15.789cm" svg:viewBox="0 0 22 22" draw:points="0,22 14,18 18,13 22,8 22,4 22,0">
            <text:p/>
          </draw:polyline>
          <draw:line draw:style-name="gr1" draw:text-style-name="P1" draw:layer="layout" svg:x1="15.06cm" svg:y1="14.54cm" svg:x2="15.06cm" svg:y2="15.81cm">
            <text:p/>
          </draw:line>
          <draw:polyline draw:style-name="gr1" draw:text-style-name="P1" draw:layer="layout" svg:width="0.134cm" svg:height="0cm" svg:x="15.06cm" svg:y="14.54cm" svg:viewBox="0 0 135 0" draw:points="0,0 76,0 135,0">
            <text:p/>
          </draw:polyline>
          <draw:polyline draw:style-name="gr1" draw:text-style-name="P1" draw:layer="layout" svg:width="0.134cm" svg:height="0cm" svg:x="15.06cm" svg:y="15.81cm" svg:viewBox="0 0 135 0" draw:points="0,0 76,0 135,0">
            <text:p/>
          </draw:polyline>
          <draw:polyline draw:style-name="gr1" draw:text-style-name="P1" draw:layer="layout" svg:width="0.046cm" svg:height="0cm" svg:x="15.216cm" svg:y="15.789cm" svg:viewBox="0 0 47 0" draw:points="0,0 9,0 13,0 21,0 26,0 30,0 38,0 42,0 47,0">
            <text:p/>
          </draw:polyline>
          <draw:polyline draw:style-name="gr1" draw:text-style-name="P1" draw:layer="layout" svg:width="0.009cm" svg:height="0.021cm" svg:x="15.254cm" svg:y="15.789cm" svg:viewBox="0 0 10 22" draw:points="10,0 10,8 10,13 4,18 0,22">
            <text:p/>
          </draw:polyline>
          <draw:polyline draw:style-name="gr1" draw:text-style-name="P1" draw:layer="layout" svg:width="0.058cm" svg:height="0cm" svg:x="15.195cm" svg:y="15.81cm" svg:viewBox="0 0 59 0" draw:points="59,0 55,0 47,0 38,0 34,0 25,0 17,0 8,0 0,0">
            <text:p/>
          </draw:polyline>
          <draw:polyline draw:style-name="gr1" draw:text-style-name="P1" draw:layer="layout" svg:width="0.009cm" svg:height="0.017cm" svg:x="15.254cm" svg:y="14.54cm" svg:viewBox="0 0 10 18" draw:points="0,0 4,0 10,4 10,9 10,18">
            <text:p/>
          </draw:polyline>
          <draw:polyline draw:style-name="gr1" draw:text-style-name="P1" draw:layer="layout" svg:width="0.046cm" svg:height="0cm" svg:x="15.216cm" svg:y="14.557cm" svg:viewBox="0 0 47 0" draw:points="47,0 42,0 38,0 30,0 26,0 21,0 13,0 9,0 0,0">
            <text:p/>
          </draw:polyline>
          <draw:polyline draw:style-name="gr1" draw:text-style-name="P1" draw:layer="layout" svg:width="0.058cm" svg:height="0cm" svg:x="15.195cm" svg:y="14.54cm" svg:viewBox="0 0 59 0" draw:points="0,0 8,0 17,0 25,0 34,0 38,0 47,0 55,0 59,0">
            <text:p/>
          </draw:polyline>
          <draw:line draw:style-name="gr1" draw:text-style-name="P1" draw:layer="layout" svg:x1="15.263cm" svg:y1="14.557cm" svg:x2="15.263cm" svg:y2="15.789cm">
            <text:p/>
          </draw:line>
          <draw:line draw:style-name="gr1" draw:text-style-name="P1" draw:layer="layout" svg:x1="15.038cm" svg:y1="14.54cm" svg:x2="15.038cm" svg:y2="15.81cm">
            <text:p/>
          </draw:line>
          <draw:line draw:style-name="gr1" draw:text-style-name="P1" draw:layer="layout" svg:x1="15.038cm" svg:y1="14.54cm" svg:x2="15.06cm" svg:y2="14.54cm">
            <text:p/>
          </draw:line>
          <draw:line draw:style-name="gr1" draw:text-style-name="P1" draw:layer="layout" svg:x1="15.038cm" svg:y1="15.81cm" svg:x2="15.06cm" svg:y2="15.81cm">
            <text:p/>
          </draw:line>
          <draw:polyline draw:style-name="gr1" draw:text-style-name="P1" draw:layer="layout" svg:width="0.041cm" svg:height="0cm" svg:x="14.996cm" svg:y="14.54cm" svg:viewBox="0 0 42 0" draw:points="0,0 8,0 17,0 25,0 34,0 42,0">
            <text:p/>
          </draw:polyline>
          <draw:polyline draw:style-name="gr1" draw:text-style-name="P1" draw:layer="layout" svg:width="0.041cm" svg:height="0cm" svg:x="14.996cm" svg:y="15.81cm" svg:viewBox="0 0 42 0" draw:points="42,0 34,0 25,0 17,0 8,0 0,0">
            <text:p/>
          </draw:polyline>
          <draw:line draw:style-name="gr1" draw:text-style-name="P1" draw:layer="layout" svg:x1="13.874cm" svg:y1="14.54cm" svg:x2="13.874cm" svg:y2="15.81cm">
            <text:p/>
          </draw:line>
          <draw:polyline draw:style-name="gr1" draw:text-style-name="P1" draw:layer="layout" svg:width="0.147cm" svg:height="0cm" svg:x="13.726cm" svg:y="14.54cm" svg:viewBox="0 0 148 0" draw:points="0,0 85,0 148,0">
            <text:p/>
          </draw:polyline>
          <draw:polyline draw:style-name="gr1" draw:text-style-name="P1" draw:layer="layout" svg:width="0.147cm" svg:height="0cm" svg:x="13.726cm" svg:y="15.81cm" svg:viewBox="0 0 148 0" draw:points="0,0 85,0 148,0">
            <text:p/>
          </draw:polyline>
          <draw:line draw:style-name="gr1" draw:text-style-name="P1" draw:layer="layout" svg:x1="13.722cm" svg:y1="14.54cm" svg:x2="13.726cm" svg:y2="14.54cm">
            <text:p/>
          </draw:line>
          <draw:polyline draw:style-name="gr1" draw:text-style-name="P1" draw:layer="layout" svg:width="0.013cm" svg:height="0.021cm" svg:x="13.675cm" svg:y="15.789cm" svg:viewBox="0 0 14 22" draw:points="14,22 4,18 0,13 0,8 0,4 0,0">
            <text:p/>
          </draw:polyline>
          <draw:line draw:style-name="gr1" draw:text-style-name="P1" draw:layer="layout" svg:x1="13.726cm" svg:y1="15.81cm" svg:x2="13.722cm" svg:y2="15.81cm">
            <text:p/>
          </draw:line>
          <draw:line draw:style-name="gr1" draw:text-style-name="P1" draw:layer="layout" svg:x1="13.874cm" svg:y1="14.54cm" svg:x2="13.887cm" svg:y2="14.54cm">
            <text:p/>
          </draw:line>
          <draw:line draw:style-name="gr1" draw:text-style-name="P1" draw:layer="layout" svg:x1="13.874cm" svg:y1="15.81cm" svg:x2="13.887cm" svg:y2="15.81cm">
            <text:p/>
          </draw:line>
          <draw:polyline draw:style-name="gr1" draw:text-style-name="P1" draw:layer="layout" svg:width="0.022cm" svg:height="0.017cm" svg:x="15.364cm" svg:y="14.54cm" svg:viewBox="0 0 23 18" draw:points="23,18 23,14 18,4 14,4 10,0 0,0">
            <text:p/>
          </draw:polyline>
          <draw:line draw:style-name="gr1" draw:text-style-name="P1" draw:layer="layout" svg:x1="15.386cm" svg:y1="15.789cm" svg:x2="15.386cm" svg:y2="14.557cm">
            <text:p/>
          </draw:line>
          <draw:polyline draw:style-name="gr1" draw:text-style-name="P1" draw:layer="layout" svg:width="0.022cm" svg:height="0.021cm" svg:x="15.364cm" svg:y="15.789cm" svg:viewBox="0 0 23 22" draw:points="0,22 10,18 18,13 23,8 23,4 23,0">
            <text:p/>
          </draw:polyline>
          <draw:polyline draw:style-name="gr1" draw:text-style-name="P1" draw:layer="layout" svg:width="0.147cm" svg:height="0cm" svg:x="15.216cm" svg:y="14.54cm" svg:viewBox="0 0 148 0" draw:points="0,0 85,0 148,0">
            <text:p/>
          </draw:polyline>
          <draw:polyline draw:style-name="gr1" draw:text-style-name="P1" draw:layer="layout" svg:width="0.147cm" svg:height="0cm" svg:x="15.216cm" svg:y="15.81cm" svg:viewBox="0 0 148 0" draw:points="0,0 85,0 148,0">
            <text:p/>
          </draw:polyline>
          <draw:polyline draw:style-name="gr1" draw:text-style-name="P1" draw:layer="layout" svg:width="0.015cm" svg:height="0cm" svg:x="15.386cm" svg:y="15.789cm" svg:viewBox="0 0 16 0" draw:points="0,0 4,0 8,0 12,0 16,0">
            <text:p/>
          </draw:polyline>
          <draw:polyline draw:style-name="gr1" draw:text-style-name="P1" draw:layer="layout" svg:width="0.016cm" svg:height="0.021cm" svg:x="15.386cm" svg:y="15.789cm" svg:viewBox="0 0 17 22" draw:points="17,0 17,8 12,13 8,18 4,18 0,22">
            <text:p/>
          </draw:polyline>
          <draw:polyline draw:style-name="gr1" draw:text-style-name="P1" draw:layer="layout" svg:width="0.021cm" svg:height="0cm" svg:x="15.364cm" svg:y="15.81cm" svg:viewBox="0 0 22 0" draw:points="22,0 17,0 13,0 9,0 5,0 0,0">
            <text:p/>
          </draw:polyline>
          <draw:polyline draw:style-name="gr1" draw:text-style-name="P1" draw:layer="layout" svg:width="0.016cm" svg:height="0.017cm" svg:x="15.386cm" svg:y="14.54cm" svg:viewBox="0 0 17 18" draw:points="0,0 8,0 12,4 12,9 17,18">
            <text:p/>
          </draw:polyline>
          <draw:polyline draw:style-name="gr1" draw:text-style-name="P1" draw:layer="layout" svg:width="0.016cm" svg:height="0cm" svg:x="15.385cm" svg:y="14.557cm" svg:viewBox="0 0 17 0" draw:points="17,0 13,0 9,0 5,0 0,0">
            <text:p/>
          </draw:polyline>
          <draw:polyline draw:style-name="gr1" draw:text-style-name="P1" draw:layer="layout" svg:width="0.02cm" svg:height="0cm" svg:x="15.364cm" svg:y="14.54cm" svg:viewBox="0 0 21 0" draw:points="0,0 5,0 9,0 13,0 17,0 21,0">
            <text:p/>
          </draw:polyline>
          <draw:line draw:style-name="gr1" draw:text-style-name="P1" draw:layer="layout" svg:x1="15.402cm" svg:y1="14.557cm" svg:x2="15.402cm" svg:y2="15.789cm">
            <text:p/>
          </draw:line>
          <draw:line draw:style-name="gr1" draw:text-style-name="P1" draw:layer="layout" svg:x1="13.629cm" svg:y1="14.54cm" svg:x2="13.62cm" svg:y2="14.54cm">
            <text:p/>
          </draw:line>
          <draw:polyline draw:style-name="gr1" draw:text-style-name="P1" draw:layer="layout" svg:width="0.076cm" svg:height="0.017cm" svg:x="12.13cm" svg:y="19.184cm" svg:viewBox="0 0 77 18" draw:points="77,0 35,10 0,18">
            <text:p/>
          </draw:polyline>
          <draw:polyline draw:style-name="gr1" draw:text-style-name="P1" draw:layer="layout" svg:width="0.084cm" svg:height="0.021cm" svg:x="12.122cm" svg:y="19.023cm" svg:viewBox="0 0 85 22" draw:points="85,0 43,13 0,22">
            <text:p/>
          </draw:polyline>
          <draw:polyline draw:style-name="gr1" draw:text-style-name="P1" draw:layer="layout" svg:width="0.084cm" svg:height="0.021cm" svg:x="12.122cm" svg:y="18.867cm" svg:viewBox="0 0 85 22" draw:points="85,0 43,9 0,22">
            <text:p/>
          </draw:polyline>
          <draw:polyline draw:style-name="gr1" draw:text-style-name="P1" draw:layer="layout" svg:width="0.064cm" svg:height="0.017cm" svg:x="12.663cm" svg:y="19.108cm" svg:viewBox="0 0 65 18" draw:points="65,18 22,5 0,0">
            <text:p/>
          </draw:polyline>
          <draw:polyline draw:style-name="gr1" draw:text-style-name="P1" draw:layer="layout" svg:width="0.064cm" svg:height="0.017cm" svg:x="12.663cm" svg:y="18.947cm" svg:viewBox="0 0 65 18" draw:points="65,18 22,10 0,0">
            <text:p/>
          </draw:polyline>
          <draw:line draw:style-name="gr1" draw:text-style-name="P1" draw:layer="layout" svg:x1="12.681cm" svg:y1="19.27cm" svg:x2="12.663cm" svg:y2="19.265cm">
            <text:p/>
          </draw:line>
          <draw:polyline draw:style-name="gr1" draw:text-style-name="P1" draw:layer="layout" svg:width="0.063cm" svg:height="0.017cm" svg:x="12.126cm" svg:y="19.121cm" svg:viewBox="0 0 64 18" draw:points="0,0 43,13 64,18">
            <text:p/>
          </draw:polyline>
          <draw:polyline draw:style-name="gr1" draw:text-style-name="P1" draw:layer="layout" svg:width="0.063cm" svg:height="0.017cm" svg:x="12.126cm" svg:y="18.964cm" svg:viewBox="0 0 64 18" draw:points="0,0 43,10 64,18">
            <text:p/>
          </draw:polyline>
          <draw:polyline draw:style-name="gr1" draw:text-style-name="P1" draw:layer="layout" svg:width="0.063cm" svg:height="0.017cm" svg:x="12.126cm" svg:y="18.803cm" svg:viewBox="0 0 64 18" draw:points="0,0 43,14 64,18">
            <text:p/>
          </draw:polyline>
          <draw:polyline draw:style-name="gr1" draw:text-style-name="P1" draw:layer="layout" svg:width="0.085cm" svg:height="0.026cm" svg:x="12.642cm" svg:y="19.04cm" svg:viewBox="0 0 86 27" draw:points="0,27 43,13 86,0">
            <text:p/>
          </draw:polyline>
          <draw:polyline draw:style-name="gr1" draw:text-style-name="P1" draw:layer="layout" svg:width="0.085cm" svg:height="0.021cm" svg:x="12.642cm" svg:y="18.884cm" svg:viewBox="0 0 86 22" draw:points="0,22 43,13 86,0">
            <text:p/>
          </draw:polyline>
          <draw:polyline draw:style-name="gr1" draw:text-style-name="P1" draw:layer="layout" svg:width="0.085cm" svg:height="0.021cm" svg:x="12.642cm" svg:y="19.201cm" svg:viewBox="0 0 86 22" draw:points="0,22 43,14 86,0">
            <text:p/>
          </draw:polyline>
          <draw:line draw:style-name="gr1" draw:text-style-name="P1" draw:layer="layout" svg:x1="12.117cm" svg:y1="19.214cm" svg:x2="12.161cm" svg:y2="19.287cm">
            <text:p/>
          </draw:line>
          <draw:line draw:style-name="gr1" draw:text-style-name="P1" draw:layer="layout" svg:x1="12.676cm" svg:y1="19.316cm" svg:x2="12.698cm" svg:y2="19.282cm">
            <text:p/>
          </draw:line>
          <draw:line draw:style-name="gr1" draw:text-style-name="P1" draw:layer="layout" svg:x1="12.109cm" svg:y1="19.053cm" svg:x2="12.109cm" svg:y2="19.112cm">
            <text:p/>
          </draw:line>
          <draw:line draw:style-name="gr1" draw:text-style-name="P1" draw:layer="layout" svg:x1="12.109cm" svg:y1="18.896cm" svg:x2="12.109cm" svg:y2="18.956cm">
            <text:p/>
          </draw:line>
          <draw:line draw:style-name="gr1" draw:text-style-name="P1" draw:layer="layout" svg:x1="12.744cm" svg:y1="18.875cm" svg:x2="12.744cm" svg:y2="18.816cm">
            <text:p/>
          </draw:line>
          <draw:line draw:style-name="gr1" draw:text-style-name="P1" draw:layer="layout" svg:x1="12.744cm" svg:y1="19.032cm" svg:x2="12.744cm" svg:y2="18.973cm">
            <text:p/>
          </draw:line>
          <draw:line draw:style-name="gr1" draw:text-style-name="P1" draw:layer="layout" svg:x1="12.744cm" svg:y1="19.193cm" svg:x2="12.744cm" svg:y2="19.133cm">
            <text:p/>
          </draw:line>
          <draw:polyline draw:style-name="gr1" draw:text-style-name="P1" draw:layer="layout" svg:width="0cm" svg:height="0.054cm" svg:x="12.189cm" svg:y="19.133cm" svg:viewBox="0 0 0 55" draw:points="0,0 0,30 0,55">
            <text:p/>
          </draw:polyline>
          <draw:polyline draw:style-name="gr1" draw:text-style-name="P1" draw:layer="layout" svg:width="0cm" svg:height="0.054cm" svg:x="12.189cm" svg:y="18.973cm" svg:viewBox="0 0 0 55" draw:points="0,0 0,29 0,55">
            <text:p/>
          </draw:polyline>
          <draw:polyline draw:style-name="gr1" draw:text-style-name="P1" draw:layer="layout" svg:width="0cm" svg:height="0.054cm" svg:x="12.189cm" svg:y="18.816cm" svg:viewBox="0 0 0 55" draw:points="0,0 0,29 0,55">
            <text:p/>
          </draw:polyline>
          <draw:polyline draw:style-name="gr1" draw:text-style-name="P1" draw:layer="layout" svg:width="0cm" svg:height="0.054cm" svg:x="12.663cm" svg:y="19.057cm" svg:viewBox="0 0 0 55" draw:points="0,55 0,26 0,0">
            <text:p/>
          </draw:polyline>
          <draw:polyline draw:style-name="gr1" draw:text-style-name="P1" draw:layer="layout" svg:width="0cm" svg:height="0.054cm" svg:x="12.663cm" svg:y="18.901cm" svg:viewBox="0 0 0 55" draw:points="0,55 0,25 0,0">
            <text:p/>
          </draw:polyline>
          <draw:polyline draw:style-name="gr1" draw:text-style-name="P1" draw:layer="layout" svg:width="0cm" svg:height="0.054cm" svg:x="12.663cm" svg:y="19.218cm" svg:viewBox="0 0 0 55" draw:points="0,55 0,25 0,0">
            <text:p/>
          </draw:polyline>
          <draw:line draw:style-name="gr1" draw:text-style-name="P1" draw:layer="layout" svg:x1="12.189cm" svg:y1="19.29cm" svg:x2="12.189cm" svg:y2="19.315cm">
            <text:p/>
          </draw:line>
          <draw:line draw:style-name="gr1" draw:text-style-name="P1" draw:layer="layout" svg:x1="12.735cm" svg:y1="18.821cm" svg:x2="12.745cm" svg:y2="18.816cm">
            <text:p/>
          </draw:line>
          <draw:polyline draw:style-name="gr1" draw:text-style-name="P1" draw:layer="layout" svg:width="0.013cm" svg:height="0.009cm" svg:x="12.731cm" svg:y="18.807cm" svg:viewBox="0 0 14 10" draw:points="14,10 10,6 0,0">
            <text:p/>
          </draw:polyline>
          <draw:polyline draw:style-name="gr1" draw:text-style-name="P1" draw:layer="layout" svg:width="0.161cm" svg:height="0.012cm" svg:x="12.215cm" svg:y="18.702cm" svg:viewBox="0 0 162 13" draw:points="0,13 29,9 84,5 145,0 162,0">
            <text:p/>
          </draw:polyline>
          <draw:polyline draw:style-name="gr1" draw:text-style-name="P1" draw:layer="layout" svg:width="0.017cm" svg:height="0.017cm" svg:x="12.727cm" svg:y="18.964cm" svg:viewBox="0 0 18 18" draw:points="8,18 18,14 18,10 13,5 4,5 0,0">
            <text:p/>
          </draw:polyline>
          <draw:polyline draw:style-name="gr1" draw:text-style-name="P1" draw:layer="layout" svg:width="0.347cm" svg:height="0.042cm" svg:x="12.109cm" svg:y="18.854cm" svg:viewBox="0 0 348 43" draw:points="0,43 0,39 4,39 17,35 30,31 51,25 72,25 102,21 135,17 190,13 251,8 289,4 331,0 348,0">
            <text:p/>
          </draw:polyline>
          <draw:polyline draw:style-name="gr1" draw:text-style-name="P1" draw:layer="layout" svg:width="0.021cm" svg:height="0.009cm" svg:x="12.714cm" svg:y="18.82cm" svg:viewBox="0 0 22 10" draw:points="0,10 9,4 22,0">
            <text:p/>
          </draw:polyline>
          <draw:polyline draw:style-name="gr1" draw:text-style-name="P1" draw:layer="layout" svg:width="0.017cm" svg:height="0.013cm" svg:x="12.727cm" svg:y="19.125cm" svg:viewBox="0 0 18 14" draw:points="8,14 18,8 13,4 4,0 0,0">
            <text:p/>
          </draw:polyline>
          <draw:polyline draw:style-name="gr1" draw:text-style-name="P1" draw:layer="layout" svg:width="0.427cm" svg:height="0.047cm" svg:x="12.109cm" svg:y="19.006cm" svg:viewBox="0 0 428 48" draw:points="0,48 4,44 17,39 30,39 51,34 72,30 102,26 135,22 190,17 250,13 289,9 331,9 373,5 416,0 428,0">
            <text:p/>
          </draw:polyline>
          <draw:polyline draw:style-name="gr1" draw:text-style-name="P1" draw:layer="layout" svg:width="0.199cm" svg:height="0.025cm" svg:x="12.536cm" svg:y="18.981cm" svg:viewBox="0 0 200 26" draw:points="0,26 26,22 64,18 111,14 150,9 171,5 188,5 200,0">
            <text:p/>
          </draw:polyline>
          <draw:polyline draw:style-name="gr1" draw:text-style-name="P1" draw:layer="layout" svg:width="0.571cm" svg:height="0.059cm" svg:x="12.164cm" svg:y="19.138cm" svg:viewBox="0 0 572 60" draw:points="0,60 63,51 144,47 233,39 322,30 339,30 411,21 488,17 539,8 572,0">
            <text:p/>
          </draw:polyline>
          <draw:polyline draw:style-name="gr1" draw:text-style-name="P1" draw:layer="layout" svg:width="0.296cm" svg:height="0.042cm" svg:x="12.401cm" svg:y="19.273cm" svg:viewBox="0 0 297 43" draw:points="0,43 85,35 165,31 233,21 275,13 297,4 284,0 279,0">
            <text:p/>
          </draw:polyline>
          <draw:line draw:style-name="gr1" draw:text-style-name="P1" draw:layer="layout" svg:x1="12.122cm" svg:y1="19.21cm" svg:x2="12.122cm" svg:y2="19.205cm">
            <text:p/>
          </draw:line>
          <draw:polyline draw:style-name="gr1" draw:text-style-name="P1" draw:layer="layout" svg:width="0.034cm" svg:height="0.008cm" svg:x="12.13cm" svg:y="19.197cm" svg:viewBox="0 0 35 9" draw:points="0,9 22,4 35,0">
            <text:p/>
          </draw:polyline>
          <draw:line draw:style-name="gr1" draw:text-style-name="P1" draw:layer="layout" svg:x1="12.376cm" svg:y1="19.315cm" svg:x2="12.401cm" svg:y2="19.315cm">
            <text:p/>
          </draw:line>
          <draw:polyline draw:style-name="gr1" draw:text-style-name="P1" draw:layer="layout" svg:width="0.283cm" svg:height="0.042cm" svg:x="12.376cm" svg:y="19.273cm" svg:viewBox="0 0 284 43" draw:points="0,43 94,35 183,21 246,13 284,4 284,0">
            <text:p/>
          </draw:polyline>
          <draw:polyline draw:style-name="gr1" draw:text-style-name="P1" draw:layer="layout" svg:width="0.449cm" svg:height="0.072cm" svg:x="12.21cm" svg:y="19.112cm" svg:viewBox="0 0 450 73" draw:points="0,73 18,69 82,56 167,48 260,35 349,26 412,17 450,4 450,0">
            <text:p/>
          </draw:polyline>
          <draw:polyline draw:style-name="gr1" draw:text-style-name="P1" draw:layer="layout" svg:width="0.314cm" svg:height="0.042cm" svg:x="12.21cm" svg:y="18.981cm" svg:viewBox="0 0 315 43" draw:points="0,43 17,39 81,31 166,17 260,8 315,0">
            <text:p/>
          </draw:polyline>
          <draw:polyline draw:style-name="gr1" draw:text-style-name="P1" draw:layer="layout" svg:width="0.097cm" svg:height="0.021cm" svg:x="12.562cm" svg:y="18.956cm" svg:viewBox="0 0 98 22" draw:points="0,22 60,12 98,4 98,0">
            <text:p/>
          </draw:polyline>
          <draw:polyline draw:style-name="gr1" draw:text-style-name="P1" draw:layer="layout" svg:width="0.233cm" svg:height="0.034cm" svg:x="12.21cm" svg:y="18.833cm" svg:viewBox="0 0 234 35" draw:points="0,35 17,30 81,17 167,8 234,0">
            <text:p/>
          </draw:polyline>
          <draw:polyline draw:style-name="gr1" draw:text-style-name="P1" draw:layer="layout" svg:width="0.136cm" svg:height="0.017cm" svg:x="12.227cm" svg:y="18.685cm" svg:viewBox="0 0 137 18" draw:points="0,18 64,8 137,0">
            <text:p/>
          </draw:polyline>
          <draw:polyline draw:style-name="gr1" draw:text-style-name="P1" draw:layer="layout" svg:width="0.444cm" svg:height="0.068cm" svg:x="12.194cm" svg:y="19.222cm" svg:viewBox="0 0 445 69" draw:points="0,69 0,65 33,56 97,48 182,34 275,26 364,17 428,5 445,0">
            <text:p/>
          </draw:polyline>
          <draw:polyline draw:style-name="gr1" draw:text-style-name="P1" draw:layer="layout" svg:width="0.444cm" svg:height="0.067cm" svg:x="12.194cm" svg:y="19.066cm" svg:viewBox="0 0 445 68" draw:points="0,68 0,64 33,55 97,42 182,33 275,25 364,12 428,4 445,0">
            <text:p/>
          </draw:polyline>
          <draw:polyline draw:style-name="gr1" draw:text-style-name="P1" draw:layer="layout" svg:width="0.3cm" svg:height="0.047cm" svg:x="12.194cm" svg:y="18.926cm" svg:viewBox="0 0 301 48" draw:points="0,48 0,43 33,35 97,26 182,13 275,4 301,0">
            <text:p/>
          </draw:polyline>
          <draw:line draw:style-name="gr1" draw:text-style-name="P1" draw:layer="layout" svg:x1="12.634cm" svg:y1="18.91cm" svg:x2="12.639cm" svg:y2="18.905cm">
            <text:p/>
          </draw:line>
          <draw:polyline draw:style-name="gr1" draw:text-style-name="P1" draw:layer="layout" svg:width="0.22cm" svg:height="0.038cm" svg:x="12.194cm" svg:y="18.778cm" svg:viewBox="0 0 221 39" draw:points="0,39 0,34 33,25 98,12 183,4 221,0">
            <text:p/>
          </draw:polyline>
          <draw:line draw:style-name="gr1" draw:text-style-name="P1" draw:layer="layout" svg:x1="12.299cm" svg:y1="18.631cm" svg:x2="12.334cm" svg:y2="18.625cm">
            <text:p/>
          </draw:line>
          <draw:polyline draw:style-name="gr1" draw:text-style-name="P1" draw:layer="layout" svg:width="0.575cm" svg:height="0.097cm" svg:x="12.16cm" svg:y="19.197cm" svg:viewBox="0 0 576 98" draw:points="576,0 538,8 465,21 372,31 271,43 173,52 89,60 34,73 0,81 4,94 29,98">
            <text:p/>
          </draw:polyline>
          <draw:line draw:style-name="gr1" draw:text-style-name="P1" draw:layer="layout" svg:x1="12.735cm" svg:y1="19.198cm" svg:x2="12.745cm" svg:y2="19.193cm">
            <text:p/>
          </draw:line>
          <draw:polyline draw:style-name="gr1" draw:text-style-name="P1" draw:layer="layout" svg:width="0.626cm" svg:height="0.081cm" svg:x="12.109cm" svg:y="19.04cm" svg:viewBox="0 0 627 82" draw:points="17,82 8,77 0,73 4,69 17,65 30,65 51,61 72,56 102,52 135,48 190,44 250,39 288,35 330,35 372,31 415,27 453,21 492,17 539,13 577,9 598,4 615,4 627,0">
            <text:p/>
          </draw:polyline>
          <draw:polyline draw:style-name="gr1" draw:text-style-name="P1" draw:layer="layout" svg:width="0.009cm" svg:height="0.008cm" svg:x="12.735cm" svg:y="19.032cm" svg:viewBox="0 0 10 9" draw:points="0,9 10,5 10,0">
            <text:p/>
          </draw:polyline>
          <draw:polyline draw:style-name="gr1" draw:text-style-name="P1" draw:layer="layout" svg:width="0.377cm" svg:height="0.055cm" svg:x="12.109cm" svg:y="18.909cm" svg:viewBox="0 0 378 56" draw:points="17,56 8,52 0,48 0,43 4,38 17,38 30,34 51,30 72,30 102,25 135,21 190,17 250,8 288,8 330,4 373,0 378,0">
            <text:p/>
          </draw:polyline>
          <draw:polyline draw:style-name="gr1" draw:text-style-name="P1" draw:layer="layout" svg:width="0.088cm" svg:height="0.017cm" svg:x="12.647cm" svg:y="18.879cm" svg:viewBox="0 0 89 18" draw:points="0,18 39,14 60,10 77,5 89,0">
            <text:p/>
          </draw:polyline>
          <draw:line draw:style-name="gr1" draw:text-style-name="P1" draw:layer="layout" svg:x1="12.735cm" svg:y1="18.88cm" svg:x2="12.745cm" svg:y2="18.875cm">
            <text:p/>
          </draw:line>
          <draw:polyline draw:style-name="gr1" draw:text-style-name="P1" draw:layer="layout" svg:width="0.258cm" svg:height="0.025cm" svg:x="12.147cm" svg:y="18.757cm" svg:viewBox="0 0 259 26" draw:points="0,26 13,26 35,22 65,18 98,13 153,9 213,5 251,0 259,0">
            <text:p/>
          </draw:polyline>
          <draw:polyline draw:style-name="gr1" draw:text-style-name="P1" draw:layer="layout" svg:width="0.57cm" svg:height="0cm" svg:x="12.164cm" svg:y="19.197cm" svg:viewBox="0 0 571 0" draw:points="0,0 42,0 89,0 144,0 203,0 262,0 326,0 381,0 436,0 483,0 525,0 555,0 571,0">
            <text:p/>
          </draw:polyline>
          <draw:polyline draw:style-name="gr1" draw:text-style-name="P1" draw:layer="layout" svg:width="0.274cm" svg:height="0cm" svg:x="12.401cm" svg:y="19.315cm" svg:viewBox="0 0 275 0" draw:points="275,0 271,0 258,0 233,0 199,0 157,0 110,0 55,0 0,0">
            <text:p/>
          </draw:polyline>
          <draw:polyline draw:style-name="gr1" draw:text-style-name="P1" draw:layer="layout" svg:width="0.186cm" svg:height="0cm" svg:x="12.189cm" svg:y="19.315cm" svg:viewBox="0 0 187 0" draw:points="0,0 17,0 55,0 119,0 187,0">
            <text:p/>
          </draw:polyline>
          <draw:line draw:style-name="gr2" draw:text-style-name="P1" draw:layer="layout" svg:x1="19.653cm" svg:y1="18.57cm" svg:x2="13.409cm" svg:y2="18.57cm">
            <text:p/>
          </draw:line>
          <draw:line draw:style-name="gr2" draw:text-style-name="P1" draw:layer="layout" svg:x1="13.41cm" svg:y1="18.571cm" svg:x2="12.448cm" svg:y2="16.598cm">
            <text:p/>
          </draw:line>
          <draw:polygon draw:style-name="gr3" draw:text-style-name="P2" draw:layer="layout" svg:width="0.097cm" svg:height="0.101cm" svg:x="12.401cm" svg:y="16.547cm" svg:viewBox="0 0 98 102" draw:points="25,4 13,17 0,34 0,56 4,73 17,90 34,102 51,102 72,98 85,85 98,69 98,47 94,29 80,13 64,4 47,0 25,4 47,52">
            <text:p/>
          </draw:polygon>
          <draw:frame draw:style-name="gr4" draw:text-style-name="P4" draw:layer="layout" svg:width="4.045cm" svg:height="0.569cm" svg:x="13.456cm" svg:y="17.983cm">
            <draw:text-box>
              <text:p text:style-name="P3"><text:span text:style-name="T1">1/2" - 8 thread size</text:span></text:p>
            </draw:text-box>
          </draw:frame>
          <draw:line draw:style-name="gr2" draw:text-style-name="P5" draw:layer="layout" svg:x1="15.127cm" svg:y1="16.877cm" svg:x2="13.633cm" svg:y2="16.877cm">
            <text:p/>
          </draw:line>
          <draw:polygon draw:style-name="gr3" draw:text-style-name="P2" draw:layer="layout" svg:width="0.101cm" svg:height="0.102cm" svg:x="12.774cm" svg:y="15.975cm" svg:viewBox="0 0 102 103" draw:points="16,14 4,31 0,52 4,69 16,86 29,99 50,103 72,99 89,90 98,73 102,52 102,35 89,18 72,5 55,0 33,5 16,14 50,52">
            <text:p/>
          </draw:polygon>
          <draw:line draw:style-name="gr2" draw:text-style-name="P1" draw:layer="layout" svg:x1="13.634cm" svg:y1="16.878cm" svg:x2="12.824cm" svg:y2="16.026cm">
            <text:p/>
          </draw:line>
          <draw:frame draw:style-name="gr4" draw:text-style-name="P4" draw:layer="layout" svg:width="1.479cm" svg:height="0.569cm" svg:x="13.684cm" svg:y="16.29cm">
            <draw:text-box>
              <text:p text:style-name="P3"><text:span text:style-name="T1">Sleeve</text:span></text:p>
            </draw:text-box>
          </draw:frame>
          <draw:frame draw:style-name="gr4" draw:text-style-name="P4" draw:layer="layout" svg:width="6.217cm" svg:height="0.569cm" svg:x="13.456cm" svg:y="17.531cm">
            <draw:text-box>
              <text:p text:style-name="P3"><text:span text:style-name="T1">Carbon Steel ACME hex nut</text:span></text:p>
            </draw:text-box>
          </draw:frame>
          <draw:frame draw:style-name="gr4" draw:text-style-name="P4" draw:layer="layout" svg:width="7.029cm" svg:height="0.569cm" svg:x="13.628cm" svg:y="10.27cm">
            <draw:text-box>
              <text:p text:style-name="P3"><text:span text:style-name="T1">Carbon Steel ACME lead screw</text:span></text:p>
            </draw:text-box>
          </draw:frame>
          <draw:line draw:style-name="gr2" draw:text-style-name="P5" draw:layer="layout" svg:x1="20.685cm" svg:y1="11.31cm" svg:x2="13.628cm" svg:y2="11.31cm">
            <text:p/>
          </draw:line>
          <draw:line draw:style-name="gr2" draw:text-style-name="P1" draw:layer="layout" svg:x1="13.634cm" svg:y1="11.31cm" svg:x2="12.723cm" svg:y2="12.386cm">
            <text:p/>
          </draw:line>
          <draw:line draw:style-name="gr5" draw:text-style-name="P1" draw:layer="layout" svg:x1="11.004cm" svg:y1="14.54cm" svg:x2="9.98cm" svg:y2="14.54cm">
            <text:p/>
          </draw:line>
          <draw:line draw:style-name="gr5" draw:text-style-name="P1" draw:layer="layout" svg:x1="11.004cm" svg:y1="15.81cm" svg:x2="9.98cm" svg:y2="15.81cm">
            <text:p/>
          </draw:line>
          <draw:line draw:style-name="gr5" draw:text-style-name="P1" draw:layer="layout" svg:x1="10.081cm" svg:y1="14.54cm" svg:x2="10.081cm" svg:y2="15.81cm">
            <text:p/>
          </draw:line>
          <draw:line draw:style-name="gr5" draw:text-style-name="P1" draw:layer="layout" svg:x1="10.081cm" svg:y1="15.81cm" svg:x2="10.081cm" svg:y2="17.868cm">
            <text:p/>
          </draw:line>
          <draw:frame draw:style-name="gr4" draw:text-style-name="P4" draw:layer="layout" svg:width="6.06cm" svg:height="0.569cm" svg:x="13.628cm" svg:y="10.723cm">
            <draw:text-box>
              <text:p text:style-name="P3"><text:span text:style-name="T1">1/2" - 8 thread size, 12" long</text:span></text:p>
            </draw:text-box>
          </draw:frame>
          <draw:frame draw:style-name="gr6" draw:text-style-name="P7" draw:layer="layout" svg:width="1.158cm" svg:height="0.623cm" draw:transform="rotate (1.5707963267949) translate (9.478cm 17.868cm)">
            <draw:text-box>
              <text:p text:style-name="P6"><text:span text:style-name="T2"><text:s/></text:span><text:span text:style-name="T2">1.00 </text:span></text:p>
            </draw:text-box>
          </draw:frame>
          <draw:line draw:style-name="gr5" draw:text-style-name="P1" draw:layer="layout" svg:x1="11.351cm" svg:y1="13.753cm" svg:x2="9.98cm" svg:y2="13.753cm">
            <text:p/>
          </draw:line>
          <draw:line draw:style-name="gr5" draw:text-style-name="P1" draw:layer="layout" svg:x1="11.004cm" svg:y1="14.54cm" svg:x2="9.98cm" svg:y2="14.54cm">
            <text:p/>
          </draw:line>
          <draw:line draw:style-name="gr5" draw:text-style-name="P1" draw:layer="layout" svg:x1="10.081cm" svg:y1="13.753cm" svg:x2="10.081cm" svg:y2="11.518cm">
            <text:p/>
          </draw:line>
          <draw:line draw:style-name="gr5" draw:text-style-name="P1" draw:layer="layout" svg:x1="10.081cm" svg:y1="13.753cm" svg:x2="10.081cm" svg:y2="14.54cm">
            <text:p/>
          </draw:line>
          <draw:line draw:style-name="gr5" draw:text-style-name="P1" draw:layer="layout" svg:x1="10.081cm" svg:y1="14.54cm" svg:x2="10.081cm" svg:y2="15.175cm">
            <text:p/>
          </draw:line>
          <draw:polygon draw:style-name="gr7" draw:text-style-name="P8" draw:layer="layout" svg:width="0.102cm" svg:height="0.33cm" svg:x="10.03cm" svg:y="14.54cm" svg:viewBox="0 0 103 331" draw:points="51,0 103,331 0,331">
            <text:p/>
          </draw:polygon>
          <draw:polygon draw:style-name="gr7" draw:text-style-name="P8" draw:layer="layout" svg:width="0.102cm" svg:height="0.33cm" svg:x="10.03cm" svg:y="15.48cm" svg:viewBox="0 0 103 331" draw:points="51,331 0,0 103,0">
            <text:p/>
          </draw:polygon>
          <draw:polygon draw:style-name="gr7" draw:text-style-name="P8" draw:layer="layout" svg:width="0.102cm" svg:height="0.33cm" svg:x="10.03cm" svg:y="13.423cm" svg:viewBox="0 0 103 331" draw:points="51,331 0,0 103,0">
            <text:p/>
          </draw:polygon>
          <draw:polygon draw:style-name="gr7" draw:text-style-name="P8" draw:layer="layout" svg:width="0.102cm" svg:height="0.33cm" svg:x="10.03cm" svg:y="14.54cm" svg:viewBox="0 0 103 331" draw:points="51,0 103,331 0,331">
            <text:p/>
          </draw:polygon>
          <draw:polygon draw:style-name="gr3" draw:text-style-name="P2" draw:layer="layout" svg:width="0.254cm" svg:height="0.283cm" svg:x="12.723cm" svg:y="12.102cm" svg:viewBox="0 0 255 284" draw:points="0,284 179,0 255,64">
            <text:p/>
          </draw:polygon>
          <draw:line draw:style-name="gr2" draw:text-style-name="P1" draw:layer="layout" svg:x1="13.041cm" svg:y1="18.808cm" svg:x2="12.981cm" svg:y2="18.693cm">
            <text:p/>
          </draw:line>
          <draw:line draw:style-name="gr2" draw:text-style-name="P1" draw:layer="layout" svg:x1="12.982cm" svg:y1="18.694cm" svg:x2="12.93cm" svg:y2="18.604cm">
            <text:p/>
          </draw:line>
          <draw:line draw:style-name="gr2" draw:text-style-name="P1" draw:layer="layout" svg:x1="12.935cm" svg:y1="18.604cm" svg:x2="12.841cm" svg:y2="18.694cm">
            <text:p/>
          </draw:line>
          <draw:line draw:style-name="gr2" draw:text-style-name="P1" draw:layer="layout" svg:x1="12.8cm" svg:y1="18.735cm" svg:x2="12.71cm" svg:y2="18.83cm">
            <text:p/>
          </draw:line>
          <draw:line draw:style-name="gr2" draw:text-style-name="P1" draw:layer="layout" svg:x1="12.664cm" svg:y1="18.871cm" svg:x2="12.575cm" svg:y2="18.965cm">
            <text:p/>
          </draw:line>
          <draw:line draw:style-name="gr2" draw:text-style-name="P1" draw:layer="layout" svg:x1="12.576cm" svg:y1="18.964cm" svg:x2="12.536cm" svg:y2="19.003cm">
            <text:p/>
          </draw:line>
          <draw:line draw:style-name="gr2" draw:text-style-name="P1" draw:layer="layout" svg:x1="12.537cm" svg:y1="19.007cm" svg:x2="12.477cm" svg:y2="18.892cm">
            <text:p/>
          </draw:line>
          <draw:line draw:style-name="gr2" draw:text-style-name="P1" draw:layer="layout" svg:x1="12.449cm" svg:y1="18.838cm" svg:x2="12.388cm" svg:y2="18.723cm">
            <text:p/>
          </draw:line>
          <draw:line draw:style-name="gr2" draw:text-style-name="P1" draw:layer="layout" svg:x1="12.381cm" svg:y1="18.715cm" svg:x2="12.359cm" svg:y2="18.668cm">
            <text:p/>
          </draw:line>
          <draw:line draw:style-name="gr2" draw:text-style-name="P1" draw:layer="layout" svg:x1="12.36cm" svg:y1="18.669cm" svg:x2="12.325cm" svg:y2="18.604cm">
            <text:p/>
          </draw:line>
          <draw:line draw:style-name="gr2" draw:text-style-name="P1" draw:layer="layout" svg:x1="12.326cm" svg:y1="18.604cm" svg:x2="12.232cm" svg:y2="18.694cm">
            <text:p/>
          </draw:line>
          <draw:line draw:style-name="gr2" draw:text-style-name="P1" draw:layer="layout" svg:x1="12.19cm" svg:y1="18.735cm" svg:x2="12.096cm" svg:y2="18.83cm">
            <text:p/>
          </draw:line>
          <draw:line draw:style-name="gr2" draw:text-style-name="P1" draw:layer="layout" svg:x1="12.055cm" svg:y1="18.871cm" svg:x2="11.965cm" svg:y2="18.961cm">
            <text:p/>
          </draw:line>
          <draw:line draw:style-name="gr2" draw:text-style-name="P1" draw:layer="layout" svg:x1="11.966cm" svg:y1="18.96cm" svg:x2="11.923cm" svg:y2="19.007cm">
            <text:p/>
          </draw:line>
          <draw:line draw:style-name="gr2" draw:text-style-name="P1" draw:layer="layout" svg:x1="11.924cm" svg:y1="19.007cm" svg:x2="11.859cm" svg:y2="18.892cm">
            <text:p/>
          </draw:line>
          <draw:line draw:style-name="gr2" draw:text-style-name="P1" draw:layer="layout" svg:x1="11.86cm" svg:y1="18.893cm" svg:x2="11.817cm" svg:y2="18.807cm">
            <text:p/>
          </draw:line>
          <draw:line draw:style-name="gr2" draw:text-style-name="P1" draw:layer="layout" svg:x1="13.012cm" svg:y1="18.427cm" svg:x2="12.951cm" svg:y2="18.312cm">
            <text:p/>
          </draw:line>
          <draw:line draw:style-name="gr2" draw:text-style-name="P1" draw:layer="layout" svg:x1="12.952cm" svg:y1="18.313cm" svg:x2="12.909cm" svg:y2="18.223cm">
            <text:p/>
          </draw:line>
          <draw:line draw:style-name="gr2" draw:text-style-name="P1" draw:layer="layout" svg:x1="12.91cm" svg:y1="18.223cm" svg:x2="12.816cm" svg:y2="18.313cm">
            <text:p/>
          </draw:line>
          <draw:line draw:style-name="gr2" draw:text-style-name="P1" draw:layer="layout" svg:x1="12.775cm" svg:y1="18.354cm" svg:x2="12.68cm" svg:y2="18.449cm">
            <text:p/>
          </draw:line>
          <draw:line draw:style-name="gr2" draw:text-style-name="P1" draw:layer="layout" svg:x1="12.639cm" svg:y1="18.49cm" svg:x2="12.549cm" svg:y2="18.58cm">
            <text:p/>
          </draw:line>
          <draw:line draw:style-name="gr2" draw:text-style-name="P1" draw:layer="layout" svg:x1="12.55cm" svg:y1="18.579cm" svg:x2="12.507cm" svg:y2="18.626cm">
            <text:p/>
          </draw:line>
          <draw:line draw:style-name="gr2" draw:text-style-name="P1" draw:layer="layout" svg:x1="12.508cm" svg:y1="18.626cm" svg:x2="12.448cm" svg:y2="18.511cm">
            <text:p/>
          </draw:line>
          <draw:line draw:style-name="gr2" draw:text-style-name="P1" draw:layer="layout" svg:x1="12.419cm" svg:y1="18.457cm" svg:x2="12.359cm" svg:y2="18.342cm">
            <text:p/>
          </draw:line>
          <draw:line draw:style-name="gr2" draw:text-style-name="P1" draw:layer="layout" svg:x1="12.351cm" svg:y1="18.334cm" svg:x2="12.329cm" svg:y2="18.287cm">
            <text:p/>
          </draw:line>
          <draw:line draw:style-name="gr2" draw:text-style-name="P1" draw:layer="layout" svg:x1="12.33cm" svg:y1="18.288cm" svg:x2="12.295cm" svg:y2="18.223cm">
            <text:p/>
          </draw:line>
          <draw:line draw:style-name="gr2" draw:text-style-name="P1" draw:layer="layout" svg:x1="12.296cm" svg:y1="18.223cm" svg:x2="12.202cm" svg:y2="18.313cm">
            <text:p/>
          </draw:line>
          <draw:line draw:style-name="gr2" draw:text-style-name="P1" draw:layer="layout" svg:x1="12.161cm" svg:y1="18.354cm" svg:x2="12.071cm" svg:y2="18.449cm">
            <text:p/>
          </draw:line>
          <draw:line draw:style-name="gr2" draw:text-style-name="P1" draw:layer="layout" svg:x1="12.025cm" svg:y1="18.49cm" svg:x2="11.935cm" svg:y2="18.584cm">
            <text:p/>
          </draw:line>
          <draw:line draw:style-name="gr2" draw:text-style-name="P1" draw:layer="layout" svg:x1="11.936cm" svg:y1="18.583cm" svg:x2="11.897cm" svg:y2="18.622cm">
            <text:p/>
          </draw:line>
          <draw:line draw:style-name="gr2" draw:text-style-name="P1" draw:layer="layout" svg:x1="11.898cm" svg:y1="18.626cm" svg:x2="11.834cm" svg:y2="18.511cm">
            <text:p/>
          </draw:line>
          <draw:line draw:style-name="gr2" draw:text-style-name="P1" draw:layer="layout" svg:x1="11.835cm" svg:y1="18.512cm" svg:x2="11.791cm" svg:y2="18.426cm">
            <text:p/>
          </draw:line>
          <draw:line draw:style-name="gr2" draw:text-style-name="P1" draw:layer="layout" svg:x1="13.062cm" svg:y1="11.857cm" svg:x2="13.002cm" svg:y2="11.742cm">
            <text:p/>
          </draw:line>
          <draw:line draw:style-name="gr2" draw:text-style-name="P1" draw:layer="layout" svg:x1="13.003cm" svg:y1="11.743cm" svg:x2="12.964cm" svg:y2="11.657cm">
            <text:p/>
          </draw:line>
          <draw:line draw:style-name="gr2" draw:text-style-name="P1" draw:layer="layout" svg:x1="12.965cm" svg:y1="11.657cm" svg:x2="12.871cm" svg:y2="11.747cm">
            <text:p/>
          </draw:line>
          <draw:line draw:style-name="gr2" draw:text-style-name="P1" draw:layer="layout" svg:x1="12.83cm" svg:y1="11.789cm" svg:x2="12.735cm" svg:y2="11.878cm">
            <text:p/>
          </draw:line>
          <draw:line draw:style-name="gr2" draw:text-style-name="P1" draw:layer="layout" svg:x1="12.694cm" svg:y1="11.924cm" svg:x2="12.6cm" svg:y2="12.014cm">
            <text:p/>
          </draw:line>
          <draw:line draw:style-name="gr2" draw:text-style-name="P1" draw:layer="layout" svg:x1="12.601cm" svg:y1="12.013cm" svg:x2="12.558cm" svg:y2="12.052cm">
            <text:p/>
          </draw:line>
          <draw:line draw:style-name="gr2" draw:text-style-name="P1" draw:layer="layout" svg:x1="12.563cm" svg:y1="12.056cm" svg:x2="12.503cm" svg:y2="11.941cm">
            <text:p/>
          </draw:line>
          <draw:line draw:style-name="gr2" draw:text-style-name="P1" draw:layer="layout" svg:x1="12.478cm" svg:y1="11.883cm" svg:x2="12.422cm" svg:y2="11.767cm">
            <text:p/>
          </draw:line>
          <draw:line draw:style-name="gr2" draw:text-style-name="P1" draw:layer="layout" svg:x1="12.423cm" svg:y1="11.768cm" svg:x2="12.367cm" svg:y2="11.657cm">
            <text:p/>
          </draw:line>
          <draw:line draw:style-name="gr2" draw:text-style-name="P1" draw:layer="layout" svg:x1="12.368cm" svg:y1="11.657cm" svg:x2="12.274cm" svg:y2="11.747cm">
            <text:p/>
          </draw:line>
          <draw:line draw:style-name="gr2" draw:text-style-name="P1" draw:layer="layout" svg:x1="12.233cm" svg:y1="11.789cm" svg:x2="12.139cm" svg:y2="11.883cm">
            <text:p/>
          </draw:line>
          <draw:line draw:style-name="gr2" draw:text-style-name="P1" draw:layer="layout" svg:x1="12.097cm" svg:y1="11.924cm" svg:x2="12.007cm" svg:y2="12.014cm">
            <text:p/>
          </draw:line>
          <draw:line draw:style-name="gr2" draw:text-style-name="P1" draw:layer="layout" svg:x1="12.008cm" svg:y1="12.013cm" svg:x2="11.969cm" svg:y2="12.052cm">
            <text:p/>
          </draw:line>
          <draw:line draw:style-name="gr2" draw:text-style-name="P1" draw:layer="layout" svg:x1="11.97cm" svg:y1="12.056cm" svg:x2="11.91cm" svg:y2="11.941cm">
            <text:p/>
          </draw:line>
          <draw:line draw:style-name="gr2" draw:text-style-name="P1" draw:layer="layout" svg:x1="11.911cm" svg:y1="11.942cm" svg:x2="11.872cm" svg:y2="11.856cm">
            <text:p/>
          </draw:line>
          <draw:line draw:style-name="gr2" draw:text-style-name="P1" draw:layer="layout" svg:x1="13.062cm" svg:y1="11.476cm" svg:x2="13.002cm" svg:y2="11.361cm">
            <text:p/>
          </draw:line>
          <draw:line draw:style-name="gr2" draw:text-style-name="P1" draw:layer="layout" svg:x1="13.003cm" svg:y1="11.362cm" svg:x2="12.964cm" svg:y2="11.276cm">
            <text:p/>
          </draw:line>
          <draw:line draw:style-name="gr2" draw:text-style-name="P1" draw:layer="layout" svg:x1="12.965cm" svg:y1="11.276cm" svg:x2="12.871cm" svg:y2="11.366cm">
            <text:p/>
          </draw:line>
          <draw:line draw:style-name="gr2" draw:text-style-name="P1" draw:layer="layout" svg:x1="12.83cm" svg:y1="11.408cm" svg:x2="12.735cm" svg:y2="11.497cm">
            <text:p/>
          </draw:line>
          <draw:line draw:style-name="gr2" draw:text-style-name="P1" draw:layer="layout" svg:x1="12.694cm" svg:y1="11.543cm" svg:x2="12.6cm" svg:y2="11.633cm">
            <text:p/>
          </draw:line>
          <draw:line draw:style-name="gr2" draw:text-style-name="P1" draw:layer="layout" svg:x1="12.601cm" svg:y1="11.632cm" svg:x2="12.558cm" svg:y2="11.671cm">
            <text:p/>
          </draw:line>
          <draw:line draw:style-name="gr2" draw:text-style-name="P1" draw:layer="layout" svg:x1="12.563cm" svg:y1="11.675cm" svg:x2="12.503cm" svg:y2="11.56cm">
            <text:p/>
          </draw:line>
          <draw:line draw:style-name="gr2" draw:text-style-name="P1" draw:layer="layout" svg:x1="12.478cm" svg:y1="11.502cm" svg:x2="12.422cm" svg:y2="11.386cm">
            <text:p/>
          </draw:line>
          <draw:line draw:style-name="gr2" draw:text-style-name="P1" draw:layer="layout" svg:x1="12.423cm" svg:y1="11.387cm" svg:x2="12.367cm" svg:y2="11.276cm">
            <text:p/>
          </draw:line>
          <draw:line draw:style-name="gr2" draw:text-style-name="P1" draw:layer="layout" svg:x1="12.368cm" svg:y1="11.276cm" svg:x2="12.274cm" svg:y2="11.366cm">
            <text:p/>
          </draw:line>
          <draw:line draw:style-name="gr2" draw:text-style-name="P1" draw:layer="layout" svg:x1="12.233cm" svg:y1="11.408cm" svg:x2="12.139cm" svg:y2="11.502cm">
            <text:p/>
          </draw:line>
          <draw:line draw:style-name="gr2" draw:text-style-name="P1" draw:layer="layout" svg:x1="12.097cm" svg:y1="11.543cm" svg:x2="12.007cm" svg:y2="11.633cm">
            <text:p/>
          </draw:line>
          <draw:line draw:style-name="gr2" draw:text-style-name="P1" draw:layer="layout" svg:x1="12.008cm" svg:y1="11.632cm" svg:x2="11.969cm" svg:y2="11.671cm">
            <text:p/>
          </draw:line>
          <draw:line draw:style-name="gr2" draw:text-style-name="P1" draw:layer="layout" svg:x1="11.97cm" svg:y1="11.675cm" svg:x2="11.91cm" svg:y2="11.56cm">
            <text:p/>
          </draw:line>
          <draw:line draw:style-name="gr2" draw:text-style-name="P1" draw:layer="layout" svg:x1="11.911cm" svg:y1="11.561cm" svg:x2="11.872cm" svg:y2="11.475cm">
            <text:p/>
          </draw:line>
          <draw:frame draw:style-name="gr6" draw:text-style-name="P7" draw:layer="layout" svg:width="1.158cm" svg:height="0.623cm" draw:transform="rotate (1.5707963267949) translate (9.478cm 12.681cm)">
            <draw:text-box>
              <text:p text:style-name="P6"><text:span text:style-name="T2"><text:s/></text:span><text:span text:style-name="T2">0.62 </text:span></text:p>
            </draw:text-box>
          </draw:frame>
        </draw:g>
        <draw:g>
          <draw:polyline draw:style-name="gr1" draw:text-style-name="P1" draw:layer="layout" svg:width="0.63cm" svg:height="0.631cm" svg:x="12.103cm" svg:y="6.175cm" svg:viewBox="0 0 631 632" draw:points="606,187 606,191 610,195 610,199 610,204 615,208 615,212 619,216 619,220 619,225 619,229 623,233 623,237 623,242 623,246 627,250 627,254 627,259 627,263 627,267 627,271 631,276 631,280 631,284 631,288 631,292 631,297 631,301 631,305 631,309 631,314 631,318 631,322 631,326 631,331 631,335 631,339 631,343 631,347 631,352 631,356 631,360 627,364 627,369 627,373 627,377 627,381 623,386 623,390 623,394 623,398 619,402 619,407 619,411 615,415 615,419 615,424 615,428 610,432 606,436 606,441 606,445 602,449 602,453 598,458 598,462 593,466 593,470 589,470 589,474 589,479 585,483 585,487 581,487 581,491 576,496 576,500 572,500 568,505 568,509 564,514 560,518 560,522 554,522 550,526 550,531 546,531 546,535 542,539 537,539 537,543 533,547 529,547 529,552 525,556 520,556 520,560 516,560 512,564 508,564 508,569 503,573 499,573 495,577 491,581 487,581 482,586 478,590 474,590 470,594 465,594 461,598 457,598 453,602 448,602 444,602 444,607 440,607 436,611 432,611 427,611 423,615 419,615 415,619 410,619 406,619 402,619 398,624 393,624 389,624 385,624 381,628 377,628 372,628 368,628 364,628 360,628 355,632 351,632 347,632 343,632 338,632 334,632 330,632 326,632 321,632 317,632 313,632 309,632 305,632 300,632 296,632 292,632 288,632 283,632 279,632 275,632 271,632 266,628 262,628 258,628 254,628 250,628 245,624 241,624 237,624 233,624 228,619 224,619 220,619 216,615 211,615 207,615 203,615 199,611 194,607 190,607 186,607 182,602 178,602 173,598 169,598 165,594 161,594 161,590 156,590 152,590 148,586 144,586 144,581 139,581 135,577 131,577 131,573 127,569 123,569 118,564 114,560 110,560 110,556 106,552 101,552 101,547 97,547 93,543 93,539 89,539 84,535 84,531 80,531 76,526 76,522 72,522 72,518 67,514 67,509 63,509 59,505 59,500 55,496 51,491 51,487 46,483 42,479 42,474 38,470 38,466 34,462 34,458 29,453 29,449 29,445 25,445 25,441 21,436 21,432 21,428 17,424 17,419 12,415 12,411 12,407 12,402 8,398 8,394 8,390 8,386 4,381 4,377 4,373 4,369 4,364 4,360 0,356 0,352 0,347 0,343 0,339 0,335 0,331 0,326 0,322 0,318 0,314 0,309 0,305 0,301 0,297 0,292 0,288 0,284 0,280 0,276 0,271 4,267 4,263 4,259 4,254 4,250 8,246 8,242 8,237 8,233 12,229 12,225 12,220 17,216 17,212 17,208 17,204 21,199 25,195 25,191 25,187 29,182 29,178 34,174 34,170 38,165 38,161 42,161 42,157 42,153 46,149 46,144 51,144 51,140 55,136 55,132 59,132 63,127 63,123 67,119 72,115 72,110 76,110 80,106 80,102 84,102 84,98 89,93 93,93 93,89 97,85 101,85 101,81 106,77 110,77 110,72 114,72 118,68 123,68 123,64 127,60 131,60 135,55 139,51 144,51 148,47 152,43 156,43 161,38 165,38 169,34 173,34 178,30 182,30 186,30 186,26 190,26 194,21 199,21 203,21 207,17 211,17 216,13 220,13 224,13 228,13 233,9 237,9 241,9 245,9 250,5 254,5 258,5 262,5 266,5 271,5 275,0 279,0 283,0 288,0 292,0 296,0 300,0 305,0 309,0 313,0 317,0 321,0 326,0 330,0 334,0 338,0 343,0 347,0 351,0 355,0 360,0 364,5 368,5 372,5 377,5 381,5 385,9 389,9 393,9 398,9 402,13 406,13 410,13 415,17 419,17 423,17 427,17 432,21 436,26 440,26 444,26 448,30 453,30 457,34 461,34 465,38 470,38 470,43 474,43 478,43 482,47 487,47 487,51 491,51 495,55 499,55 499,60 503,64 508,64 512,68 516,72 520,72 520,77 525,81 529,81 529,85 533,85 537,89 537,93 542,93 546,98 546,102 550,102 554,106 554,110 560,110 560,115 564,119 564,123 568,123 572,127 572,132 576,136 581,140 581,144 585,149 589,153 589,157 593,161 593,165 598,170 598,174 602,178 602,182 602,187">
            <text:p/>
          </draw:polyline>
          <draw:polyline draw:style-name="gr1" draw:text-style-name="P1" draw:layer="layout" svg:width="1.122cm" svg:height="1.122cm" svg:x="11.878cm" svg:y="5.921cm" svg:viewBox="0 0 1123 1123" draw:points="1072,331 1072,335 1077,339 1077,347 1081,352 1085,360 1085,364 1089,373 1089,381 1094,386 1094,394 1098,398 1098,407 1102,411 1102,419 1106,424 1106,432 1106,441 1111,445 1111,453 1111,458 1115,466 1115,470 1115,479 1115,487 1119,491 1119,500 1119,508 1119,513 1119,521 1119,525 1119,534 1119,542 1119,546 1119,555 1123,559 1119,568 1119,576 1119,580 1119,589 1119,597 1119,601 1119,610 1119,614 1119,623 1119,631 1115,635 1115,644 1115,648 1115,656 1111,665 1111,669 1111,678 1106,682 1106,690 1106,699 1102,703 1102,712 1098,716 1098,724 1094,728 1094,737 1089,741 1089,750 1085,754 1085,762 1081,767 1077,775 1077,779 1072,788 1072,792 1068,800 1064,805 1060,813 1060,817 1055,826 1051,830 1047,839 1047,843 1043,847 1039,855 1034,860 1030,864 1026,873 1022,878 1017,882 1017,890 1013,895 1009,899 1005,907 1000,911 996,916 992,920 984,928 979,933 975,937 971,941 967,945 962,954 958,958 954,962 950,967 941,971 937,975 933,979 928,983 924,988 916,996 912,1000 907,1005 899,1009 895,1013 890,1013 886,1017 878,1022 873,1026 869,1030 861,1034 856,1039 848,1043 844,1047 840,1047 830,1051 826,1055 817,1060 813,1060 805,1064 800,1068 792,1068 788,1072 784,1077 775,1077 771,1081 762,1085 758,1085 750,1089 741,1089 737,1094 728,1094 724,1098 716,1098 712,1102 703,1102 699,1106 690,1106 682,1106 678,1110 669,1110 665,1110 657,1115 652,1115 644,1115 635,1115 631,1119 623,1119 614,1119 610,1119 602,1119 597,1119 589,1119 580,1119 576,1119 568,1119 563,1123 555,1119 546,1119 542,1119 534,1119 525,1119 521,1119 513,1119 508,1119 500,1119 491,1119 487,1115 479,1115 475,1115 466,1115 458,1110 453,1110 445,1110 441,1106 432,1106 424,1106 419,1102 411,1102 407,1098 398,1098 394,1094 386,1094 381,1089 373,1089 369,1085 360,1085 356,1081 348,1077 343,1077 335,1072 331,1072 322,1068 318,1064 309,1060 305,1060 297,1055 292,1051 284,1047 280,1047 276,1043 267,1039 263,1034 259,1030 250,1026 246,1022 242,1017 233,1017 229,1013 225,1009 216,1005 212,1000 208,996 204,992 195,983 191,979 187,975 182,971 178,967 170,962 165,958 161,954 157,950 153,941 149,937 144,933 140,928 136,924 127,916 123,911 119,907 115,899 110,895 110,890 106,886 102,878 98,873 93,868 89,860 85,855 81,847 77,843 77,839 72,830 68,826 64,817 64,813 60,805 55,800 55,792 51,788 47,784 47,775 43,771 38,762 38,758 34,750 34,741 30,737 30,728 26,724 26,716 22,712 22,703 17,699 17,690 17,682 13,678 13,669 13,665 9,656 9,652 9,644 9,635 5,631 5,623 5,614 5,610 5,601 5,597 5,589 5,580 5,576 5,568 0,563 5,555 5,546 5,542 5,534 5,525 5,521 5,513 5,508 5,500 5,491 9,487 9,479 9,474 9,466 13,458 13,453 13,445 17,441 17,432 17,424 22,419 22,411 26,407 26,398 30,394 30,386 34,381 34,373 38,369 38,360 43,356 47,347 47,343 51,335 51,331 55,322 60,318 64,309 64,305 68,297 72,292 77,284 77,280 81,275 85,267 89,263 93,259 98,250 102,246 106,242 106,233 110,229 115,225 119,216 123,212 127,208 132,204 140,195 144,191 149,187 153,182 157,178 161,170 165,165 170,161 174,157 182,153 187,149 191,144 195,140 199,136 208,127 212,123 216,119 225,115 229,110 233,110 237,106 246,102 250,98 254,93 263,89 267,85 276,81 280,77 284,77 292,72 297,68 305,64 309,64 318,60 322,55 331,55 335,51 339,47 348,47 352,43 360,38 364,38 373,34 381,34 386,30 394,30 398,26 407,26 411,21 419,21 424,17 432,17 441,17 445,13 453,13 458,13 466,9 470,9 479,9 487,9 491,5 500,5 508,5 513,5 521,5 525,5 534,5 542,5 546,5 555,5 559,0 568,5 576,5 580,5 589,5 597,5 602,5 610,5 614,5 623,5 631,5 635,9 644,9 648,9 657,9 665,13 669,13 678,13 682,17 690,17 699,17 703,21 712,21 716,26 724,26 728,30 737,30 741,34 750,34 754,38 762,38 767,43 775,47 779,47 788,51 792,51 800,55 805,60 813,64 817,64 826,68 830,72 840,77 844,77 848,81 856,85 861,89 865,93 873,98 878,102 882,106 890,106 895,110 899,115 907,119 912,123 916,127 920,132 928,140 933,144 937,149 941,153 945,157 954,161 958,165 962,170 967,174 971,182 975,187 979,191 984,195 988,199 996,208 1000,212 1005,216 1009,225 1013,229 1013,233 1017,237 1022,246 1026,250 1030,254 1034,263 1039,267 1043,275 1047,280 1047,284 1051,292 1055,297 1060,305 1060,309 1064,318 1068,322 1068,331">
            <text:p/>
          </draw:polyline>
          <draw:polyline draw:style-name="gr1" draw:text-style-name="P1" draw:layer="layout" svg:width="1.215cm" svg:height="1.215cm" svg:x="11.832cm" svg:y="5.875cm" svg:viewBox="0 0 1216 1216" draw:points="4,576 4,567 4,559 4,550 4,542 4,537 4,529 8,520 8,516 8,508 13,499 13,491 13,487 17,478 17,470 17,461 21,457 21,449 25,440 25,436 29,427 29,419 34,415 34,406 38,398 42,393 42,385 46,377 51,372 51,364 55,360 59,351 59,343 63,338 68,330 72,326 76,317 76,313 80,305 84,300 89,292 93,288 97,279 101,275 106,266 110,262 114,254 118,250 123,241 127,237 131,233 135,224 139,220 148,216 152,207 156,203 161,199 165,190 169,186 178,182 182,178 186,169 190,165 199,161 203,156 207,152 216,144 220,139 224,135 233,131 237,127 245,123 250,118 254,114 262,110 266,106 275,101 279,97 288,93 292,89 300,84 305,80 313,76 317,76 326,72 330,67 338,63 347,59 351,59 360,55 364,51 372,46 381,46 385,42 394,42 402,38 406,34 415,34 419,29 427,29 436,25 444,25 449,21 457,21 465,17 470,17 478,17 487,12 495,12 499,12 508,8 516,8 521,8 529,4 537,4 546,4 550,4 559,4 567,4 576,0 580,0 588,0 597,0 605,0 609,0 618,0 626,0 635,0 643,4 648,4 656,4 664,4 673,4 677,4 686,4 694,8 698,8 707,8 715,12 724,12 728,12 736,17 745,17 753,17 758,21 766,21 774,25 779,25 787,29 796,29 800,34 808,34 817,38 821,42 830,42 838,46 842,51 851,51 855,55 863,59 872,59 876,63 885,67 889,72 897,76 901,76 910,80 914,84 923,89 927,93 935,97 940,101 948,106 952,110 961,114 965,118 973,123 978,127 982,131 990,135 995,139 999,148 1007,152 1012,156 1016,161 1024,165 1029,169 1033,178 1037,182 1045,186 1050,190 1054,199 1058,203 1062,207 1071,216 1075,220 1079,224 1084,233 1088,237 1092,245 1096,250 1100,254 1105,262 1110,266 1114,275 1118,279 1123,288 1127,292 1131,300 1135,305 1140,313 1140,317 1144,326 1148,330 1152,338 1157,347 1157,351 1161,360 1165,364 1169,372 1169,381 1173,385 1173,393 1178,402 1182,406 1182,415 1186,419 1186,427 1190,436 1190,444 1195,449 1195,457 1199,465 1199,470 1199,478 1203,487 1203,495 1203,499 1207,508 1207,516 1207,520 1212,529 1212,537 1212,546 1212,550 1212,559 1212,567 1216,576 1216,580 1216,588 1216,597 1216,605 1216,609 1216,618 1216,626 1216,635 1212,643 1212,647 1212,656 1212,664 1212,673 1212,677 1212,687 1207,695 1207,699 1207,708 1203,716 1203,725 1203,729 1199,737 1199,746 1199,754 1195,759 1195,767 1190,775 1190,780 1186,788 1186,797 1182,801 1182,809 1178,818 1173,822 1173,831 1169,839 1165,843 1165,852 1161,856 1157,864 1157,873 1152,877 1148,886 1144,890 1140,898 1140,902 1135,911 1131,915 1127,924 1123,928 1118,936 1114,941 1110,949 1105,953 1100,962 1096,966 1092,974 1088,979 1084,983 1079,991 1075,996 1067,1000 1062,1008 1058,1013 1054,1017 1050,1025 1045,1029 1037,1034 1033,1038 1029,1046 1024,1051 1016,1055 1012,1059 1007,1063 999,1072 995,1076 990,1080 982,1085 978,1089 969,1093 965,1097 961,1101 952,1106 948,1110 940,1114 935,1118 927,1123 923,1127 914,1131 910,1135 901,1140 897,1140 889,1144 885,1148 876,1152 868,1156 863,1156 855,1161 851,1165 842,1169 834,1169 830,1173 821,1173 813,1178 808,1182 800,1182 796,1186 787,1186 779,1190 770,1190 766,1195 758,1195 749,1199 745,1199 736,1199 728,1203 719,1203 715,1203 707,1207 698,1207 694,1207 686,1212 677,1212 669,1212 664,1212 656,1212 648,1212 639,1216 635,1216 626,1216 618,1216 609,1216 605,1216 597,1216 588,1216 580,1216 571,1212 567,1212 559,1212 550,1212 542,1212 537,1212 529,1212 521,1207 516,1207 508,1207 499,1203 491,1203 487,1203 478,1199 470,1199 461,1199 457,1195 449,1195 440,1190 436,1190 427,1186 419,1186 415,1182 406,1182 398,1178 394,1173 385,1173 377,1169 372,1165 364,1165 360,1161 351,1156 343,1156 338,1152 330,1148 326,1144 317,1140 313,1140 305,1135 300,1131 292,1127 288,1123 279,1118 275,1114 266,1110 262,1106 254,1101 250,1097 241,1093 237,1089 233,1085 224,1080 220,1076 216,1068 207,1063 203,1059 199,1055 190,1051 186,1046 182,1038 178,1034 169,1029 165,1025 161,1017 156,1013 152,1008 144,1000 139,996 135,991 131,983 127,979 123,970 118,966 114,962 110,953 106,949 101,941 97,936 93,928 89,924 84,915 80,911 76,902 76,898 72,890 68,886 63,877 59,869 59,864 55,856 51,852 46,843 46,835 42,831 42,822 38,814 34,809 34,801 29,797 29,788 25,780 25,771 21,767 21,759 17,750 17,746 17,737 13,729 13,720 13,716 8,708 8,699 8,695 4,687 4,677 4,669 4,664 4,656 4,647 0,639 0,635 0,626 0,618 0,609 0,605 0,597 0,588 0,580 4,571">
            <text:p/>
          </draw:polyline>
          <draw:polygon draw:style-name="gr1" draw:text-style-name="P1" draw:layer="layout" svg:width="1.985cm" svg:height="1.985cm" svg:x="11.447cm" svg:y="5.49cm" svg:viewBox="0 0 1986 1986" draw:points="4,940 0,949 0,962 0,974 0,987 0,1000 0,1012 0,1025 0,1033 0,1046 4,1059 4,1072 4,1084 4,1097 8,1110 8,1122 8,1131 12,1144 12,1156 16,1169 16,1182 21,1194 25,1203 25,1216 29,1228 33,1241 33,1254 38,1262 42,1275 46,1287 50,1300 50,1309 55,1321 59,1334 63,1342 67,1355 72,1368 80,1376 84,1389 88,1402 93,1410 97,1423 101,1436 110,1444 114,1457 118,1465 127,1478 131,1486 139,1499 144,1508 152,1520 156,1529 165,1537 169,1550 177,1558 186,1571 190,1580 199,1588 207,1597 215,1609 220,1618 228,1626 237,1635 245,1647 254,1656 262,1664 271,1673 279,1681 287,1690 296,1698 304,1707 313,1715 321,1723 330,1732 338,1740 347,1749 359,1757 368,1766 376,1770 385,1779 398,1787 406,1795 414,1800 427,1808 436,1817 444,1821 457,1829 465,1834 478,1842 486,1846 499,1855 508,1859 520,1863 529,1872 541,1876 550,1880 563,1889 575,1893 584,1897 596,1901 605,1906 618,1914 630,1918 639,1922 651,1927 664,1931 677,1935 685,1935 698,1939 711,1944 723,1948 732,1952 745,1952 757,1956 771,1961 780,1961 792,1965 805,1969 818,1969 830,1973 843,1973 851,1977 864,1977 877,1977 890,1982 902,1982 915,1982 928,1982 940,1982 949,1986 962,1986 974,1986 987,1986 1000,1986 1012,1986 1025,1986 1034,1986 1046,1986 1059,1982 1072,1982 1084,1982 1097,1982 1110,1977 1122,1977 1131,1977 1144,1973 1156,1973 1169,1969 1182,1969 1194,1965 1203,1961 1216,1961 1228,1956 1241,1952 1254,1952 1262,1948 1275,1944 1287,1939 1300,1935 1309,1935 1321,1931 1334,1927 1343,1922 1355,1918 1368,1914 1376,1906 1389,1901 1402,1897 1410,1893 1423,1889 1436,1884 1444,1876 1457,1872 1465,1867 1478,1859 1486,1855 1499,1846 1508,1842 1520,1834 1529,1829 1537,1821 1550,1817 1558,1808 1571,1800 1580,1795 1588,1787 1597,1779 1609,1770 1618,1766 1626,1757 1635,1749 1647,1740 1656,1732 1664,1723 1673,1715 1681,1707 1690,1698 1698,1690 1707,1681 1715,1673 1724,1664 1732,1656 1740,1647 1749,1639 1757,1626 1766,1618 1770,1609 1779,1601 1787,1588 1795,1580 1800,1571 1808,1558 1817,1550 1821,1541 1829,1529 1834,1520 1842,1508 1846,1499 1855,1486 1859,1478 1863,1465 1872,1457 1876,1444 1880,1436 1889,1423 1893,1410 1897,1402 1901,1389 1906,1381 1914,1368 1918,1355 1922,1347 1927,1334 1931,1321 1935,1309 1935,1300 1939,1287 1944,1275 1948,1262 1952,1254 1952,1241 1956,1228 1961,1216 1961,1207 1965,1194 1969,1182 1969,1169 1973,1156 1973,1144 1978,1135 1978,1122 1978,1110 1982,1097 1982,1084 1982,1072 1982,1059 1982,1046 1986,1038 1986,1025 1986,1012 1986,1000 1986,987 1986,974 1986,962 1986,953 1986,940 1982,928 1982,915 1982,902 1982,890 1978,877 1978,864 1978,856 1973,843 1973,830 1969,818 1969,805 1965,792 1961,784 1961,771 1956,758 1952,746 1952,733 1948,724 1944,712 1939,699 1935,686 1935,678 1931,665 1927,652 1922,644 1918,631 1914,619 1906,610 1901,597 1897,585 1893,576 1889,564 1884,551 1876,542 1872,530 1867,521 1859,509 1855,500 1846,487 1842,479 1834,466 1829,458 1821,448 1817,436 1808,427 1800,414 1795,406 1787,397 1779,389 1770,376 1766,368 1757,359 1749,351 1740,338 1732,330 1724,321 1715,313 1707,304 1698,296 1690,287 1681,279 1673,270 1664,262 1656,254 1647,245 1639,237 1626,228 1618,220 1609,215 1601,207 1588,199 1580,190 1571,186 1558,177 1550,169 1542,165 1529,156 1520,152 1508,143 1499,139 1486,131 1478,127 1465,122 1457,114 1444,110 1436,105 1423,97 1410,93 1402,88 1389,84 1381,80 1368,71 1355,67 1347,63 1334,59 1321,55 1309,50 1300,50 1287,46 1275,42 1262,38 1254,33 1241,33 1228,29 1216,25 1207,25 1194,21 1182,16 1169,16 1156,12 1144,12 1135,8 1122,8 1110,8 1097,4 1084,4 1072,4 1059,4 1046,4 1038,0 1025,0 1012,0 1000,0 987,0 974,0 962,0 953,0 940,0 928,4 915,4 902,4 890,4 877,8 864,8 856,8 843,12 830,12 818,16 805,16 792,21 784,25 771,25 757,29 745,33 732,33 723,38 711,42 698,46 685,50 677,50 664,55 651,59 643,63 630,67 618,71 609,80 596,84 584,88 575,93 563,97 550,101 541,110 529,114 520,118 508,127 499,131 486,139 478,143 465,152 457,156 448,165 436,169 427,177 414,186 406,190 398,199 389,207 376,215 368,220 359,228 351,237 338,245 330,254 321,262 313,270 304,279 296,287 287,296 279,304 271,313 262,321 254,330 245,338 237,347 228,359 220,368 215,376 207,385 199,397 190,406 186,414 177,427 169,436 165,444 156,458 152,466 144,479 139,487 131,500 127,509 122,521 114,530 110,542 105,551 97,564 93,576 88,585 84,597 80,606 72,619 67,631 63,640 59,652 55,665 50,678 50,686 46,699 42,712 38,724 33,733 33,746 29,758 25,771 25,779 21,792 16,805 16,818 12,830 12,843 8,851 8,864 8,877 4,890 4,902 4,915 4,928">
            <text:p/>
          </draw:polygon>
          <draw:polyline draw:style-name="gr1" draw:text-style-name="P1" draw:layer="layout" svg:width="2.095cm" svg:height="2.095cm" svg:x="11.392cm" svg:y="5.435cm" svg:viewBox="0 0 2096 2096" draw:points="4,994 4,977 4,965 4,952 4,939 8,927 8,914 12,901 12,889 12,876 16,863 16,850 21,838 25,825 25,812 29,804 33,791 38,778 38,766 42,753 46,740 50,728 55,715 59,702 63,690 67,681 71,668 76,656 80,643 88,630 93,618 97,609 101,596 110,584 114,575 118,563 127,550 131,537 139,529 143,516 152,507 156,495 165,482 173,474 177,461 186,452 194,440 203,431 207,419 215,410 224,402 232,389 241,381 249,372 258,359 266,351 275,342 283,334 292,321 300,313 309,304 317,296 330,287 338,279 347,270 355,262 368,254 376,245 385,237 397,228 406,220 414,211 427,203 436,198 448,190 457,182 469,173 478,169 491,160 499,152 512,148 524,139 533,135 546,126 558,122 567,118 579,110 592,105 605,101 613,93 626,88 639,84 651,80 660,76 673,67 685,63 698,59 711,55 723,50 736,46 749,46 757,42 770,38 783,33 795,29 808,29 821,25 834,21 846,21 859,16 872,16 884,12 897,12 910,8 922,8 935,8 948,4 961,4 973,4 986,4 999,0 1011,0 1024,0 1037,0 1049,0 1062,0 1075,0 1088,0 1104,4 1117,4 1130,4 1143,4 1155,4 1168,8 1181,8 1193,12 1206,12 1219,12 1231,16 1244,16 1257,21 1270,25 1282,25 1291,29 1303,33 1316,38 1329,38 1341,42 1354,46 1367,50 1380,55 1392,59 1405,63 1413,67 1426,71 1439,76 1452,80 1464,88 1477,93 1485,97 1498,101 1511,110 1519,114 1532,118 1545,126 1557,131 1566,139 1579,143 1587,152 1600,156 1612,165 1621,173 1634,177 1642,186 1655,194 1663,203 1676,207 1684,215 1693,224 1706,232 1714,241 1723,249 1735,258 1744,266 1753,275 1762,283 1774,292 1783,300 1791,309 1800,317 1808,330 1817,338 1825,347 1834,355 1842,368 1850,376 1859,385 1867,397 1876,406 1884,414 1893,427 1897,436 1906,448 1914,457 1922,469 1927,478 1935,491 1944,499 1948,512 1956,524 1961,533 1969,546 1973,558 1977,567 1986,579 1990,592 1994,605 2003,613 2007,626 2011,639 2016,651 2020,660 2028,673 2033,685 2037,698 2041,711 2045,723 2049,736 2049,749 2054,757 2058,770 2062,783 2066,795 2066,808 2071,821 2075,833 2075,846 2079,859 2079,872 2083,884 2083,897 2088,910 2088,922 2088,935 2092,948 2092,960 2092,973 2092,986 2096,999 2096,1011 2096,1024 2096,1037 2096,1049 2096,1062 2096,1075 2096,1087 2092,1104 2092,1118 2092,1131 2092,1143 2092,1156 2088,1169 2088,1182 2083,1194 2083,1207 2083,1220 2079,1232 2079,1245 2075,1258 2071,1271 2071,1283 2066,1292 2062,1304 2058,1317 2058,1330 2054,1342 2049,1355 2045,1368 2041,1381 2037,1393 2033,1406 2028,1414 2024,1427 2020,1440 2016,1453 2007,1465 2003,1478 1999,1486 1994,1499 1986,1512 1982,1520 1977,1533 1969,1546 1965,1558 1956,1567 1952,1580 1944,1588 1939,1601 1931,1613 1922,1622 1918,1635 1910,1643 1901,1656 1893,1664 1889,1677 1880,1685 1872,1694 1863,1707 1855,1715 1846,1723 1838,1736 1829,1745 1821,1753 1812,1762 1804,1774 1795,1783 1787,1791 1779,1800 1766,1808 1757,1817 1748,1825 1739,1834 1727,1842 1718,1850 1710,1859 1697,1867 1689,1876 1680,1884 1667,1893 1659,1897 1646,1906 1638,1914 1625,1922 1617,1927 1604,1935 1596,1944 1583,1948 1570,1956 1562,1961 1549,1969 1536,1973 1528,1977 1515,1986 1502,1990 1490,1994 1481,2003 1469,2007 1456,2011 1443,2016 1435,2020 1422,2028 1409,2032 1397,2037 1384,2041 1371,2045 1358,2049 1346,2049 1337,2054 1325,2058 1312,2062 1299,2066 1286,2066 1274,2071 1261,2075 1248,2075 1236,2079 1223,2079 1210,2083 1198,2083 1185,2088 1172,2088 1159,2088 1147,2092 1134,2092 1121,2092 1109,2092 1096,2096 1083,2096 1071,2096 1058,2096 1045,2096 1032,2096 1020,2096 1007,2096 990,2092 977,2092 965,2092 952,2092 939,2092 927,2088 914,2088 901,2083 889,2083 876,2083 863,2079 850,2079 838,2075 825,2071 812,2071 804,2066 791,2062 778,2058 766,2058 753,2054 740,2049 728,2045 715,2041 702,2037 690,2032 681,2028 668,2024 656,2020 643,2016 630,2007 618,2003 609,1999 596,1994 584,1986 575,1982 563,1977 550,1969 537,1965 529,1956 516,1952 508,1944 495,1939 482,1931 474,1922 461,1918 453,1910 440,1901 431,1893 419,1889 410,1880 402,1872 389,1863 381,1855 372,1846 359,1838 351,1829 342,1821 334,1812 321,1804 313,1795 304,1787 296,1778 287,1766 279,1757 270,1749 262,1740 254,1728 245,1719 237,1711 228,1698 220,1690 211,1681 203,1668 199,1660 190,1647 182,1639 173,1626 169,1618 160,1605 152,1596 148,1584 139,1571 135,1563 127,1550 122,1537 118,1529 110,1516 105,1503 101,1491 93,1482 88,1469 84,1457 80,1444 76,1436 67,1423 63,1410 59,1397 55,1385 50,1372 46,1359 46,1347 42,1338 38,1326 33,1313 29,1300 29,1287 25,1275 21,1262 21,1249 16,1237 16,1224 12,1211 12,1199 8,1186 8,1173 8,1160 4,1148 4,1135 4,1122 4,1110 0,1096 0,1083 0,1071 0,1058 0,1045 0,1032 0,1020 0,1007 4,990">
            <text:p/>
          </draw:polyline>
          <draw:polyline draw:style-name="gr1" draw:text-style-name="P1" draw:layer="layout" svg:width="2.146cm" svg:height="2.146cm" svg:x="11.366cm" svg:y="5.409cm" svg:viewBox="0 0 2147 2147" draw:points="4,1016 4,999 4,986 4,974 4,961 9,948 9,936 13,923 13,910 17,898 17,885 21,872 21,859 26,843 30,830 30,817 34,804 38,792 42,779 47,766 47,754 51,741 55,732 59,720 65,707 73,694 77,682 82,669 86,656 90,644 94,631 103,622 107,610 111,597 120,584 124,572 132,563 137,550 145,538 149,529 158,517 166,504 170,495 179,483 187,470 192,462 200,449 209,440 217,428 226,419 234,407 242,398 251,390 259,377 268,368 276,356 285,347 293,339 302,330 310,318 319,309 331,301 340,292 348,284 361,275 369,267 378,258 391,250 399,241 408,233 420,224 429,216 441,208 450,199 463,191 471,186 484,178 496,169 505,165 518,157 530,148 539,144 551,136 564,131 573,123 585,119 598,110 611,106 623,102 632,93 645,89 657,85 670,81 683,76 695,72 708,64 721,59 733,55 746,51 755,47 767,47 780,42 793,38 805,34 818,30 831,30 848,26 861,21 873,21 886,17 899,17 911,13 924,13 937,9 949,9 962,4 975,4 988,4 1000,4 1017,0 1030,0 1043,0 1055,0 1068,0 1081,0 1093,0 1106,0 1119,0 1136,4 1148,4 1161,4 1174,4 1186,4 1199,9 1212,9 1225,13 1237,13 1250,17 1263,17 1275,21 1288,21 1305,26 1318,30 1330,30 1343,34 1356,38 1368,42 1381,47 1394,47 1407,51 1415,55 1428,59 1440,64 1453,72 1466,76 1479,81 1491,85 1504,89 1517,93 1525,102 1538,106 1551,110 1563,119 1576,123 1584,131 1597,136 1610,144 1618,148 1631,157 1644,165 1652,169 1665,178 1678,186 1686,191 1699,199 1707,208 1720,216 1728,224 1741,233 1750,241 1758,250 1771,258 1779,267 1792,275 1800,284 1809,292 1817,301 1830,309 1838,318 1847,330 1855,339 1864,347 1872,360 1881,368 1889,377 1898,390 1906,398 1915,407 1923,419 1932,428 1940,440 1948,449 1957,462 1961,470 1970,483 1978,495 1982,504 1991,517 1999,529 2003,538 2012,550 2016,563 2025,572 2029,584 2037,597 2042,610 2046,622 2054,631 2059,644 2063,656 2067,669 2071,682 2075,694 2084,707 2088,720 2092,732 2097,745 2101,754 2101,766 2105,779 2109,792 2114,804 2118,817 2118,830 2122,847 2126,859 2126,872 2131,885 2131,898 2135,910 2135,923 2139,936 2139,948 2143,961 2143,974 2143,986 2143,999 2147,1016 2147,1029 2147,1042 2147,1054 2147,1067 2147,1080 2147,1092 2147,1105 2147,1118 2143,1135 2143,1147 2143,1160 2143,1173 2143,1185 2139,1198 2139,1211 2135,1224 2135,1236 2131,1249 2131,1262 2126,1274 2126,1287 2122,1304 2118,1317 2118,1329 2114,1342 2109,1355 2105,1367 2101,1380 2101,1393 2097,1406 2092,1414 2088,1428 2084,1440 2075,1453 2071,1466 2067,1479 2063,1491 2059,1504 2054,1517 2046,1525 2042,1538 2037,1551 2029,1563 2025,1576 2016,1584 2012,1597 2003,1610 1999,1618 1991,1631 1982,1644 1978,1652 1970,1665 1961,1678 1957,1686 1948,1699 1940,1707 1932,1720 1923,1728 1915,1741 1906,1749 1898,1758 1889,1771 1881,1779 1872,1792 1864,1800 1855,1809 1847,1817 1838,1830 1830,1838 1817,1847 1809,1855 1800,1864 1788,1872 1779,1881 1771,1889 1758,1898 1750,1906 1741,1915 1728,1923 1720,1932 1707,1940 1699,1948 1686,1957 1678,1961 1665,1970 1652,1978 1644,1982 1631,1991 1618,1999 1610,2003 1597,2012 1584,2016 1576,2025 1563,2029 1551,2037 1538,2042 1525,2046 1517,2054 1504,2058 1491,2063 1479,2067 1466,2071 1453,2075 1440,2084 1428,2088 1415,2092 1402,2097 1394,2101 1381,2101 1368,2105 1356,2109 1343,2114 1330,2118 1318,2118 1301,2122 1288,2126 1275,2126 1263,2130 1250,2130 1237,2135 1225,2135 1212,2139 1199,2139 1186,2143 1174,2143 1161,2143 1148,2143 1131,2147 1119,2147 1106,2147 1093,2147 1081,2147 1068,2147 1055,2147 1043,2147 1030,2147 1013,2143 1000,2143 988,2143 975,2143 962,2143 949,2139 937,2139 924,2135 911,2135 899,2130 886,2130 873,2126 861,2126 844,2122 831,2118 818,2118 805,2114 793,2109 780,2105 767,2101 755,2101 742,2097 733,2092 721,2088 708,2084 695,2075 683,2071 670,2067 657,2063 645,2058 632,2054 623,2046 611,2042 598,2037 585,2029 573,2025 564,2016 551,2012 539,2003 530,1999 518,1991 505,1982 496,1978 484,1970 471,1961 463,1957 450,1948 441,1940 429,1932 420,1923 408,1915 399,1906 391,1898 378,1889 369,1881 357,1872 348,1864 340,1855 331,1847 319,1838 310,1830 302,1817 293,1809 285,1800 276,1788 268,1779 259,1771 251,1758 242,1749 234,1741 226,1728 217,1720 209,1707 200,1699 192,1686 187,1678 179,1665 170,1652 166,1644 158,1631 149,1618 145,1610 137,1597 132,1584 124,1576 120,1563 111,1551 107,1538 103,1525 94,1517 90,1504 86,1491 82,1479 77,1466 73,1453 65,1440 59,1428 55,1414 51,1401 47,1393 47,1380 42,1367 38,1355 34,1342 30,1329 30,1317 26,1300 21,1287 21,1274 17,1262 17,1249 13,1236 13,1224 9,1211 9,1198 4,1185 4,1173 4,1160 4,1147 0,1130 0,1118 0,1105 0,1092 0,1080 0,1067 0,1054 0,1042 0,1029 4,1012">
            <text:p/>
          </draw:polyline>
          <draw:polyline draw:style-name="gr1" draw:text-style-name="P1" draw:layer="layout" svg:width="0.084cm" svg:height="0.068cm" svg:x="11.595cm" svg:y="7.53cm" svg:viewBox="0 0 85 69" draw:points="0,0 8,8 21,17 29,25 42,34 51,42 63,51 76,60 85,69">
            <text:p/>
          </draw:polyline>
          <draw:polyline draw:style-name="gr1" draw:text-style-name="P1" draw:layer="layout" svg:width="0.025cm" svg:height="0.012cm" svg:x="11.654cm" svg:y="7.598cm" svg:viewBox="0 0 26 13" draw:points="26,0 17,4 8,9 4,13 0,13">
            <text:p/>
          </draw:polyline>
          <draw:polyline draw:style-name="gr1" draw:text-style-name="P1" draw:layer="layout" svg:width="0.068cm" svg:height="0.046cm" svg:x="11.586cm" svg:y="7.564cm" svg:viewBox="0 0 69 47" draw:points="69,47 60,43 51,39 43,29 34,25 26,17 17,13 9,4 0,0">
            <text:p/>
          </draw:polyline>
          <draw:polyline draw:style-name="gr1" draw:text-style-name="P1" draw:layer="layout" svg:width="0.01cm" svg:height="0.034cm" svg:x="11.586cm" svg:y="7.53cm" svg:viewBox="0 0 11 35" draw:points="0,35 0,31 0,26 6,22 6,13 11,0">
            <text:p/>
          </draw:polyline>
          <draw:polyline draw:style-name="gr1" draw:text-style-name="P1" draw:layer="layout" svg:width="0.042cm" svg:height="0.102cm" svg:x="11.184cm" svg:y="6.967cm" svg:viewBox="0 0 43 103" draw:points="0,0 4,13 10,26 14,39 18,52 26,64 31,77 35,90 43,103">
            <text:p/>
          </draw:polyline>
          <draw:polyline draw:style-name="gr1" draw:text-style-name="P1" draw:layer="layout" svg:width="0.029cm" svg:height="0.005cm" svg:x="11.197cm" svg:y="7.064cm" svg:viewBox="0 0 30 6" draw:points="30,6 18,6 8,0 0,0">
            <text:p/>
          </draw:polyline>
          <draw:polyline draw:style-name="gr1" draw:text-style-name="P1" draw:layer="layout" svg:width="0.034cm" svg:height="0.076cm" svg:x="11.163cm" svg:y="6.988cm" svg:viewBox="0 0 35 77" draw:points="35,77 31,69 21,60 17,52 13,39 13,31 8,22 4,10 0,0">
            <text:p/>
          </draw:polyline>
          <draw:polyline draw:style-name="gr1" draw:text-style-name="P1" draw:layer="layout" svg:width="0.021cm" svg:height="0.021cm" svg:x="11.163cm" svg:y="6.967cm" svg:viewBox="0 0 22 22" draw:points="0,22 4,18 8,13 13,4 22,0">
            <text:p/>
          </draw:polyline>
          <draw:polyline draw:style-name="gr1" draw:text-style-name="P1" draw:layer="layout" svg:width="0.013cm" svg:height="0.106cm" svg:x="11.099cm" svg:y="6.624cm" svg:viewBox="0 0 14 107" draw:points="0,0 0,13 0,30 5,47 9,64 9,80 14,97 14,107">
            <text:p/>
          </draw:polyline>
          <draw:polyline draw:style-name="gr1" draw:text-style-name="P1" draw:layer="layout" svg:width="0.013cm" svg:height="0.08cm" svg:x="11.074cm" svg:y="6.641cm" svg:viewBox="0 0 14 81" draw:points="14,81 14,73 8,60 8,52 4,43 4,31 4,22 0,8 0,0">
            <text:p/>
          </draw:polyline>
          <draw:polyline draw:style-name="gr1" draw:text-style-name="P1" draw:layer="layout" svg:width="0.025cm" svg:height="0.017cm" svg:x="11.074cm" svg:y="6.624cm" svg:viewBox="0 0 26 18" draw:points="0,18 0,14 4,14 9,10 17,4 26,0">
            <text:p/>
          </draw:polyline>
          <draw:polyline draw:style-name="gr1" draw:text-style-name="P1" draw:layer="layout" svg:width="0.029cm" svg:height="0.009cm" svg:x="11.087cm" svg:y="6.721cm" svg:viewBox="0 0 30 10" draw:points="30,10 18,10 8,5 4,5 0,0">
            <text:p/>
          </draw:polyline>
          <draw:polyline draw:style-name="gr1" draw:text-style-name="P1" draw:layer="layout" svg:width="0.098cm" svg:height="0.042cm" svg:x="11.861cm" svg:y="5.223cm" svg:viewBox="0 0 99 43" draw:points="99,0 86,4 73,8 61,13 48,21 40,26 27,30 14,39 0,43">
            <text:p/>
          </draw:polyline>
          <draw:polyline draw:style-name="gr1" draw:text-style-name="P1" draw:layer="layout" svg:width="0cm" svg:height="0.028cm" svg:x="11.861cm" svg:y="5.236cm" svg:viewBox="0 0 0 29" draw:points="0,29 0,16 0,8 0,0">
            <text:p/>
          </draw:polyline>
          <draw:polyline draw:style-name="gr1" draw:text-style-name="P1" draw:layer="layout" svg:width="0.077cm" svg:height="0.034cm" svg:x="11.861cm" svg:y="5.202cm" svg:viewBox="0 0 78 35" draw:points="0,35 10,29 18,25 31,21 40,17 48,12 56,8 69,4 78,0">
            <text:p/>
          </draw:polyline>
          <draw:polyline draw:style-name="gr1" draw:text-style-name="P1" draw:layer="layout" svg:width="0.021cm" svg:height="0.021cm" svg:x="11.938cm" svg:y="5.202cm" svg:viewBox="0 0 22 22" draw:points="0,0 4,4 8,8 17,12 22,22">
            <text:p/>
          </draw:polyline>
          <draw:polyline draw:style-name="gr1" draw:text-style-name="P1" draw:layer="layout" svg:width="0.068cm" svg:height="0.085cm" svg:x="11.349cm" svg:y="7.276cm" svg:viewBox="0 0 69 86" draw:points="0,0 9,13 17,21 26,34 35,42 44,56 52,65 60,77 69,86">
            <text:p/>
          </draw:polyline>
          <draw:polyline draw:style-name="gr1" draw:text-style-name="P1" draw:layer="layout" svg:width="0.03cm" svg:height="0.008cm" svg:x="11.387cm" svg:y="7.361cm" svg:viewBox="0 0 31 9" draw:points="31,0 21,4 13,4 5,9 0,9">
            <text:p/>
          </draw:polyline>
          <draw:polyline draw:style-name="gr1" draw:text-style-name="P1" draw:layer="layout" svg:width="0.055cm" svg:height="0.068cm" svg:x="11.332cm" svg:y="7.301cm" svg:viewBox="0 0 56 69" draw:points="56,69 44,52 30,40 21,27 13,13 0,0">
            <text:p/>
          </draw:polyline>
          <draw:polyline draw:style-name="gr1" draw:text-style-name="P1" draw:layer="layout" svg:width="0.014cm" svg:height="0.025cm" svg:x="11.336cm" svg:y="7.276cm" svg:viewBox="0 0 15 26" draw:points="0,26 0,22 6,18 10,9 15,0">
            <text:p/>
          </draw:polyline>
          <draw:polyline draw:style-name="gr1" draw:text-style-name="P1" draw:layer="layout" svg:width="0.039cm" svg:height="0.102cm" svg:x="11.171cm" svg:y="5.934cm" svg:viewBox="0 0 40 103" draw:points="40,0 35,13 31,25 22,38 17,52 13,65 9,77 5,90 0,103">
            <text:p/>
          </draw:polyline>
          <draw:polyline draw:style-name="gr1" draw:text-style-name="P1" draw:layer="layout" svg:width="0.021cm" svg:height="0.026cm" svg:x="11.15cm" svg:y="6.01cm" svg:viewBox="0 0 22 27" draw:points="22,27 14,17 4,9 0,4 0,0">
            <text:p/>
          </draw:polyline>
          <draw:polyline draw:style-name="gr1" draw:text-style-name="P1" draw:layer="layout" svg:width="0.03cm" svg:height="0.076cm" svg:x="11.15cm" svg:y="5.934cm" svg:viewBox="0 0 31 77" draw:points="0,77 4,59 10,42 18,25 22,13 31,0">
            <text:p/>
          </draw:polyline>
          <draw:polyline draw:style-name="gr1" draw:text-style-name="P1" draw:layer="layout" svg:width="0.029cm" svg:height="0cm" svg:x="11.18cm" svg:y="5.934cm" svg:viewBox="0 0 30 0" draw:points="0,0 4,0 13,0 21,0 30,0">
            <text:p/>
          </draw:polyline>
          <draw:polyline draw:style-name="gr1" draw:text-style-name="P1" draw:layer="layout" svg:width="0.013cm" svg:height="0.111cm" svg:x="11.095cm" svg:y="6.268cm" svg:viewBox="0 0 14 112" draw:points="14,0 14,17 14,31 10,44 10,56 5,73 5,86 5,99 0,112">
            <text:p/>
          </draw:polyline>
          <draw:polyline draw:style-name="gr1" draw:text-style-name="P1" draw:layer="layout" svg:width="0.025cm" svg:height="0.017cm" svg:x="11.07cm" svg:y="6.362cm" svg:viewBox="0 0 26 18" draw:points="26,18 18,13 9,8 5,4 0,0">
            <text:p/>
          </draw:polyline>
          <draw:polyline draw:style-name="gr1" draw:text-style-name="P1" draw:layer="layout" svg:width="0.012cm" svg:height="0.081cm" svg:x="11.07cm" svg:y="6.281cm" svg:viewBox="0 0 13 82" draw:points="0,82 0,73 5,65 5,51 5,43 9,30 9,21 9,9 13,0">
            <text:p/>
          </draw:polyline>
          <draw:polyline draw:style-name="gr1" draw:text-style-name="P1" draw:layer="layout" svg:width="0.025cm" svg:height="0.013cm" svg:x="11.083cm" svg:y="6.268cm" svg:viewBox="0 0 26 14" draw:points="0,14 4,10 8,10 17,6 26,0">
            <text:p/>
          </draw:polyline>
          <draw:polyline draw:style-name="gr1" draw:text-style-name="P1" draw:layer="layout" svg:width="0.085cm" svg:height="0.012cm" svg:x="12.204cm" svg:y="5.113cm" svg:viewBox="0 0 86 13" draw:points="0,13 9,13 21,9 30,9 43,9 51,4 65,4 73,4 86,0">
            <text:p/>
          </draw:polyline>
          <draw:polyline draw:style-name="gr1" draw:text-style-name="P1" draw:layer="layout" svg:width="0.013cm" svg:height="0.025cm" svg:x="12.289cm" svg:y="5.113cm" svg:viewBox="0 0 14 26" draw:points="0,0 0,4 4,12 9,17 14,26">
            <text:p/>
          </draw:polyline>
          <draw:polyline draw:style-name="gr1" draw:text-style-name="P1" draw:layer="layout" svg:width="0.11cm" svg:height="0.013cm" svg:x="12.192cm" svg:y="5.138cm" svg:viewBox="0 0 111 14" draw:points="111,0 94,0 77,0 60,4 43,10 25,10 8,14 0,14">
            <text:p/>
          </draw:polyline>
          <draw:polyline draw:style-name="gr1" draw:text-style-name="P1" draw:layer="layout" svg:width="0.008cm" svg:height="0.03cm" svg:x="12.196cm" svg:y="5.125cm" svg:viewBox="0 0 9 31" draw:points="0,31 4,23 4,10 9,6 9,0">
            <text:p/>
          </draw:polyline>
          <draw:polyline draw:style-name="gr1" draw:text-style-name="P1" draw:layer="layout" svg:width="0.106cm" svg:height="0.038cm" svg:x="12.89cm" svg:y="5.21cm" svg:viewBox="0 0 107 39" draw:points="107,39 94,35 82,31 69,27 56,18 43,13 30,9 17,4 0,0">
            <text:p/>
          </draw:polyline>
          <draw:polyline draw:style-name="gr1" draw:text-style-name="P1" draw:layer="layout" svg:width="0.026cm" svg:height="0.021cm" svg:x="12.89cm" svg:y="5.189cm" svg:viewBox="0 0 27 22" draw:points="0,22 10,14 18,4 22,0 27,0">
            <text:p/>
          </draw:polyline>
          <draw:polyline draw:style-name="gr1" draw:text-style-name="P1" draw:layer="layout" svg:width="0.076cm" svg:height="0.03cm" svg:x="12.916cm" svg:y="5.189cm" svg:viewBox="0 0 77 31" draw:points="0,0 8,4 17,8 30,8 39,13 47,17 60,21 68,25 77,31">
            <text:p/>
          </draw:polyline>
          <draw:polyline draw:style-name="gr1" draw:text-style-name="P1" draw:layer="layout" svg:width="0.004cm" svg:height="0.029cm" svg:x="12.992cm" svg:y="5.219cm" svg:viewBox="0 0 5 30" draw:points="0,0 0,4 0,12 0,21 5,30">
            <text:p/>
          </draw:polyline>
          <draw:polyline draw:style-name="gr1" draw:text-style-name="P1" draw:layer="layout" svg:width="0.068cm" svg:height="0.085cm" svg:x="11.328cm" svg:y="5.633cm" svg:viewBox="0 0 69 86" draw:points="69,0 60,9 51,23 42,31 34,44 25,56 17,65 8,78 0,86">
            <text:p/>
          </draw:polyline>
          <draw:polyline draw:style-name="gr1" draw:text-style-name="P1" draw:layer="layout" svg:width="0.051cm" svg:height="0.068cm" svg:x="11.315cm" svg:y="5.625cm" svg:viewBox="0 0 52 69" draw:points="0,69 9,52 17,39 30,26 38,13 48,0 52,0">
            <text:p/>
          </draw:polyline>
          <draw:polyline draw:style-name="gr1" draw:text-style-name="P1" draw:layer="layout" svg:width="0.03cm" svg:height="0.008cm" svg:x="11.366cm" svg:y="5.625cm" svg:viewBox="0 0 31 9" draw:points="0,0 4,0 9,4 22,4 31,9">
            <text:p/>
          </draw:polyline>
          <draw:polyline draw:style-name="gr1" draw:text-style-name="P1" draw:layer="layout" svg:width="0.013cm" svg:height="0.025cm" svg:x="11.315cm" svg:y="5.693cm" svg:viewBox="0 0 14 26" draw:points="14,26 9,18 5,8 0,4 0,0">
            <text:p/>
          </draw:polyline>
          <draw:polyline draw:style-name="gr1" draw:text-style-name="P1" draw:layer="layout" svg:width="0.068cm" svg:height="0.089cm" svg:x="13.491cm" svg:y="7.246cm" svg:viewBox="0 0 69 90" draw:points="0,90 9,78 17,69 26,56 34,43 44,34 52,22 61,13 69,0">
            <text:p/>
          </draw:polyline>
          <draw:polyline draw:style-name="gr1" draw:text-style-name="P1" draw:layer="layout" svg:width="0.013cm" svg:height="0.026cm" svg:x="13.559cm" svg:y="7.246cm" svg:viewBox="0 0 14 27" draw:points="0,0 4,9 8,18 14,27">
            <text:p/>
          </draw:polyline>
          <draw:polyline draw:style-name="gr1" draw:text-style-name="P1" draw:layer="layout" svg:width="0.051cm" svg:height="0.068cm" svg:x="13.521cm" svg:y="7.272cm" svg:viewBox="0 0 52 69" draw:points="52,0 38,12 30,25 17,38 8,52 0,69">
            <text:p/>
          </draw:polyline>
          <draw:polyline draw:style-name="gr1" draw:text-style-name="P1" draw:layer="layout" svg:width="0.03cm" svg:height="0.005cm" svg:x="13.491cm" svg:y="7.335cm" svg:viewBox="0 0 31 6" draw:points="31,6 27,6 22,6 9,0 0,0">
            <text:p/>
          </draw:polyline>
          <draw:polyline draw:style-name="gr1" draw:text-style-name="P1" draw:layer="layout" svg:width="0.085cm" svg:height="0.068cm" svg:x="13.237cm" svg:y="7.509cm" svg:viewBox="0 0 86 69" draw:points="0,69 9,60 21,52 35,43 44,35 56,26 65,18 77,9 86,0">
            <text:p/>
          </draw:polyline>
          <draw:polyline draw:style-name="gr1" draw:text-style-name="P1" draw:layer="layout" svg:width="0.067cm" svg:height="0.051cm" svg:x="13.263cm" svg:y="7.538cm" svg:viewBox="0 0 68 52" draw:points="68,0 59,10 50,14 42,23 34,27 25,35 17,40 8,48 0,52">
            <text:p/>
          </draw:polyline>
          <draw:polyline draw:style-name="gr1" draw:text-style-name="P1" draw:layer="layout" svg:width="0.026cm" svg:height="0.012cm" svg:x="13.237cm" svg:y="7.577cm" svg:viewBox="0 0 27 13" draw:points="27,13 22,13 18,9 9,5 0,0">
            <text:p/>
          </draw:polyline>
          <draw:polyline draw:style-name="gr1" draw:text-style-name="P1" draw:layer="layout" svg:width="0.008cm" svg:height="0.029cm" svg:x="13.322cm" svg:y="7.509cm" svg:viewBox="0 0 9 30" draw:points="0,0 5,8 5,21 9,25 9,30">
            <text:p/>
          </draw:polyline>
          <draw:polyline draw:style-name="gr1" draw:text-style-name="P1" draw:layer="layout" svg:width="0.11cm" svg:height="0.013cm" svg:x="12.23cm" svg:y="7.818cm" svg:viewBox="0 0 111 14" draw:points="0,0 12,0 29,5 42,5 55,5 67,9 84,9 97,9 111,14">
            <text:p/>
          </draw:polyline>
          <draw:polyline draw:style-name="gr1" draw:text-style-name="P1" draw:layer="layout" svg:width="0.017cm" svg:height="0.025cm" svg:x="12.323cm" svg:y="7.831cm" svg:viewBox="0 0 18 26" draw:points="18,0 14,9 4,17 4,22 0,26">
            <text:p/>
          </draw:polyline>
          <draw:polyline draw:style-name="gr1" draw:text-style-name="P1" draw:layer="layout" svg:width="0.085cm" svg:height="0.009cm" svg:x="12.238cm" svg:y="7.847cm" svg:viewBox="0 0 86 10" draw:points="86,10 77,10 65,10 56,6 44,6 35,6 21,0 13,0 0,0">
            <text:p/>
          </draw:polyline>
          <draw:polyline draw:style-name="gr1" draw:text-style-name="P1" draw:layer="layout" svg:width="0.008cm" svg:height="0.029cm" svg:x="12.23cm" svg:y="7.818cm" svg:viewBox="0 0 9 30" draw:points="9,30 9,26 9,22 9,18 4,9 0,0">
            <text:p/>
          </draw:polyline>
          <draw:polyline draw:style-name="gr1" draw:text-style-name="P1" draw:layer="layout" svg:width="0.11cm" svg:height="0.017cm" svg:x="12.547cm" svg:y="5.134cm" svg:viewBox="0 0 111 18" draw:points="111,18 94,14 77,9 60,9 44,4 27,4 10,4 0,0">
            <text:p/>
          </draw:polyline>
          <draw:polyline draw:style-name="gr1" draw:text-style-name="P1" draw:layer="layout" svg:width="0.017cm" svg:height="0.029cm" svg:x="12.547cm" svg:y="5.109cm" svg:viewBox="0 0 18 30" draw:points="0,30 4,16 9,8 14,4 18,0">
            <text:p/>
          </draw:polyline>
          <draw:polyline draw:style-name="gr1" draw:text-style-name="P1" draw:layer="layout" svg:width="0.081cm" svg:height="0.008cm" svg:x="12.564cm" svg:y="5.109cm" svg:viewBox="0 0 82 9" draw:points="0,0 14,0 31,0 48,5 65,5 82,9">
            <text:p/>
          </draw:polyline>
          <draw:polyline draw:style-name="gr1" draw:text-style-name="P1" draw:layer="layout" svg:width="0.012cm" svg:height="0.03cm" svg:x="12.645cm" svg:y="5.121cm" svg:viewBox="0 0 13 31" draw:points="0,0 4,0 4,4 4,10 8,18 13,31">
            <text:p/>
          </draw:polyline>
          <draw:polyline draw:style-name="gr1" draw:text-style-name="P1" draw:layer="layout" svg:width="0.106cm" svg:height="0.043cm" svg:x="11.891cm" svg:y="7.716cm" svg:viewBox="0 0 107 44" draw:points="0,0 13,4 25,14 38,18 51,22 64,27 76,31 90,35 107,44">
            <text:p/>
          </draw:polyline>
          <draw:polyline draw:style-name="gr1" draw:text-style-name="P1" draw:layer="layout" svg:width="0.026cm" svg:height="0.021cm" svg:x="11.971cm" svg:y="7.759cm" svg:viewBox="0 0 27 22" draw:points="27,0 18,4 10,12 6,17 0,22">
            <text:p/>
          </draw:polyline>
          <draw:polyline draw:style-name="gr1" draw:text-style-name="P1" draw:layer="layout" svg:width="0.076cm" svg:height="0.034cm" svg:x="11.895cm" svg:y="7.746cm" svg:viewBox="0 0 77 35" draw:points="77,35 69,31 61,25 48,21 38,17 30,13 17,8 9,4 0,0">
            <text:p/>
          </draw:polyline>
          <draw:polyline draw:style-name="gr1" draw:text-style-name="P1" draw:layer="layout" svg:width="0.004cm" svg:height="0.03cm" svg:x="11.891cm" svg:y="7.716cm" svg:viewBox="0 0 5 31" draw:points="5,31 5,27 5,17 5,9 0,0">
            <text:p/>
          </draw:polyline>
          <draw:polyline draw:style-name="gr1" draw:text-style-name="P1" draw:layer="layout" svg:width="0.038cm" svg:height="0.102cm" svg:x="13.678cm" svg:y="6.933cm" svg:viewBox="0 0 39 103" draw:points="0,103 4,90 8,77 16,65 21,51 25,38 29,25 34,13 39,0">
            <text:p/>
          </draw:polyline>
          <draw:polyline draw:style-name="gr1" draw:text-style-name="P1" draw:layer="layout" svg:width="0.034cm" svg:height="0.072cm" svg:x="13.703cm" svg:y="6.954cm" svg:viewBox="0 0 35 73" draw:points="35,0 25,13 21,30 13,48 8,61 0,73">
            <text:p/>
          </draw:polyline>
          <draw:polyline draw:style-name="gr1" draw:text-style-name="P1" draw:layer="layout" svg:width="0.029cm" svg:height="0.006cm" svg:x="13.678cm" svg:y="7.03cm" svg:viewBox="0 0 30 7" draw:points="30,0 25,0 16,7 8,7 0,7">
            <text:p/>
          </draw:polyline>
          <draw:polyline draw:style-name="gr1" draw:text-style-name="P1" draw:layer="layout" svg:width="0.021cm" svg:height="0.021cm" svg:x="13.716cm" svg:y="6.933cm" svg:viewBox="0 0 22 22" draw:points="0,0 9,10 18,14 22,18 22,22">
            <text:p/>
          </draw:polyline>
          <draw:polyline draw:style-name="gr1" draw:text-style-name="P1" draw:layer="layout" svg:width="0.089cm" svg:height="0.064cm" svg:x="13.203cm" svg:y="5.371cm" svg:viewBox="0 0 90 65" draw:points="90,65 73,52 61,43 48,31 34,22 22,13 9,0 0,0">
            <text:p/>
          </draw:polyline>
          <draw:polyline draw:style-name="gr1" draw:text-style-name="P1" draw:layer="layout" svg:width="0.025cm" svg:height="0.017cm" svg:x="13.208cm" svg:y="5.354cm" svg:viewBox="0 0 26 18" draw:points="0,18 8,9 18,4 22,0 26,0">
            <text:p/>
          </draw:polyline>
          <draw:polyline draw:style-name="gr1" draw:text-style-name="P1" draw:layer="layout" svg:width="0.068cm" svg:height="0.047cm" svg:x="13.233cm" svg:y="5.354cm" svg:viewBox="0 0 69 48" draw:points="0,0 13,9 26,17 39,30 52,38 69,48">
            <text:p/>
          </draw:polyline>
          <draw:polyline draw:style-name="gr1" draw:text-style-name="P1" draw:layer="layout" svg:width="0.009cm" svg:height="0.03cm" svg:x="13.292cm" svg:y="5.405cm" svg:viewBox="0 0 10 31" draw:points="10,0 10,4 5,14 5,22 0,31">
            <text:p/>
          </draw:polyline>
          <draw:polyline draw:style-name="gr1" draw:text-style-name="P1" draw:layer="layout" svg:width="0.098cm" svg:height="0.047cm" svg:x="12.928cm" svg:y="7.699cm" svg:viewBox="0 0 99 48" draw:points="0,48 14,38 31,34 44,26 61,17 77,13 90,5 99,0">
            <text:p/>
          </draw:polyline>
          <draw:polyline draw:style-name="gr1" draw:text-style-name="P1" draw:layer="layout" svg:width="0cm" svg:height="0.033cm" svg:x="13.026cm" svg:y="7.699cm" svg:viewBox="0 0 0 34" draw:points="0,0 0,13 0,22 0,30 0,34">
            <text:p/>
          </draw:polyline>
          <draw:polyline draw:style-name="gr1" draw:text-style-name="P1" draw:layer="layout" svg:width="0.077cm" svg:height="0.034cm" svg:x="12.949cm" svg:y="7.733cm" svg:viewBox="0 0 78 35" draw:points="78,0 69,4 61,9 47,14 39,18 30,22 22,27 9,31 0,35">
            <text:p/>
          </draw:polyline>
          <draw:polyline draw:style-name="gr1" draw:text-style-name="P1" draw:layer="layout" svg:width="0.021cm" svg:height="0.021cm" svg:x="12.928cm" svg:y="7.746cm" svg:viewBox="0 0 22 22" draw:points="22,22 22,18 18,18 13,14 4,4 0,0">
            <text:p/>
          </draw:polyline>
          <draw:polyline draw:style-name="gr1" draw:text-style-name="P1" draw:layer="layout" svg:width="0.013cm" svg:height="0.11cm" svg:x="13.779cm" svg:y="6.586cm" svg:viewBox="0 0 14 111" draw:points="0,111 0,98 0,86 4,69 4,56 10,43 10,30 10,13 14,0">
            <text:p/>
          </draw:polyline>
          <draw:polyline draw:style-name="gr1" draw:text-style-name="P1" draw:layer="layout" svg:width="0.008cm" svg:height="0.076cm" svg:x="13.809cm" svg:y="6.603cm" svg:viewBox="0 0 9 77" draw:points="9,0 9,9 5,22 5,31 5,43 0,52 0,64 0,73 0,77">
            <text:p/>
          </draw:polyline>
          <draw:polyline draw:style-name="gr1" draw:text-style-name="P1" draw:layer="layout" svg:width="0.025cm" svg:height="0.017cm" svg:x="13.792cm" svg:y="6.586cm" svg:viewBox="0 0 26 18" draw:points="0,0 9,8 18,14 22,18 26,18">
            <text:p/>
          </draw:polyline>
          <draw:polyline draw:style-name="gr1" draw:text-style-name="P1" draw:layer="layout" svg:width="0.106cm" svg:height="0.017cm" svg:x="12.585cm" svg:y="7.809cm" svg:viewBox="0 0 107 18" draw:points="0,18 13,14 31,14 48,10 65,6 82,6 99,0 107,0">
            <text:p/>
          </draw:polyline>
          <draw:polyline draw:style-name="gr1" draw:text-style-name="P1" draw:layer="layout" svg:width="0.089cm" svg:height="0.008cm" svg:x="12.594cm" svg:y="7.839cm" svg:viewBox="0 0 90 9" draw:points="90,0 73,0 56,5 39,5 21,9 4,9 0,9">
            <text:p/>
          </draw:polyline>
          <draw:polyline draw:style-name="gr1" draw:text-style-name="P1" draw:layer="layout" svg:width="0.013cm" svg:height="0.026cm" svg:x="12.585cm" svg:y="7.826cm" svg:viewBox="0 0 14 27" draw:points="14,27 14,22 9,18 5,10 0,0">
            <text:p/>
          </draw:polyline>
          <draw:polyline draw:style-name="gr1" draw:text-style-name="P1" draw:layer="layout" svg:width="0.008cm" svg:height="0.03cm" svg:x="12.683cm" svg:y="7.809cm" svg:viewBox="0 0 9 31" draw:points="9,0 4,13 4,23 0,31">
            <text:p/>
          </draw:polyline>
          <draw:polyline draw:style-name="gr1" draw:text-style-name="P1" draw:layer="layout" svg:width="0.085cm" svg:height="0.068cm" svg:x="11.565cm" svg:y="5.388cm" svg:viewBox="0 0 86 69" draw:points="86,0 77,8 65,17 52,25 43,34 31,42 21,51 9,60 0,69">
            <text:p/>
          </draw:polyline>
          <draw:polyline draw:style-name="gr1" draw:text-style-name="P1" draw:layer="layout" svg:width="0.063cm" svg:height="0.055cm" svg:x="11.557cm" svg:y="5.371cm" svg:viewBox="0 0 64 56" draw:points="0,56 13,43 26,31 39,22 51,13 64,0">
            <text:p/>
          </draw:polyline>
          <draw:polyline draw:style-name="gr1" draw:text-style-name="P1" draw:layer="layout" svg:width="0.026cm" svg:height="0.013cm" svg:x="11.624cm" svg:y="5.375cm" svg:viewBox="0 0 27 14" draw:points="0,0 5,4 9,4 17,10 27,14">
            <text:p/>
          </draw:polyline>
          <draw:polyline draw:style-name="gr1" draw:text-style-name="P1" draw:layer="layout" svg:width="0.008cm" svg:height="0.03cm" svg:x="11.557cm" svg:y="5.426cm" svg:viewBox="0 0 9 31" draw:points="9,31 4,22 4,13 0,4 0,0">
            <text:p/>
          </draw:polyline>
          <draw:polyline draw:style-name="gr1" draw:text-style-name="P1" draw:layer="layout" svg:width="0.017cm" svg:height="0.11cm" svg:x="13.771cm" svg:y="6.235cm" svg:viewBox="0 0 18 111" draw:points="18,111 13,94 13,81 13,68 9,55 9,42 5,25 5,12 0,0">
            <text:p/>
          </draw:polyline>
          <draw:line draw:style-name="gr1" draw:text-style-name="P1" draw:layer="layout" svg:x1="13.771cm" svg:y1="6.235cm" svg:x2="13.78cm" svg:y2="6.24cm">
            <text:p/>
          </draw:line>
          <draw:polyline draw:style-name="gr1" draw:text-style-name="P1" draw:layer="layout" svg:width="0.013cm" svg:height="0.081cm" svg:x="13.8cm" svg:y="6.247cm" svg:viewBox="0 0 14 82" draw:points="0,0 0,9 5,18 5,27 10,39 10,48 10,61 14,69 14,82">
            <text:p/>
          </draw:polyline>
          <draw:polyline draw:style-name="gr1" draw:text-style-name="P1" draw:layer="layout" svg:width="0.025cm" svg:height="0.017cm" svg:x="13.788cm" svg:y="6.328cm" svg:viewBox="0 0 26 18" draw:points="26,0 22,0 18,4 8,8 0,18">
            <text:p/>
          </draw:polyline>
          <draw:polyline draw:style-name="gr1" draw:text-style-name="P1" draw:layer="layout" svg:width="0.042cm" svg:height="0.102cm" svg:x="13.661cm" svg:y="5.9cm" svg:viewBox="0 0 43 103" draw:points="43,103 39,90 34,76 30,64 26,51 18,38 13,26 9,13 0,0">
            <text:p/>
          </draw:polyline>
          <draw:polyline draw:style-name="gr1" draw:text-style-name="P1" draw:layer="layout" svg:width="0.028cm" svg:height="0cm" svg:x="13.661cm" svg:y="5.9cm" svg:viewBox="0 0 29 0" draw:points="0,0 12,0 21,0 29,0">
            <text:p/>
          </draw:polyline>
          <draw:polyline draw:style-name="gr1" draw:text-style-name="P1" draw:layer="layout" svg:width="0.034cm" svg:height="0.076cm" svg:x="13.69cm" svg:y="5.9cm" svg:viewBox="0 0 35 77" draw:points="0,0 4,9 14,21 18,31 22,39 22,48 27,60 31,69 35,77">
            <text:p/>
          </draw:polyline>
          <draw:polyline draw:style-name="gr1" draw:text-style-name="P1" draw:layer="layout" svg:width="0.021cm" svg:height="0.026cm" svg:x="13.703cm" svg:y="5.976cm" svg:viewBox="0 0 22 27" draw:points="22,0 22,5 17,5 13,10 8,18 0,27">
            <text:p/>
          </draw:polyline>
          <draw:polyline draw:style-name="gr1" draw:text-style-name="P1" draw:layer="layout" svg:width="0.068cm" svg:height="0.085cm" svg:x="13.47cm" svg:y="5.604cm" svg:viewBox="0 0 69 86" draw:points="69,86 60,77 51,64 42,56 34,42 26,34 17,21 9,13 0,0">
            <text:p/>
          </draw:polyline>
          <draw:polyline draw:style-name="gr1" draw:text-style-name="P1" draw:layer="layout" svg:width="0.051cm" svg:height="0.064cm" svg:x="13.5cm" svg:y="5.595cm" svg:viewBox="0 0 52 65" draw:points="0,0 8,13 22,26 30,38 43,52 52,65">
            <text:p/>
          </draw:polyline>
          <draw:polyline draw:style-name="gr1" draw:text-style-name="P1" draw:layer="layout" svg:width="0.013cm" svg:height="0.026cm" svg:x="13.538cm" svg:y="5.663cm" svg:viewBox="0 0 14 27" draw:points="14,0 14,4 9,13 4,17 0,27">
            <text:p/>
          </draw:polyline>
          <draw:polyline draw:style-name="gr1" draw:text-style-name="P1" draw:layer="layout" svg:width="0.03cm" svg:height="0.009cm" svg:x="13.47cm" svg:y="5.595cm" svg:viewBox="0 0 31 10" draw:points="0,10 10,5 18,5 27,5 31,0">
            <text:p/>
          </draw:polyline>
          <draw:polyline draw:style-name="gr1" draw:text-style-name="P1" draw:layer="layout" svg:width="0.013cm" svg:height="0.004cm" svg:x="12.124cm" svg:y="5.375cm" svg:viewBox="0 0 14 5" draw:points="14,0 14,5 9,5 4,5 0,5">
            <text:p/>
          </draw:polyline>
          <draw:polyline draw:style-name="gr1" draw:text-style-name="P1" draw:layer="layout" svg:width="0.038cm" svg:height="0.055cm" svg:x="12.137cm" svg:y="5.32cm" svg:viewBox="0 0 39 56" draw:points="39,0 39,4 39,9 39,13 34,18 34,22 34,27 34,31 30,31 30,35 26,35 26,39 26,44 22,44 22,48 18,48 12,48 12,52 8,52 8,56 4,56 0,56">
            <text:p/>
          </draw:polyline>
          <draw:polyline draw:style-name="gr1" draw:text-style-name="P1" draw:layer="layout" svg:width="0.051cm" svg:height="0.051cm" svg:x="12.369cm" svg:y="5.286cm" svg:viewBox="0 0 52 52" draw:points="52,52 48,48 44,48 39,48 34,48 30,48 30,44 26,44 22,44 22,39 17,39 17,35 13,35 13,31 9,31 9,27 5,27 5,23 5,18 0,18 0,14 0,9 0,5 0,0">
            <text:p/>
          </draw:polyline>
          <draw:polyline draw:style-name="gr1" draw:text-style-name="P1" draw:layer="layout" svg:width="0.016cm" svg:height="0cm" svg:x="12.42cm" svg:y="5.337cm" svg:viewBox="0 0 17 0" draw:points="17,0 13,0 9,0 4,0 0,0">
            <text:p/>
          </draw:polyline>
          <draw:polyline draw:style-name="gr1" draw:text-style-name="P1" draw:layer="layout" svg:width="0.047cm" svg:height="0.046cm" svg:x="12.437cm" svg:y="5.291cm" svg:viewBox="0 0 48 47" draw:points="48,0 43,0 43,4 43,8 43,13 39,13 39,18 39,22 35,22 35,26 30,30 26,34 21,34 21,39 17,39 13,39 13,43 9,43 4,43 0,43 0,47">
            <text:p/>
          </draw:polyline>
          <draw:polyline draw:style-name="gr1" draw:text-style-name="P1" draw:layer="layout" svg:width="0.043cm" svg:height="0.063cm" svg:x="12.674cm" svg:y="5.308cm" svg:viewBox="0 0 44 64" draw:points="44,64 39,60 35,60 31,60 31,56 26,56 21,56 21,51 17,51 17,47 13,47 13,43 9,43 9,39 9,34 4,34 4,30 4,26 0,22 0,17 0,12 0,8 0,4 0,0">
            <text:p/>
          </draw:polyline>
          <draw:polyline draw:style-name="gr1" draw:text-style-name="P1" draw:layer="layout" svg:width="0.015cm" svg:height="0cm" svg:x="12.717cm" svg:y="5.371cm" svg:viewBox="0 0 16 0" draw:points="16,0 12,0 8,0 4,0 0,0">
            <text:p/>
          </draw:polyline>
          <draw:polyline draw:style-name="gr1" draw:text-style-name="P1" draw:layer="layout" svg:width="0.064cm" svg:height="0.03cm" svg:x="12.729cm" svg:y="5.341cm" svg:viewBox="0 0 65 31" draw:points="65,0 61,0 61,5 61,9 56,9 56,13 52,13 52,17 48,17 48,23 44,23 39,27 35,27 31,31 27,31 21,31 17,31 13,31 9,31 5,31 0,31">
            <text:p/>
          </draw:polyline>
          <draw:polyline draw:style-name="gr1" draw:text-style-name="P1" draw:layer="layout" svg:width="0.025cm" svg:height="0.064cm" svg:x="12.971cm" svg:y="5.413cm" svg:viewBox="0 0 26 65" draw:points="26,65 22,61 18,61 18,56 13,56 13,52 9,52 9,48 5,44 5,39 5,34 0,34 0,30 0,26 0,22 0,17 0,13 0,9 0,5 5,5 5,0">
            <text:p/>
          </draw:polyline>
          <draw:polyline draw:style-name="gr1" draw:text-style-name="P1" draw:layer="layout" svg:width="0.013cm" svg:height="0.008cm" svg:x="12.996cm" svg:y="5.477cm" svg:viewBox="0 0 14 9" draw:points="14,9 8,5 4,5 0,0">
            <text:p/>
          </draw:polyline>
          <draw:polyline draw:style-name="gr1" draw:text-style-name="P1" draw:layer="layout" svg:width="0.072cm" svg:height="0.021cm" svg:x="13.004cm" svg:y="5.473cm" svg:viewBox="0 0 73 22" draw:points="73,0 69,0 69,4 65,4 65,8 61,8 56,12 52,12 52,18 48,18 43,18 39,18 39,22 34,22 30,22 26,22 22,22 17,22 17,18 13,18 9,18 5,18 5,12 0,12">
            <text:p/>
          </draw:polyline>
          <draw:polyline draw:style-name="gr1" draw:text-style-name="P1" draw:layer="layout" svg:width="0.017cm" svg:height="0.064cm" svg:x="13.22cm" svg:y="5.591cm" svg:viewBox="0 0 18 65" draw:points="18,65 14,60 14,56 9,56 9,52 9,48 5,48 5,42 5,38 5,34 0,30 0,26 5,21 5,17 5,13 5,9 9,9 9,4 9,0 14,0">
            <text:p/>
          </draw:polyline>
          <draw:polyline draw:style-name="gr1" draw:text-style-name="P1" draw:layer="layout" svg:width="0.013cm" svg:height="0.012cm" svg:x="13.237cm" svg:y="5.655cm" svg:viewBox="0 0 14 13" draw:points="14,13 10,9 10,5 4,5 0,0">
            <text:p/>
          </draw:polyline>
          <draw:polyline draw:style-name="gr1" draw:text-style-name="P1" draw:layer="layout" svg:width="0.068cm" svg:height="0.013cm" svg:x="13.25cm" svg:y="5.667cm" svg:viewBox="0 0 69 14" draw:points="69,0 64,0 60,0 60,6 56,6 52,6 52,10 48,10 43,10 39,10 35,14 31,14 26,10 22,10 18,10 14,10 14,6 9,6 4,6 4,0 0,0">
            <text:p/>
          </draw:polyline>
          <draw:polyline draw:style-name="gr1" draw:text-style-name="P1" draw:layer="layout" svg:width="0.021cm" svg:height="0.072cm" svg:x="13.415cm" svg:y="5.82cm" svg:viewBox="0 0 22 73" draw:points="14,73 9,68 9,64 4,64 4,60 4,56 4,52 0,52 0,47 0,43 0,39 0,35 0,30 4,30 4,25 4,21 4,17 9,17 9,12 14,8 14,4 18,4 18,0 22,0">
            <text:p/>
          </draw:polyline>
          <draw:polyline draw:style-name="gr1" draw:text-style-name="P1" draw:layer="layout" svg:width="0.004cm" svg:height="0.008cm" svg:x="13.428cm" svg:y="5.892cm" svg:viewBox="0 0 5 9" draw:points="5,9 5,4 0,4 0,0">
            <text:p/>
          </draw:polyline>
          <draw:polyline draw:style-name="gr1" draw:text-style-name="P1" draw:layer="layout" svg:width="0.068cm" svg:height="0.026cm" svg:x="13.428cm" svg:y="5.9cm" svg:viewBox="0 0 69 27" draw:points="69,22 64,22 60,22 56,22 52,22 52,27 47,27 43,27 39,27 39,22 35,22 29,22 25,22 21,18 17,18 17,14 12,14 8,14 8,10 4,4 4,0 0,0">
            <text:p/>
          </draw:polyline>
          <draw:polyline draw:style-name="gr1" draw:text-style-name="P1" draw:layer="layout" svg:width="0.034cm" svg:height="0.06cm" svg:x="13.542cm" svg:y="6.103cm" svg:viewBox="0 0 35 61" draw:points="4,61 0,56 0,52 0,48 0,44 0,38 0,34 4,30 4,26 4,22 9,22 9,17 13,13 13,9 17,9 21,5 25,5 25,0 31,0 35,0">
            <text:p/>
          </draw:polyline>
          <draw:polyline draw:style-name="gr1" draw:text-style-name="P1" draw:layer="layout" svg:width="0.005cm" svg:height="0.017cm" svg:x="13.546cm" svg:y="6.163cm" svg:viewBox="0 0 6 18" draw:points="6,18 6,13 0,9 0,5 0,0">
            <text:p/>
          </draw:polyline>
          <draw:polyline draw:style-name="gr1" draw:text-style-name="P1" draw:layer="layout" svg:width="0.055cm" svg:height="0.038cm" svg:x="13.551cm" svg:y="6.175cm" svg:viewBox="0 0 56 39" draw:points="56,39 51,39 47,39 43,39 39,39 34,34 30,34 26,34 22,30 16,30 16,26 12,26 12,22 8,22 8,17 4,17 4,13 0,9 0,5 0,0">
            <text:p/>
          </draw:polyline>
          <draw:polyline draw:style-name="gr1" draw:text-style-name="P1" draw:layer="layout" svg:width="0.042cm" svg:height="0.047cm" svg:x="13.593cm" svg:y="6.412cm" svg:viewBox="0 0 43 48" draw:points="0,48 0,44 0,39 0,34 0,30 0,26 4,26 4,22 4,17 8,17 8,13 13,13 13,9 17,9 17,5 21,5 25,5 25,0 30,0 35,0 39,0 43,0">
            <text:p/>
          </draw:polyline>
          <draw:polyline draw:style-name="gr1" draw:text-style-name="P1" draw:layer="layout" svg:width="0cm" svg:height="0.016cm" svg:x="13.593cm" svg:y="6.459cm" svg:viewBox="0 0 0 17" draw:points="0,17 0,13 0,8 0,4 0,0">
            <text:p/>
          </draw:polyline>
          <draw:polyline draw:style-name="gr1" draw:text-style-name="P1" draw:layer="layout" svg:width="0.046cm" svg:height="0.046cm" svg:x="13.589cm" svg:y="6.476cm" svg:viewBox="0 0 47 47" draw:points="47,47 43,43 39,43 34,43 29,43 29,39 25,39 21,39 21,35 17,35 17,31 12,31 12,26 8,26 8,21 8,17 4,17 4,13 4,8 4,4 0,0">
            <text:p/>
          </draw:polyline>
          <draw:polyline draw:style-name="gr1" draw:text-style-name="P1" draw:layer="layout" svg:width="0.052cm" svg:height="0.039cm" svg:x="13.559cm" svg:y="6.721cm" svg:viewBox="0 0 53 40" draw:points="0,40 0,35 0,31 0,27 5,27 5,22 9,17 9,13 14,13 18,9 22,9 22,5 26,5 31,5 35,0 39,0 43,0 48,0 53,0">
            <text:p/>
          </draw:polyline>
          <draw:polyline draw:style-name="gr1" draw:text-style-name="P1" draw:layer="layout" svg:width="0.004cm" svg:height="0.012cm" svg:x="13.555cm" svg:y="6.76cm" svg:viewBox="0 0 5 13" draw:points="0,13 0,9 0,5 5,0">
            <text:p/>
          </draw:polyline>
          <draw:polyline draw:style-name="gr1" draw:text-style-name="P1" draw:layer="layout" svg:width="0.033cm" svg:height="0.063cm" svg:x="13.551cm" svg:y="6.768cm" svg:viewBox="0 0 34 64" draw:points="34,64 30,60 26,60 22,60 22,56 16,56 16,52 12,52 12,48 8,48 8,43 4,39 4,35 0,31 0,26 0,22 0,18 0,14 0,9 0,5 0,0">
            <text:p/>
          </draw:polyline>
          <draw:polyline draw:style-name="gr1" draw:text-style-name="P1" draw:layer="layout" svg:width="0.059cm" svg:height="0.03cm" svg:x="13.449cm" svg:y="7.009cm" svg:viewBox="0 0 60 31" draw:points="0,31 0,27 0,22 4,22 4,18 8,18 8,14 13,14 13,10 17,10 21,6 25,6 31,6 35,0 39,0 43,0 48,0 52,6 56,6 60,6">
            <text:p/>
          </draw:polyline>
          <draw:polyline draw:style-name="gr1" draw:text-style-name="P1" draw:layer="layout" svg:width="0.009cm" svg:height="0.013cm" svg:x="13.44cm" svg:y="7.039cm" svg:viewBox="0 0 10 14" draw:points="0,14 0,8 6,8 6,4 6,0 10,0">
            <text:p/>
          </draw:polyline>
          <draw:polyline draw:style-name="gr1" draw:text-style-name="P1" draw:layer="layout" svg:width="0.025cm" svg:height="0.069cm" svg:x="13.432cm" svg:y="7.047cm" svg:viewBox="0 0 26 70" draw:points="26,70 22,65 18,65 18,61 13,61 13,56 8,56 8,52 4,48 4,44 4,39 0,39 0,35 0,31 0,27 0,23 0,18 0,14 0,10 4,10 4,6 4,0">
            <text:p/>
          </draw:polyline>
          <draw:polyline draw:style-name="gr1" draw:text-style-name="P1" draw:layer="layout" svg:width="0.064cm" svg:height="0.017cm" svg:x="13.271cm" svg:y="7.263cm" svg:viewBox="0 0 65 18" draw:points="0,18 0,14 4,14 4,10 9,10 9,5 13,5 17,5 21,5 21,0 26,0 30,0 34,0 38,0 42,0 42,5 47,5 52,5 56,5 56,10 60,10 60,14 65,14">
            <text:p/>
          </draw:polyline>
          <draw:polyline draw:style-name="gr1" draw:text-style-name="P1" draw:layer="layout" svg:width="0.008cm" svg:height="0.01cm" svg:x="13.263cm" svg:y="7.28cm" svg:viewBox="0 0 9 11" draw:points="0,11 0,5 5,5 5,0 9,0">
            <text:p/>
          </draw:polyline>
          <draw:polyline draw:style-name="gr1" draw:text-style-name="P1" draw:layer="layout" svg:width="0.016cm" svg:height="0.072cm" svg:x="13.242cm" svg:y="7.284cm" svg:viewBox="0 0 17 73" draw:points="17,73 13,69 13,65 9,65 9,61 9,55 4,55 4,51 4,47 4,43 0,39 0,34 4,30 4,26 4,22 4,17 9,17 9,13 9,9 13,9 13,5 17,0">
            <text:p/>
          </draw:polyline>
          <draw:polyline draw:style-name="gr1" draw:text-style-name="P1" draw:layer="layout" svg:width="0.064cm" svg:height="0.017cm" svg:x="13.038cm" svg:y="7.458cm" svg:viewBox="0 0 65 18" draw:points="0,9 0,5 5,5 9,5 9,0 13,0 17,0 21,0 26,0 30,0 35,0 39,0 39,5 44,5 48,5 52,9 56,9 56,14 61,14 61,18 65,18">
            <text:p/>
          </draw:polyline>
          <draw:polyline draw:style-name="gr1" draw:text-style-name="P1" draw:layer="layout" svg:width="0.012cm" svg:height="0.006cm" svg:x="13.026cm" svg:y="7.466cm" svg:viewBox="0 0 13 7" draw:points="0,7 5,7 9,0 13,0">
            <text:p/>
          </draw:polyline>
          <draw:polyline draw:style-name="gr1" draw:text-style-name="P1" draw:layer="layout" svg:width="0.03cm" svg:height="0.067cm" svg:x="12.996cm" svg:y="7.471cm" svg:viewBox="0 0 31 68" draw:points="8,68 4,64 4,60 4,56 4,52 0,52 0,47 0,42 0,38 4,38 4,34 4,29 4,25 8,21 8,17 13,17 13,12 13,8 18,8 22,4 26,4 26,0 31,0">
            <text:p/>
          </draw:polyline>
          <draw:polyline draw:style-name="gr1" draw:text-style-name="P1" draw:layer="layout" svg:width="0.055cm" svg:height="0.034cm" svg:x="12.763cm" svg:y="7.581cm" svg:viewBox="0 0 56 35" draw:points="0,4 0,0 4,0 9,0 13,0 17,0 21,0 26,4 30,4 34,4 34,8 39,8 43,13 48,13 48,17 52,21 52,25 56,25 56,29 56,35">
            <text:p/>
          </draw:polyline>
          <draw:polyline draw:style-name="gr1" draw:text-style-name="P1" draw:layer="layout" svg:width="0.013cm" svg:height="0.004cm" svg:x="12.75cm" svg:y="7.585cm" svg:viewBox="0 0 14 5" draw:points="0,5 6,5 10,0 14,0">
            <text:p/>
          </draw:polyline>
          <draw:polyline draw:style-name="gr1" draw:text-style-name="P1" draw:layer="layout" svg:width="0.038cm" svg:height="0.059cm" svg:x="12.708cm" svg:y="7.585cm" svg:viewBox="0 0 39 60" draw:points="4,60 0,56 0,52 0,48 0,43 4,39 4,35 4,30 4,25 9,25 9,21 14,21 14,17 14,13 18,13 18,8 22,8 26,8 26,4 31,4 31,0 35,0 39,0">
            <text:p/>
          </draw:polyline>
          <draw:polyline draw:style-name="gr1" draw:text-style-name="P1" draw:layer="layout" svg:width="0.046cm" svg:height="0.042cm" svg:x="12.467cm" svg:y="7.632cm" svg:viewBox="0 0 47 43" draw:points="0,0 5,0 9,0 14,0 18,0 18,4 22,4 26,4 26,8 30,8 30,13 35,13 35,18 39,18 39,22 43,22 43,26 43,30 47,30 47,34 47,39 47,43">
            <text:p/>
          </draw:polyline>
          <draw:polyline draw:style-name="gr1" draw:text-style-name="P1" draw:layer="layout" svg:width="0.016cm" svg:height="0cm" svg:x="12.45cm" svg:y="7.632cm" svg:viewBox="0 0 17 0" draw:points="0,0 4,0 8,0 13,0 17,0">
            <text:p/>
          </draw:polyline>
          <draw:polyline draw:style-name="gr1" draw:text-style-name="P1" draw:layer="layout" svg:width="0.043cm" svg:height="0.047cm" svg:x="12.403cm" svg:y="7.627cm" svg:viewBox="0 0 44 48" draw:points="0,48 0,44 0,39 0,35 0,31 6,31 6,27 10,27 10,23 10,17 14,17 14,13 18,13 22,13 22,9 27,9 27,5 31,5 35,5 39,5 44,0">
            <text:p/>
          </draw:polyline>
          <draw:polyline draw:style-name="gr1" draw:text-style-name="P1" draw:layer="layout" svg:width="0.038cm" svg:height="0.055cm" svg:x="12.166cm" svg:y="7.598cm" svg:viewBox="0 0 39 56" draw:points="0,0 4,0 9,0 13,4 17,4 17,8 21,8 21,12 27,12 27,17 31,17 31,21 35,25 35,29 35,34 39,38 39,42 39,47 39,52 39,56">
            <text:p/>
          </draw:polyline>
          <draw:polyline draw:style-name="gr1" draw:text-style-name="P1" draw:layer="layout" svg:width="0.012cm" svg:height="0.004cm" svg:x="12.154cm" svg:y="7.594cm" svg:viewBox="0 0 13 5" draw:points="0,0 4,0 8,0 8,5 13,5">
            <text:p/>
          </draw:polyline>
          <draw:polyline draw:style-name="gr1" draw:text-style-name="P1" draw:layer="layout" svg:width="0.06cm" svg:height="0.034cm" svg:x="12.094cm" svg:y="7.589cm" svg:viewBox="0 0 61 35" draw:points="0,35 0,31 0,27 0,21 5,21 5,17 9,17 9,13 13,13 13,9 17,9 21,5 26,5 31,0 35,0 39,0 44,0 48,0 52,0 56,0 61,0">
            <text:p/>
          </draw:polyline>
          <draw:polyline draw:style-name="gr1" draw:text-style-name="P1" draw:layer="layout" svg:width="0.021cm" svg:height="0.059cm" svg:x="11.891cm" svg:y="7.488cm" svg:viewBox="0 0 22 60" draw:points="0,0 5,0 5,4 10,4 10,8 14,8 14,13 18,18 18,22 18,26 22,26 22,30 22,35 22,39 22,43 22,47 22,51 22,56 18,56 18,60">
            <text:p/>
          </draw:polyline>
          <draw:polyline draw:style-name="gr1" draw:text-style-name="P1" draw:layer="layout" svg:width="0.013cm" svg:height="0.009cm" svg:x="11.878cm" svg:y="7.479cm" svg:viewBox="0 0 14 10" draw:points="0,0 0,5 5,5 9,10 14,10">
            <text:p/>
          </draw:polyline>
          <draw:polyline draw:style-name="gr1" draw:text-style-name="P1" draw:layer="layout" svg:width="0.063cm" svg:height="0.025cm" svg:x="11.811cm" svg:y="7.471cm" svg:viewBox="0 0 64 26" draw:points="0,26 0,22 0,18 4,18 4,12 8,12 12,8 17,8 17,4 21,4 25,4 29,4 29,0 33,0 38,0 42,0 46,0 50,0 50,4 55,4 59,4 64,4 64,8">
            <text:p/>
          </draw:polyline>
          <draw:polyline draw:style-name="gr1" draw:text-style-name="P1" draw:layer="layout" svg:width="0.012cm" svg:height="0.068cm" svg:x="11.65cm" svg:y="7.31cm" svg:viewBox="0 0 13 69" draw:points="0,0 0,4 4,4 4,9 8,9 8,14 8,18 13,18 13,22 13,26 13,31 13,35 13,39 13,43 13,47 13,52 13,56 8,56 8,60 8,64 4,64 4,69">
            <text:p/>
          </draw:polyline>
          <draw:polyline draw:style-name="gr1" draw:text-style-name="P1" draw:layer="layout" svg:width="0.013cm" svg:height="0.009cm" svg:x="11.637cm" svg:y="7.301cm" svg:viewBox="0 0 14 10" draw:points="0,0 4,0 4,6 9,6 9,10 14,10">
            <text:p/>
          </draw:polyline>
          <draw:polyline draw:style-name="gr1" draw:text-style-name="P1" draw:layer="layout" svg:width="0.046cm" svg:height="0.042cm" svg:x="11.248cm" svg:y="6.506cm" svg:viewBox="0 0 47 43" draw:points="47,0 43,0 43,5 43,9 43,13 43,17 39,17 39,22 39,26 34,26 34,30 30,30 30,34 25,34 25,39 21,39 17,39 17,43 12,43 8,43 4,43 0,43">
            <text:p/>
          </draw:polyline>
          <draw:polyline draw:style-name="gr1" draw:text-style-name="P1" draw:layer="layout" svg:width="0.004cm" svg:height="0.017cm" svg:x="11.328cm" svg:y="6.192cm" svg:viewBox="0 0 5 18" draw:points="5,0 5,4 5,10 5,14 0,14 0,18">
            <text:p/>
          </draw:polyline>
          <draw:polyline draw:style-name="gr1" draw:text-style-name="P1" draw:layer="layout" svg:width="0.063cm" svg:height="0.021cm" svg:x="11.375cm" svg:y="5.93cm" svg:viewBox="0 0 64 22" draw:points="64,0 60,0 60,5 55,5 55,9 50,9 50,14 46,14 42,18 38,18 33,18 33,22 29,22 25,22 21,22 17,22 12,22 8,22 4,22 4,18 0,18">
            <text:p/>
          </draw:polyline>
          <draw:polyline draw:style-name="gr1" draw:text-style-name="P1" draw:layer="layout" svg:width="0.009cm" svg:height="0.013cm" svg:x="11.438cm" svg:y="5.917cm" svg:viewBox="0 0 10 14" draw:points="10,0 4,4 4,10 0,10 0,14">
            <text:p/>
          </draw:polyline>
          <draw:polyline draw:style-name="gr1" draw:text-style-name="P1" draw:layer="layout" svg:width="0.021cm" svg:height="0.068cm" svg:x="11.43cm" svg:y="5.849cm" svg:viewBox="0 0 22 69" draw:points="0,0 5,0 5,5 9,5 9,9 13,9 13,13 18,17 18,22 18,26 22,26 22,30 22,34 22,38 22,43 22,47 22,51 22,55 18,55 18,61 18,65 18,69">
            <text:p/>
          </draw:polyline>
          <draw:polyline draw:style-name="gr1" draw:text-style-name="P1" draw:layer="layout" svg:width="0.068cm" svg:height="0.012cm" svg:x="11.548cm" svg:y="5.689cm" svg:viewBox="0 0 69 13" draw:points="69,0 65,0 60,0 60,4 56,4 56,9 52,9 48,9 43,9 43,13 39,13 34,13 30,13 26,13 21,13 21,9 17,9 13,9 9,9 9,4 4,4 4,0 0,0">
            <text:p/>
          </draw:polyline>
          <draw:polyline draw:style-name="gr1" draw:text-style-name="P1" draw:layer="layout" svg:width="0.008cm" svg:height="0.013cm" svg:x="11.616cm" svg:y="5.676cm" svg:viewBox="0 0 9 14" draw:points="9,0 9,4 5,9 0,14">
            <text:p/>
          </draw:polyline>
          <draw:polyline draw:style-name="gr1" draw:text-style-name="P1" draw:layer="layout" svg:width="0.014cm" svg:height="0.064cm" svg:x="11.624cm" svg:y="5.612cm" svg:viewBox="0 0 15 65" draw:points="6,0 6,5 10,5 10,9 10,13 15,17 15,21 15,27 15,31 15,35 15,39 10,44 10,48 10,52 6,52 6,56 0,61 0,65">
            <text:p/>
          </draw:polyline>
          <draw:polyline draw:style-name="gr1" draw:text-style-name="P1" draw:layer="layout" svg:width="0.068cm" svg:height="0.016cm" svg:x="11.781cm" svg:y="5.49cm" svg:viewBox="0 0 69 17" draw:points="69,13 64,13 60,13 56,13 56,17 52,17 48,17 43,17 39,17 35,17 31,17 26,17 26,13 22,13 18,13 14,9 9,9 9,5 5,5 5,0 0,0">
            <text:p/>
          </draw:polyline>
          <draw:polyline draw:style-name="gr1" draw:text-style-name="P1" draw:layer="layout" svg:width="0.012cm" svg:height="0.008cm" svg:x="11.849cm" svg:y="5.494cm" svg:viewBox="0 0 13 9" draw:points="13,0 9,5 5,5 0,9">
            <text:p/>
          </draw:polyline>
          <draw:polyline draw:style-name="gr1" draw:text-style-name="P1" draw:layer="layout" svg:width="0.026cm" svg:height="0.064cm" svg:x="11.861cm" svg:y="5.43cm" svg:viewBox="0 0 27 65" draw:points="23,0 23,5 23,9 23,13 27,13 27,17 27,22 27,27 23,27 23,31 23,35 23,39 18,44 18,48 14,48 14,52 14,56 9,56 5,61 0,61 0,65">
            <text:p/>
          </draw:polyline>
          <draw:polyline draw:style-name="gr1" draw:text-style-name="P1" draw:layer="layout" svg:width="0.059cm" svg:height="0.033cm" svg:x="12.065cm" svg:y="5.346cm" svg:viewBox="0 0 60 34" draw:points="60,34 55,34 50,34 46,34 42,34 38,34 33,34 29,30 25,30 21,30 21,26 17,26 12,22 8,22 8,17 4,12 4,8 0,8 0,4 0,0">
            <text:p/>
          </draw:polyline>
          <draw:polyline draw:style-name="gr1" draw:text-style-name="P1" draw:layer="layout" svg:width="0cm" svg:height="0.012cm" svg:x="11.294cm" svg:y="6.493cm" svg:viewBox="0 0 0 13" draw:points="0,0 0,4 0,8 0,13">
            <text:p/>
          </draw:polyline>
          <draw:polyline draw:style-name="gr1" draw:text-style-name="P1" draw:layer="layout" svg:width="0.004cm" svg:height="0.013cm" svg:x="11.455cm" svg:y="7.064cm" svg:viewBox="0 0 5 14" draw:points="0,0 0,5 5,5 5,9 5,14">
            <text:p/>
          </draw:polyline>
          <draw:polyline draw:style-name="gr1" draw:text-style-name="P1" draw:layer="layout" svg:width="0.068cm" svg:height="0.017cm" svg:x="11.569cm" svg:y="7.28cm" svg:viewBox="0 0 69 18" draw:points="0,18 0,14 5,14 5,10 9,10 13,10 13,4 18,4 22,4 27,4 31,0 35,0 39,4 44,4 48,4 52,4 52,10 56,10 61,10 61,14 65,14 69,18">
            <text:p/>
          </draw:polyline>
          <draw:polyline draw:style-name="gr1" draw:text-style-name="P1" draw:layer="layout" svg:width="0.034cm" svg:height="0.055cm" svg:x="11.307cm" svg:y="6.802cm" svg:viewBox="0 0 35 56" draw:points="35,0 35,4 35,8 35,13 35,18 35,22 31,26 31,30 31,35 26,35 26,39 22,43 22,47 18,47 13,52 8,52 8,56 4,56 0,56">
            <text:p/>
          </draw:polyline>
          <draw:polyline draw:style-name="gr1" draw:text-style-name="P1" draw:layer="layout" svg:width="0.046cm" svg:height="0.051cm" svg:x="11.252cm" svg:y="6.442cm" svg:viewBox="0 0 47 52" draw:points="0,0 4,0 8,0 13,0 13,5 17,5 21,5 21,9 26,9 30,14 35,18 35,22 39,22 39,26 39,31 43,31 43,35 43,39 43,43 47,48 47,52">
            <text:p/>
          </draw:polyline>
          <draw:polyline draw:style-name="gr1" draw:text-style-name="P1" draw:layer="layout" svg:width="0.055cm" svg:height="0.034cm" svg:x="11.273cm" svg:y="6.209cm" svg:viewBox="0 0 56 35" draw:points="56,0 52,0 52,4 52,9 48,9 48,13 43,18 43,22 38,22 34,27 30,27 30,31 25,31 21,31 17,35 13,35 8,35 4,35 0,35">
            <text:p/>
          </draw:polyline>
          <draw:polyline draw:style-name="gr1" draw:text-style-name="P1" draw:layer="layout" svg:width="0.006cm" svg:height="0.013cm" svg:x="11.336cm" svg:y="6.789cm" svg:viewBox="0 0 7 14" draw:points="0,0 0,4 7,4 7,9 7,14">
            <text:p/>
          </draw:polyline>
          <draw:polyline draw:style-name="gr1" draw:text-style-name="P1" draw:layer="layout" svg:width="0.029cm" svg:height="0.059cm" svg:x="11.303cm" svg:y="6.133cm" svg:viewBox="0 0 30 60" draw:points="0,0 4,0 8,0 8,4 12,4 12,8 17,8 17,14 21,14 21,18 25,22 25,26 30,31 30,35 30,39 30,43 30,48 30,52 30,56 30,60">
            <text:p/>
          </draw:polyline>
          <draw:polyline draw:style-name="gr1" draw:text-style-name="P1" draw:layer="layout" svg:width="0.055cm" svg:height="0.038cm" svg:x="11.281cm" svg:y="6.747cm" svg:viewBox="0 0 56 39" draw:points="0,4 0,0 5,0 9,0 13,0 17,4 22,4 26,4 30,4 30,8 35,8 35,13 40,13 44,13 44,17 48,17 48,21 48,25 52,25 52,29 56,29 56,34 56,39">
            <text:p/>
          </draw:polyline>
          <draw:polyline draw:style-name="gr1" draw:text-style-name="P1" draw:layer="layout" svg:width="0.063cm" svg:height="0.025cm" svg:x="11.392cm" svg:y="7.035cm" svg:viewBox="0 0 64 26" draw:points="0,8 0,4 4,4 8,4 12,4 12,0 16,0 21,0 25,0 25,4 29,4 33,4 38,4 43,8 47,8 47,12 51,12 56,12 56,17 60,21 60,26 64,26">
            <text:p/>
          </draw:polyline>
          <draw:polyline draw:style-name="gr1" draw:text-style-name="P1" draw:layer="layout" svg:width="0.017cm" svg:height="0.064cm" svg:x="11.447cm" svg:y="7.077cm" svg:viewBox="0 0 18 65" draw:points="13,0 13,4 13,8 18,8 18,14 18,18 18,22 18,26 18,31 18,35 18,39 13,39 13,43 13,48 9,52 9,56 4,56 4,60 0,60 0,65">
            <text:p/>
          </draw:polyline>
          <draw:polyline draw:style-name="gr1" draw:text-style-name="P1" draw:layer="layout" svg:width="0.153cm" svg:height="0.063cm" svg:x="13.635cm" svg:y="6.345cm" svg:viewBox="0 0 154 64" draw:points="0,64 90,34 154,0">
            <text:p/>
          </draw:polyline>
          <draw:polyline draw:style-name="gr1" draw:text-style-name="P1" draw:layer="layout" svg:width="0.098cm" svg:height="0.135cm" svg:x="13.44cm" svg:y="5.689cm" svg:viewBox="0 0 99 136" draw:points="0,136 60,63 99,0">
            <text:p/>
          </draw:polyline>
          <draw:polyline draw:style-name="gr1" draw:text-style-name="P1" draw:layer="layout" svg:width="0.127cm" svg:height="0.101cm" svg:x="13.576cm" svg:y="6.002cm" svg:viewBox="0 0 128 102" draw:points="0,102 76,46 128,0">
            <text:p/>
          </draw:polyline>
          <draw:polyline draw:style-name="gr1" draw:text-style-name="P1" draw:layer="layout" svg:width="0.021cm" svg:height="0.165cm" svg:x="12.975cm" svg:y="5.248cm" svg:viewBox="0 0 22 166" draw:points="0,166 18,76 22,0">
            <text:p/>
          </draw:polyline>
          <draw:polyline draw:style-name="gr1" draw:text-style-name="P1" draw:layer="layout" svg:width="0.166cm" svg:height="0.021cm" svg:x="13.512cm" svg:y="7.014cm" svg:viewBox="0 0 167 22" draw:points="0,0 95,17 167,22">
            <text:p/>
          </draw:polyline>
          <draw:polyline draw:style-name="gr1" draw:text-style-name="P1" draw:layer="layout" svg:width="0.026cm" svg:height="0.161cm" svg:x="12.657cm" svg:y="5.151cm" svg:viewBox="0 0 27 162" draw:points="27,162 18,69 0,0">
            <text:p/>
          </draw:polyline>
          <draw:polyline draw:style-name="gr1" draw:text-style-name="P1" draw:layer="layout" svg:width="0.135cm" svg:height="0.102cm" svg:x="11.65cm" svg:y="5.388cm" svg:viewBox="0 0 136 103" draw:points="136,103 63,42 0,0">
            <text:p/>
          </draw:polyline>
          <draw:polyline draw:style-name="gr1" draw:text-style-name="P1" draw:layer="layout" svg:width="0.067cm" svg:height="0.152cm" svg:x="12.518cm" svg:y="7.674cm" svg:viewBox="0 0 68 153" draw:points="0,0 34,90 68,153">
            <text:p/>
          </draw:polyline>
          <draw:polyline draw:style-name="gr1" draw:text-style-name="P1" draw:layer="layout" svg:width="0.165cm" svg:height="0.025cm" svg:x="13.614cm" svg:y="6.696cm" svg:viewBox="0 0 166 26" draw:points="0,26 93,18 166,0">
            <text:p/>
          </draw:polyline>
          <draw:polyline draw:style-name="gr1" draw:text-style-name="P1" draw:layer="layout" svg:width="0.135cm" svg:height="0.098cm" svg:x="13.102cm" svg:y="7.479cm" svg:viewBox="0 0 136 99" draw:points="0,0 72,60 136,99">
            <text:p/>
          </draw:polyline>
          <draw:polyline draw:style-name="gr1" draw:text-style-name="P1" draw:layer="layout" svg:width="0.152cm" svg:height="0.063cm" svg:x="13.339cm" svg:y="7.272cm" svg:viewBox="0 0 153 64" draw:points="0,0 86,43 153,64">
            <text:p/>
          </draw:polyline>
          <draw:polyline draw:style-name="gr1" draw:text-style-name="P1" draw:layer="layout" svg:width="0.106cm" svg:height="0.127cm" svg:x="11.959cm" svg:y="5.223cm" svg:viewBox="0 0 107 128" draw:points="107,128 52,51 0,0">
            <text:p/>
          </draw:polyline>
          <draw:polyline draw:style-name="gr1" draw:text-style-name="P1" draw:layer="layout" svg:width="0.026cm" svg:height="0.165cm" svg:x="12.204cm" svg:y="7.653cm" svg:viewBox="0 0 27 166" draw:points="0,0 9,93 27,166">
            <text:p/>
          </draw:polyline>
          <draw:polyline draw:style-name="gr1" draw:text-style-name="P1" draw:layer="layout" svg:width="0.106cm" svg:height="0.131cm" svg:x="12.822cm" svg:y="7.615cm" svg:viewBox="0 0 107 132" draw:points="0,0 55,77 107,132">
            <text:p/>
          </draw:polyline>
          <draw:polyline draw:style-name="gr1" draw:text-style-name="P1" draw:layer="layout" svg:width="0.067cm" svg:height="0.153cm" svg:x="12.302cm" svg:y="5.138cm" svg:viewBox="0 0 68 154" draw:points="68,154 35,68 0,0">
            <text:p/>
          </draw:polyline>
          <draw:polyline draw:style-name="gr1" draw:text-style-name="P1" draw:layer="layout" svg:width="0.021cm" svg:height="0.165cm" svg:x="11.891cm" svg:y="7.551cm" svg:viewBox="0 0 22 166" draw:points="22,0 5,94 0,166">
            <text:p/>
          </draw:polyline>
          <draw:polyline draw:style-name="gr1" draw:text-style-name="P1" draw:layer="layout" svg:width="0.152cm" svg:height="0.06cm" svg:x="11.396cm" svg:y="5.633cm" svg:viewBox="0 0 153 61" draw:points="153,61 67,22 0,0">
            <text:p/>
          </draw:polyline>
          <draw:polyline draw:style-name="gr1" draw:text-style-name="P1" draw:layer="layout" svg:width="0.127cm" svg:height="0.106cm" svg:x="11.184cm" svg:y="6.861cm" svg:viewBox="0 0 128 107" draw:points="128,0 51,55 0,107">
            <text:p/>
          </draw:polyline>
          <draw:polyline draw:style-name="gr1" draw:text-style-name="P1" draw:layer="layout" svg:width="0.098cm" svg:height="0.135cm" svg:x="11.349cm" svg:y="7.141cm" svg:viewBox="0 0 99 136" draw:points="99,0 38,71 0,136">
            <text:p/>
          </draw:polyline>
          <draw:polyline draw:style-name="gr1" draw:text-style-name="P1" draw:layer="layout" svg:width="0.059cm" svg:height="0.156cm" svg:x="13.233cm" svg:y="5.435cm" svg:viewBox="0 0 60 157" draw:points="0,157 39,67 60,0">
            <text:p/>
          </draw:polyline>
          <draw:polyline draw:style-name="gr1" draw:text-style-name="P1" draw:layer="layout" svg:width="0.153cm" svg:height="0.068cm" svg:x="11.099cm" svg:y="6.556cm" svg:viewBox="0 0 154 69" draw:points="154,0 64,35 0,69">
            <text:p/>
          </draw:polyline>
          <draw:polyline draw:style-name="gr1" draw:text-style-name="P1" draw:layer="layout" svg:width="0.165cm" svg:height="0.021cm" svg:x="11.108cm" svg:y="6.247cm" svg:viewBox="0 0 166 22" draw:points="166,0 72,9 0,22">
            <text:p/>
          </draw:polyline>
          <draw:polyline draw:style-name="gr1" draw:text-style-name="P1" draw:layer="layout" svg:width="0.059cm" svg:height="0.152cm" svg:x="11.595cm" svg:y="7.378cm" svg:viewBox="0 0 60 153" draw:points="60,0 21,85 0,153">
            <text:p/>
          </draw:polyline>
          <draw:polyline draw:style-name="gr1" draw:text-style-name="P1" draw:layer="layout" svg:width="0.165cm" svg:height="0.017cm" svg:x="11.21cm" svg:y="5.934cm" svg:viewBox="0 0 166 18" draw:points="166,18 72,0 0,0">
            <text:p/>
          </draw:polyline>
          <draw:polyline draw:style-name="gr1" draw:text-style-name="P1" draw:layer="layout" svg:width="0.165cm" svg:height="0.021cm" svg:x="13.496cm" svg:y="5.9cm" svg:viewBox="0 0 166 22" draw:points="166,0 71,9 0,22">
            <text:p/>
          </draw:polyline>
          <draw:polyline draw:style-name="gr1" draw:text-style-name="P1" draw:layer="layout" svg:width="0.165cm" svg:height="0.022cm" svg:x="13.606cm" svg:y="6.213cm" svg:viewBox="0 0 166 23" draw:points="166,23 76,5 0,0">
            <text:p/>
          </draw:polyline>
          <draw:polyline draw:style-name="gr1" draw:text-style-name="P1" draw:layer="layout" svg:width="0.152cm" svg:height="0.063cm" svg:x="13.318cm" svg:y="5.604cm" svg:viewBox="0 0 153 64" draw:points="153,0 64,29 0,64">
            <text:p/>
          </draw:polyline>
          <draw:polyline draw:style-name="gr1" draw:text-style-name="P1" draw:layer="layout" svg:width="0.022cm" svg:height="0.161cm" svg:x="13.004cm" svg:y="7.538cm" svg:viewBox="0 0 23 162" draw:points="23,162 18,73 0,0">
            <text:p/>
          </draw:polyline>
          <draw:polyline draw:style-name="gr1" draw:text-style-name="P1" draw:layer="layout" svg:width="0.132cm" svg:height="0.102cm" svg:x="13.076cm" svg:y="5.371cm" svg:viewBox="0 0 133 103" draw:points="133,0 56,52 0,103">
            <text:p/>
          </draw:polyline>
          <draw:polyline draw:style-name="gr1" draw:text-style-name="P1" draw:layer="layout" svg:width="0.064cm" svg:height="0.156cm" svg:x="11.565cm" svg:y="5.456cm" svg:viewBox="0 0 65 157" draw:points="0,0 30,89 65,157">
            <text:p/>
          </draw:polyline>
          <draw:polyline draw:style-name="gr1" draw:text-style-name="P1" draw:layer="layout" svg:width="0.157cm" svg:height="0.064cm" svg:x="13.635cm" svg:y="6.522cm" svg:viewBox="0 0 158 65" draw:points="158,65 73,26 0,0">
            <text:p/>
          </draw:polyline>
          <draw:polyline draw:style-name="gr1" draw:text-style-name="P1" draw:layer="layout" svg:width="0.021cm" svg:height="0.165cm" svg:x="12.691cm" svg:y="7.644cm" svg:viewBox="0 0 22 166" draw:points="0,166 18,77 22,0">
            <text:p/>
          </draw:polyline>
          <draw:polyline draw:style-name="gr1" draw:text-style-name="P1" draw:layer="layout" svg:width="0.097cm" svg:height="0.136cm" svg:x="11.997cm" svg:y="7.623cm" svg:viewBox="0 0 98 137" draw:points="0,137 59,65 98,0">
            <text:p/>
          </draw:polyline>
          <draw:polyline draw:style-name="gr1" draw:text-style-name="P1" draw:layer="layout" svg:width="0.063cm" svg:height="0.153cm" svg:x="12.484cm" svg:y="5.138cm" svg:viewBox="0 0 64 154" draw:points="64,0 26,81 0,154">
            <text:p/>
          </draw:polyline>
          <draw:polyline draw:style-name="gr1" draw:text-style-name="P1" draw:layer="layout" svg:width="0.063cm" svg:height="0.157cm" svg:x="12.34cm" svg:y="7.674cm" svg:viewBox="0 0 64 158" draw:points="0,158 39,73 64,0">
            <text:p/>
          </draw:polyline>
          <draw:polyline draw:style-name="gr1" draw:text-style-name="P1" draw:layer="layout" svg:width="0.132cm" svg:height="0.097cm" svg:x="11.171cm" svg:y="6.036cm" svg:viewBox="0 0 133 98" draw:points="0,0 68,59 133,98">
            <text:p/>
          </draw:polyline>
          <draw:polyline draw:style-name="gr1" draw:text-style-name="P1" draw:layer="layout" svg:width="0.102cm" svg:height="0.131cm" svg:x="13.457cm" svg:y="7.115cm" svg:viewBox="0 0 103 132" draw:points="103,132 48,56 0,0">
            <text:p/>
          </draw:polyline>
          <draw:polyline draw:style-name="gr1" draw:text-style-name="P1" draw:layer="layout" svg:width="0.097cm" svg:height="0.131cm" svg:x="12.793cm" svg:y="5.21cm" svg:viewBox="0 0 98 132" draw:points="98,0 38,68 0,132">
            <text:p/>
          </draw:polyline>
          <draw:polyline draw:style-name="gr1" draw:text-style-name="P1" draw:layer="layout" svg:width="0.022cm" svg:height="0.165cm" svg:x="11.861cm" svg:y="5.265cm" svg:viewBox="0 0 23 166" draw:points="0,0 5,94 23,166">
            <text:p/>
          </draw:polyline>
          <draw:polyline draw:style-name="gr1" draw:text-style-name="P1" draw:layer="layout" svg:width="0.152cm" svg:height="0.064cm" svg:x="11.417cm" svg:y="7.297cm" svg:viewBox="0 0 153 65" draw:points="0,65 89,34 153,0">
            <text:p/>
          </draw:polyline>
          <draw:polyline draw:style-name="gr1" draw:text-style-name="P1" draw:layer="layout" svg:width="0.132cm" svg:height="0.102cm" svg:x="13.584cm" svg:y="6.831cm" svg:viewBox="0 0 133 103" draw:points="133,103 65,39 0,0">
            <text:p/>
          </draw:polyline>
          <draw:polyline draw:style-name="gr1" draw:text-style-name="P1" draw:layer="layout" svg:width="0.157cm" svg:height="0.063cm" svg:x="11.095cm" svg:y="6.379cm" svg:viewBox="0 0 158 64" draw:points="0,0 86,43 158,64">
            <text:p/>
          </draw:polyline>
          <draw:polyline draw:style-name="gr1" draw:text-style-name="P1" draw:layer="layout" svg:width="0.065cm" svg:height="0.153cm" svg:x="13.258cm" svg:y="7.356cm" svg:viewBox="0 0 66 154" draw:points="66,154 35,65 0,0">
            <text:p/>
          </draw:polyline>
          <draw:polyline draw:style-name="gr1" draw:text-style-name="P1" draw:layer="layout" svg:width="0.021cm" svg:height="0.165cm" svg:x="12.175cm" svg:y="5.155cm" svg:viewBox="0 0 22 166" draw:points="22,0 4,94 0,166">
            <text:p/>
          </draw:polyline>
          <draw:polyline draw:style-name="gr1" draw:text-style-name="P1" draw:layer="layout" svg:width="0.102cm" svg:height="0.131cm" svg:x="11.328cm" svg:y="5.718cm" svg:viewBox="0 0 103 132" draw:points="0,0 56,76 103,132">
            <text:p/>
          </draw:polyline>
          <draw:polyline draw:style-name="gr1" draw:text-style-name="P1" draw:layer="layout" svg:width="0.165cm" svg:height="0.021cm" svg:x="11.116cm" svg:y="6.73cm" svg:viewBox="0 0 166 22" draw:points="0,0 89,17 166,22">
            <text:p/>
          </draw:polyline>
          <draw:polyline draw:style-name="gr1" draw:text-style-name="P1" draw:layer="layout" svg:width="0.132cm" svg:height="0.102cm" svg:x="11.679cm" svg:y="7.496cm" svg:viewBox="0 0 133 103" draw:points="0,103 77,51 133,0">
            <text:p/>
          </draw:polyline>
          <draw:polyline draw:style-name="gr1" draw:text-style-name="P1" draw:layer="layout" svg:width="0.166cm" svg:height="0.026cm" svg:x="11.226cm" svg:y="7.043cm" svg:viewBox="0 0 167 27" draw:points="0,27 95,18 167,0">
            <text:p/>
          </draw:polyline>
          <draw:polygon draw:style-name="gr1" draw:text-style-name="P1" draw:layer="layout" svg:width="1.258cm" svg:height="1.257cm" svg:x="13.876cm" svg:y="5.837cm" svg:viewBox="0 0 1259 1258" draw:points="0,626 9,546 26,461 51,381 89,309 136,237 195,177 259,122 331,76 407,42 487,17 568,4 652,0 737,8 818,29 894,59 971,97 1039,148 1098,207 1149,271 1195,343 1225,423 1250,503 1259,584 1259,669 1250,753 1225,834 1195,910 1149,982 1098,1050 1039,1109 971,1161 894,1199 818,1228 737,1250 652,1258 568,1254 487,1241 407,1216 331,1182 259,1135 195,1079 136,1016 89,948 51,872 26,796 9,711">
            <text:p/>
          </draw:polygon>
          <draw:polygon draw:style-name="gr1" draw:text-style-name="P1" draw:layer="layout" svg:width="1.194cm" svg:height="1.194cm" svg:x="13.91cm" svg:y="5.866cm" svg:viewBox="0 0 1195 1195" draw:points="0,598 5,683 22,763 51,844 89,916 140,983 199,1043 263,1094 335,1136 411,1170 491,1187 576,1195 661,1195 741,1178 822,1153 898,1119 966,1072 1025,1013 1080,950 1127,882 1161,806 1182,725 1195,641 1195,560 1182,474 1161,394 1127,318 1080,246 1025,182 966,127 898,81 822,47 741,17 661,5 576,0 491,9 411,30 335,64 263,102 199,157 140,216 89,284 51,356 22,432 5,518">
            <text:p/>
          </draw:polygon>
          <draw:polygon draw:style-name="gr1" draw:text-style-name="P1" draw:layer="layout" svg:width="0.855cm" svg:height="0.851cm" svg:x="14.08cm" svg:y="6.04cm" svg:viewBox="0 0 856 852" draw:points="0,423 4,355 21,288 50,220 89,161 135,110 194,68 254,34 321,8 393,0 461,0 534,8 602,34 661,68 716,110 767,161 805,220 835,288 852,355 856,423 852,496 835,564 805,632 767,691 716,742 661,784 602,818 534,839 461,852 393,852 321,839 254,818 194,784 135,742 89,691 50,632 21,564 4,496">
            <text:p/>
          </draw:polygon>
          <draw:polygon draw:style-name="gr1" draw:text-style-name="P1" draw:layer="layout" svg:width="0.792cm" svg:height="0.791cm" svg:x="14.109cm" svg:y="6.07cm" svg:viewBox="0 0 793 792" draw:points="0,393 9,462 26,530 51,589 89,644 136,695 191,733 250,763 314,784 381,792 449,788 513,775 576,750 636,716 687,669 729,619 759,559 784,496 793,428 793,359 784,296 759,232 729,173 687,118 636,76 576,42 513,16 449,0 381,0 314,8 250,25 191,59 136,97 89,143 51,203 26,262 9,330">
            <text:p/>
          </draw:polygon>
          <draw:polygon draw:style-name="gr1" draw:text-style-name="P1" draw:layer="layout" svg:width="1.291cm" svg:height="1.291cm" svg:x="13.86cm" svg:y="5.82cm" svg:viewBox="0 0 1292 1292" draw:points="0,644 8,560 25,475 50,394 93,318 139,246 200,183 263,123 339,76 415,42 500,17 585,0 669,0 754,8 839,25 919,59 995,101 1067,152 1127,212 1182,280 1224,352 1258,433 1283,517 1292,602 1292,691 1283,775 1258,856 1224,936 1182,1013 1127,1080 1067,1140 995,1190 919,1233 839,1262 754,1283 669,1292 585,1288 500,1275 415,1250 339,1211 263,1165 200,1110 139,1046 93,974 50,898 25,818 8,733">
            <text:p/>
          </draw:polygon>
          <draw:polyline draw:style-name="gr1" draw:text-style-name="P1" draw:layer="layout" svg:width="0.038cm" svg:height="0.089cm" svg:x="13.682cm" svg:y="6.061cm" svg:viewBox="0 0 39 90" draw:points="39,0 35,14 30,22 21,35 17,43 12,56 8,69 4,77 0,90">
            <text:p/>
          </draw:polyline>
          <draw:polyline draw:style-name="gr1" draw:text-style-name="P1" draw:layer="layout" svg:width="0.013cm" svg:height="0.017cm" svg:x="13.669cm" svg:y="6.133cm" svg:viewBox="0 0 14 18" draw:points="14,18 10,13 4,4 0,4 0,0">
            <text:p/>
          </draw:polyline>
          <draw:polyline draw:style-name="gr1" draw:text-style-name="P1" draw:layer="layout" svg:width="0.03cm" svg:height="0.073cm" svg:x="13.669cm" svg:y="6.061cm" svg:viewBox="0 0 31 74" draw:points="0,74 4,65 10,56 10,48 14,39 18,31 22,22 26,10 31,0">
            <text:p/>
          </draw:polyline>
          <draw:polyline draw:style-name="gr1" draw:text-style-name="P1" draw:layer="layout" svg:width="0.02cm" svg:height="0cm" svg:x="13.699cm" svg:y="6.061cm" svg:viewBox="0 0 21 0" draw:points="0,0 4,0 8,0 17,0 21,0">
            <text:p/>
          </draw:polyline>
          <draw:polyline draw:style-name="gr1" draw:text-style-name="P1" draw:layer="layout" svg:width="0.076cm" svg:height="0.026cm" svg:x="14.19cm" svg:y="5.595cm" svg:viewBox="0 0 77 27" draw:points="0,27 12,23 21,18 29,18 39,13 47,9 60,5 69,5 77,0">
            <text:p/>
          </draw:polyline>
          <draw:polyline draw:style-name="gr1" draw:text-style-name="P1" draw:layer="layout" svg:width="0.017cm" svg:height="0.017cm" svg:x="14.266cm" svg:y="5.595cm" svg:viewBox="0 0 18 18" draw:points="0,0 4,5 9,9 18,18">
            <text:p/>
          </draw:polyline>
          <draw:polyline draw:style-name="gr1" draw:text-style-name="P1" draw:layer="layout" svg:width="0.093cm" svg:height="0.03cm" svg:x="14.19cm" svg:y="5.612cm" svg:viewBox="0 0 94 31" draw:points="94,0 81,0 73,5 59,10 51,10 38,14 29,18 17,22 8,27 0,31">
            <text:p/>
          </draw:polyline>
          <draw:polyline draw:style-name="gr1" draw:text-style-name="P1" draw:layer="layout" svg:width="0cm" svg:height="0.02cm" svg:x="14.19cm" svg:y="5.621cm" svg:viewBox="0 0 0 21" draw:points="0,21 0,12 0,4 0,0">
            <text:p/>
          </draw:polyline>
          <draw:polyline draw:style-name="gr1" draw:text-style-name="P1" draw:layer="layout" svg:width="0.072cm" svg:height="0.063cm" svg:x="13.881cm" svg:y="7.086cm" svg:viewBox="0 0 73 64" draw:points="0,0 4,4 12,12 22,21 30,29 39,33 47,42 56,50 64,55 73,64">
            <text:p/>
          </draw:polyline>
          <draw:polyline draw:style-name="gr1" draw:text-style-name="P1" draw:layer="layout" svg:width="0.021cm" svg:height="0.009cm" svg:x="13.932cm" svg:y="7.153cm" svg:viewBox="0 0 22 10" draw:points="22,0 12,4 8,4 4,10 0,10">
            <text:p/>
          </draw:polyline>
          <draw:polyline draw:style-name="gr1" draw:text-style-name="P1" draw:layer="layout" svg:width="0.06cm" svg:height="0.055cm" svg:x="13.872cm" svg:y="7.107cm" svg:viewBox="0 0 61 56" draw:points="61,56 48,47 39,38 35,29 27,25 17,17 9,8 0,0">
            <text:p/>
          </draw:polyline>
          <draw:polyline draw:style-name="gr1" draw:text-style-name="P1" draw:layer="layout" svg:width="0.006cm" svg:height="0.021cm" svg:x="13.876cm" svg:y="7.086cm" svg:viewBox="0 0 7 22" draw:points="0,22 0,16 0,8 7,0">
            <text:p/>
          </draw:polyline>
          <draw:polyline draw:style-name="gr1" draw:text-style-name="P1" draw:layer="layout" svg:width="0.005cm" svg:height="0.093cm" svg:x="13.622cm" svg:y="6.417cm" svg:viewBox="0 0 6 94" draw:points="6,0 0,8 0,21 0,29 0,42 0,50 0,63 0,72 0,84 6,94">
            <text:p/>
          </draw:polyline>
          <draw:polyline draw:style-name="gr1" draw:text-style-name="P1" draw:layer="layout" svg:width="0.021cm" svg:height="0.008cm" svg:x="13.606cm" svg:y="6.506cm" svg:viewBox="0 0 22 9" draw:points="22,9 13,4 4,0 0,0">
            <text:p/>
          </draw:polyline>
          <draw:polyline draw:style-name="gr1" draw:text-style-name="P1" draw:layer="layout" svg:width="0cm" svg:height="0.08cm" svg:x="13.606cm" svg:y="6.425cm" svg:viewBox="0 0 0 81" draw:points="0,81 0,68 0,59 0,51 0,38 0,30 0,21 0,9 0,0">
            <text:p/>
          </draw:polyline>
          <draw:polyline draw:style-name="gr1" draw:text-style-name="P1" draw:layer="layout" svg:width="0.021cm" svg:height="0.008cm" svg:x="13.606cm" svg:y="6.417cm" svg:viewBox="0 0 22 9" draw:points="0,9 4,9 8,4 13,4 22,0">
            <text:p/>
          </draw:polyline>
          <draw:polyline draw:style-name="gr1" draw:text-style-name="P1" draw:layer="layout" svg:width="0.089cm" svg:height="0.029cm" svg:x="14.19cm" svg:y="7.289cm" svg:viewBox="0 0 90 30" draw:points="0,0 8,0 17,4 30,8 39,12 52,18 60,18 73,22 81,26 90,30">
            <text:p/>
          </draw:polyline>
          <draw:polyline draw:style-name="gr1" draw:text-style-name="P1" draw:layer="layout" svg:width="0.017cm" svg:height="0.017cm" svg:x="14.266cm" svg:y="7.318cm" svg:viewBox="0 0 18 18" draw:points="18,0 9,9 4,13 0,13 0,18">
            <text:p/>
          </draw:polyline>
          <draw:polyline draw:style-name="gr1" draw:text-style-name="P1" draw:layer="layout" svg:width="0.076cm" svg:height="0.025cm" svg:x="14.19cm" svg:y="7.31cm" svg:viewBox="0 0 77 26" draw:points="77,26 69,21 60,17 47,17 39,13 29,8 21,4 12,4 0,0">
            <text:p/>
          </draw:polyline>
          <draw:polyline draw:style-name="gr1" draw:text-style-name="P1" draw:layer="layout" svg:width="0cm" svg:height="0.02cm" svg:x="14.19cm" svg:y="7.289cm" svg:viewBox="0 0 0 21" draw:points="0,21 0,17 0,12 0,8 0,0">
            <text:p/>
          </draw:polyline>
          <draw:polyline draw:style-name="gr1" draw:text-style-name="P1" draw:layer="layout" svg:width="0.097cm" svg:height="0.008cm" svg:x="14.55cm" svg:y="5.583cm" svg:viewBox="0 0 98 9" draw:points="98,9 85,9 77,5 64,5 51,5 38,0 25,0 12,0 0,0">
            <text:p/>
          </draw:polyline>
          <draw:polyline draw:style-name="gr1" draw:text-style-name="P1" draw:layer="layout" svg:width="0.012cm" svg:height="0.017cm" svg:x="14.55cm" svg:y="5.566cm" svg:viewBox="0 0 13 18" draw:points="0,18 5,9 9,4 13,0">
            <text:p/>
          </draw:polyline>
          <draw:polyline draw:style-name="gr1" draw:text-style-name="P1" draw:layer="layout" svg:width="0.076cm" svg:height="0.008cm" svg:x="14.562cm" svg:y="5.566cm" svg:viewBox="0 0 77 9" draw:points="0,0 9,0 21,0 30,0 38,5 52,5 61,5 69,5 77,9">
            <text:p/>
          </draw:polyline>
          <draw:polyline draw:style-name="gr1" draw:text-style-name="P1" draw:layer="layout" svg:width="0.009cm" svg:height="0.017cm" svg:x="14.638cm" svg:y="5.574cm" svg:viewBox="0 0 10 18" draw:points="0,0 6,0 6,4 10,13 10,18">
            <text:p/>
          </draw:polyline>
          <draw:polyline draw:style-name="gr1" draw:text-style-name="P1" draw:layer="layout" svg:width="0.097cm" svg:height="0.013cm" svg:x="14.55cm" svg:y="7.335cm" svg:viewBox="0 0 98 14" draw:points="0,14 12,14 25,10 38,10 51,10 64,10 77,6 85,6 98,0">
            <text:p/>
          </draw:polyline>
          <draw:polyline draw:style-name="gr1" draw:text-style-name="P1" draw:layer="layout" svg:width="0.009cm" svg:height="0.021cm" svg:x="14.638cm" svg:y="7.335cm" svg:viewBox="0 0 10 22" draw:points="10,0 6,10 6,18 6,22 0,22">
            <text:p/>
          </draw:polyline>
          <draw:polyline draw:style-name="gr1" draw:text-style-name="P1" draw:layer="layout" svg:width="0.076cm" svg:height="0.009cm" svg:x="14.562cm" svg:y="7.356cm" svg:viewBox="0 0 77 10" draw:points="77,0 69,0 61,6 52,6 38,6 30,6 21,10 9,10 0,10">
            <text:p/>
          </draw:polyline>
          <draw:polyline draw:style-name="gr1" draw:text-style-name="P1" draw:layer="layout" svg:width="0.012cm" svg:height="0.018cm" svg:x="14.55cm" svg:y="7.348cm" svg:viewBox="0 0 13 19" draw:points="13,19 13,14 9,9 5,5 0,0">
            <text:p/>
          </draw:polyline>
          <draw:polyline draw:style-name="gr1" draw:text-style-name="P1" draw:layer="layout" svg:width="0.021cm" svg:height="0.098cm" svg:x="15.358cm" svg:y="6.23cm" svg:viewBox="0 0 22 99" draw:points="22,99 18,85 18,72 14,64 14,51 10,43 10,30 5,22 0,9 0,0">
            <text:p/>
          </draw:polyline>
          <draw:polyline draw:style-name="gr1" draw:text-style-name="P1" draw:layer="layout" svg:width="0.013cm" svg:height="0.076cm" svg:x="15.379cm" svg:y="6.239cm" svg:viewBox="0 0 14 77" draw:points="0,0 0,8 6,21 6,29 10,42 10,51 14,63 14,73 14,77">
            <text:p/>
          </draw:polyline>
          <draw:polyline draw:style-name="gr1" draw:text-style-name="P1" draw:layer="layout" svg:width="0.017cm" svg:height="0.013cm" svg:x="15.379cm" svg:y="6.315cm" svg:viewBox="0 0 18 14" draw:points="18,0 14,5 9,10 0,14">
            <text:p/>
          </draw:polyline>
          <draw:polyline draw:style-name="gr1" draw:text-style-name="P1" draw:layer="layout" svg:width="0.021cm" svg:height="0.004cm" svg:x="15.358cm" svg:y="6.235cm" svg:viewBox="0 0 22 5" draw:points="0,0 10,0 18,5 22,5">
            <text:p/>
          </draw:polyline>
          <draw:polyline draw:style-name="gr1" draw:text-style-name="P1" draw:layer="layout" svg:width="0.059cm" svg:height="0.081cm" svg:x="15.189cm" svg:y="5.904cm" svg:viewBox="0 0 60 82" draw:points="60,82 51,69 46,61 38,52 34,44 25,34 21,26 13,17 8,9 0,0">
            <text:p/>
          </draw:polyline>
          <draw:polyline draw:style-name="gr1" draw:text-style-name="P1" draw:layer="layout" svg:width="0.043cm" svg:height="0.064cm" svg:x="15.214cm" svg:y="5.904cm" svg:viewBox="0 0 44 65" draw:points="0,0 4,9 14,17 18,26 27,34 31,43 39,52 44,61 44,65">
            <text:p/>
          </draw:polyline>
          <draw:polyline draw:style-name="gr1" draw:text-style-name="P1" draw:layer="layout" svg:width="0.014cm" svg:height="0.017cm" svg:x="15.248cm" svg:y="5.968cm" svg:viewBox="0 0 15 18" draw:points="15,0 10,0 10,4 5,14 0,18">
            <text:p/>
          </draw:polyline>
          <draw:polyline draw:style-name="gr1" draw:text-style-name="P1" draw:layer="layout" svg:width="0.02cm" svg:height="0cm" svg:x="15.193cm" svg:y="5.904cm" svg:viewBox="0 0 21 0" draw:points="0,0 9,0 13,0 17,0 21,0">
            <text:p/>
          </draw:polyline>
          <draw:polyline draw:style-name="gr1" draw:text-style-name="P1" draw:layer="layout" svg:width="0.085cm" svg:height="0.051cm" svg:x="14.905cm" svg:y="7.204cm" svg:viewBox="0 0 86 52" draw:points="0,52 13,43 21,38 34,34 43,25 56,21 65,13 77,8 86,0">
            <text:p/>
          </draw:polyline>
          <draw:polyline draw:style-name="gr1" draw:text-style-name="P1" draw:layer="layout" svg:width="0.068cm" svg:height="0.038cm" svg:x="14.922cm" svg:y="7.225cm" svg:viewBox="0 0 69 39" draw:points="69,0 60,4 52,9 43,18 35,22 27,27 18,31 9,35 0,39">
            <text:p/>
          </draw:polyline>
          <draw:polyline draw:style-name="gr1" draw:text-style-name="P1" draw:layer="layout" svg:width="0.017cm" svg:height="0.008cm" svg:x="14.905cm" svg:y="7.255cm" svg:viewBox="0 0 18 9" draw:points="18,9 14,5 10,5 0,0">
            <text:p/>
          </draw:polyline>
          <draw:polyline draw:style-name="gr1" draw:text-style-name="P1" draw:layer="layout" svg:width="0cm" svg:height="0.02cm" svg:x="14.99cm" svg:y="7.204cm" svg:viewBox="0 0 0 21" draw:points="0,0 0,8 0,17 0,21">
            <text:p/>
          </draw:polyline>
          <draw:polyline draw:style-name="gr1" draw:text-style-name="P1" draw:layer="layout" svg:width="0.089cm" svg:height="0.051cm" svg:x="14.901cm" svg:y="5.676cm" svg:viewBox="0 0 90 52" draw:points="90,52 77,43 69,39 60,30 52,26 43,22 31,17 22,8 13,4 4,0 0,0">
            <text:p/>
          </draw:polyline>
          <draw:polyline draw:style-name="gr1" draw:text-style-name="P1" draw:layer="layout" svg:width="0.068cm" svg:height="0.038cm" svg:x="14.922cm" svg:y="5.663cm" svg:viewBox="0 0 69 39" draw:points="0,0 9,4 18,9 27,13 39,22 48,26 56,31 65,39 69,39">
            <text:p/>
          </draw:polyline>
          <draw:polyline draw:style-name="gr1" draw:text-style-name="P1" draw:layer="layout" svg:width="0cm" svg:height="0.021cm" svg:x="14.99cm" svg:y="5.705cm" svg:viewBox="0 0 0 22" draw:points="0,0 0,5 0,13 0,22">
            <text:p/>
          </draw:polyline>
          <draw:polyline draw:style-name="gr1" draw:text-style-name="P1" draw:layer="layout" svg:width="0.017cm" svg:height="0.013cm" svg:x="14.905cm" svg:y="5.663cm" svg:viewBox="0 0 18 14" draw:points="0,14 10,10 14,4 18,4 18,0">
            <text:p/>
          </draw:polyline>
          <draw:polyline draw:style-name="gr1" draw:text-style-name="P1" draw:layer="layout" svg:width="0.072cm" svg:height="0.064cm" svg:x="13.881cm" svg:y="5.777cm" svg:viewBox="0 0 73 65" draw:points="73,0 64,9 56,13 43,22 35,30 26,38 17,47 8,56 0,65">
            <text:p/>
          </draw:polyline>
          <draw:polyline draw:style-name="gr1" draw:text-style-name="P1" draw:layer="layout" svg:width="0.006cm" svg:height="0.021cm" svg:x="13.876cm" svg:y="5.82cm" svg:viewBox="0 0 7 22" draw:points="7,22 0,13 0,9 0,4 0,0">
            <text:p/>
          </draw:polyline>
          <draw:polyline draw:style-name="gr1" draw:text-style-name="P1" draw:layer="layout" svg:width="0.056cm" svg:height="0.051cm" svg:x="13.876cm" svg:y="5.769cm" svg:viewBox="0 0 57 52" draw:points="0,52 5,48 13,39 23,35 27,25 35,21 44,13 52,8 57,0">
            <text:p/>
          </draw:polyline>
          <draw:polyline draw:style-name="gr1" draw:text-style-name="P1" draw:layer="layout" svg:width="0.021cm" svg:height="0.008cm" svg:x="13.932cm" svg:y="5.769cm" svg:viewBox="0 0 22 9" draw:points="0,0 4,0 8,4 12,4 22,9">
            <text:p/>
          </draw:polyline>
          <draw:polyline draw:style-name="gr1" draw:text-style-name="P1" draw:layer="layout" svg:width="0.021cm" svg:height="0.097cm" svg:x="15.358cm" svg:y="6.599cm" svg:viewBox="0 0 22 98" draw:points="0,98 5,85 10,73 14,64 14,51 18,39 18,26 22,12 22,0">
            <text:p/>
          </draw:polyline>
          <draw:polyline draw:style-name="gr1" draw:text-style-name="P1" draw:layer="layout" svg:width="0.017cm" svg:height="0.076cm" svg:x="15.379cm" svg:y="6.616cm" svg:viewBox="0 0 18 77" draw:points="18,0 14,8 14,21 9,29 5,42 5,50 0,63 0,73 0,77">
            <text:p/>
          </draw:polyline>
          <draw:polyline draw:style-name="gr1" draw:text-style-name="P1" draw:layer="layout" svg:width="0.021cm" svg:height="0.004cm" svg:x="15.358cm" svg:y="6.692cm" svg:viewBox="0 0 22 5" draw:points="22,0 18,0 14,0 10,5 0,5">
            <text:p/>
          </draw:polyline>
          <draw:polyline draw:style-name="gr1" draw:text-style-name="P1" draw:layer="layout" svg:width="0.017cm" svg:height="0.017cm" svg:x="15.379cm" svg:y="6.599cm" svg:viewBox="0 0 18 18" draw:points="0,0 9,8 14,12 18,12 18,18">
            <text:p/>
          </draw:polyline>
          <draw:polyline draw:style-name="gr1" draw:text-style-name="P1" draw:layer="layout" svg:width="0.055cm" svg:height="0.08cm" svg:x="15.193cm" svg:y="6.942cm" svg:viewBox="0 0 56 81" draw:points="0,81 4,73 13,60 17,51 26,43 31,33 39,25 43,17 52,8 56,0">
            <text:p/>
          </draw:polyline>
          <draw:polyline draw:style-name="gr1" draw:text-style-name="P1" draw:layer="layout" svg:width="0.047cm" svg:height="0.063cm" svg:x="15.214cm" svg:y="6.963cm" svg:viewBox="0 0 48 64" draw:points="48,0 39,8 35,17 31,25 22,34 18,38 13,46 4,55 0,64">
            <text:p/>
          </draw:polyline>
          <draw:polyline draw:style-name="gr1" draw:text-style-name="P1" draw:layer="layout" svg:width="0.021cm" svg:height="0.004cm" svg:x="15.193cm" svg:y="7.022cm" svg:viewBox="0 0 22 5" draw:points="22,5 17,5 13,5 9,5 0,0">
            <text:p/>
          </draw:polyline>
          <draw:polyline draw:style-name="gr1" draw:text-style-name="P1" draw:layer="layout" svg:width="0.014cm" svg:height="0.021cm" svg:x="15.248cm" svg:y="6.942cm" svg:viewBox="0 0 15 22" draw:points="0,0 5,8 10,17 10,22 15,22">
            <text:p/>
          </draw:polyline>
          <draw:polyline draw:style-name="gr1" draw:text-style-name="P1" draw:layer="layout" svg:width="0.038cm" svg:height="0.089cm" svg:x="13.682cm" svg:y="6.781cm" svg:viewBox="0 0 39 90" draw:points="0,0 4,8 8,21 12,34 17,42 21,55 30,67 35,77 39,90">
            <text:p/>
          </draw:polyline>
          <draw:polyline draw:style-name="gr1" draw:text-style-name="P1" draw:layer="layout" svg:width="0.021cm" svg:height="0.005cm" svg:x="13.699cm" svg:y="6.865cm" svg:viewBox="0 0 22 6" draw:points="22,6 13,6 9,0 5,0 0,0">
            <text:p/>
          </draw:polyline>
          <draw:polyline draw:style-name="gr1" draw:text-style-name="P1" draw:layer="layout" svg:width="0.03cm" svg:height="0.067cm" svg:x="13.669cm" svg:y="6.798cm" svg:viewBox="0 0 31 68" draw:points="31,68 26,60 22,51 18,42 14,33 10,25 10,17 4,8 0,0">
            <text:p/>
          </draw:polyline>
          <draw:polyline draw:style-name="gr1" draw:text-style-name="P1" draw:layer="layout" svg:width="0.013cm" svg:height="0.017cm" svg:x="13.669cm" svg:y="6.781cm" svg:viewBox="0 0 14 18" draw:points="0,18 0,13 4,9 10,4 14,0">
            <text:p/>
          </draw:polyline>
          <draw:polyline draw:style-name="gr1" draw:text-style-name="P1" draw:layer="layout" svg:width="0.021cm" svg:height="0.008cm" svg:x="14.16cm" svg:y="5.879cm" svg:viewBox="0 0 22 9" draw:points="22,0 18,0 14,5 10,5 10,9 5,9 0,9">
            <text:p/>
          </draw:polyline>
          <draw:polyline draw:style-name="gr1" draw:text-style-name="P1" draw:layer="layout" svg:width="0.025cm" svg:height="0.059cm" svg:x="14.177cm" svg:y="5.816cm" svg:viewBox="0 0 26 60" draw:points="26,0 26,4 26,8 26,12 26,16 26,21 26,25 26,29 22,34 22,39 17,43 17,47 13,47 13,51 9,51 9,56 4,56 4,60 0,60">
            <text:p/>
          </draw:polyline>
          <draw:line draw:style-name="gr1" draw:text-style-name="P1" draw:layer="layout" svg:x1="14.19cm" svg:y1="5.79cm" svg:x2="14.203cm" svg:y2="5.817cm">
            <text:p/>
          </draw:line>
          <draw:line draw:style-name="gr1" draw:text-style-name="P1" draw:layer="layout" svg:x1="14.373cm" svg:y1="5.761cm" svg:x2="14.363cm" svg:y2="5.731cm">
            <text:p/>
          </draw:line>
          <draw:polyline draw:style-name="gr1" draw:text-style-name="P1" draw:layer="layout" svg:width="0.059cm" svg:height="0.039cm" svg:x="14.368cm" svg:y="5.76cm" svg:viewBox="0 0 60 40" draw:points="60,40 56,40 50,40 46,40 42,40 38,35 33,35 29,35 25,35 25,30 21,30 21,26 16,26 12,26 12,22 8,22 8,17 8,13 4,13 4,9 0,9 0,5 0,0">
            <text:p/>
          </draw:polyline>
          <draw:polyline draw:style-name="gr1" draw:text-style-name="P1" draw:layer="layout" svg:width="0.021cm" svg:height="0.006cm" svg:x="14.427cm" svg:y="5.794cm" svg:viewBox="0 0 22 7" draw:points="22,0 18,0 18,7 14,7 9,7 4,7 0,7">
            <text:p/>
          </draw:polyline>
          <draw:polyline draw:style-name="gr1" draw:text-style-name="P1" draw:layer="layout" svg:width="0.047cm" svg:height="0.046cm" svg:x="14.448cm" svg:y="5.748cm" svg:viewBox="0 0 48 47" draw:points="48,0 42,0 42,4 42,8 42,12 42,18 38,18 38,22 38,26 34,26 34,30 30,30 30,35 25,35 25,39 21,39 21,43 17,43 13,43 13,47 8,47 4,47 0,47">
            <text:p/>
          </draw:polyline>
          <draw:line draw:style-name="gr1" draw:text-style-name="P1" draw:layer="layout" svg:x1="14.495cm" svg:y1="5.718cm" svg:x2="14.495cm" svg:y2="5.748cm">
            <text:p/>
          </draw:line>
          <draw:line draw:style-name="gr1" draw:text-style-name="P1" draw:layer="layout" svg:x1="14.668cm" svg:y1="5.766cm" svg:x2="14.678cm" svg:y2="5.739cm">
            <text:p/>
          </draw:line>
          <draw:polyline draw:style-name="gr1" draw:text-style-name="P1" draw:layer="layout" svg:width="0.038cm" svg:height="0.064cm" svg:x="14.664cm" svg:y="5.76cm" svg:viewBox="0 0 39 65" draw:points="39,65 35,61 30,61 25,61 25,57 21,57 21,52 17,52 17,48 13,48 13,44 8,44 8,40 4,40 4,35 4,31 0,27 0,23 0,18 0,14 0,10 0,6 0,0">
            <text:p/>
          </draw:polyline>
          <draw:polyline draw:style-name="gr1" draw:text-style-name="P1" draw:layer="layout" svg:width="0.025cm" svg:height="0.004cm" svg:x="14.702cm" svg:y="5.824cm" svg:viewBox="0 0 26 5" draw:points="26,5 22,5 17,5 13,5 8,0 4,0 0,0">
            <text:p/>
          </draw:polyline>
          <draw:polyline draw:style-name="gr1" draw:text-style-name="P1" draw:layer="layout" svg:width="0.064cm" svg:height="0.029cm" svg:x="14.723cm" svg:y="5.803cm" svg:viewBox="0 0 65 30" draw:points="65,0 60,0 60,4 56,4 56,8 52,12 52,17 47,17 43,17 43,22 38,22 34,26 30,26 26,26 21,26 21,30 17,30 13,30 9,30 9,26 4,26 0,26">
            <text:p/>
          </draw:polyline>
          <draw:line draw:style-name="gr1" draw:text-style-name="P1" draw:layer="layout" svg:x1="14.8cm" svg:y1="5.777cm" svg:x2="14.787cm" svg:y2="5.804cm">
            <text:p/>
          </draw:line>
          <draw:line draw:style-name="gr1" draw:text-style-name="P1" draw:layer="layout" svg:x1="14.939cm" svg:y1="5.893cm" svg:x2="14.957cm" svg:y2="5.871cm">
            <text:p/>
          </draw:line>
          <draw:polyline draw:style-name="gr1" draw:text-style-name="P1" draw:layer="layout" svg:width="0.022cm" svg:height="0.067cm" svg:x="14.926cm" svg:y="5.892cm" svg:viewBox="0 0 23 68" draw:points="23,68 18,64 14,60 14,56 9,56 9,52 9,47 5,47 5,43 5,39 5,35 0,30 0,26 5,22 5,18 5,12 5,8 9,8 9,4 9,0 14,0">
            <text:p/>
          </draw:polyline>
          <draw:polyline draw:style-name="gr1" draw:text-style-name="P1" draw:layer="layout" svg:width="0.016cm" svg:height="0.013cm" svg:x="14.948cm" svg:y="5.959cm" svg:viewBox="0 0 17 14" draw:points="17,14 13,9 8,9 8,5 4,5 4,0 0,0">
            <text:p/>
          </draw:polyline>
          <draw:polyline draw:style-name="gr1" draw:text-style-name="P1" draw:layer="layout" svg:width="0.068cm" svg:height="0.013cm" svg:x="14.964cm" svg:y="5.972cm" svg:viewBox="0 0 69 14" draw:points="69,0 65,0 61,0 61,4 56,4 56,9 52,9 48,9 44,9 44,14 40,14 34,14 30,14 26,14 22,14 22,9 17,9 13,9 9,9 9,4 5,4 5,0 0,0">
            <text:p/>
          </draw:polyline>
          <draw:line draw:style-name="gr1" draw:text-style-name="P1" draw:layer="layout" svg:x1="15.054cm" svg:y1="5.955cm" svg:x2="15.032cm" svg:y2="5.973cm">
            <text:p/>
          </draw:line>
          <draw:line draw:style-name="gr1" draw:text-style-name="P1" draw:layer="layout" svg:x1="15.215cm" svg:y1="6.222cm" svg:x2="15.185cm" svg:y2="6.231cm">
            <text:p/>
          </draw:line>
          <draw:line draw:style-name="gr1" draw:text-style-name="P1" draw:layer="layout" svg:x1="15.223cm" svg:y1="6.405cm" svg:x2="15.253cm" svg:y2="6.4cm">
            <text:p/>
          </draw:line>
          <draw:line draw:style-name="gr1" draw:text-style-name="P1" draw:layer="layout" svg:x1="15.253cm" svg:y1="6.532cm" svg:x2="15.223cm" svg:y2="6.527cm">
            <text:p/>
          </draw:line>
          <draw:line draw:style-name="gr1" draw:text-style-name="P1" draw:layer="layout" svg:x1="15.185cm" svg:y1="6.7cm" svg:x2="15.215cm" svg:y2="6.71cm">
            <text:p/>
          </draw:line>
          <draw:polyline draw:style-name="gr1" draw:text-style-name="P1" draw:layer="layout" svg:width="0.008cm" svg:height="0.021cm" svg:x="15.117cm" svg:y="6.726cm" svg:viewBox="0 0 9 22" draw:points="0,22 0,18 4,13 4,9 9,5 9,0">
            <text:p/>
          </draw:polyline>
          <draw:polyline draw:style-name="gr1" draw:text-style-name="P1" draw:layer="layout" svg:width="0.03cm" svg:height="0.072cm" svg:x="15.104cm" svg:y="6.743cm" svg:viewBox="0 0 31 73" draw:points="31,73 27,68 21,68 21,64 17,64 17,60 13,60 13,56 9,56 9,51 4,47 4,43 4,39 0,39 0,34 0,30 0,25 0,21 0,17 0,12 0,8 4,8 4,4 4,0">
            <text:p/>
          </draw:polyline>
          <draw:line draw:style-name="gr1" draw:text-style-name="P1" draw:layer="layout" svg:x1="15.032cm" svg:y1="6.954cm" svg:x2="15.054cm" svg:y2="6.976cm">
            <text:p/>
          </draw:line>
          <draw:polyline draw:style-name="gr1" draw:text-style-name="P1" draw:layer="layout" svg:width="0.068cm" svg:height="0.017cm" svg:x="14.964cm" svg:y="6.937cm" svg:viewBox="0 0 69 18" draw:points="0,18 0,14 5,14 5,9 9,9 13,9 13,5 17,5 22,5 26,5 30,0 34,0 40,5 44,5 48,5 52,5 52,9 56,9 61,9 61,14 65,14 69,18">
            <text:p/>
          </draw:polyline>
          <draw:polyline draw:style-name="gr1" draw:text-style-name="P1" draw:layer="layout" svg:width="0.018cm" svg:height="0.072cm" svg:x="14.926cm" svg:y="6.967cm" svg:viewBox="0 0 19 73" draw:points="14,73 10,69 10,64 6,64 6,60 6,56 6,52 0,52 0,48 0,43 0,39 0,35 0,31 6,31 6,26 6,22 6,17 10,17 10,13 14,8 14,4 19,4 19,0">
            <text:p/>
          </draw:polyline>
          <draw:line draw:style-name="gr1" draw:text-style-name="P1" draw:layer="layout" svg:x1="14.787cm" svg:y1="7.128cm" svg:x2="14.8cm" svg:y2="7.154cm">
            <text:p/>
          </draw:line>
          <draw:polyline draw:style-name="gr1" draw:text-style-name="P1" draw:layer="layout" svg:width="0.055cm" svg:height="0.034cm" svg:x="14.727cm" svg:y="7.094cm" svg:viewBox="0 0 56 35" draw:points="0,4 0,0 5,0 9,0 13,0 17,0 22,0 26,4 30,4 34,4 34,8 39,8 43,13 47,13 47,17 52,21 52,26 56,26 56,31 56,35">
            <text:p/>
          </draw:polyline>
          <draw:polyline draw:style-name="gr1" draw:text-style-name="P1" draw:layer="layout" svg:width="0.025cm" svg:height="0.009cm" svg:x="14.702cm" svg:y="7.098cm" svg:viewBox="0 0 26 10" draw:points="0,10 4,10 8,10 8,4 13,4 17,4 22,4 26,0">
            <text:p/>
          </draw:polyline>
          <draw:polyline draw:style-name="gr1" draw:text-style-name="P1" draw:layer="layout" svg:width="0.034cm" svg:height="0.064cm" svg:x="14.664cm" svg:y="7.102cm" svg:viewBox="0 0 35 65" draw:points="4,65 0,61 0,56 0,52 0,48 0,43 0,39 4,34 4,30 4,26 8,26 8,22 8,17 13,17 13,13 17,13 17,9 21,9 21,5 25,5 31,5 31,0 35,0">
            <text:p/>
          </draw:polyline>
          <draw:line draw:style-name="gr1" draw:text-style-name="P1" draw:layer="layout" svg:x1="14.678cm" svg:y1="7.192cm" svg:x2="14.668cm" svg:y2="7.166cm">
            <text:p/>
          </draw:line>
          <draw:line draw:style-name="gr1" draw:text-style-name="P1" draw:layer="layout" svg:x1="14.495cm" svg:y1="7.183cm" svg:x2="14.495cm" svg:y2="7.212cm">
            <text:p/>
          </draw:line>
          <draw:line draw:style-name="gr1" draw:text-style-name="P1" draw:layer="layout" svg:x1="14.363cm" svg:y1="7.197cm" svg:x2="14.373cm" svg:y2="7.17cm">
            <text:p/>
          </draw:line>
          <draw:line draw:style-name="gr1" draw:text-style-name="P1" draw:layer="layout" svg:x1="14.203cm" svg:y1="7.115cm" svg:x2="14.19cm" svg:y2="7.142cm">
            <text:p/>
          </draw:line>
          <draw:polyline draw:style-name="gr1" draw:text-style-name="P1" draw:layer="layout" svg:width="0.021cm" svg:height="0.059cm" svg:x="14.181cm" svg:y="7.052cm" svg:viewBox="0 0 22 60" draw:points="0,0 6,0 6,4 10,4 10,8 14,8 14,12 18,17 18,21 18,25 22,25 22,29 22,34 22,39 22,43 22,47 22,51 22,56 18,56 18,60">
            <text:p/>
          </draw:polyline>
          <draw:polyline draw:style-name="gr1" draw:text-style-name="P1" draw:layer="layout" svg:width="0.021cm" svg:height="0.013cm" svg:x="14.16cm" svg:y="7.039cm" svg:viewBox="0 0 22 14" draw:points="0,0 5,4 10,4 14,8 18,8 18,14 22,14">
            <text:p/>
          </draw:polyline>
          <draw:line draw:style-name="gr1" draw:text-style-name="P1" draw:layer="layout" svg:x1="14.08cm" svg:y1="7.078cm" svg:x2="14.098cm" svg:y2="7.052cm">
            <text:p/>
          </draw:line>
          <draw:line draw:style-name="gr1" draw:text-style-name="P1" draw:layer="layout" svg:x1="13.966cm" svg:y1="6.937cm" svg:x2="13.944cm" svg:y2="6.955cm">
            <text:p/>
          </draw:line>
          <draw:polyline draw:style-name="gr1" draw:text-style-name="P1" draw:layer="layout" svg:width="0.004cm" svg:height="0.022cm" svg:x="13.847cm" svg:y="6.594cm" svg:viewBox="0 0 5 23" draw:points="0,0 5,5 5,10 5,14 5,18 5,23">
            <text:p/>
          </draw:polyline>
          <draw:polyline draw:style-name="gr1" draw:text-style-name="P1" draw:layer="layout" svg:width="0.051cm" svg:height="0.042cm" svg:x="13.796cm" svg:y="6.548cm" svg:viewBox="0 0 52 43" draw:points="0,5 0,0 4,0 9,5 13,5 18,5 22,5 22,9 26,9 31,9 31,14 35,14 39,18 43,22 43,26 48,26 48,30 48,35 52,35 52,39 52,43">
            <text:p/>
          </draw:polyline>
          <draw:line draw:style-name="gr1" draw:text-style-name="P1" draw:layer="layout" svg:x1="13.797cm" svg:y1="6.381cm" svg:x2="13.766cm" svg:y2="6.374cm">
            <text:p/>
          </draw:line>
          <draw:polyline draw:style-name="gr1" draw:text-style-name="P1" draw:layer="layout" svg:width="0.051cm" svg:height="0.038cm" svg:x="13.796cm" svg:y="6.336cm" svg:viewBox="0 0 52 39" draw:points="52,0 48,0 48,4 48,9 43,13 43,17 39,17 39,21 35,21 35,26 31,26 31,31 26,31 22,35 18,35 13,35 9,39 4,39 0,39">
            <text:p/>
          </draw:polyline>
          <draw:polyline draw:style-name="gr1" draw:text-style-name="P1" draw:layer="layout" svg:width="0.004cm" svg:height="0.021cm" svg:x="13.847cm" svg:y="6.315cm" svg:viewBox="0 0 5 22" draw:points="5,0 5,4 5,9 5,13 5,18 0,18 0,22">
            <text:p/>
          </draw:polyline>
          <draw:polyline draw:style-name="gr1" draw:text-style-name="P1" draw:layer="layout" svg:width="0.03cm" svg:height="0.059cm" svg:x="13.821cm" svg:y="6.256cm" svg:viewBox="0 0 31 60" draw:points="0,0 6,0 10,0 10,4 14,4 14,9 18,9 18,13 23,13 23,18 27,22 27,26 31,30 31,35 31,39 31,43 31,47 31,52 31,56 31,60">
            <text:p/>
          </draw:polyline>
          <draw:line draw:style-name="gr1" draw:text-style-name="P1" draw:layer="layout" svg:x1="13.792cm" svg:y1="6.247cm" svg:x2="13.822cm" svg:y2="6.257cm">
            <text:p/>
          </draw:line>
          <draw:polyline draw:style-name="gr1" draw:text-style-name="P1" draw:layer="layout" svg:width="0.068cm" svg:height="0.021cm" svg:x="13.889cm" svg:y="6.078cm" svg:viewBox="0 0 69 22" draw:points="69,0 65,0 65,4 60,4 60,8 56,8 56,13 52,13 48,17 44,17 38,17 38,22 34,22 30,22 26,22 21,22 17,22 13,22 9,22 9,17 4,17 0,17">
            <text:p/>
          </draw:polyline>
          <draw:polyline draw:style-name="gr1" draw:text-style-name="P1" draw:layer="layout" svg:width="0.013cm" svg:height="0.017cm" svg:x="13.957cm" svg:y="6.061cm" svg:viewBox="0 0 14 18" draw:points="14,0 14,4 9,4 9,9 4,14 0,18">
            <text:p/>
          </draw:polyline>
          <draw:line draw:style-name="gr1" draw:text-style-name="P1" draw:layer="layout" svg:x1="13.944cm" svg:y1="5.976cm" svg:x2="13.966cm" svg:y2="5.994cm">
            <text:p/>
          </draw:line>
          <draw:line draw:style-name="gr1" draw:text-style-name="P1" draw:layer="layout" svg:x1="14.098cm" svg:y1="5.876cm" svg:x2="14.08cm" svg:y2="5.854cm">
            <text:p/>
          </draw:line>
          <draw:polyline draw:style-name="gr1" draw:text-style-name="P1" draw:layer="layout" svg:width="0.017cm" svg:height="0.063cm" svg:x="13.961cm" svg:y="6.87cm" svg:viewBox="0 0 18 64" draw:points="10,0 10,4 14,4 14,8 14,12 18,17 18,21 18,25 18,30 18,34 18,39 14,43 14,47 14,51 10,51 10,56 4,60 4,64 0,64">
            <text:p/>
          </draw:polyline>
          <draw:polyline draw:style-name="gr1" draw:text-style-name="P1" draw:layer="layout" svg:width="0.06cm" svg:height="0.034cm" svg:x="15.125cm" svg:y="6.692cm" svg:viewBox="0 0 61 35" draw:points="0,35 0,30 0,25 6,25 6,21 10,17 10,12 14,12 18,12 18,8 23,8 27,4 31,4 35,4 39,4 39,0 44,0 48,0 52,0 52,4 56,4 61,4">
            <text:p/>
          </draw:polyline>
          <draw:line draw:style-name="gr1" draw:text-style-name="P1" draw:layer="layout" svg:x1="13.766cm" svg:y1="6.557cm" svg:x2="13.797cm" svg:y2="6.552cm">
            <text:p/>
          </draw:line>
          <draw:polyline draw:style-name="gr1" draw:text-style-name="P1" draw:layer="layout" svg:width="0.047cm" svg:height="0.051cm" svg:x="14.448cm" svg:y="7.132cm" svg:viewBox="0 0 48 52" draw:points="0,0 4,0 8,0 13,0 13,4 17,4 21,4 21,9 25,9 30,13 34,18 34,22 38,22 38,26 38,31 42,31 42,35 42,39 42,43 48,48 48,52">
            <text:p/>
          </draw:polyline>
          <draw:polyline draw:style-name="gr1" draw:text-style-name="P1" draw:layer="layout" svg:width="0.008cm" svg:height="0.021cm" svg:x="15.117cm" svg:y="6.18cm" svg:viewBox="0 0 9 22" draw:points="9,22 4,17 4,13 4,9 0,9 0,5 0,0">
            <text:p/>
          </draw:polyline>
          <draw:polyline draw:style-name="gr1" draw:text-style-name="P1" draw:layer="layout" svg:width="0.034cm" svg:height="0.055cm" svg:x="13.817cm" svg:y="6.616cm" svg:viewBox="0 0 35 56" draw:points="35,0 35,4 35,8 35,12 35,17 35,21 31,25 31,29 31,33 27,33 27,39 22,43 22,47 18,47 13,51 9,51 9,56 4,56 0,56">
            <text:p/>
          </draw:polyline>
          <draw:polyline draw:style-name="gr1" draw:text-style-name="P1" draw:layer="layout" svg:width="0.068cm" svg:height="0.017cm" svg:x="14.092cm" svg:y="5.875cm" svg:viewBox="0 0 69 18" draw:points="69,13 65,13 61,13 56,13 56,18 52,18 48,18 44,18 40,18 34,18 30,18 26,18 26,13 22,13 17,13 13,9 9,9 9,5 5,5 5,0 0,0">
            <text:p/>
          </draw:polyline>
          <draw:polyline draw:style-name="gr1" draw:text-style-name="P1" draw:layer="layout" svg:width="0.06cm" svg:height="0.021cm" svg:x="13.893cm" svg:y="6.827cm" svg:viewBox="0 0 61 22" draw:points="0,10 0,4 5,4 9,4 13,0 17,0 22,0 26,0 30,4 34,4 39,4 43,10 47,10 47,14 51,14 51,18 55,18 55,22 61,22">
            <text:p/>
          </draw:polyline>
          <draw:line draw:style-name="gr1" draw:text-style-name="P1" draw:layer="layout" svg:x1="13.868cm" svg:y1="6.849cm" svg:x2="13.894cm" svg:y2="6.836cm">
            <text:p/>
          </draw:line>
          <draw:polyline draw:style-name="gr1" draw:text-style-name="P1" draw:layer="layout" svg:width="0.017cm" svg:height="0.068cm" svg:x="13.965cm" svg:y="5.993cm" svg:viewBox="0 0 18 69" draw:points="0,0 6,5 6,9 10,9 10,13 10,17 14,17 14,21 14,26 14,30 18,34 18,38 14,43 14,47 14,52 14,56 10,56 10,61 10,65 6,65 6,69">
            <text:p/>
          </draw:polyline>
          <draw:polyline draw:style-name="gr1" draw:text-style-name="P1" draw:layer="layout" svg:width="0.013cm" svg:height="0.022cm" svg:x="13.957cm" svg:y="6.848cm" svg:viewBox="0 0 14 23" draw:points="0,0 0,5 4,5 4,10 9,14 9,18 14,18 14,23">
            <text:p/>
          </draw:polyline>
          <draw:line draw:style-name="gr1" draw:text-style-name="P1" draw:layer="layout" svg:x1="15.134cm" svg:y1="6.117cm" svg:x2="15.16cm" svg:y2="6.103cm">
            <text:p/>
          </draw:line>
          <draw:polyline draw:style-name="gr1" draw:text-style-name="P1" draw:layer="layout" svg:width="0.06cm" svg:height="0.034cm" svg:x="15.125cm" svg:y="6.196cm" svg:viewBox="0 0 61 35" draw:points="61,35 56,35 52,35 48,35 44,35 39,35 35,35 31,31 27,31 22,31 22,26 18,26 14,22 10,22 10,17 6,13 6,9 0,9 0,5 0,0">
            <text:p/>
          </draw:polyline>
          <draw:line draw:style-name="gr1" draw:text-style-name="P1" draw:layer="layout" svg:x1="13.894cm" svg:y1="6.096cm" svg:x2="13.868cm" svg:y2="6.082cm">
            <text:p/>
          </draw:line>
          <draw:polyline draw:style-name="gr1" draw:text-style-name="P1" draw:layer="layout" svg:width="0.026cm" svg:height="0.064cm" svg:x="15.108cm" svg:y="6.116cm" svg:viewBox="0 0 27 65" draw:points="9,65 5,60 5,56 5,52 0,48 0,43 0,39 0,35 5,31 5,26 5,21 9,17 9,13 13,13 13,9 18,9 18,4 23,4 23,0 27,0">
            <text:p/>
          </draw:polyline>
          <draw:polyline draw:style-name="gr1" draw:text-style-name="P1" draw:layer="layout" svg:width="0.059cm" svg:height="0.022cm" svg:x="14.097cm" svg:y="7.03cm" svg:viewBox="0 0 60 23" draw:points="0,23 0,18 0,13 4,13 8,9 12,9 12,5 17,5 21,5 25,0 29,0 34,0 39,0 43,0 47,0 51,5 56,5 60,5 60,9">
            <text:p/>
          </draw:polyline>
          <draw:polyline draw:style-name="gr1" draw:text-style-name="P1" draw:layer="layout" svg:width="0.055cm" svg:height="0.042cm" svg:x="14.372cm" svg:y="7.128cm" svg:viewBox="0 0 56 43" draw:points="0,43 0,39 0,35 0,30 4,26 4,22 8,22 8,18 13,18 13,14 17,14 17,8 22,8 26,4 30,4 35,4 39,0 43,0 47,0 52,0 56,4">
            <text:p/>
          </draw:polyline>
          <draw:polyline draw:style-name="gr1" draw:text-style-name="P1" draw:layer="layout" svg:width="0.051cm" svg:height="0.051cm" svg:x="15.172cm" svg:y="6.476cm" svg:viewBox="0 0 52 52" draw:points="52,52 47,47 43,47 39,47 34,47 34,43 30,43 25,43 25,39 21,39 17,35 13,31 13,26 8,26 8,22 8,17 4,17 4,13 4,8 4,4 0,0">
            <text:p/>
          </draw:polyline>
          <draw:polyline draw:style-name="gr1" draw:text-style-name="P1" draw:layer="layout" svg:width="0.016cm" svg:height="0.017cm" svg:x="14.948cm" svg:y="6.954cm" svg:viewBox="0 0 17 18" draw:points="0,18 4,9 8,5 17,0">
            <text:p/>
          </draw:polyline>
          <draw:polyline draw:style-name="gr1" draw:text-style-name="P1" draw:layer="layout" svg:width="0cm" svg:height="0.02cm" svg:x="15.18cm" svg:y="6.455cm" svg:viewBox="0 0 0 21" draw:points="0,21 0,17 0,12 0,8 0,4 0,0">
            <text:p/>
          </draw:polyline>
          <draw:polyline draw:style-name="gr1" draw:text-style-name="P1" draw:layer="layout" svg:width="0.047cm" svg:height="0.051cm" svg:x="15.176cm" svg:y="6.404cm" svg:viewBox="0 0 48 52" draw:points="4,52 0,48 0,43 4,38 4,34 4,30 4,25 10,25 10,21 10,17 14,17 14,13 18,13 18,8 22,8 22,4 27,4 31,4 31,0 35,0 39,0 43,0 48,0">
            <text:p/>
          </draw:polyline>
          <draw:line draw:style-name="gr1" draw:text-style-name="P1" draw:layer="layout" svg:x1="14.957cm" svg:y1="7.061cm" svg:x2="14.939cm" svg:y2="7.039cm">
            <text:p/>
          </draw:line>
          <draw:line draw:style-name="gr1" draw:text-style-name="P1" draw:layer="layout" svg:x1="13.822cm" svg:y1="6.675cm" svg:x2="13.792cm" svg:y2="6.684cm">
            <text:p/>
          </draw:line>
          <draw:line draw:style-name="gr1" draw:text-style-name="P1" draw:layer="layout" svg:x1="15.16cm" svg:y1="6.828cm" svg:x2="15.134cm" svg:y2="6.815cm">
            <text:p/>
          </draw:line>
          <draw:polyline draw:style-name="gr1" draw:text-style-name="P1" draw:layer="layout" svg:width="0.02cm" svg:height="0cm" svg:x="14.427cm" svg:y="7.132cm" svg:viewBox="0 0 21 0" draw:points="0,0 4,0 8,0 13,0 17,0 21,0">
            <text:p/>
          </draw:polyline>
          <draw:polyline draw:style-name="gr1" draw:text-style-name="P1" draw:layer="layout" svg:width="0.034cm" svg:height="0.144cm" svg:x="14.956cm" svg:y="5.727cm" svg:viewBox="0 0 35 145" draw:points="0,145 25,63 35,0">
            <text:p/>
          </draw:polyline>
          <draw:polyline draw:style-name="gr1" draw:text-style-name="P1" draw:layer="layout" svg:width="0.148cm" svg:height="0.021cm" svg:x="13.72cm" svg:y="6.061cm" svg:viewBox="0 0 149 22" draw:points="149,22 69,0 0,0">
            <text:p/>
          </draw:polyline>
          <draw:polyline draw:style-name="gr1" draw:text-style-name="P1" draw:layer="layout" svg:width="0.14cm" svg:height="0.047cm" svg:x="15.053cm" svg:y="6.975cm" svg:viewBox="0 0 141 48" draw:points="0,0 77,35 141,48">
            <text:p/>
          </draw:polyline>
          <draw:polyline draw:style-name="gr1" draw:text-style-name="P1" draw:layer="layout" svg:width="0.089cm" svg:height="0.118cm" svg:x="15.159cm" svg:y="5.985cm" svg:viewBox="0 0 90 119" draw:points="0,119 56,55 90,0">
            <text:p/>
          </draw:polyline>
          <draw:polyline draw:style-name="gr1" draw:text-style-name="P1" draw:layer="layout" svg:width="0.127cm" svg:height="0.077cm" svg:x="13.953cm" svg:y="5.777cm" svg:viewBox="0 0 128 78" draw:points="128,78 59,26 0,0">
            <text:p/>
          </draw:polyline>
          <draw:polyline draw:style-name="gr1" draw:text-style-name="P1" draw:layer="layout" svg:width="0.139cm" svg:height="0.043cm" svg:x="13.627cm" svg:y="6.374cm" svg:viewBox="0 0 140 44" draw:points="140,0 59,18 0,44">
            <text:p/>
          </draw:polyline>
          <draw:polyline draw:style-name="gr1" draw:text-style-name="P1" draw:layer="layout" svg:width="0.009cm" svg:height="0.148cm" svg:x="14.181cm" svg:y="7.141cm" svg:viewBox="0 0 10 149" draw:points="10,0 0,84 10,149">
            <text:p/>
          </draw:polyline>
          <draw:polyline draw:style-name="gr1" draw:text-style-name="P1" draw:layer="layout" svg:width="0.11cm" svg:height="0.098cm" svg:x="13.682cm" svg:y="6.683cm" svg:viewBox="0 0 111 99" draw:points="111,0 42,48 0,99">
            <text:p/>
          </draw:polyline>
          <draw:polyline draw:style-name="gr1" draw:text-style-name="P1" draw:layer="layout" svg:width="0.127cm" svg:height="0.072cm" svg:x="15.252cm" svg:y="6.328cm" svg:viewBox="0 0 128 73" draw:points="0,73 78,39 128,0">
            <text:p/>
          </draw:polyline>
          <draw:polyline draw:style-name="gr1" draw:text-style-name="P1" draw:layer="layout" svg:width="0.144cm" svg:height="0.013cm" svg:x="15.214cm" svg:y="6.696cm" svg:viewBox="0 0 145 14" draw:points="0,14 82,14 145,0">
            <text:p/>
          </draw:polyline>
          <draw:polyline draw:style-name="gr1" draw:text-style-name="P1" draw:layer="layout" svg:width="0.08cm" svg:height="0.119cm" svg:x="14.283cm" svg:y="5.612cm" svg:viewBox="0 0 81 120" draw:points="81,120 42,47 0,0">
            <text:p/>
          </draw:polyline>
          <draw:polyline draw:style-name="gr1" draw:text-style-name="P1" draw:layer="layout" svg:width="0.03cm" svg:height="0.148cm" svg:x="14.647cm" svg:y="5.591cm" svg:viewBox="0 0 31 149" draw:points="31,149 22,65 0,0">
            <text:p/>
          </draw:polyline>
          <draw:polyline draw:style-name="gr1" draw:text-style-name="P1" draw:layer="layout" svg:width="0.106cm" svg:height="0.102cm" svg:x="14.799cm" svg:y="7.153cm" svg:viewBox="0 0 107 103" draw:points="0,0 56,60 107,103">
            <text:p/>
          </draw:polyline>
          <draw:polyline draw:style-name="gr1" draw:text-style-name="P1" draw:layer="layout" svg:width="0.055cm" svg:height="0.136cm" svg:x="14.495cm" svg:y="7.212cm" svg:viewBox="0 0 56 137" draw:points="0,0 26,78 56,137">
            <text:p/>
          </draw:polyline>
          <draw:polyline draw:style-name="gr1" draw:text-style-name="P1" draw:layer="layout" svg:width="0.063cm" svg:height="0.132cm" svg:x="13.881cm" svg:y="6.954cm" svg:viewBox="0 0 64 133" draw:points="64,0 22,73 0,133">
            <text:p/>
          </draw:polyline>
          <draw:polyline draw:style-name="gr1" draw:text-style-name="P1" draw:layer="layout" svg:width="0.148cm" svg:height="0.022cm" svg:x="13.72cm" svg:y="6.848cm" svg:viewBox="0 0 149 23" draw:points="0,23 86,18 149,0">
            <text:p/>
          </draw:polyline>
          <draw:polyline draw:style-name="gr1" draw:text-style-name="P1" draw:layer="layout" svg:width="0.139cm" svg:height="0.042cm" svg:x="13.627cm" svg:y="6.514cm" svg:viewBox="0 0 140 43" draw:points="0,0 76,30 140,43">
            <text:p/>
          </draw:polyline>
          <draw:polyline draw:style-name="gr1" draw:text-style-name="P1" draw:layer="layout" svg:width="0.089cm" svg:height="0.115cm" svg:x="15.159cm" svg:y="6.827cm" svg:viewBox="0 0 90 116" draw:points="90,116 48,47 0,0">
            <text:p/>
          </draw:polyline>
          <draw:polyline draw:style-name="gr1" draw:text-style-name="P1" draw:layer="layout" svg:width="0.03cm" svg:height="0.144cm" svg:x="14.647cm" svg:y="7.191cm" svg:viewBox="0 0 31 145" draw:points="0,145 22,69 31,0">
            <text:p/>
          </draw:polyline>
          <draw:polyline draw:style-name="gr1" draw:text-style-name="P1" draw:layer="layout" svg:width="0.063cm" svg:height="0.135cm" svg:x="13.881cm" svg:y="5.841cm" svg:viewBox="0 0 64 136" draw:points="0,0 30,81 64,136">
            <text:p/>
          </draw:polyline>
          <draw:polyline draw:style-name="gr1" draw:text-style-name="P1" draw:layer="layout" svg:width="0.055cm" svg:height="0.135cm" svg:x="14.495cm" svg:y="5.583cm" svg:viewBox="0 0 56 136" draw:points="56,0 17,73 0,136">
            <text:p/>
          </draw:polyline>
          <draw:polyline draw:style-name="gr1" draw:text-style-name="P1" draw:layer="layout" svg:width="0.08cm" svg:height="0.122cm" svg:x="14.283cm" svg:y="7.196cm" svg:viewBox="0 0 81 123" draw:points="0,123 51,59 81,0">
            <text:p/>
          </draw:polyline>
          <draw:polyline draw:style-name="gr1" draw:text-style-name="P1" draw:layer="layout" svg:width="0.14cm" svg:height="0.051cm" svg:x="15.053cm" svg:y="5.904cm" svg:viewBox="0 0 141 52" draw:points="141,0 60,22 0,52">
            <text:p/>
          </draw:polyline>
          <draw:polyline draw:style-name="gr1" draw:text-style-name="P1" draw:layer="layout" svg:width="0.106cm" svg:height="0.101cm" svg:x="14.799cm" svg:y="5.676cm" svg:viewBox="0 0 107 102" draw:points="107,0 44,52 0,102">
            <text:p/>
          </draw:polyline>
          <draw:polyline draw:style-name="gr1" draw:text-style-name="P1" draw:layer="layout" svg:width="0.127cm" svg:height="0.076cm" svg:x="13.953cm" svg:y="7.077cm" svg:viewBox="0 0 128 77" draw:points="0,77 76,38 128,0">
            <text:p/>
          </draw:polyline>
          <draw:polyline draw:style-name="gr1" draw:text-style-name="P1" draw:layer="layout" svg:width="0.144cm" svg:height="0.014cm" svg:x="15.214cm" svg:y="6.222cm" svg:viewBox="0 0 145 15" draw:points="145,15 64,0 0,0">
            <text:p/>
          </draw:polyline>
          <draw:polyline draw:style-name="gr1" draw:text-style-name="P1" draw:layer="layout" svg:width="0.034cm" svg:height="0.144cm" svg:x="14.956cm" svg:y="7.06cm" svg:viewBox="0 0 35 145" draw:points="35,145 21,65 0,0">
            <text:p/>
          </draw:polyline>
          <draw:polyline draw:style-name="gr1" draw:text-style-name="P1" draw:layer="layout" svg:width="0.127cm" svg:height="0.068cm" svg:x="15.252cm" svg:y="6.531cm" svg:viewBox="0 0 128 69" draw:points="128,69 61,25 0,0">
            <text:p/>
          </draw:polyline>
          <draw:polyline draw:style-name="gr1" draw:text-style-name="P1" draw:layer="layout" svg:width="0.11cm" svg:height="0.097cm" svg:x="13.682cm" svg:y="6.15cm" svg:viewBox="0 0 111 98" draw:points="0,0 59,59 111,98">
            <text:p/>
          </draw:polyline>
          <draw:polyline draw:style-name="gr1" draw:text-style-name="P1" draw:layer="layout" svg:width="0.009cm" svg:height="0.148cm" svg:x="14.181cm" svg:y="5.642cm" svg:viewBox="0 0 10 149" draw:points="10,0 0,80 10,149">
            <text:p/>
          </draw:polyline>
          <draw:polygon draw:style-name="gr2" draw:text-style-name="P5" draw:layer="layout" svg:width="0.089cm" svg:height="0.09cm" svg:x="8.263cm" svg:y="3.424cm" svg:viewBox="0 0 90 91" draw:points="90,43 86,26 77,13 65,5 47,0 30,5 13,13 4,26 0,43 4,60 13,77 30,85 47,91 65,85 77,77 86,60">
            <text:p/>
          </draw:polygon>
          <draw:line draw:style-name="gr2" draw:text-style-name="P1" draw:layer="layout" svg:x1="15.622cm" svg:y1="4.33cm" svg:x2="14.901cm" svg:y2="6.015cm">
            <text:p/>
          </draw:line>
          <draw:frame draw:style-name="gr8" draw:text-style-name="P4" draw:layer="layout" svg:width="1.831cm" svg:height="0.569cm" svg:x="7.646cm" svg:y="2.841cm">
            <draw:text-box>
              <text:p text:style-name="P3"><text:span text:style-name="T1">24 teeth</text:span></text:p>
            </draw:text-box>
          </draw:frame>
          <draw:line draw:style-name="gr2" draw:text-style-name="P5" draw:layer="layout" svg:x1="20.159cm" svg:y1="4.33cm" svg:x2="15.621cm" svg:y2="4.33cm">
            <text:p/>
          </draw:line>
          <draw:frame draw:style-name="gr4" draw:text-style-name="P4" draw:layer="layout" svg:width="3.38cm" svg:height="0.569cm" svg:x="16.409cm" svg:y="3.29cm">
            <draw:text-box>
              <text:p text:style-name="P3"><text:span text:style-name="T1"><text:s/></text:span><text:span text:style-name="T1">pressure angle</text:span></text:p>
            </draw:text-box>
          </draw:frame>
          <draw:frame draw:style-name="gr9" draw:text-style-name="P4" draw:layer="layout" svg:width="3.85cm" svg:height="0.569cm" svg:x="7.646cm" svg:y="3.743cm">
            <draw:text-box>
              <text:p text:style-name="P3"><text:span text:style-name="T1">2" pitch diameter</text:span></text:p>
            </draw:text-box>
          </draw:frame>
          <draw:line draw:style-name="gr2" draw:text-style-name="P1" draw:layer="layout" svg:x1="11.861cm" svg:y1="4.33cm" svg:x2="12.091cm" svg:y2="5.783cm">
            <text:p/>
          </draw:line>
          <draw:polygon draw:style-name="gr3" draw:text-style-name="P2" draw:layer="layout" svg:width="0.102cm" svg:height="0.097cm" svg:x="12.039cm" svg:y="5.735cm" svg:viewBox="0 0 103 98" draw:points="60,98 77,94 94,82 103,60 103,43 94,22 82,10 65,0 44,0 27,4 9,18 0,39 0,56 9,77 22,90 39,98 60,98 52,48">
            <text:p/>
          </draw:polygon>
          <draw:frame draw:style-name="gr10" draw:text-style-name="P4" draw:layer="layout" svg:width="3.38cm" svg:height="0.569cm" svg:x="8.386cm" svg:y="3.29cm">
            <draw:text-box>
              <text:p text:style-name="P3"><text:span text:style-name="T1"><text:s/></text:span><text:span text:style-name="T1">pressure angle</text:span></text:p>
            </draw:text-box>
          </draw:frame>
          <draw:frame draw:style-name="gr11" draw:text-style-name="P4" draw:layer="layout" svg:width="0.518cm" svg:height="0.569cm" svg:x="7.646cm" svg:y="3.29cm">
            <draw:text-box>
              <text:p text:style-name="P3"><text:span text:style-name="T1">20</text:span></text:p>
            </draw:text-box>
          </draw:frame>
          <draw:line draw:style-name="gr2" draw:text-style-name="P5" draw:layer="layout" svg:x1="7.696cm" svg:y1="4.33cm" svg:x2="11.861cm" svg:y2="4.33cm">
            <text:p/>
          </draw:line>
          <draw:polygon draw:style-name="gr2" draw:text-style-name="P5" draw:layer="layout" svg:width="0.089cm" svg:height="0.09cm" svg:x="16.289cm" svg:y="3.424cm" svg:viewBox="0 0 90 91" draw:points="90,43 86,26 73,13 61,5 44,0 26,5 13,13 0,26 0,43 0,60 13,77 26,85 44,91 61,85 73,77 86,60">
            <text:p/>
          </draw:polygon>
          <draw:frame draw:style-name="gr4" draw:text-style-name="P4" draw:layer="layout" svg:width="4.485cm" svg:height="0.569cm" svg:x="15.672cm" svg:y="3.743cm">
            <draw:text-box>
              <text:p text:style-name="P3"><text:span text:style-name="T1">1.25" pitch diameter</text:span></text:p>
            </draw:text-box>
          </draw:frame>
          <draw:frame draw:style-name="gr12" draw:text-style-name="P4" draw:layer="layout" svg:width="5.357cm" svg:height="0.569cm" svg:x="7.646cm" svg:y="2.388cm">
            <draw:text-box>
              <text:p text:style-name="P3"><text:span text:style-name="T1">1020 Carbon Steel Gear</text:span></text:p>
            </draw:text-box>
          </draw:frame>
          <draw:frame draw:style-name="gr4" draw:text-style-name="P4" draw:layer="layout" svg:width="5.522cm" svg:height="0.569cm" svg:x="15.671cm" svg:y="2.388cm">
            <draw:text-box>
              <text:p text:style-name="P3"><text:span text:style-name="T1">1020 Carbon Steel Pinion</text:span></text:p>
            </draw:text-box>
          </draw:frame>
          <draw:frame draw:style-name="gr4" draw:text-style-name="P4" draw:layer="layout" svg:width="1.831cm" svg:height="0.569cm" svg:x="15.672cm" svg:y="2.841cm">
            <draw:text-box>
              <text:p text:style-name="P3"><text:span text:style-name="T1">15 teeth</text:span></text:p>
            </draw:text-box>
          </draw:frame>
          <draw:frame draw:style-name="gr4" draw:text-style-name="P4" draw:layer="layout" svg:width="0.51cm" svg:height="0.569cm" svg:x="15.672cm" svg:y="3.29cm">
            <draw:text-box>
              <text:p text:style-name="P3"><text:span text:style-name="T1">20</text:span></text:p>
            </draw:text-box>
          </draw:frame>
          <draw:frame draw:style-name="gr4" draw:text-style-name="P4" draw:layer="layout" svg:width="4.464cm" svg:height="0.569cm" svg:x="13.2cm" svg:y="8.975cm">
            <draw:text-box>
              <text:p text:style-name="P3"><text:span text:style-name="T1">lead screw and nut </text:span></text:p>
            </draw:text-box>
          </draw:frame>
          <draw:line draw:style-name="gr2" draw:text-style-name="P1" draw:layer="layout" svg:x1="17.678cm" svg:y1="10.015cm" svg:x2="13.148cm" svg:y2="10.015cm">
            <text:p/>
          </draw:line>
          <draw:line draw:style-name="gr2" draw:text-style-name="P1" draw:layer="layout" svg:x1="13.149cm" svg:y1="10.016cm" svg:x2="12.683cm" svg:y2="6.908cm">
            <text:p/>
          </draw:line>
          <draw:polygon draw:style-name="gr3" draw:text-style-name="P2" draw:layer="layout" svg:width="0.101cm" svg:height="0.101cm" svg:x="12.632cm" svg:y="6.857cm" svg:viewBox="0 0 102 102" draw:points="43,0 26,8 8,21 0,39 0,60 4,77 21,94 39,102 56,102 77,98 90,81 98,64 102,43 94,25 81,13 64,4 43,0 52,52">
            <text:p/>
          </draw:polygon>
          <draw:line draw:style-name="gr5" draw:text-style-name="P1" draw:layer="layout" svg:x1="7.62cm" svg:y1="6.439cm" svg:x2="7.798cm" svg:y2="5.993cm">
            <text:p/>
          </draw:line>
          <draw:polygon draw:style-name="gr5" draw:text-style-name="P1" draw:layer="layout" svg:width="0.313cm" svg:height="0.309cm" svg:x="7.552cm" svg:y="6.061cm" svg:viewBox="0 0 314 310" draw:points="314,157 306,102 276,55 238,21 187,0 131,0 80,21 38,55 13,102 0,157 13,207 38,255 80,289 131,310 187,310 238,289 276,255 306,207">
            <text:p/>
          </draw:polygon>
          <draw:line draw:style-name="gr5" draw:text-style-name="P1" draw:layer="layout" svg:x1="12.103cm" svg:y1="6.493cm" svg:x2="12.738cm" svg:y2="6.493cm">
            <text:p/>
          </draw:line>
          <draw:frame draw:style-name="gr4" draw:text-style-name="P4" draw:layer="layout" svg:width="4.468cm" svg:height="0.569cm" svg:x="13.2cm" svg:y="9.428cm">
            <draw:text-box>
              <text:p text:style-name="P3"><text:span text:style-name="T1">not shown for clarity</text:span></text:p>
            </draw:text-box>
          </draw:frame>
          <draw:line draw:style-name="gr5" draw:text-style-name="P1" draw:layer="layout" svg:x1="12.103cm" svg:y1="6.493cm" svg:x2="7.302cm" svg:y2="6.493cm">
            <text:p/>
          </draw:line>
          <draw:frame draw:style-name="gr4" draw:text-style-name="P7" draw:layer="layout" svg:width="0.461cm" svg:height="0.623cm" svg:x="7.303cm" svg:y="5.902cm">
            <draw:text-box>
              <text:p text:style-name="P6"><text:span text:style-name="T2"><text:s/></text:span></text:p>
            </draw:text-box>
          </draw:frame>
          <draw:frame draw:style-name="gr4" draw:text-style-name="P7" draw:layer="layout" svg:width="1.031cm" svg:height="0.623cm" svg:x="7.959cm" svg:y="5.902cm">
            <draw:text-box>
              <text:p text:style-name="P6"><text:span text:style-name="T3">0.50</text:span><text:span text:style-name="T2"> </text:span></text:p>
            </draw:text-box>
          </draw:frame>
          <draw:line draw:style-name="gr5" draw:text-style-name="P1" draw:layer="layout" svg:x1="17.399cm" svg:y1="6.409cm" svg:x2="17.577cm" svg:y2="5.964cm">
            <text:p/>
          </draw:line>
          <draw:polygon draw:style-name="gr5" draw:text-style-name="P1" draw:layer="layout" svg:width="0.309cm" svg:height="0.304cm" svg:x="17.335cm" svg:y="6.036cm" svg:viewBox="0 0 310 305" draw:points="310,153 302,98 276,50 234,17 183,0 128,0 76,17 34,50 9,98 0,153 9,208 34,255 76,288 128,305 183,305 234,288 276,255 302,208">
            <text:p/>
          </draw:polygon>
          <draw:frame draw:style-name="gr4" draw:text-style-name="P7" draw:layer="layout" svg:width="0.461cm" svg:height="0.623cm" svg:x="17.082cm" svg:y="5.872cm">
            <draw:text-box>
              <text:p text:style-name="P6"><text:span text:style-name="T2"><text:s/></text:span></text:p>
            </draw:text-box>
          </draw:frame>
          <draw:line draw:style-name="gr5" draw:text-style-name="P1" draw:layer="layout" svg:x1="14.905cm" svg:y1="6.463cm" svg:x2="18.774cm" svg:y2="6.463cm">
            <text:p/>
          </draw:line>
          <draw:line draw:style-name="gr5" draw:text-style-name="P1" draw:layer="layout" svg:x1="14.905cm" svg:y1="6.463cm" svg:x2="14.109cm" svg:y2="6.463cm">
            <text:p/>
          </draw:line>
          <draw:polygon draw:style-name="gr7" draw:text-style-name="P8" draw:layer="layout" svg:width="0.33cm" svg:height="0.102cm" svg:x="11.773cm" svg:y="6.442cm" svg:viewBox="0 0 331 103" draw:points="331,52 0,0 0,103">
            <text:p/>
          </draw:polygon>
          <draw:polygon draw:style-name="gr7" draw:text-style-name="P8" draw:layer="layout" svg:width="0.33cm" svg:height="0.102cm" svg:x="14.905cm" svg:y="6.412cm" svg:viewBox="0 0 331 103" draw:points="0,51 331,103 331,0">
            <text:p/>
          </draw:polygon>
          <draw:polygon draw:style-name="gr3" draw:text-style-name="P2" draw:layer="layout" svg:width="0.174cm" svg:height="0.321cm" svg:x="14.901cm" svg:y="5.693cm" svg:viewBox="0 0 175 322" draw:points="0,322 81,0 175,38">
            <text:p/>
          </draw:polygon>
          <draw:frame draw:style-name="gr4" draw:text-style-name="P7" draw:layer="layout" svg:width="1.031cm" svg:height="0.623cm" svg:x="17.742cm" svg:y="5.872cm">
            <draw:text-box>
              <text:p text:style-name="P6"><text:span text:style-name="T2">0.63 </text:span></text:p>
            </draw:text-box>
          </draw:frame>
        </draw:g>
        <draw:custom-shape draw:style-name="gr13" draw:text-style-name="P9" draw:layer="layout" svg:width="0.762cm" svg:height="5.969cm" svg:x="12.049cm" svg:y="6.46cm">
          <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IDFont+F1" svg:font-family="CIDFont+F1"/>
    <style:font-face style:name="CIDFont+F2" svg:font-family="CIDFont+F2"/>
    <style:font-face style:name="Liberation Sans" svg:font-family="'Liberation Sans'" style:font-family-generic="roman" style:font-pitch="variable"/>
    <style:font-face style:name="Liberation Serif" svg:font-family="'Liberation Serif'" style:font-family-generic="roman" style:font-pitch="variable"/>
    <style:font-face style:name="Century Gothic" svg:font-family="'Century Gothic'" style:font-family-generic="swiss" style:font-pitch="variable"/>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5.6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9-10-15T01:24:13.608000000</dc:date>
    <meta:editing-duration>PT36M43S</meta:editing-duration>
    <meta:editing-cycles>5</meta:editing-cycles>
    <meta:generator>LibreOffice/6.0.7.3$Windows_X86_64 LibreOffice_project/dc89aa7a9eabfd848af146d5086077aeed2ae4a5</meta:generator>
    <meta:document-statistic meta:object-count="1327"/>
  </office:meta>
</office:document-meta>
</file>